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248914" calcext:value-type="float">
            <text:p>0,248914</text:p>
          </table:table-cell>
          <table:table-cell table:number-columns-repeated="2" office:value-type="float" office:value="0.272" calcext:value-type="float">
            <text:p>0,272</text:p>
          </table:table-cell>
          <table:table-cell office:value-type="float" office:value="0.296686" calcext:value-type="float">
            <text:p>0,296686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340571" calcext:value-type="float">
            <text:p>0,340571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17829" calcext:value-type="float">
            <text:p>0,417829</text:p>
          </table:table-cell>
          <table:table-cell office:value-type="float" office:value="0.528" calcext:value-type="float">
            <text:p>0,528</text:p>
          </table:table-cell>
          <table:table-cell office:value-type="float" office:value="0.3304" calcext:value-type="float">
            <text:p>0,33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,008</text:p>
          </table:table-cell>
          <table:table-cell office:value-type="float" office:value="0.240914" calcext:value-type="float">
            <text:p>0,240914</text:p>
          </table:table-cell>
          <table:table-cell office:value-type="float" office:value="0.272" calcext:value-type="float">
            <text:p>0,272</text:p>
          </table:table-cell>
          <table:table-cell office:value-type="float" office:value="0.272457" calcext:value-type="float">
            <text:p>0,272457</text:p>
          </table:table-cell>
          <table:table-cell office:value-type="float" office:value="0.325029" calcext:value-type="float">
            <text:p>0,325029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379657" calcext:value-type="float">
            <text:p>0,37965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23086" calcext:value-type="float">
            <text:p>0,423086</text:p>
          </table:table-cell>
          <table:table-cell office:value-type="float" office:value="0.528" calcext:value-type="float">
            <text:p>0,528</text:p>
          </table:table-cell>
          <table:table-cell office:value-type="float" office:value="0.336914" calcext:value-type="float">
            <text:p>0,3369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2" calcext:value-type="float">
            <text:p>0,112</text:p>
          </table:table-cell>
          <table:table-cell office:value-type="float" office:value="0.249143" calcext:value-type="float">
            <text:p>0,249143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7371" calcext:value-type="float">
            <text:p>0,297371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335543" calcext:value-type="float">
            <text:p>0,335543</text:p>
          </table:table-cell>
          <table:table-cell office:value-type="float" office:value="0.399543" calcext:value-type="float">
            <text:p>0,399543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28343" calcext:value-type="float">
            <text:p>0,428343</text:p>
          </table:table-cell>
          <table:table-cell office:value-type="float" office:value="0.528" calcext:value-type="float">
            <text:p>0,528</text:p>
          </table:table-cell>
          <table:table-cell office:value-type="float" office:value="0.343794" calcext:value-type="float">
            <text:p>0,34379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,04</text:p>
          </table:table-cell>
          <table:table-cell office:value-type="float" office:value="0.247543" calcext:value-type="float">
            <text:p>0,247543</text:p>
          </table:table-cell>
          <table:table-cell office:value-type="float" office:value="0.272" calcext:value-type="float">
            <text:p>0,272</text:p>
          </table:table-cell>
          <table:table-cell office:value-type="float" office:value="0.321143" calcext:value-type="float">
            <text:p>0,321143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363886" calcext:value-type="float">
            <text:p>0,363886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433829" calcext:value-type="float">
            <text:p>0,433829</text:p>
          </table:table-cell>
          <table:table-cell office:value-type="float" office:value="0.616" calcext:value-type="float">
            <text:p>0,616</text:p>
          </table:table-cell>
          <table:table-cell office:value-type="float" office:value="0.34944" calcext:value-type="float">
            <text:p>0,349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46171" calcext:value-type="float">
            <text:p>0,246171</text:p>
          </table:table-cell>
          <table:table-cell office:value-type="float" office:value="0.272" calcext:value-type="float">
            <text:p>0,272</text:p>
          </table:table-cell>
          <table:table-cell office:value-type="float" office:value="0.318629" calcext:value-type="float">
            <text:p>0,318629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366857" calcext:value-type="float">
            <text:p>0,366857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436114" calcext:value-type="float">
            <text:p>0,436114</text:p>
          </table:table-cell>
          <table:table-cell office:value-type="float" office:value="0.648" calcext:value-type="float">
            <text:p>0,648</text:p>
          </table:table-cell>
          <table:table-cell office:value-type="float" office:value="0.349577" calcext:value-type="float">
            <text:p>0,34957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4" calcext:value-type="float">
            <text:p>0,144</text:p>
          </table:table-cell>
          <table:table-cell office:value-type="float" office:value="0.265829" calcext:value-type="float">
            <text:p>0,265829</text:p>
          </table:table-cell>
          <table:table-cell office:value-type="float" office:value="0.285714" calcext:value-type="float">
            <text:p>0,285714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330057" calcext:value-type="float">
            <text:p>0,330057</text:p>
          </table:table-cell>
          <table:table-cell office:value-type="float" office:value="0.396343" calcext:value-type="float">
            <text:p>0,396343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439771" calcext:value-type="float">
            <text:p>0,439771</text:p>
          </table:table-cell>
          <table:table-cell office:value-type="float" office:value="0.648" calcext:value-type="float">
            <text:p>0,648</text:p>
          </table:table-cell>
          <table:table-cell office:value-type="float" office:value="0.357371" calcext:value-type="float">
            <text:p>0,35737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6" calcext:value-type="float">
            <text:p>0,096</text:p>
          </table:table-cell>
          <table:table-cell office:value-type="float" office:value="0.265829" calcext:value-type="float">
            <text:p>0,265829</text:p>
          </table:table-cell>
          <table:table-cell office:value-type="float" office:value="0.309029" calcext:value-type="float">
            <text:p>0,309029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375314" calcext:value-type="float">
            <text:p>0,375314</text:p>
          </table:table-cell>
          <table:table-cell table:number-columns-repeated="4" office:value-type="float" office:value="0.4" calcext:value-type="float">
            <text:p>0,4</text:p>
          </table:table-cell>
          <table:table-cell office:value-type="float" office:value="0.471086" calcext:value-type="float">
            <text:p>0,471086</text:p>
          </table:table-cell>
          <table:table-cell office:value-type="float" office:value="0.648" calcext:value-type="float">
            <text:p>0,648</text:p>
          </table:table-cell>
          <table:table-cell office:value-type="float" office:value="0.367726" calcext:value-type="float">
            <text:p>0,36772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12" calcext:value-type="float">
            <text:p>0,112</text:p>
          </table:table-cell>
          <table:table-cell office:value-type="float" office:value="0.268114" calcext:value-type="float">
            <text:p>0,268114</text:p>
          </table:table-cell>
          <table:table-cell office:value-type="float" office:value="0.327543" calcext:value-type="float">
            <text:p>0,327543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378057" calcext:value-type="float">
            <text:p>0,378057</text:p>
          </table:table-cell>
          <table:table-cell table:number-columns-repeated="4" office:value-type="float" office:value="0.4" calcext:value-type="float">
            <text:p>0,4</text:p>
          </table:table-cell>
          <table:table-cell office:value-type="float" office:value="0.485257" calcext:value-type="float">
            <text:p>0,485257</text:p>
          </table:table-cell>
          <table:table-cell office:value-type="float" office:value="0.648" calcext:value-type="float">
            <text:p>0,648</text:p>
          </table:table-cell>
          <table:table-cell office:value-type="float" office:value="0.371497" calcext:value-type="float">
            <text:p>0,37149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" calcext:value-type="float">
            <text:p>0,16</text:p>
          </table:table-cell>
          <table:table-cell office:value-type="float" office:value="0.283657" calcext:value-type="float">
            <text:p>0,283657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357029" calcext:value-type="float">
            <text:p>0,357029</text:p>
          </table:table-cell>
          <table:table-cell table:number-columns-repeated="5" office:value-type="float" office:value="0.4" calcext:value-type="float">
            <text:p>0,4</text:p>
          </table:table-cell>
          <table:table-cell office:value-type="float" office:value="0.503086" calcext:value-type="float">
            <text:p>0,503086</text:p>
          </table:table-cell>
          <table:table-cell office:value-type="float" office:value="0.648" calcext:value-type="float">
            <text:p>0,648</text:p>
          </table:table-cell>
          <table:table-cell office:value-type="float" office:value="0.379977" calcext:value-type="float">
            <text:p>0,37997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44" calcext:value-type="float">
            <text:p>0,144</text:p>
          </table:table-cell>
          <table:table-cell office:value-type="float" office:value="0.277714" calcext:value-type="float">
            <text:p>0,277714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342171" calcext:value-type="float">
            <text:p>0,342171</text:p>
          </table:table-cell>
          <table:table-cell office:value-type="float" office:value="0.399771" calcext:value-type="float">
            <text:p>0,399771</text:p>
          </table:table-cell>
          <table:table-cell table:number-columns-repeated="4" office:value-type="float" office:value="0.4" calcext:value-type="float">
            <text:p>0,4</text:p>
          </table:table-cell>
          <table:table-cell office:value-type="float" office:value="0.520457" calcext:value-type="float">
            <text:p>0,520457</text:p>
          </table:table-cell>
          <table:table-cell office:value-type="float" office:value="0.648" calcext:value-type="float">
            <text:p>0,648</text:p>
          </table:table-cell>
          <table:table-cell office:value-type="float" office:value="0.379611" calcext:value-type="float">
            <text:p>0,3796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8" calcext:value-type="float">
            <text:p>0,248</text:p>
          </table:table-cell>
          <table:table-cell office:value-type="float" office:value="0.290743" calcext:value-type="float">
            <text:p>0,290743</text:p>
          </table:table-cell>
          <table:table-cell office:value-type="float" office:value="0.328" calcext:value-type="float">
            <text:p>0,328</text:p>
          </table:table-cell>
          <table:table-cell office:value-type="float" office:value="0.328229" calcext:value-type="float">
            <text:p>0,328229</text:p>
          </table:table-cell>
          <table:table-cell office:value-type="float" office:value="0.390857" calcext:value-type="float">
            <text:p>0,390857</text:p>
          </table:table-cell>
          <table:table-cell table:number-columns-repeated="5" office:value-type="float" office:value="0.4" calcext:value-type="float">
            <text:p>0,4</text:p>
          </table:table-cell>
          <table:table-cell office:value-type="float" office:value="0.5568" calcext:value-type="float">
            <text:p>0,5568</text:p>
          </table:table-cell>
          <table:table-cell office:value-type="float" office:value="0.72" calcext:value-type="float">
            <text:p>0,72</text:p>
          </table:table-cell>
          <table:table-cell office:value-type="float" office:value="0.389463" calcext:value-type="float">
            <text:p>0,38946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28" calcext:value-type="float">
            <text:p>0,128</text:p>
          </table:table-cell>
          <table:table-cell office:value-type="float" office:value="0.271771" calcext:value-type="float">
            <text:p>0,271771</text:p>
          </table:table-cell>
          <table:table-cell office:value-type="float" office:value="0.328" calcext:value-type="float">
            <text:p>0,328</text:p>
          </table:table-cell>
          <table:table-cell office:value-type="float" office:value="0.3616" calcext:value-type="float">
            <text:p>0,3616</text:p>
          </table:table-cell>
          <table:table-cell table:number-columns-repeated="5" office:value-type="float" office:value="0.4" calcext:value-type="float">
            <text:p>0,4</text:p>
          </table:table-cell>
          <table:table-cell office:value-type="float" office:value="0.401143" calcext:value-type="float">
            <text:p>0,401143</text:p>
          </table:table-cell>
          <table:table-cell office:value-type="float" office:value="0.594514" calcext:value-type="float">
            <text:p>0,594514</text:p>
          </table:table-cell>
          <table:table-cell office:value-type="float" office:value="0.72" calcext:value-type="float">
            <text:p>0,72</text:p>
          </table:table-cell>
          <table:table-cell office:value-type="float" office:value="0.395703" calcext:value-type="float">
            <text:p>0,39570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" calcext:value-type="float">
            <text:p>0,08</text:p>
          </table:table-cell>
          <table:table-cell office:value-type="float" office:value="0.269257" calcext:value-type="float">
            <text:p>0,269257</text:p>
          </table:table-cell>
          <table:table-cell office:value-type="float" office:value="0.328" calcext:value-type="float">
            <text:p>0,328</text:p>
          </table:table-cell>
          <table:table-cell office:value-type="float" office:value="0.343086" calcext:value-type="float">
            <text:p>0,343086</text:p>
          </table:table-cell>
          <table:table-cell table:number-columns-repeated="6" office:value-type="float" office:value="0.4" calcext:value-type="float">
            <text:p>0,4</text:p>
          </table:table-cell>
          <table:table-cell office:value-type="float" office:value="0.5824" calcext:value-type="float">
            <text:p>0,5824</text:p>
          </table:table-cell>
          <table:table-cell office:value-type="float" office:value="0.72" calcext:value-type="float">
            <text:p>0,72</text:p>
          </table:table-cell>
          <table:table-cell office:value-type="float" office:value="0.392274" calcext:value-type="float">
            <text:p>0,39227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2" calcext:value-type="float">
            <text:p>0,152</text:p>
          </table:table-cell>
          <table:table-cell office:value-type="float" office:value="0.284571" calcext:value-type="float">
            <text:p>0,284571</text:p>
          </table:table-cell>
          <table:table-cell office:value-type="float" office:value="0.328" calcext:value-type="float">
            <text:p>0,328</text:p>
          </table:table-cell>
          <table:table-cell office:value-type="float" office:value="0.368914" calcext:value-type="float">
            <text:p>0,368914</text:p>
          </table:table-cell>
          <table:table-cell table:number-columns-repeated="5" office:value-type="float" office:value="0.4" calcext:value-type="float">
            <text:p>0,4</text:p>
          </table:table-cell>
          <table:table-cell office:value-type="float" office:value="0.407543" calcext:value-type="float">
            <text:p>0,407543</text:p>
          </table:table-cell>
          <table:table-cell office:value-type="float" office:value="0.6336" calcext:value-type="float">
            <text:p>0,6336</text:p>
          </table:table-cell>
          <table:table-cell office:value-type="float" office:value="0.72" calcext:value-type="float">
            <text:p>0,72</text:p>
          </table:table-cell>
          <table:table-cell office:value-type="float" office:value="0.402263" calcext:value-type="float">
            <text:p>0,40226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2" calcext:value-type="float">
            <text:p>0,152</text:p>
          </table:table-cell>
          <table:table-cell office:value-type="float" office:value="0.2976" calcext:value-type="float">
            <text:p>0,2976</text:p>
          </table:table-cell>
          <table:table-cell office:value-type="float" office:value="0.328" calcext:value-type="float">
            <text:p>0,328</text:p>
          </table:table-cell>
          <table:table-cell office:value-type="float" office:value="0.3808" calcext:value-type="float">
            <text:p>0,3808</text:p>
          </table:table-cell>
          <table:table-cell table:number-columns-repeated="5" office:value-type="float" office:value="0.4" calcext:value-type="float">
            <text:p>0,4</text:p>
          </table:table-cell>
          <table:table-cell office:value-type="float" office:value="0.418514" calcext:value-type="float">
            <text:p>0,418514</text:p>
          </table:table-cell>
          <table:table-cell office:value-type="float" office:value="0.648457" calcext:value-type="float">
            <text:p>0,648457</text:p>
          </table:table-cell>
          <table:table-cell office:value-type="float" office:value="0.72" calcext:value-type="float">
            <text:p>0,72</text:p>
          </table:table-cell>
          <table:table-cell office:value-type="float" office:value="0.407337" calcext:value-type="float">
            <text:p>0,40733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6" calcext:value-type="float">
            <text:p>0,256</text:p>
          </table:table-cell>
          <table:table-cell office:value-type="float" office:value="0.311314" calcext:value-type="float">
            <text:p>0,311314</text:p>
          </table:table-cell>
          <table:table-cell office:value-type="float" office:value="0.328457" calcext:value-type="float">
            <text:p>0,328457</text:p>
          </table:table-cell>
          <table:table-cell office:value-type="float" office:value="0.389943" calcext:value-type="float">
            <text:p>0,389943</text:p>
          </table:table-cell>
          <table:table-cell table:number-columns-repeated="5" office:value-type="float" office:value="0.4" calcext:value-type="float">
            <text:p>0,4</text:p>
          </table:table-cell>
          <table:table-cell office:value-type="float" office:value="0.519314" calcext:value-type="float">
            <text:p>0,519314</text:p>
          </table:table-cell>
          <table:table-cell office:value-type="float" office:value="0.658514" calcext:value-type="float">
            <text:p>0,658514</text:p>
          </table:table-cell>
          <table:table-cell office:value-type="float" office:value="0.72" calcext:value-type="float">
            <text:p>0,72</text:p>
          </table:table-cell>
          <table:table-cell office:value-type="float" office:value="0.420754" calcext:value-type="float">
            <text:p>0,42075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4" calcext:value-type="float">
            <text:p>0,224</text:p>
          </table:table-cell>
          <table:table-cell office:value-type="float" office:value="0.300114" calcext:value-type="float">
            <text:p>0,300114</text:p>
          </table:table-cell>
          <table:table-cell office:value-type="float" office:value="0.328" calcext:value-type="float">
            <text:p>0,328</text:p>
          </table:table-cell>
          <table:table-cell office:value-type="float" office:value="0.384229" calcext:value-type="float">
            <text:p>0,384229</text:p>
          </table:table-cell>
          <table:table-cell table:number-columns-repeated="4" office:value-type="float" office:value="0.4" calcext:value-type="float">
            <text:p>0,4</text:p>
          </table:table-cell>
          <table:table-cell office:value-type="float" office:value="0.4064" calcext:value-type="float">
            <text:p>0,4064</text:p>
          </table:table-cell>
          <table:table-cell office:value-type="float" office:value="0.599314" calcext:value-type="float">
            <text:p>0,599314</text:p>
          </table:table-cell>
          <table:table-cell office:value-type="float" office:value="0.665143" calcext:value-type="float">
            <text:p>0,665143</text:p>
          </table:table-cell>
          <table:table-cell office:value-type="float" office:value="0.72" calcext:value-type="float">
            <text:p>0,72</text:p>
          </table:table-cell>
          <table:table-cell office:value-type="float" office:value="0.42832" calcext:value-type="float">
            <text:p>0,4283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24" calcext:value-type="float">
            <text:p>0,224</text:p>
          </table:table-cell>
          <table:table-cell office:value-type="float" office:value="0.312457" calcext:value-type="float">
            <text:p>0,312457</text:p>
          </table:table-cell>
          <table:table-cell office:value-type="float" office:value="0.330514" calcext:value-type="float">
            <text:p>0,330514</text:p>
          </table:table-cell>
          <table:table-cell office:value-type="float" office:value="0.394971" calcext:value-type="float">
            <text:p>0,394971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401829" calcext:value-type="float">
            <text:p>0,401829</text:p>
          </table:table-cell>
          <table:table-cell office:value-type="float" office:value="0.511771" calcext:value-type="float">
            <text:p>0,511771</text:p>
          </table:table-cell>
          <table:table-cell office:value-type="float" office:value="0.637943" calcext:value-type="float">
            <text:p>0,637943</text:p>
          </table:table-cell>
          <table:table-cell office:value-type="float" office:value="0.6672" calcext:value-type="float">
            <text:p>0,6672</text:p>
          </table:table-cell>
          <table:table-cell office:value-type="float" office:value="0.72" calcext:value-type="float">
            <text:p>0,72</text:p>
          </table:table-cell>
          <table:table-cell office:value-type="float" office:value="0.445669" calcext:value-type="float">
            <text:p>0,44566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92" calcext:value-type="float">
            <text:p>0,192</text:p>
          </table:table-cell>
          <table:table-cell office:value-type="float" office:value="0.309714" calcext:value-type="float">
            <text:p>0,309714</text:p>
          </table:table-cell>
          <table:table-cell office:value-type="float" office:value="0.330286" calcext:value-type="float">
            <text:p>0,330286</text:p>
          </table:table-cell>
          <table:table-cell office:value-type="float" office:value="0.397714" calcext:value-type="float">
            <text:p>0,397714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410971" calcext:value-type="float">
            <text:p>0,410971</text:p>
          </table:table-cell>
          <table:table-cell office:value-type="float" office:value="0.5376" calcext:value-type="float">
            <text:p>0,5376</text:p>
          </table:table-cell>
          <table:table-cell office:value-type="float" office:value="0.635429" calcext:value-type="float">
            <text:p>0,635429</text:p>
          </table:table-cell>
          <table:table-cell office:value-type="float" office:value="0.664914" calcext:value-type="float">
            <text:p>0,664914</text:p>
          </table:table-cell>
          <table:table-cell office:value-type="float" office:value="0.76" calcext:value-type="float">
            <text:p>0,76</text:p>
          </table:table-cell>
          <table:table-cell office:value-type="float" office:value="0.448663" calcext:value-type="float">
            <text:p>0,44866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4" calcext:value-type="float">
            <text:p>0,184</text:p>
          </table:table-cell>
          <table:table-cell office:value-type="float" office:value="0.313143" calcext:value-type="float">
            <text:p>0,313143</text:p>
          </table:table-cell>
          <table:table-cell office:value-type="float" office:value="0.349486" calcext:value-type="float">
            <text:p>0,349486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401143" calcext:value-type="float">
            <text:p>0,401143</text:p>
          </table:table-cell>
          <table:table-cell office:value-type="float" office:value="0.467886" calcext:value-type="float">
            <text:p>0,467886</text:p>
          </table:table-cell>
          <table:table-cell office:value-type="float" office:value="0.620114" calcext:value-type="float">
            <text:p>0,620114</text:p>
          </table:table-cell>
          <table:table-cell office:value-type="float" office:value="0.641829" calcext:value-type="float">
            <text:p>0,641829</text:p>
          </table:table-cell>
          <table:table-cell office:value-type="float" office:value="0.668343" calcext:value-type="float">
            <text:p>0,668343</text:p>
          </table:table-cell>
          <table:table-cell office:value-type="float" office:value="0.76" calcext:value-type="float">
            <text:p>0,76</text:p>
          </table:table-cell>
          <table:table-cell office:value-type="float" office:value="0.466194" calcext:value-type="float">
            <text:p>0,46619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64" calcext:value-type="float">
            <text:p>0,264</text:p>
          </table:table-cell>
          <table:table-cell office:value-type="float" office:value="0.315657" calcext:value-type="float">
            <text:p>0,315657</text:p>
          </table:table-cell>
          <table:table-cell office:value-type="float" office:value="0.332571" calcext:value-type="float">
            <text:p>0,332571</text:p>
          </table:table-cell>
          <table:table-cell office:value-type="float" office:value="0.399543" calcext:value-type="float">
            <text:p>0,399543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23771" calcext:value-type="float">
            <text:p>0,423771</text:p>
          </table:table-cell>
          <table:table-cell office:value-type="float" office:value="0.590629" calcext:value-type="float">
            <text:p>0,590629</text:p>
          </table:table-cell>
          <table:table-cell office:value-type="float" office:value="0.634057" calcext:value-type="float">
            <text:p>0,634057</text:p>
          </table:table-cell>
          <table:table-cell office:value-type="float" office:value="0.642743" calcext:value-type="float">
            <text:p>0,642743</text:p>
          </table:table-cell>
          <table:table-cell office:value-type="float" office:value="0.668114" calcext:value-type="float">
            <text:p>0,668114</text:p>
          </table:table-cell>
          <table:table-cell office:value-type="float" office:value="0.76" calcext:value-type="float">
            <text:p>0,76</text:p>
          </table:table-cell>
          <table:table-cell office:value-type="float" office:value="0.480709" calcext:value-type="float">
            <text:p>0,48070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72" calcext:value-type="float">
            <text:p>0,272</text:p>
          </table:table-cell>
          <table:table-cell office:value-type="float" office:value="0.32" calcext:value-type="float">
            <text:p>0,32</text:p>
          </table:table-cell>
          <table:table-cell office:value-type="float" office:value="0.334629" calcext:value-type="float">
            <text:p>0,334629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048" calcext:value-type="float">
            <text:p>0,4048</text:p>
          </table:table-cell>
          <table:table-cell office:value-type="float" office:value="0.506286" calcext:value-type="float">
            <text:p>0,506286</text:p>
          </table:table-cell>
          <table:table-cell office:value-type="float" office:value="0.622629" calcext:value-type="float">
            <text:p>0,622629</text:p>
          </table:table-cell>
          <table:table-cell office:value-type="float" office:value="0.635886" calcext:value-type="float">
            <text:p>0,635886</text:p>
          </table:table-cell>
          <table:table-cell office:value-type="float" office:value="0.644114" calcext:value-type="float">
            <text:p>0,644114</text:p>
          </table:table-cell>
          <table:table-cell office:value-type="float" office:value="0.671086" calcext:value-type="float">
            <text:p>0,671086</text:p>
          </table:table-cell>
          <table:table-cell office:value-type="float" office:value="0.76" calcext:value-type="float">
            <text:p>0,76</text:p>
          </table:table-cell>
          <table:table-cell office:value-type="float" office:value="0.493943" calcext:value-type="float">
            <text:p>0,49394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72" calcext:value-type="float">
            <text:p>0,072</text:p>
          </table:table-cell>
          <table:table-cell office:value-type="float" office:value="0.3056" calcext:value-type="float">
            <text:p>0,3056</text:p>
          </table:table-cell>
          <table:table-cell office:value-type="float" office:value="0.328" calcext:value-type="float">
            <text:p>0,328</text:p>
          </table:table-cell>
          <table:table-cell office:value-type="float" office:value="0.391086" calcext:value-type="float">
            <text:p>0,391086</text:p>
          </table:table-cell>
          <table:table-cell office:value-type="float" office:value="0.4" calcext:value-type="float">
            <text:p>0,4</text:p>
          </table:table-cell>
          <table:table-cell office:value-type="float" office:value="0.410971" calcext:value-type="float">
            <text:p>0,410971</text:p>
          </table:table-cell>
          <table:table-cell office:value-type="float" office:value="0.502629" calcext:value-type="float">
            <text:p>0,502629</text:p>
          </table:table-cell>
          <table:table-cell office:value-type="float" office:value="0.6144" calcext:value-type="float">
            <text:p>0,6144</text:p>
          </table:table-cell>
          <table:table-cell office:value-type="float" office:value="0.635886" calcext:value-type="float">
            <text:p>0,635886</text:p>
          </table:table-cell>
          <table:table-cell office:value-type="float" office:value="0.645943" calcext:value-type="float">
            <text:p>0,645943</text:p>
          </table:table-cell>
          <table:table-cell office:value-type="float" office:value="0.671543" calcext:value-type="float">
            <text:p>0,671543</text:p>
          </table:table-cell>
          <table:table-cell office:value-type="float" office:value="0.76" calcext:value-type="float">
            <text:p>0,76</text:p>
          </table:table-cell>
          <table:table-cell office:value-type="float" office:value="0.490606" calcext:value-type="float">
            <text:p>0,49060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72" calcext:value-type="float">
            <text:p>0,272</text:p>
          </table:table-cell>
          <table:table-cell office:value-type="float" office:value="0.3232" calcext:value-type="float">
            <text:p>0,3232</text:p>
          </table:table-cell>
          <table:table-cell office:value-type="float" office:value="0.372343" calcext:value-type="float">
            <text:p>0,372343</text:p>
          </table:table-cell>
          <table:table-cell office:value-type="float" office:value="0.4" calcext:value-type="float">
            <text:p>0,4</text:p>
          </table:table-cell>
          <table:table-cell office:value-type="float" office:value="0.400914" calcext:value-type="float">
            <text:p>0,400914</text:p>
          </table:table-cell>
          <table:table-cell office:value-type="float" office:value="0.4464" calcext:value-type="float">
            <text:p>0,4464</text:p>
          </table:table-cell>
          <table:table-cell office:value-type="float" office:value="0.550629" calcext:value-type="float">
            <text:p>0,550629</text:p>
          </table:table-cell>
          <table:table-cell office:value-type="float" office:value="0.624229" calcext:value-type="float">
            <text:p>0,624229</text:p>
          </table:table-cell>
          <table:table-cell office:value-type="float" office:value="0.636114" calcext:value-type="float">
            <text:p>0,636114</text:p>
          </table:table-cell>
          <table:table-cell office:value-type="float" office:value="0.645486" calcext:value-type="float">
            <text:p>0,645486</text:p>
          </table:table-cell>
          <table:table-cell office:value-type="float" office:value="0.665829" calcext:value-type="float">
            <text:p>0,665829</text:p>
          </table:table-cell>
          <table:table-cell office:value-type="float" office:value="0.76" calcext:value-type="float">
            <text:p>0,76</text:p>
          </table:table-cell>
          <table:table-cell office:value-type="float" office:value="0.506514" calcext:value-type="float">
            <text:p>0,50651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72" calcext:value-type="float">
            <text:p>0,272</text:p>
          </table:table-cell>
          <table:table-cell office:value-type="float" office:value="0.3264" calcext:value-type="float">
            <text:p>0,3264</text:p>
          </table:table-cell>
          <table:table-cell office:value-type="float" office:value="0.386514" calcext:value-type="float">
            <text:p>0,386514</text:p>
          </table:table-cell>
          <table:table-cell office:value-type="float" office:value="0.4048" calcext:value-type="float">
            <text:p>0,4048</text:p>
          </table:table-cell>
          <table:table-cell office:value-type="float" office:value="0.463086" calcext:value-type="float">
            <text:p>0,463086</text:p>
          </table:table-cell>
          <table:table-cell office:value-type="float" office:value="0.555886" calcext:value-type="float">
            <text:p>0,555886</text:p>
          </table:table-cell>
          <table:table-cell office:value-type="float" office:value="0.620343" calcext:value-type="float">
            <text:p>0,620343</text:p>
          </table:table-cell>
          <table:table-cell office:value-type="float" office:value="0.631314" calcext:value-type="float">
            <text:p>0,631314</text:p>
          </table:table-cell>
          <table:table-cell office:value-type="float" office:value="0.640229" calcext:value-type="float">
            <text:p>0,640229</text:p>
          </table:table-cell>
          <table:table-cell office:value-type="float" office:value="0.648" calcext:value-type="float">
            <text:p>0,648</text:p>
          </table:table-cell>
          <table:table-cell office:value-type="float" office:value="0.666971" calcext:value-type="float">
            <text:p>0,666971</text:p>
          </table:table-cell>
          <table:table-cell office:value-type="float" office:value="0.76" calcext:value-type="float">
            <text:p>0,76</text:p>
          </table:table-cell>
          <table:table-cell office:value-type="float" office:value="0.534354" calcext:value-type="float">
            <text:p>0,53435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2" calcext:value-type="float">
            <text:p>0,272</text:p>
          </table:table-cell>
          <table:table-cell office:value-type="float" office:value="0.3264" calcext:value-type="float">
            <text:p>0,3264</text:p>
          </table:table-cell>
          <table:table-cell office:value-type="float" office:value="0.3808" calcext:value-type="float">
            <text:p>0,3808</text:p>
          </table:table-cell>
          <table:table-cell office:value-type="float" office:value="0.414171" calcext:value-type="float">
            <text:p>0,414171</text:p>
          </table:table-cell>
          <table:table-cell office:value-type="float" office:value="0.485257" calcext:value-type="float">
            <text:p>0,485257</text:p>
          </table:table-cell>
          <table:table-cell office:value-type="float" office:value="0.591771" calcext:value-type="float">
            <text:p>0,591771</text:p>
          </table:table-cell>
          <table:table-cell office:value-type="float" office:value="0.627429" calcext:value-type="float">
            <text:p>0,627429</text:p>
          </table:table-cell>
          <table:table-cell office:value-type="float" office:value="0.636114" calcext:value-type="float">
            <text:p>0,636114</text:p>
          </table:table-cell>
          <table:table-cell office:value-type="float" office:value="0.642286" calcext:value-type="float">
            <text:p>0,642286</text:p>
          </table:table-cell>
          <table:table-cell office:value-type="float" office:value="0.648" calcext:value-type="float">
            <text:p>0,648</text:p>
          </table:table-cell>
          <table:table-cell office:value-type="float" office:value="0.6688" calcext:value-type="float">
            <text:p>0,6688</text:p>
          </table:table-cell>
          <table:table-cell office:value-type="float" office:value="0.76" calcext:value-type="float">
            <text:p>0,76</text:p>
          </table:table-cell>
          <table:table-cell office:value-type="float" office:value="0.542103" calcext:value-type="float">
            <text:p>0,54210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357257" calcext:value-type="float">
            <text:p>0,357257</text:p>
          </table:table-cell>
          <table:table-cell office:value-type="float" office:value="0.423543" calcext:value-type="float">
            <text:p>0,423543</text:p>
          </table:table-cell>
          <table:table-cell office:value-type="float" office:value="0.510629" calcext:value-type="float">
            <text:p>0,510629</text:p>
          </table:table-cell>
          <table:table-cell office:value-type="float" office:value="0.605486" calcext:value-type="float">
            <text:p>0,605486</text:p>
          </table:table-cell>
          <table:table-cell office:value-type="float" office:value="0.629714" calcext:value-type="float">
            <text:p>0,629714</text:p>
          </table:table-cell>
          <table:table-cell office:value-type="float" office:value="0.639086" calcext:value-type="float">
            <text:p>0,639086</text:p>
          </table:table-cell>
          <table:table-cell office:value-type="float" office:value="0.6432" calcext:value-type="float">
            <text:p>0,6432</text:p>
          </table:table-cell>
          <table:table-cell office:value-type="float" office:value="0.648" calcext:value-type="float">
            <text:p>0,648</text:p>
          </table:table-cell>
          <table:table-cell office:value-type="float" office:value="0.665829" calcext:value-type="float">
            <text:p>0,665829</text:p>
          </table:table-cell>
          <table:table-cell office:value-type="float" office:value="0.768" calcext:value-type="float">
            <text:p>0,768</text:p>
          </table:table-cell>
          <table:table-cell office:value-type="float" office:value="0.545074" calcext:value-type="float">
            <text:p>0,54507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344457" calcext:value-type="float">
            <text:p>0,344457</text:p>
          </table:table-cell>
          <table:table-cell office:value-type="float" office:value="0.408457" calcext:value-type="float">
            <text:p>0,408457</text:p>
          </table:table-cell>
          <table:table-cell office:value-type="float" office:value="0.503086" calcext:value-type="float">
            <text:p>0,503086</text:p>
          </table:table-cell>
          <table:table-cell office:value-type="float" office:value="0.615314" calcext:value-type="float">
            <text:p>0,615314</text:p>
          </table:table-cell>
          <table:table-cell office:value-type="float" office:value="0.630857" calcext:value-type="float">
            <text:p>0,630857</text:p>
          </table:table-cell>
          <table:table-cell office:value-type="float" office:value="0.638171" calcext:value-type="float">
            <text:p>0,638171</text:p>
          </table:table-cell>
          <table:table-cell office:value-type="float" office:value="0.642743" calcext:value-type="float">
            <text:p>0,642743</text:p>
          </table:table-cell>
          <table:table-cell office:value-type="float" office:value="0.648" calcext:value-type="float">
            <text:p>0,648</text:p>
          </table:table-cell>
          <table:table-cell office:value-type="float" office:value="0.68" calcext:value-type="float">
            <text:p>0,68</text:p>
          </table:table-cell>
          <table:table-cell office:value-type="float" office:value="0.848" calcext:value-type="float">
            <text:p>0,848</text:p>
          </table:table-cell>
          <table:table-cell office:value-type="float" office:value="0.543909" calcext:value-type="float">
            <text:p>0,54390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381714" calcext:value-type="float">
            <text:p>0,381714</text:p>
          </table:table-cell>
          <table:table-cell office:value-type="float" office:value="0.460343" calcext:value-type="float">
            <text:p>0,460343</text:p>
          </table:table-cell>
          <table:table-cell office:value-type="float" office:value="0.586286" calcext:value-type="float">
            <text:p>0,586286</text:p>
          </table:table-cell>
          <table:table-cell office:value-type="float" office:value="0.626743" calcext:value-type="float">
            <text:p>0,626743</text:p>
          </table:table-cell>
          <table:table-cell office:value-type="float" office:value="0.632914" calcext:value-type="float">
            <text:p>0,632914</text:p>
          </table:table-cell>
          <table:table-cell office:value-type="float" office:value="0.64" calcext:value-type="float">
            <text:p>0,64</text:p>
          </table:table-cell>
          <table:table-cell office:value-type="float" office:value="0.643657" calcext:value-type="float">
            <text:p>0,643657</text:p>
          </table:table-cell>
          <table:table-cell office:value-type="float" office:value="0.648" calcext:value-type="float">
            <text:p>0,648</text:p>
          </table:table-cell>
          <table:table-cell office:value-type="float" office:value="0.6784" calcext:value-type="float">
            <text:p>0,6784</text:p>
          </table:table-cell>
          <table:table-cell office:value-type="float" office:value="0.848" calcext:value-type="float">
            <text:p>0,848</text:p>
          </table:table-cell>
          <table:table-cell office:value-type="float" office:value="0.562606" calcext:value-type="float">
            <text:p>0,56260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28" calcext:value-type="float">
            <text:p>0,328</text:p>
          </table:table-cell>
          <table:table-cell office:value-type="float" office:value="0.3296" calcext:value-type="float">
            <text:p>0,3296</text:p>
          </table:table-cell>
          <table:table-cell office:value-type="float" office:value="0.4064" calcext:value-type="float">
            <text:p>0,4064</text:p>
          </table:table-cell>
          <table:table-cell office:value-type="float" office:value="0.448229" calcext:value-type="float">
            <text:p>0,448229</text:p>
          </table:table-cell>
          <table:table-cell office:value-type="float" office:value="0.586514" calcext:value-type="float">
            <text:p>0,586514</text:p>
          </table:table-cell>
          <table:table-cell office:value-type="float" office:value="0.627886" calcext:value-type="float">
            <text:p>0,627886</text:p>
          </table:table-cell>
          <table:table-cell office:value-type="float" office:value="0.634057" calcext:value-type="float">
            <text:p>0,634057</text:p>
          </table:table-cell>
          <table:table-cell office:value-type="float" office:value="0.64" calcext:value-type="float">
            <text:p>0,64</text:p>
          </table:table-cell>
          <table:table-cell office:value-type="float" office:value="0.647771" calcext:value-type="float">
            <text:p>0,647771</text:p>
          </table:table-cell>
          <table:table-cell office:value-type="float" office:value="0.648" calcext:value-type="float">
            <text:p>0,648</text:p>
          </table:table-cell>
          <table:table-cell office:value-type="float" office:value="0.6736" calcext:value-type="float">
            <text:p>0,6736</text:p>
          </table:table-cell>
          <table:table-cell office:value-type="float" office:value="0.848" calcext:value-type="float">
            <text:p>0,848</text:p>
          </table:table-cell>
          <table:table-cell office:value-type="float" office:value="0.564206" calcext:value-type="float">
            <text:p>0,56420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28" calcext:value-type="float">
            <text:p>0,328</text:p>
          </table:table-cell>
          <table:table-cell office:value-type="float" office:value="0.339429" calcext:value-type="float">
            <text:p>0,339429</text:p>
          </table:table-cell>
          <table:table-cell office:value-type="float" office:value="0.417829" calcext:value-type="float">
            <text:p>0,417829</text:p>
          </table:table-cell>
          <table:table-cell office:value-type="float" office:value="0.468114" calcext:value-type="float">
            <text:p>0,468114</text:p>
          </table:table-cell>
          <table:table-cell office:value-type="float" office:value="0.6096" calcext:value-type="float">
            <text:p>0,6096</text:p>
          </table:table-cell>
          <table:table-cell office:value-type="float" office:value="0.629714" calcext:value-type="float">
            <text:p>0,629714</text:p>
          </table:table-cell>
          <table:table-cell office:value-type="float" office:value="0.633829" calcext:value-type="float">
            <text:p>0,633829</text:p>
          </table:table-cell>
          <table:table-cell office:value-type="float" office:value="0.641371" calcext:value-type="float">
            <text:p>0,641371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79086" calcext:value-type="float">
            <text:p>0,679086</text:p>
          </table:table-cell>
          <table:table-cell office:value-type="float" office:value="0.848" calcext:value-type="float">
            <text:p>0,848</text:p>
          </table:table-cell>
          <table:table-cell office:value-type="float" office:value="0.571497" calcext:value-type="float">
            <text:p>0,57149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401143" calcext:value-type="float">
            <text:p>0,401143</text:p>
          </table:table-cell>
          <table:table-cell office:value-type="float" office:value="0.514286" calcext:value-type="float">
            <text:p>0,514286</text:p>
          </table:table-cell>
          <table:table-cell office:value-type="float" office:value="0.623314" calcext:value-type="float">
            <text:p>0,623314</text:p>
          </table:table-cell>
          <table:table-cell office:value-type="float" office:value="0.631771" calcext:value-type="float">
            <text:p>0,631771</text:p>
          </table:table-cell>
          <table:table-cell office:value-type="float" office:value="0.6352" calcext:value-type="float">
            <text:p>0,6352</text:p>
          </table:table-cell>
          <table:table-cell office:value-type="float" office:value="0.642057" calcext:value-type="float">
            <text:p>0,642057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74057" calcext:value-type="float">
            <text:p>0,674057</text:p>
          </table:table-cell>
          <table:table-cell office:value-type="float" office:value="0.848" calcext:value-type="float">
            <text:p>0,848</text:p>
          </table:table-cell>
          <table:table-cell office:value-type="float" office:value="0.574583" calcext:value-type="float">
            <text:p>0,57458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394057" calcext:value-type="float">
            <text:p>0,394057</text:p>
          </table:table-cell>
          <table:table-cell office:value-type="float" office:value="0.5264" calcext:value-type="float">
            <text:p>0,5264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1086" calcext:value-type="float">
            <text:p>0,631086</text:p>
          </table:table-cell>
          <table:table-cell office:value-type="float" office:value="0.634514" calcext:value-type="float">
            <text:p>0,634514</text:p>
          </table:table-cell>
          <table:table-cell office:value-type="float" office:value="0.6416" calcext:value-type="float">
            <text:p>0,6416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74286" calcext:value-type="float">
            <text:p>0,674286</text:p>
          </table:table-cell>
          <table:table-cell office:value-type="float" office:value="0.848" calcext:value-type="float">
            <text:p>0,848</text:p>
          </table:table-cell>
          <table:table-cell office:value-type="float" office:value="0.574994" calcext:value-type="float">
            <text:p>0,57499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8" calcext:value-type="float">
            <text:p>0,328</text:p>
          </table:table-cell>
          <table:table-cell office:value-type="float" office:value="0.342171" calcext:value-type="float">
            <text:p>0,342171</text:p>
          </table:table-cell>
          <table:table-cell office:value-type="float" office:value="0.4224" calcext:value-type="float">
            <text:p>0,4224</text:p>
          </table:table-cell>
          <table:table-cell office:value-type="float" office:value="0.573943" calcext:value-type="float">
            <text:p>0,573943</text:p>
          </table:table-cell>
          <table:table-cell office:value-type="float" office:value="0.624229" calcext:value-type="float">
            <text:p>0,624229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029" calcext:value-type="float">
            <text:p>0,637029</text:p>
          </table:table-cell>
          <table:table-cell office:value-type="float" office:value="0.643657" calcext:value-type="float">
            <text:p>0,643657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768" calcext:value-type="float">
            <text:p>0,6768</text:p>
          </table:table-cell>
          <table:table-cell office:value-type="float" office:value="0.848" calcext:value-type="float">
            <text:p>0,848</text:p>
          </table:table-cell>
          <table:table-cell office:value-type="float" office:value="0.584823" calcext:value-type="float">
            <text:p>0,58482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28" calcext:value-type="float">
            <text:p>0,328</text:p>
          </table:table-cell>
          <table:table-cell office:value-type="float" office:value="0.3424" calcext:value-type="float">
            <text:p>0,3424</text:p>
          </table:table-cell>
          <table:table-cell office:value-type="float" office:value="0.416686" calcext:value-type="float">
            <text:p>0,416686</text:p>
          </table:table-cell>
          <table:table-cell office:value-type="float" office:value="0.567314" calcext:value-type="float">
            <text:p>0,567314</text:p>
          </table:table-cell>
          <table:table-cell office:value-type="float" office:value="0.624914" calcext:value-type="float">
            <text:p>0,62491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714" calcext:value-type="float">
            <text:p>0,637714</text:p>
          </table:table-cell>
          <table:table-cell office:value-type="float" office:value="0.644114" calcext:value-type="float">
            <text:p>0,644114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84571" calcext:value-type="float">
            <text:p>0,684571</text:p>
          </table:table-cell>
          <table:table-cell office:value-type="float" office:value="0.848" calcext:value-type="float">
            <text:p>0,848</text:p>
          </table:table-cell>
          <table:table-cell office:value-type="float" office:value="0.584571" calcext:value-type="float">
            <text:p>0,58457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28" calcext:value-type="float">
            <text:p>0,328</text:p>
          </table:table-cell>
          <table:table-cell office:value-type="float" office:value="0.339886" calcext:value-type="float">
            <text:p>0,339886</text:p>
          </table:table-cell>
          <table:table-cell office:value-type="float" office:value="0.418971" calcext:value-type="float">
            <text:p>0,418971</text:p>
          </table:table-cell>
          <table:table-cell office:value-type="float" office:value="0.584686" calcext:value-type="float">
            <text:p>0,584686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0857" calcext:value-type="float">
            <text:p>0,630857</text:p>
          </table:table-cell>
          <table:table-cell office:value-type="float" office:value="0.632686" calcext:value-type="float">
            <text:p>0,632686</text:p>
          </table:table-cell>
          <table:table-cell office:value-type="float" office:value="0.642514" calcext:value-type="float">
            <text:p>0,642514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94171" calcext:value-type="float">
            <text:p>0,694171</text:p>
          </table:table-cell>
          <table:table-cell office:value-type="float" office:value="0.848" calcext:value-type="float">
            <text:p>0,848</text:p>
          </table:table-cell>
          <table:table-cell office:value-type="float" office:value="0.586377" calcext:value-type="float">
            <text:p>0,58637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28" calcext:value-type="float">
            <text:p>0,328</text:p>
          </table:table-cell>
          <table:table-cell office:value-type="float" office:value="0.348571" calcext:value-type="float">
            <text:p>0,348571</text:p>
          </table:table-cell>
          <table:table-cell office:value-type="float" office:value="0.428571" calcext:value-type="float">
            <text:p>0,428571</text:p>
          </table:table-cell>
          <table:table-cell office:value-type="float" office:value="0.594971" calcext:value-type="float">
            <text:p>0,594971</text:p>
          </table:table-cell>
          <table:table-cell office:value-type="float" office:value="0.624457" calcext:value-type="float">
            <text:p>0,624457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2457" calcext:value-type="float">
            <text:p>0,632457</text:p>
          </table:table-cell>
          <table:table-cell office:value-type="float" office:value="0.640457" calcext:value-type="float">
            <text:p>0,640457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91429" calcext:value-type="float">
            <text:p>0,691429</text:p>
          </table:table-cell>
          <table:table-cell office:value-type="float" office:value="0.848" calcext:value-type="float">
            <text:p>0,848</text:p>
          </table:table-cell>
          <table:table-cell office:value-type="float" office:value="0.588891" calcext:value-type="float">
            <text:p>0,58889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28" calcext:value-type="float">
            <text:p>0,328</text:p>
          </table:table-cell>
          <table:table-cell office:value-type="float" office:value="0.344457" calcext:value-type="float">
            <text:p>0,344457</text:p>
          </table:table-cell>
          <table:table-cell office:value-type="float" office:value="0.420343" calcext:value-type="float">
            <text:p>0,420343</text:p>
          </table:table-cell>
          <table:table-cell office:value-type="float" office:value="0.589257" calcext:value-type="float">
            <text:p>0,589257</text:p>
          </table:table-cell>
          <table:table-cell office:value-type="float" office:value="0.6256" calcext:value-type="float">
            <text:p>0,6256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68" calcext:value-type="float">
            <text:p>0,6368</text:p>
          </table:table-cell>
          <table:table-cell office:value-type="float" office:value="0.6448" calcext:value-type="float">
            <text:p>0,6448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703543" calcext:value-type="float">
            <text:p>0,703543</text:p>
          </table:table-cell>
          <table:table-cell office:value-type="float" office:value="0.856" calcext:value-type="float">
            <text:p>0,856</text:p>
          </table:table-cell>
          <table:table-cell office:value-type="float" office:value="0.58928" calcext:value-type="float">
            <text:p>0,5892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28" calcext:value-type="float">
            <text:p>0,328</text:p>
          </table:table-cell>
          <table:table-cell office:value-type="float" office:value="0.336229" calcext:value-type="float">
            <text:p>0,336229</text:p>
          </table:table-cell>
          <table:table-cell office:value-type="float" office:value="0.412571" calcext:value-type="float">
            <text:p>0,412571</text:p>
          </table:table-cell>
          <table:table-cell office:value-type="float" office:value="0.537371" calcext:value-type="float">
            <text:p>0,537371</text:p>
          </table:table-cell>
          <table:table-cell office:value-type="float" office:value="0.623086" calcext:value-type="float">
            <text:p>0,623086</text:p>
          </table:table-cell>
          <table:table-cell office:value-type="float" office:value="0.629714" calcext:value-type="float">
            <text:p>0,629714</text:p>
          </table:table-cell>
          <table:table-cell office:value-type="float" office:value="0.633829" calcext:value-type="float">
            <text:p>0,633829</text:p>
          </table:table-cell>
          <table:table-cell office:value-type="float" office:value="0.641143" calcext:value-type="float">
            <text:p>0,641143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80457" calcext:value-type="float">
            <text:p>0,680457</text:p>
          </table:table-cell>
          <table:table-cell office:value-type="float" office:value="0.856" calcext:value-type="float">
            <text:p>0,856</text:p>
          </table:table-cell>
          <table:table-cell office:value-type="float" office:value="0.57904" calcext:value-type="float">
            <text:p>0,5790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4048" calcext:value-type="float">
            <text:p>0,4048</text:p>
          </table:table-cell>
          <table:table-cell office:value-type="float" office:value="0.542171" calcext:value-type="float">
            <text:p>0,542171</text:p>
          </table:table-cell>
          <table:table-cell office:value-type="float" office:value="0.622629" calcext:value-type="float">
            <text:p>0,622629</text:p>
          </table:table-cell>
          <table:table-cell office:value-type="float" office:value="0.6304" calcext:value-type="float">
            <text:p>0,6304</text:p>
          </table:table-cell>
          <table:table-cell office:value-type="float" office:value="0.634971" calcext:value-type="float">
            <text:p>0,634971</text:p>
          </table:table-cell>
          <table:table-cell office:value-type="float" office:value="0.640914" calcext:value-type="float">
            <text:p>0,640914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83657" calcext:value-type="float">
            <text:p>0,683657</text:p>
          </table:table-cell>
          <table:table-cell office:value-type="float" office:value="0.856" calcext:value-type="float">
            <text:p>0,856</text:p>
          </table:table-cell>
          <table:table-cell office:value-type="float" office:value="0.578354" calcext:value-type="float">
            <text:p>0,57835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28" calcext:value-type="float">
            <text:p>0,328</text:p>
          </table:table-cell>
          <table:table-cell office:value-type="float" office:value="0.3312" calcext:value-type="float">
            <text:p>0,3312</text:p>
          </table:table-cell>
          <table:table-cell office:value-type="float" office:value="0.432457" calcext:value-type="float">
            <text:p>0,432457</text:p>
          </table:table-cell>
          <table:table-cell office:value-type="float" office:value="0.6144" calcext:value-type="float">
            <text:p>0,6144</text:p>
          </table:table-cell>
          <table:table-cell office:value-type="float" office:value="0.626286" calcext:value-type="float">
            <text:p>0,626286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4971" calcext:value-type="float">
            <text:p>0,634971</text:p>
          </table:table-cell>
          <table:table-cell office:value-type="float" office:value="0.64" calcext:value-type="float">
            <text:p>0,64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85714" calcext:value-type="float">
            <text:p>0,685714</text:p>
          </table:table-cell>
          <table:table-cell office:value-type="float" office:value="0.856" calcext:value-type="float">
            <text:p>0,856</text:p>
          </table:table-cell>
          <table:table-cell office:value-type="float" office:value="0.589303" calcext:value-type="float">
            <text:p>0,58930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418743" calcext:value-type="float">
            <text:p>0,418743</text:p>
          </table:table-cell>
          <table:table-cell office:value-type="float" office:value="0.613257" calcext:value-type="float">
            <text:p>0,613257</text:p>
          </table:table-cell>
          <table:table-cell office:value-type="float" office:value="0.624457" calcext:value-type="float">
            <text:p>0,624457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4743" calcext:value-type="float">
            <text:p>0,634743</text:p>
          </table:table-cell>
          <table:table-cell office:value-type="float" office:value="0.642743" calcext:value-type="float">
            <text:p>0,642743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82286" calcext:value-type="float">
            <text:p>0,682286</text:p>
          </table:table-cell>
          <table:table-cell office:value-type="float" office:value="0.856" calcext:value-type="float">
            <text:p>0,856</text:p>
          </table:table-cell>
          <table:table-cell office:value-type="float" office:value="0.587223" calcext:value-type="float">
            <text:p>0,58722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28" calcext:value-type="float">
            <text:p>0,328</text:p>
          </table:table-cell>
          <table:table-cell office:value-type="float" office:value="0.369143" calcext:value-type="float">
            <text:p>0,369143</text:p>
          </table:table-cell>
          <table:table-cell office:value-type="float" office:value="0.571429" calcext:value-type="float">
            <text:p>0,571429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04" calcext:value-type="float">
            <text:p>0,630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84" calcext:value-type="float">
            <text:p>0,6384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81829" calcext:value-type="float">
            <text:p>0,681829</text:p>
          </table:table-cell>
          <table:table-cell office:value-type="float" office:value="0.856" calcext:value-type="float">
            <text:p>0,856</text:p>
          </table:table-cell>
          <table:table-cell office:value-type="float" office:value="0.60912" calcext:value-type="float">
            <text:p>0,6091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28" calcext:value-type="float">
            <text:p>0,328</text:p>
          </table:table-cell>
          <table:table-cell office:value-type="float" office:value="0.372571" calcext:value-type="float">
            <text:p>0,372571</text:p>
          </table:table-cell>
          <table:table-cell office:value-type="float" office:value="0.527086" calcext:value-type="float">
            <text:p>0,527086</text:p>
          </table:table-cell>
          <table:table-cell office:value-type="float" office:value="0.623314" calcext:value-type="float">
            <text:p>0,623314</text:p>
          </table:table-cell>
          <table:table-cell office:value-type="float" office:value="0.628571" calcext:value-type="float">
            <text:p>0,628571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486" calcext:value-type="float">
            <text:p>0,637486</text:p>
          </table:table-cell>
          <table:table-cell office:value-type="float" office:value="0.647086" calcext:value-type="float">
            <text:p>0,647086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82743" calcext:value-type="float">
            <text:p>0,682743</text:p>
          </table:table-cell>
          <table:table-cell office:value-type="float" office:value="0.856" calcext:value-type="float">
            <text:p>0,856</text:p>
          </table:table-cell>
          <table:table-cell office:value-type="float" office:value="0.604686" calcext:value-type="float">
            <text:p>0,60468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8" calcext:value-type="float">
            <text:p>0,328</text:p>
          </table:table-cell>
          <table:table-cell office:value-type="float" office:value="0.362514" calcext:value-type="float">
            <text:p>0,362514</text:p>
          </table:table-cell>
          <table:table-cell office:value-type="float" office:value="0.524571" calcext:value-type="float">
            <text:p>0,524571</text:p>
          </table:table-cell>
          <table:table-cell office:value-type="float" office:value="0.6224" calcext:value-type="float">
            <text:p>0,6224</text:p>
          </table:table-cell>
          <table:table-cell office:value-type="float" office:value="0.6256" calcext:value-type="float">
            <text:p>0,6256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5886" calcext:value-type="float">
            <text:p>0,635886</text:p>
          </table:table-cell>
          <table:table-cell office:value-type="float" office:value="0.643886" calcext:value-type="float">
            <text:p>0,643886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75657" calcext:value-type="float">
            <text:p>0,675657</text:p>
          </table:table-cell>
          <table:table-cell office:value-type="float" office:value="0.856" calcext:value-type="float">
            <text:p>0,856</text:p>
          </table:table-cell>
          <table:table-cell office:value-type="float" office:value="0.601851" calcext:value-type="float">
            <text:p>0,60185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28" calcext:value-type="float">
            <text:p>0,328</text:p>
          </table:table-cell>
          <table:table-cell office:value-type="float" office:value="0.358857" calcext:value-type="float">
            <text:p>0,358857</text:p>
          </table:table-cell>
          <table:table-cell office:value-type="float" office:value="0.5568" calcext:value-type="float">
            <text:p>0,5568</text:p>
          </table:table-cell>
          <table:table-cell office:value-type="float" office:value="0.623086" calcext:value-type="float">
            <text:p>0,623086</text:p>
          </table:table-cell>
          <table:table-cell office:value-type="float" office:value="0.626743" calcext:value-type="float">
            <text:p>0,626743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4286" calcext:value-type="float">
            <text:p>0,634286</text:p>
          </table:table-cell>
          <table:table-cell office:value-type="float" office:value="0.643657" calcext:value-type="float">
            <text:p>0,643657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78629" calcext:value-type="float">
            <text:p>0,678629</text:p>
          </table:table-cell>
          <table:table-cell office:value-type="float" office:value="0.856" calcext:value-type="float">
            <text:p>0,856</text:p>
          </table:table-cell>
          <table:table-cell office:value-type="float" office:value="0.605006" calcext:value-type="float">
            <text:p>0,60500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28" calcext:value-type="float">
            <text:p>0,328</text:p>
          </table:table-cell>
          <table:table-cell office:value-type="float" office:value="0.389714" calcext:value-type="float">
            <text:p>0,389714</text:p>
          </table:table-cell>
          <table:table-cell office:value-type="float" office:value="0.611657" calcext:value-type="float">
            <text:p>0,611657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6971" calcext:value-type="float">
            <text:p>0,626971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5429" calcext:value-type="float">
            <text:p>0,635429</text:p>
          </table:table-cell>
          <table:table-cell office:value-type="float" office:value="0.6416" calcext:value-type="float">
            <text:p>0,6416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88" calcext:value-type="float">
            <text:p>0,688</text:p>
          </table:table-cell>
          <table:table-cell office:value-type="float" office:value="0.88" calcext:value-type="float">
            <text:p>0,88</text:p>
          </table:table-cell>
          <table:table-cell office:value-type="float" office:value="0.614537" calcext:value-type="float">
            <text:p>0,61453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28" calcext:value-type="float">
            <text:p>0,328</text:p>
          </table:table-cell>
          <table:table-cell office:value-type="float" office:value="0.359771" calcext:value-type="float">
            <text:p>0,359771</text:p>
          </table:table-cell>
          <table:table-cell office:value-type="float" office:value="0.595429" calcext:value-type="float">
            <text:p>0,595429</text:p>
          </table:table-cell>
          <table:table-cell office:value-type="float" office:value="0.623314" calcext:value-type="float">
            <text:p>0,623314</text:p>
          </table:table-cell>
          <table:table-cell office:value-type="float" office:value="0.626743" calcext:value-type="float">
            <text:p>0,626743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2229" calcext:value-type="float">
            <text:p>0,632229</text:p>
          </table:table-cell>
          <table:table-cell office:value-type="float" office:value="0.641143" calcext:value-type="float">
            <text:p>0,641143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82286" calcext:value-type="float">
            <text:p>0,682286</text:p>
          </table:table-cell>
          <table:table-cell office:value-type="float" office:value="0.88" calcext:value-type="float">
            <text:p>0,88</text:p>
          </table:table-cell>
          <table:table-cell office:value-type="float" office:value="0.608891" calcext:value-type="float">
            <text:p>0,60889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96" calcext:value-type="float">
            <text:p>0,296</text:p>
          </table:table-cell>
          <table:table-cell office:value-type="float" office:value="0.386514" calcext:value-type="float">
            <text:p>0,386514</text:p>
          </table:table-cell>
          <table:table-cell office:value-type="float" office:value="0.612343" calcext:value-type="float">
            <text:p>0,612343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6286" calcext:value-type="float">
            <text:p>0,626286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3143" calcext:value-type="float">
            <text:p>0,633143</text:p>
          </table:table-cell>
          <table:table-cell office:value-type="float" office:value="0.6416" calcext:value-type="float">
            <text:p>0,6416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73829" calcext:value-type="float">
            <text:p>0,673829</text:p>
          </table:table-cell>
          <table:table-cell office:value-type="float" office:value="0.88" calcext:value-type="float">
            <text:p>0,88</text:p>
          </table:table-cell>
          <table:table-cell office:value-type="float" office:value="0.612571" calcext:value-type="float">
            <text:p>0,61257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28" calcext:value-type="float">
            <text:p>0,328</text:p>
          </table:table-cell>
          <table:table-cell office:value-type="float" office:value="0.409371" calcext:value-type="float">
            <text:p>0,409371</text:p>
          </table:table-cell>
          <table:table-cell office:value-type="float" office:value="0.615771" calcext:value-type="float">
            <text:p>0,615771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6971" calcext:value-type="float">
            <text:p>0,626971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4971" calcext:value-type="float">
            <text:p>0,634971</text:p>
          </table:table-cell>
          <table:table-cell office:value-type="float" office:value="0.644343" calcext:value-type="float">
            <text:p>0,644343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88686" calcext:value-type="float">
            <text:p>0,688686</text:p>
          </table:table-cell>
          <table:table-cell office:value-type="float" office:value="0.88" calcext:value-type="float">
            <text:p>0,88</text:p>
          </table:table-cell>
          <table:table-cell office:value-type="float" office:value="0.617211" calcext:value-type="float">
            <text:p>0,61721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28" calcext:value-type="float">
            <text:p>0,328</text:p>
          </table:table-cell>
          <table:table-cell office:value-type="float" office:value="0.396343" calcext:value-type="float">
            <text:p>0,396343</text:p>
          </table:table-cell>
          <table:table-cell office:value-type="float" office:value="0.612114" calcext:value-type="float">
            <text:p>0,612114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9029" calcext:value-type="float">
            <text:p>0,629029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714" calcext:value-type="float">
            <text:p>0,637714</text:p>
          </table:table-cell>
          <table:table-cell office:value-type="float" office:value="0.646171" calcext:value-type="float">
            <text:p>0,646171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87314" calcext:value-type="float">
            <text:p>0,687314</text:p>
          </table:table-cell>
          <table:table-cell office:value-type="float" office:value="0.88" calcext:value-type="float">
            <text:p>0,88</text:p>
          </table:table-cell>
          <table:table-cell office:value-type="float" office:value="0.616069" calcext:value-type="float">
            <text:p>0,61606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28" calcext:value-type="float">
            <text:p>0,328</text:p>
          </table:table-cell>
          <table:table-cell office:value-type="float" office:value="0.432229" calcext:value-type="float">
            <text:p>0,432229</text:p>
          </table:table-cell>
          <table:table-cell office:value-type="float" office:value="0.619429" calcext:value-type="float">
            <text:p>0,619429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9714" calcext:value-type="float">
            <text:p>0,62971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8171" calcext:value-type="float">
            <text:p>0,638171</text:p>
          </table:table-cell>
          <table:table-cell office:value-type="float" office:value="0.647314" calcext:value-type="float">
            <text:p>0,647314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87086" calcext:value-type="float">
            <text:p>0,687086</text:p>
          </table:table-cell>
          <table:table-cell office:value-type="float" office:value="0.88" calcext:value-type="float">
            <text:p>0,88</text:p>
          </table:table-cell>
          <table:table-cell office:value-type="float" office:value="0.620594" calcext:value-type="float">
            <text:p>0,62059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28" calcext:value-type="float">
            <text:p>0,328</text:p>
          </table:table-cell>
          <table:table-cell office:value-type="float" office:value="0.447543" calcext:value-type="float">
            <text:p>0,447543</text:p>
          </table:table-cell>
          <table:table-cell office:value-type="float" office:value="0.622171" calcext:value-type="float">
            <text:p>0,622171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1771" calcext:value-type="float">
            <text:p>0,631771</text:p>
          </table:table-cell>
          <table:table-cell office:value-type="float" office:value="0.632457" calcext:value-type="float">
            <text:p>0,632457</text:p>
          </table:table-cell>
          <table:table-cell office:value-type="float" office:value="0.64" calcext:value-type="float">
            <text:p>0,64</text:p>
          </table:table-cell>
          <table:table-cell office:value-type="float" office:value="0.647543" calcext:value-type="float">
            <text:p>0,647543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864" calcext:value-type="float">
            <text:p>0,6864</text:p>
          </table:table-cell>
          <table:table-cell office:value-type="float" office:value="0.88" calcext:value-type="float">
            <text:p>0,88</text:p>
          </table:table-cell>
          <table:table-cell office:value-type="float" office:value="0.622789" calcext:value-type="float">
            <text:p>0,62278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28" calcext:value-type="float">
            <text:p>0,328</text:p>
          </table:table-cell>
          <table:table-cell office:value-type="float" office:value="0.466743" calcext:value-type="float">
            <text:p>0,466743</text:p>
          </table:table-cell>
          <table:table-cell office:value-type="float" office:value="0.621486" calcext:value-type="float">
            <text:p>0,621486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88" calcext:value-type="float">
            <text:p>0,6288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9543" calcext:value-type="float">
            <text:p>0,639543</text:p>
          </table:table-cell>
          <table:table-cell office:value-type="float" office:value="0.646629" calcext:value-type="float">
            <text:p>0,646629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92343" calcext:value-type="float">
            <text:p>0,6923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4754" calcext:value-type="float">
            <text:p>0,62475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28" calcext:value-type="float">
            <text:p>0,328</text:p>
          </table:table-cell>
          <table:table-cell office:value-type="float" office:value="0.425143" calcext:value-type="float">
            <text:p>0,425143</text:p>
          </table:table-cell>
          <table:table-cell office:value-type="float" office:value="0.621943" calcext:value-type="float">
            <text:p>0,621943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0629" calcext:value-type="float">
            <text:p>0,630629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486" calcext:value-type="float">
            <text:p>0,637486</text:p>
          </table:table-cell>
          <table:table-cell office:value-type="float" office:value="0.644571" calcext:value-type="float">
            <text:p>0,644571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77943" calcext:value-type="float">
            <text:p>0,6779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8971" calcext:value-type="float">
            <text:p>0,61897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28" calcext:value-type="float">
            <text:p>0,328</text:p>
          </table:table-cell>
          <table:table-cell office:value-type="float" office:value="0.464" calcext:value-type="float">
            <text:p>0,464</text:p>
          </table:table-cell>
          <table:table-cell office:value-type="float" office:value="0.621486" calcext:value-type="float">
            <text:p>0,621486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1771" calcext:value-type="float">
            <text:p>0,631771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714" calcext:value-type="float">
            <text:p>0,637714</text:p>
          </table:table-cell>
          <table:table-cell office:value-type="float" office:value="0.6432" calcext:value-type="float">
            <text:p>0,6432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73371" calcext:value-type="float">
            <text:p>0,6733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2354" calcext:value-type="float">
            <text:p>0,62235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28" calcext:value-type="float">
            <text:p>0,328</text:p>
          </table:table-cell>
          <table:table-cell office:value-type="float" office:value="0.472" calcext:value-type="float">
            <text:p>0,472</text:p>
          </table:table-cell>
          <table:table-cell office:value-type="float" office:value="0.623086" calcext:value-type="float">
            <text:p>0,623086</text:p>
          </table:table-cell>
          <table:table-cell office:value-type="float" office:value="0.626286" calcext:value-type="float">
            <text:p>0,626286</text:p>
          </table:table-cell>
          <table:table-cell table:number-columns-repeated="2" office:value-type="float" office:value="0.632" calcext:value-type="float">
            <text:p>0,632</text:p>
          </table:table-cell>
          <table:table-cell office:value-type="float" office:value="0.64" calcext:value-type="float">
            <text:p>0,64</text:p>
          </table:table-cell>
          <table:table-cell office:value-type="float" office:value="0.642286" calcext:value-type="float">
            <text:p>0,642286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73829" calcext:value-type="float">
            <text:p>0,6738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3749" calcext:value-type="float">
            <text:p>0,62374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28" calcext:value-type="float">
            <text:p>0,328</text:p>
          </table:table-cell>
          <table:table-cell office:value-type="float" office:value="0.44" calcext:value-type="float">
            <text:p>0,44</text:p>
          </table:table-cell>
          <table:table-cell office:value-type="float" office:value="0.622171" calcext:value-type="float">
            <text:p>0,622171</text:p>
          </table:table-cell>
          <table:table-cell office:value-type="float" office:value="0.625371" calcext:value-type="float">
            <text:p>0,625371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2457" calcext:value-type="float">
            <text:p>0,632457</text:p>
          </table:table-cell>
          <table:table-cell office:value-type="float" office:value="0.64" calcext:value-type="float">
            <text:p>0,64</text:p>
          </table:table-cell>
          <table:table-cell office:value-type="float" office:value="0.644343" calcext:value-type="float">
            <text:p>0,644343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69257" calcext:value-type="float">
            <text:p>0,6692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016" calcext:value-type="float">
            <text:p>0,6201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28" calcext:value-type="float">
            <text:p>0,328</text:p>
          </table:table-cell>
          <table:table-cell office:value-type="float" office:value="0.481829" calcext:value-type="float">
            <text:p>0,481829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9486" calcext:value-type="float">
            <text:p>0,629486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5657" calcext:value-type="float">
            <text:p>0,635657</text:p>
          </table:table-cell>
          <table:table-cell office:value-type="float" office:value="0.64" calcext:value-type="float">
            <text:p>0,64</text:p>
          </table:table-cell>
          <table:table-cell office:value-type="float" office:value="0.645714" calcext:value-type="float">
            <text:p>0,645714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69714" calcext:value-type="float">
            <text:p>0,669714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544" calcext:value-type="float">
            <text:p>0,6254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28" calcext:value-type="float">
            <text:p>0,328</text:p>
          </table:table-cell>
          <table:table-cell office:value-type="float" office:value="0.512914" calcext:value-type="float">
            <text:p>0,512914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04" calcext:value-type="float">
            <text:p>0,630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943" calcext:value-type="float">
            <text:p>0,637943</text:p>
          </table:table-cell>
          <table:table-cell office:value-type="float" office:value="0.640457" calcext:value-type="float">
            <text:p>0,640457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69943" calcext:value-type="float">
            <text:p>0,6699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9166" calcext:value-type="float">
            <text:p>0,62916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28" calcext:value-type="float">
            <text:p>0,328</text:p>
          </table:table-cell>
          <table:table-cell office:value-type="float" office:value="0.552914" calcext:value-type="float">
            <text:p>0,552914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9943" calcext:value-type="float">
            <text:p>0,629943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257" calcext:value-type="float">
            <text:p>0,637257</text:p>
          </table:table-cell>
          <table:table-cell office:value-type="float" office:value="0.640686" calcext:value-type="float">
            <text:p>0,640686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77029" calcext:value-type="float">
            <text:p>0,6770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3783" calcext:value-type="float">
            <text:p>0,63378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28" calcext:value-type="float">
            <text:p>0,328</text:p>
          </table:table-cell>
          <table:table-cell office:value-type="float" office:value="0.5344" calcext:value-type="float">
            <text:p>0,5344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9714" calcext:value-type="float">
            <text:p>0,62971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5886" calcext:value-type="float">
            <text:p>0,635886</text:p>
          </table:table-cell>
          <table:table-cell office:value-type="float" office:value="0.641829" calcext:value-type="float">
            <text:p>0,641829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71314" calcext:value-type="float">
            <text:p>0,671314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1314" calcext:value-type="float">
            <text:p>0,63131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28" calcext:value-type="float">
            <text:p>0,328</text:p>
          </table:table-cell>
          <table:table-cell office:value-type="float" office:value="0.561371" calcext:value-type="float">
            <text:p>0,561371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9714" calcext:value-type="float">
            <text:p>0,62971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68" calcext:value-type="float">
            <text:p>0,6368</text:p>
          </table:table-cell>
          <table:table-cell office:value-type="float" office:value="0.641829" calcext:value-type="float">
            <text:p>0,641829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71086" calcext:value-type="float">
            <text:p>0,6710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408" calcext:value-type="float">
            <text:p>0,6340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28" calcext:value-type="float">
            <text:p>0,328</text:p>
          </table:table-cell>
          <table:table-cell office:value-type="float" office:value="0.546971" calcext:value-type="float">
            <text:p>0,546971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0171" calcext:value-type="float">
            <text:p>0,630171</text:p>
          </table:table-cell>
          <table:table-cell office:value-type="float" office:value="0.632" calcext:value-type="float">
            <text:p>0,632</text:p>
          </table:table-cell>
          <table:table-cell office:value-type="float" office:value="0.64" calcext:value-type="float">
            <text:p>0,64</text:p>
          </table:table-cell>
          <table:table-cell office:value-type="float" office:value="0.644114" calcext:value-type="float">
            <text:p>0,644114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71086" calcext:value-type="float">
            <text:p>0,6710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3234" calcext:value-type="float">
            <text:p>0,63323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28" calcext:value-type="float">
            <text:p>0,328</text:p>
          </table:table-cell>
          <table:table-cell office:value-type="float" office:value="0.550857" calcext:value-type="float">
            <text:p>0,550857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04" calcext:value-type="float">
            <text:p>0,630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9314" calcext:value-type="float">
            <text:p>0,639314</text:p>
          </table:table-cell>
          <table:table-cell office:value-type="float" office:value="0.644343" calcext:value-type="float">
            <text:p>0,644343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75429" calcext:value-type="float">
            <text:p>0,6754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4034" calcext:value-type="float">
            <text:p>0,63403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28" calcext:value-type="float">
            <text:p>0,328</text:p>
          </table:table-cell>
          <table:table-cell office:value-type="float" office:value="0.519543" calcext:value-type="float">
            <text:p>0,519543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9714" calcext:value-type="float">
            <text:p>0,62971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8171" calcext:value-type="float">
            <text:p>0,638171</text:p>
          </table:table-cell>
          <table:table-cell office:value-type="float" office:value="0.644343" calcext:value-type="float">
            <text:p>0,644343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85486" calcext:value-type="float">
            <text:p>0,6854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1726" calcext:value-type="float">
            <text:p>0,63172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28" calcext:value-type="float">
            <text:p>0,328</text:p>
          </table:table-cell>
          <table:table-cell office:value-type="float" office:value="0.525029" calcext:value-type="float">
            <text:p>0,525029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9943" calcext:value-type="float">
            <text:p>0,629943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84" calcext:value-type="float">
            <text:p>0,6384</text:p>
          </table:table-cell>
          <table:table-cell office:value-type="float" office:value="0.6448" calcext:value-type="float">
            <text:p>0,6448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752" calcext:value-type="float">
            <text:p>0,6752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1337" calcext:value-type="float">
            <text:p>0,63133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28" calcext:value-type="float">
            <text:p>0,328</text:p>
          </table:table-cell>
          <table:table-cell office:value-type="float" office:value="0.486171" calcext:value-type="float">
            <text:p>0,486171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9714" calcext:value-type="float">
            <text:p>0,62971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943" calcext:value-type="float">
            <text:p>0,637943</text:p>
          </table:table-cell>
          <table:table-cell office:value-type="float" office:value="0.642971" calcext:value-type="float">
            <text:p>0,642971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89143" calcext:value-type="float">
            <text:p>0,6891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8594" calcext:value-type="float">
            <text:p>0,62859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28" calcext:value-type="float">
            <text:p>0,328</text:p>
          </table:table-cell>
          <table:table-cell office:value-type="float" office:value="0.455543" calcext:value-type="float">
            <text:p>0,455543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9714" calcext:value-type="float">
            <text:p>0,62971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5429" calcext:value-type="float">
            <text:p>0,635429</text:p>
          </table:table-cell>
          <table:table-cell office:value-type="float" office:value="0.641829" calcext:value-type="float">
            <text:p>0,641829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81371" calcext:value-type="float">
            <text:p>0,6813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4389" calcext:value-type="float">
            <text:p>0,62438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72" calcext:value-type="float">
            <text:p>0,272</text:p>
          </table:table-cell>
          <table:table-cell office:value-type="float" office:value="0.437714" calcext:value-type="float">
            <text:p>0,437714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88" calcext:value-type="float">
            <text:p>0,6288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4743" calcext:value-type="float">
            <text:p>0,634743</text:p>
          </table:table-cell>
          <table:table-cell office:value-type="float" office:value="0.640457" calcext:value-type="float">
            <text:p>0,640457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88229" calcext:value-type="float">
            <text:p>0,6882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2994" calcext:value-type="float">
            <text:p>0,62299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28" calcext:value-type="float">
            <text:p>0,328</text:p>
          </table:table-cell>
          <table:table-cell office:value-type="float" office:value="0.4752" calcext:value-type="float">
            <text:p>0,4752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0857" calcext:value-type="float">
            <text:p>0,630857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486" calcext:value-type="float">
            <text:p>0,637486</text:p>
          </table:table-cell>
          <table:table-cell office:value-type="float" office:value="0.6416" calcext:value-type="float">
            <text:p>0,6416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92571" calcext:value-type="float">
            <text:p>0,6925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7771" calcext:value-type="float">
            <text:p>0,62777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28" calcext:value-type="float">
            <text:p>0,328</text:p>
          </table:table-cell>
          <table:table-cell office:value-type="float" office:value="0.439543" calcext:value-type="float">
            <text:p>0,439543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88" calcext:value-type="float">
            <text:p>0,6288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84" calcext:value-type="float">
            <text:p>0,6384</text:p>
          </table:table-cell>
          <table:table-cell office:value-type="float" office:value="0.642286" calcext:value-type="float">
            <text:p>0,642286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89829" calcext:value-type="float">
            <text:p>0,6898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3886" calcext:value-type="float">
            <text:p>0,62388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28" calcext:value-type="float">
            <text:p>0,328</text:p>
          </table:table-cell>
          <table:table-cell office:value-type="float" office:value="0.370057" calcext:value-type="float">
            <text:p>0,370057</text:p>
          </table:table-cell>
          <table:table-cell office:value-type="float" office:value="0.613257" calcext:value-type="float">
            <text:p>0,613257</text:p>
          </table:table-cell>
          <table:table-cell office:value-type="float" office:value="0.625371" calcext:value-type="float">
            <text:p>0,625371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3371" calcext:value-type="float">
            <text:p>0,633371</text:p>
          </table:table-cell>
          <table:table-cell office:value-type="float" office:value="0.64" calcext:value-type="float">
            <text:p>0,64</text:p>
          </table:table-cell>
          <table:table-cell office:value-type="float" office:value="0.647771" calcext:value-type="float">
            <text:p>0,647771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700343" calcext:value-type="float">
            <text:p>0,7003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5817" calcext:value-type="float">
            <text:p>0,61581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28" calcext:value-type="float">
            <text:p>0,328</text:p>
          </table:table-cell>
          <table:table-cell office:value-type="float" office:value="0.363657" calcext:value-type="float">
            <text:p>0,363657</text:p>
          </table:table-cell>
          <table:table-cell office:value-type="float" office:value="0.586514" calcext:value-type="float">
            <text:p>0,586514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2914" calcext:value-type="float">
            <text:p>0,632914</text:p>
          </table:table-cell>
          <table:table-cell office:value-type="float" office:value="0.64" calcext:value-type="float">
            <text:p>0,64</text:p>
          </table:table-cell>
          <table:table-cell office:value-type="float" office:value="0.642514" calcext:value-type="float">
            <text:p>0,642514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703543" calcext:value-type="float">
            <text:p>0,7035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2114" calcext:value-type="float">
            <text:p>0,61211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28" calcext:value-type="float">
            <text:p>0,328</text:p>
          </table:table-cell>
          <table:table-cell office:value-type="float" office:value="0.367086" calcext:value-type="float">
            <text:p>0,367086</text:p>
          </table:table-cell>
          <table:table-cell office:value-type="float" office:value="0.557486" calcext:value-type="float">
            <text:p>0,557486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9029" calcext:value-type="float">
            <text:p>0,629029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68" calcext:value-type="float">
            <text:p>0,6368</text:p>
          </table:table-cell>
          <table:table-cell office:value-type="float" office:value="0.642971" calcext:value-type="float">
            <text:p>0,642971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7152" calcext:value-type="float">
            <text:p>0,7152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0057" calcext:value-type="float">
            <text:p>0,61005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28" calcext:value-type="float">
            <text:p>0,328</text:p>
          </table:table-cell>
          <table:table-cell office:value-type="float" office:value="0.386743" calcext:value-type="float">
            <text:p>0,386743</text:p>
          </table:table-cell>
          <table:table-cell office:value-type="float" office:value="0.617371" calcext:value-type="float">
            <text:p>0,617371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7886" calcext:value-type="float">
            <text:p>0,627886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6114" calcext:value-type="float">
            <text:p>0,636114</text:p>
          </table:table-cell>
          <table:table-cell office:value-type="float" office:value="0.641829" calcext:value-type="float">
            <text:p>0,641829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86629" calcext:value-type="float">
            <text:p>0,6866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4857" calcext:value-type="float">
            <text:p>0,61485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28" calcext:value-type="float">
            <text:p>0,328</text:p>
          </table:table-cell>
          <table:table-cell office:value-type="float" office:value="0.410057" calcext:value-type="float">
            <text:p>0,410057</text:p>
          </table:table-cell>
          <table:table-cell office:value-type="float" office:value="0.619429" calcext:value-type="float">
            <text:p>0,619429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1086" calcext:value-type="float">
            <text:p>0,631086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68" calcext:value-type="float">
            <text:p>0,6368</text:p>
          </table:table-cell>
          <table:table-cell office:value-type="float" office:value="0.642286" calcext:value-type="float">
            <text:p>0,642286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7024" calcext:value-type="float">
            <text:p>0,7024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9406" calcext:value-type="float">
            <text:p>0,61940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28" calcext:value-type="float">
            <text:p>0,328</text:p>
          </table:table-cell>
          <table:table-cell office:value-type="float" office:value="0.416457" calcext:value-type="float">
            <text:p>0,416457</text:p>
          </table:table-cell>
          <table:table-cell office:value-type="float" office:value="0.619657" calcext:value-type="float">
            <text:p>0,619657</text:p>
          </table:table-cell>
          <table:table-cell office:value-type="float" office:value="0.624229" calcext:value-type="float">
            <text:p>0,624229</text:p>
          </table:table-cell>
          <table:table-cell table:number-columns-repeated="2" office:value-type="float" office:value="0.632" calcext:value-type="float">
            <text:p>0,632</text:p>
          </table:table-cell>
          <table:table-cell office:value-type="float" office:value="0.639543" calcext:value-type="float">
            <text:p>0,639543</text:p>
          </table:table-cell>
          <table:table-cell office:value-type="float" office:value="0.6432" calcext:value-type="float">
            <text:p>0,6432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96686" calcext:value-type="float">
            <text:p>0,6966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9977" calcext:value-type="float">
            <text:p>0,61997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28" calcext:value-type="float">
            <text:p>0,328</text:p>
          </table:table-cell>
          <table:table-cell office:value-type="float" office:value="0.3856" calcext:value-type="float">
            <text:p>0,3856</text:p>
          </table:table-cell>
          <table:table-cell office:value-type="float" office:value="0.616457" calcext:value-type="float">
            <text:p>0,616457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1314" calcext:value-type="float">
            <text:p>0,631314</text:p>
          </table:table-cell>
          <table:table-cell office:value-type="float" office:value="0.632457" calcext:value-type="float">
            <text:p>0,632457</text:p>
          </table:table-cell>
          <table:table-cell office:value-type="float" office:value="0.64" calcext:value-type="float">
            <text:p>0,64</text:p>
          </table:table-cell>
          <table:table-cell office:value-type="float" office:value="0.645486" calcext:value-type="float">
            <text:p>0,645486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96914" calcext:value-type="float">
            <text:p>0,696914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6823" calcext:value-type="float">
            <text:p>0,61682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28" calcext:value-type="float">
            <text:p>0,328</text:p>
          </table:table-cell>
          <table:table-cell office:value-type="float" office:value="0.402057" calcext:value-type="float">
            <text:p>0,402057</text:p>
          </table:table-cell>
          <table:table-cell office:value-type="float" office:value="0.621029" calcext:value-type="float">
            <text:p>0,621029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1771" calcext:value-type="float">
            <text:p>0,631771</text:p>
          </table:table-cell>
          <table:table-cell office:value-type="float" office:value="0.632229" calcext:value-type="float">
            <text:p>0,632229</text:p>
          </table:table-cell>
          <table:table-cell office:value-type="float" office:value="0.64" calcext:value-type="float">
            <text:p>0,64</text:p>
          </table:table-cell>
          <table:table-cell office:value-type="float" office:value="0.645943" calcext:value-type="float">
            <text:p>0,645943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98743" calcext:value-type="float">
            <text:p>0,6987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9177" calcext:value-type="float">
            <text:p>0,61917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28" calcext:value-type="float">
            <text:p>0,328</text:p>
          </table:table-cell>
          <table:table-cell office:value-type="float" office:value="0.374171" calcext:value-type="float">
            <text:p>0,374171</text:p>
          </table:table-cell>
          <table:table-cell office:value-type="float" office:value="0.566171" calcext:value-type="float">
            <text:p>0,566171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0171" calcext:value-type="float">
            <text:p>0,630171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029" calcext:value-type="float">
            <text:p>0,637029</text:p>
          </table:table-cell>
          <table:table-cell office:value-type="float" office:value="0.644343" calcext:value-type="float">
            <text:p>0,644343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88457" calcext:value-type="float">
            <text:p>0,6884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609234" calcext:value-type="float">
            <text:p>0,60923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28" calcext:value-type="float">
            <text:p>0,328</text:p>
          </table:table-cell>
          <table:table-cell office:value-type="float" office:value="0.370057" calcext:value-type="float">
            <text:p>0,370057</text:p>
          </table:table-cell>
          <table:table-cell office:value-type="float" office:value="0.596571" calcext:value-type="float">
            <text:p>0,596571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0629" calcext:value-type="float">
            <text:p>0,630629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4971" calcext:value-type="float">
            <text:p>0,634971</text:p>
          </table:table-cell>
          <table:table-cell office:value-type="float" office:value="0.642743" calcext:value-type="float">
            <text:p>0,642743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992" calcext:value-type="float">
            <text:p>0,6992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2617" calcext:value-type="float">
            <text:p>0,61261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,328</text:p>
          </table:table-cell>
          <table:table-cell office:value-type="float" office:value="0.380114" calcext:value-type="float">
            <text:p>0,380114</text:p>
          </table:table-cell>
          <table:table-cell office:value-type="float" office:value="0.612571" calcext:value-type="float">
            <text:p>0,612571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1543" calcext:value-type="float">
            <text:p>0,631543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6114" calcext:value-type="float">
            <text:p>0,636114</text:p>
          </table:table-cell>
          <table:table-cell office:value-type="float" office:value="0.645029" calcext:value-type="float">
            <text:p>0,645029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711314" calcext:value-type="float">
            <text:p>0,711314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6869" calcext:value-type="float">
            <text:p>0,61686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28" calcext:value-type="float">
            <text:p>0,328</text:p>
          </table:table-cell>
          <table:table-cell office:value-type="float" office:value="0.359771" calcext:value-type="float">
            <text:p>0,359771</text:p>
          </table:table-cell>
          <table:table-cell office:value-type="float" office:value="0.575543" calcext:value-type="float">
            <text:p>0,575543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0629" calcext:value-type="float">
            <text:p>0,630629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9314" calcext:value-type="float">
            <text:p>0,639314</text:p>
          </table:table-cell>
          <table:table-cell office:value-type="float" office:value="0.647543" calcext:value-type="float">
            <text:p>0,647543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702857" calcext:value-type="float">
            <text:p>0,7028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0766" calcext:value-type="float">
            <text:p>0,61076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28" calcext:value-type="float">
            <text:p>0,328</text:p>
          </table:table-cell>
          <table:table-cell office:value-type="float" office:value="0.378971" calcext:value-type="float">
            <text:p>0,378971</text:p>
          </table:table-cell>
          <table:table-cell office:value-type="float" office:value="0.6032" calcext:value-type="float">
            <text:p>0,6032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9714" calcext:value-type="float">
            <text:p>0,62971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41143" calcext:value-type="float">
            <text:p>0,641143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48914" calcext:value-type="float">
            <text:p>0,648914</text:p>
          </table:table-cell>
          <table:table-cell office:value-type="float" office:value="0.710857" calcext:value-type="float">
            <text:p>0,7108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648" calcext:value-type="float">
            <text:p>0,6164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8" calcext:value-type="float">
            <text:p>0,328</text:p>
          </table:table-cell>
          <table:table-cell office:value-type="float" office:value="0.436114" calcext:value-type="float">
            <text:p>0,436114</text:p>
          </table:table-cell>
          <table:table-cell office:value-type="float" office:value="0.620571" calcext:value-type="float">
            <text:p>0,620571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1543" calcext:value-type="float">
            <text:p>0,631543</text:p>
          </table:table-cell>
          <table:table-cell office:value-type="float" office:value="0.632457" calcext:value-type="float">
            <text:p>0,632457</text:p>
          </table:table-cell>
          <table:table-cell office:value-type="float" office:value="0.64" calcext:value-type="float">
            <text:p>0,64</text:p>
          </table:table-cell>
          <table:table-cell office:value-type="float" office:value="0.647543" calcext:value-type="float">
            <text:p>0,647543</text:p>
          </table:table-cell>
          <table:table-cell office:value-type="float" office:value="0.648" calcext:value-type="float">
            <text:p>0,648</text:p>
          </table:table-cell>
          <table:table-cell office:value-type="float" office:value="0.648229" calcext:value-type="float">
            <text:p>0,648229</text:p>
          </table:table-cell>
          <table:table-cell office:value-type="float" office:value="0.716343" calcext:value-type="float">
            <text:p>0,7163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448" calcext:value-type="float">
            <text:p>0,6244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28" calcext:value-type="float">
            <text:p>0,328</text:p>
          </table:table-cell>
          <table:table-cell office:value-type="float" office:value="0.400686" calcext:value-type="float">
            <text:p>0,400686</text:p>
          </table:table-cell>
          <table:table-cell office:value-type="float" office:value="0.6192" calcext:value-type="float">
            <text:p>0,6192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0629" calcext:value-type="float">
            <text:p>0,630629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257" calcext:value-type="float">
            <text:p>0,637257</text:p>
          </table:table-cell>
          <table:table-cell office:value-type="float" office:value="0.645714" calcext:value-type="float">
            <text:p>0,645714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99886" calcext:value-type="float">
            <text:p>0,6998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8537" calcext:value-type="float">
            <text:p>0,61853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28" calcext:value-type="float">
            <text:p>0,328</text:p>
          </table:table-cell>
          <table:table-cell office:value-type="float" office:value="0.370514" calcext:value-type="float">
            <text:p>0,370514</text:p>
          </table:table-cell>
          <table:table-cell office:value-type="float" office:value="0.596343" calcext:value-type="float">
            <text:p>0,596343</text:p>
          </table:table-cell>
          <table:table-cell office:value-type="float" office:value="0.624" calcext:value-type="float">
            <text:p>0,624</text:p>
          </table:table-cell>
          <table:table-cell table:number-columns-repeated="2" office:value-type="float" office:value="0.632" calcext:value-type="float">
            <text:p>0,632</text:p>
          </table:table-cell>
          <table:table-cell office:value-type="float" office:value="0.637943" calcext:value-type="float">
            <text:p>0,637943</text:p>
          </table:table-cell>
          <table:table-cell office:value-type="float" office:value="0.646857" calcext:value-type="float">
            <text:p>0,646857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95314" calcext:value-type="float">
            <text:p>0,695314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3097" calcext:value-type="float">
            <text:p>0,61309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28" calcext:value-type="float">
            <text:p>0,328</text:p>
          </table:table-cell>
          <table:table-cell office:value-type="float" office:value="0.405486" calcext:value-type="float">
            <text:p>0,405486</text:p>
          </table:table-cell>
          <table:table-cell office:value-type="float" office:value="0.620114" calcext:value-type="float">
            <text:p>0,620114</text:p>
          </table:table-cell>
          <table:table-cell office:value-type="float" office:value="0.626514" calcext:value-type="float">
            <text:p>0,62651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36" calcext:value-type="float">
            <text:p>0,6336</text:p>
          </table:table-cell>
          <table:table-cell office:value-type="float" office:value="0.642057" calcext:value-type="float">
            <text:p>0,642057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944" calcext:value-type="float">
            <text:p>0,6944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9817" calcext:value-type="float">
            <text:p>0,61981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28" calcext:value-type="float">
            <text:p>0,328</text:p>
          </table:table-cell>
          <table:table-cell office:value-type="float" office:value="0.416" calcext:value-type="float">
            <text:p>0,416</text:p>
          </table:table-cell>
          <table:table-cell office:value-type="float" office:value="0.6208" calcext:value-type="float">
            <text:p>0,6208</text:p>
          </table:table-cell>
          <table:table-cell office:value-type="float" office:value="0.626286" calcext:value-type="float">
            <text:p>0,626286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3371" calcext:value-type="float">
            <text:p>0,633371</text:p>
          </table:table-cell>
          <table:table-cell office:value-type="float" office:value="0.642057" calcext:value-type="float">
            <text:p>0,642057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98057" calcext:value-type="float">
            <text:p>0,6980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1257" calcext:value-type="float">
            <text:p>0,62125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28" calcext:value-type="float">
            <text:p>0,328</text:p>
          </table:table-cell>
          <table:table-cell office:value-type="float" office:value="0.435657" calcext:value-type="float">
            <text:p>0,435657</text:p>
          </table:table-cell>
          <table:table-cell office:value-type="float" office:value="0.620343" calcext:value-type="float">
            <text:p>0,620343</text:p>
          </table:table-cell>
          <table:table-cell office:value-type="float" office:value="0.624229" calcext:value-type="float">
            <text:p>0,624229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2457" calcext:value-type="float">
            <text:p>0,632457</text:p>
          </table:table-cell>
          <table:table-cell office:value-type="float" office:value="0.640914" calcext:value-type="float">
            <text:p>0,640914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700571" calcext:value-type="float">
            <text:p>0,7005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3017" calcext:value-type="float">
            <text:p>0,62301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28" calcext:value-type="float">
            <text:p>0,328</text:p>
          </table:table-cell>
          <table:table-cell office:value-type="float" office:value="0.4208" calcext:value-type="float">
            <text:p>0,4208</text:p>
          </table:table-cell>
          <table:table-cell office:value-type="float" office:value="0.616686" calcext:value-type="float">
            <text:p>0,616686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9714" calcext:value-type="float">
            <text:p>0,62971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714" calcext:value-type="float">
            <text:p>0,637714</text:p>
          </table:table-cell>
          <table:table-cell office:value-type="float" office:value="0.647771" calcext:value-type="float">
            <text:p>0,647771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703543" calcext:value-type="float">
            <text:p>0,7035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0823" calcext:value-type="float">
            <text:p>0,62082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28" calcext:value-type="float">
            <text:p>0,328</text:p>
          </table:table-cell>
          <table:table-cell office:value-type="float" office:value="0.370057" calcext:value-type="float">
            <text:p>0,370057</text:p>
          </table:table-cell>
          <table:table-cell office:value-type="float" office:value="0.616229" calcext:value-type="float">
            <text:p>0,616229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8343" calcext:value-type="float">
            <text:p>0,628343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257" calcext:value-type="float">
            <text:p>0,637257</text:p>
          </table:table-cell>
          <table:table-cell office:value-type="float" office:value="0.6464" calcext:value-type="float">
            <text:p>0,6464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98743" calcext:value-type="float">
            <text:p>0,6987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4903" calcext:value-type="float">
            <text:p>0,61490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28" calcext:value-type="float">
            <text:p>0,328</text:p>
          </table:table-cell>
          <table:table-cell office:value-type="float" office:value="0.349486" calcext:value-type="float">
            <text:p>0,349486</text:p>
          </table:table-cell>
          <table:table-cell office:value-type="float" office:value="0.601143" calcext:value-type="float">
            <text:p>0,601143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9257" calcext:value-type="float">
            <text:p>0,629257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68" calcext:value-type="float">
            <text:p>0,6368</text:p>
          </table:table-cell>
          <table:table-cell office:value-type="float" office:value="0.645943" calcext:value-type="float">
            <text:p>0,645943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93714" calcext:value-type="float">
            <text:p>0,693714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0834" calcext:value-type="float">
            <text:p>0,61083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28" calcext:value-type="float">
            <text:p>0,328</text:p>
          </table:table-cell>
          <table:table-cell office:value-type="float" office:value="0.481143" calcext:value-type="float">
            <text:p>0,481143</text:p>
          </table:table-cell>
          <table:table-cell table:number-columns-repeated="2" office:value-type="float" office:value="0.624" calcext:value-type="float">
            <text:p>0,624</text:p>
          </table:table-cell>
          <table:table-cell office:value-type="float" office:value="0.631771" calcext:value-type="float">
            <text:p>0,631771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8171" calcext:value-type="float">
            <text:p>0,638171</text:p>
          </table:table-cell>
          <table:table-cell office:value-type="float" office:value="0.647314" calcext:value-type="float">
            <text:p>0,647314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93943" calcext:value-type="float">
            <text:p>0,6939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6834" calcext:value-type="float">
            <text:p>0,62683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28" calcext:value-type="float">
            <text:p>0,328</text:p>
          </table:table-cell>
          <table:table-cell office:value-type="float" office:value="0.494171" calcext:value-type="float">
            <text:p>0,494171</text:p>
          </table:table-cell>
          <table:table-cell office:value-type="float" office:value="0.622857" calcext:value-type="float">
            <text:p>0,622857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0171" calcext:value-type="float">
            <text:p>0,630171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52" calcext:value-type="float">
            <text:p>0,6352</text:p>
          </table:table-cell>
          <table:table-cell office:value-type="float" office:value="0.642743" calcext:value-type="float">
            <text:p>0,642743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85486" calcext:value-type="float">
            <text:p>0,6854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6263" calcext:value-type="float">
            <text:p>0,62626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28" calcext:value-type="float">
            <text:p>0,328</text:p>
          </table:table-cell>
          <table:table-cell office:value-type="float" office:value="0.418743" calcext:value-type="float">
            <text:p>0,418743</text:p>
          </table:table-cell>
          <table:table-cell office:value-type="float" office:value="0.618743" calcext:value-type="float">
            <text:p>0,618743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5143" calcext:value-type="float">
            <text:p>0,625143</text:p>
          </table:table-cell>
          <table:table-cell table:number-columns-repeated="2" office:value-type="float" office:value="0.632" calcext:value-type="float">
            <text:p>0,632</text:p>
          </table:table-cell>
          <table:table-cell office:value-type="float" office:value="0.638629" calcext:value-type="float">
            <text:p>0,638629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84571" calcext:value-type="float">
            <text:p>0,6845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6983" calcext:value-type="float">
            <text:p>0,61698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28" calcext:value-type="float">
            <text:p>0,328</text:p>
          </table:table-cell>
          <table:table-cell office:value-type="float" office:value="0.4048" calcext:value-type="float">
            <text:p>0,4048</text:p>
          </table:table-cell>
          <table:table-cell office:value-type="float" office:value="0.617829" calcext:value-type="float">
            <text:p>0,617829</text:p>
          </table:table-cell>
          <table:table-cell table:number-columns-repeated="2" office:value-type="float" office:value="0.624" calcext:value-type="float">
            <text:p>0,624</text:p>
          </table:table-cell>
          <table:table-cell office:value-type="float" office:value="0.631314" calcext:value-type="float">
            <text:p>0,63131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943" calcext:value-type="float">
            <text:p>0,637943</text:p>
          </table:table-cell>
          <table:table-cell office:value-type="float" office:value="0.647314" calcext:value-type="float">
            <text:p>0,647314</text:p>
          </table:table-cell>
          <table:table-cell office:value-type="float" office:value="0.648" calcext:value-type="float">
            <text:p>0,648</text:p>
          </table:table-cell>
          <table:table-cell office:value-type="float" office:value="0.68" calcext:value-type="float">
            <text:p>0,68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472" calcext:value-type="float">
            <text:p>0,6147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28" calcext:value-type="float">
            <text:p>0,328</text:p>
          </table:table-cell>
          <table:table-cell office:value-type="float" office:value="0.491657" calcext:value-type="float">
            <text:p>0,491657</text:p>
          </table:table-cell>
          <table:table-cell office:value-type="float" office:value="0.620571" calcext:value-type="float">
            <text:p>0,620571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56" calcext:value-type="float">
            <text:p>0,6256</text:p>
          </table:table-cell>
          <table:table-cell table:number-columns-repeated="2" office:value-type="float" office:value="0.632" calcext:value-type="float">
            <text:p>0,632</text:p>
          </table:table-cell>
          <table:table-cell office:value-type="float" office:value="0.638171" calcext:value-type="float">
            <text:p>0,638171</text:p>
          </table:table-cell>
          <table:table-cell office:value-type="float" office:value="0.647771" calcext:value-type="float">
            <text:p>0,647771</text:p>
          </table:table-cell>
          <table:table-cell office:value-type="float" office:value="0.648" calcext:value-type="float">
            <text:p>0,648</text:p>
          </table:table-cell>
          <table:table-cell office:value-type="float" office:value="0.679086" calcext:value-type="float">
            <text:p>0,6790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3886" calcext:value-type="float">
            <text:p>0,62388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28" calcext:value-type="float">
            <text:p>0,328</text:p>
          </table:table-cell>
          <table:table-cell office:value-type="float" office:value="0.402743" calcext:value-type="float">
            <text:p>0,402743</text:p>
          </table:table-cell>
          <table:table-cell office:value-type="float" office:value="0.620114" calcext:value-type="float">
            <text:p>0,620114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8114" calcext:value-type="float">
            <text:p>0,62811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52" calcext:value-type="float">
            <text:p>0,6352</text:p>
          </table:table-cell>
          <table:table-cell office:value-type="float" office:value="0.645029" calcext:value-type="float">
            <text:p>0,645029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784" calcext:value-type="float">
            <text:p>0,6784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616" calcext:value-type="float">
            <text:p>0,6161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28" calcext:value-type="float">
            <text:p>0,328</text:p>
          </table:table-cell>
          <table:table-cell office:value-type="float" office:value="0.451429" calcext:value-type="float">
            <text:p>0,451429</text:p>
          </table:table-cell>
          <table:table-cell office:value-type="float" office:value="0.6208" calcext:value-type="float">
            <text:p>0,6208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5371" calcext:value-type="float">
            <text:p>0,625371</text:p>
          </table:table-cell>
          <table:table-cell table:number-columns-repeated="2" office:value-type="float" office:value="0.632" calcext:value-type="float">
            <text:p>0,632</text:p>
          </table:table-cell>
          <table:table-cell office:value-type="float" office:value="0.638857" calcext:value-type="float">
            <text:p>0,638857</text:p>
          </table:table-cell>
          <table:table-cell office:value-type="float" office:value="0.647543" calcext:value-type="float">
            <text:p>0,647543</text:p>
          </table:table-cell>
          <table:table-cell office:value-type="float" office:value="0.648" calcext:value-type="float">
            <text:p>0,648</text:p>
          </table:table-cell>
          <table:table-cell office:value-type="float" office:value="0.685029" calcext:value-type="float">
            <text:p>0,6850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0503" calcext:value-type="float">
            <text:p>0,62050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28" calcext:value-type="float">
            <text:p>0,328</text:p>
          </table:table-cell>
          <table:table-cell office:value-type="float" office:value="0.500571" calcext:value-type="float">
            <text:p>0,500571</text:p>
          </table:table-cell>
          <table:table-cell office:value-type="float" office:value="0.623543" calcext:value-type="float">
            <text:p>0,623543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7429" calcext:value-type="float">
            <text:p>0,627429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36" calcext:value-type="float">
            <text:p>0,6336</text:p>
          </table:table-cell>
          <table:table-cell office:value-type="float" office:value="0.643657" calcext:value-type="float">
            <text:p>0,643657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85257" calcext:value-type="float">
            <text:p>0,6852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6606" calcext:value-type="float">
            <text:p>0,62660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28" calcext:value-type="float">
            <text:p>0,328</text:p>
          </table:table-cell>
          <table:table-cell office:value-type="float" office:value="0.552" calcext:value-type="float">
            <text:p>0,552</text:p>
          </table:table-cell>
          <table:table-cell table:number-columns-repeated="2" office:value-type="float" office:value="0.624" calcext:value-type="float">
            <text:p>0,624</text:p>
          </table:table-cell>
          <table:table-cell office:value-type="float" office:value="0.630629" calcext:value-type="float">
            <text:p>0,630629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4286" calcext:value-type="float">
            <text:p>0,634286</text:p>
          </table:table-cell>
          <table:table-cell office:value-type="float" office:value="0.6448" calcext:value-type="float">
            <text:p>0,6448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93714" calcext:value-type="float">
            <text:p>0,693714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3143" calcext:value-type="float">
            <text:p>0,63314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28" calcext:value-type="float">
            <text:p>0,328</text:p>
          </table:table-cell>
          <table:table-cell office:value-type="float" office:value="0.524343" calcext:value-type="float">
            <text:p>0,524343</text:p>
          </table:table-cell>
          <table:table-cell office:value-type="float" office:value="0.622629" calcext:value-type="float">
            <text:p>0,622629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0629" calcext:value-type="float">
            <text:p>0,630629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9086" calcext:value-type="float">
            <text:p>0,639086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95543" calcext:value-type="float">
            <text:p>0,6955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1223" calcext:value-type="float">
            <text:p>0,63122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28" calcext:value-type="float">
            <text:p>0,328</text:p>
          </table:table-cell>
          <table:table-cell office:value-type="float" office:value="0.536229" calcext:value-type="float">
            <text:p>0,536229</text:p>
          </table:table-cell>
          <table:table-cell table:number-columns-repeated="2" office:value-type="float" office:value="0.624" calcext:value-type="float">
            <text:p>0,624</text:p>
          </table:table-cell>
          <table:table-cell office:value-type="float" office:value="0.629714" calcext:value-type="float">
            <text:p>0,62971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9771" calcext:value-type="float">
            <text:p>0,639771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88686" calcext:value-type="float">
            <text:p>0,6886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184" calcext:value-type="float">
            <text:p>0,6318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28" calcext:value-type="float">
            <text:p>0,328</text:p>
          </table:table-cell>
          <table:table-cell office:value-type="float" office:value="0.529829" calcext:value-type="float">
            <text:p>0,529829</text:p>
          </table:table-cell>
          <table:table-cell table:number-columns-repeated="2" office:value-type="float" office:value="0.624" calcext:value-type="float">
            <text:p>0,624</text:p>
          </table:table-cell>
          <table:table-cell office:value-type="float" office:value="0.629029" calcext:value-type="float">
            <text:p>0,629029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714" calcext:value-type="float">
            <text:p>0,637714</text:p>
          </table:table-cell>
          <table:table-cell office:value-type="float" office:value="0.645943" calcext:value-type="float">
            <text:p>0,645943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88457" calcext:value-type="float">
            <text:p>0,6884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0697" calcext:value-type="float">
            <text:p>0,63069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28" calcext:value-type="float">
            <text:p>0,328</text:p>
          </table:table-cell>
          <table:table-cell office:value-type="float" office:value="0.536686" calcext:value-type="float">
            <text:p>0,536686</text:p>
          </table:table-cell>
          <table:table-cell table:number-columns-repeated="2" office:value-type="float" office:value="0.624" calcext:value-type="float">
            <text:p>0,624</text:p>
          </table:table-cell>
          <table:table-cell office:value-type="float" office:value="0.626514" calcext:value-type="float">
            <text:p>0,62651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52" calcext:value-type="float">
            <text:p>0,6352</text:p>
          </table:table-cell>
          <table:table-cell office:value-type="float" office:value="0.643886" calcext:value-type="float">
            <text:p>0,643886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81829" calcext:value-type="float">
            <text:p>0,6818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0011" calcext:value-type="float">
            <text:p>0,63001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28" calcext:value-type="float">
            <text:p>0,328</text:p>
          </table:table-cell>
          <table:table-cell office:value-type="float" office:value="0.541486" calcext:value-type="float">
            <text:p>0,541486</text:p>
          </table:table-cell>
          <table:table-cell table:number-columns-repeated="2" office:value-type="float" office:value="0.624" calcext:value-type="float">
            <text:p>0,624</text:p>
          </table:table-cell>
          <table:table-cell office:value-type="float" office:value="0.6304" calcext:value-type="float">
            <text:p>0,630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8171" calcext:value-type="float">
            <text:p>0,638171</text:p>
          </table:table-cell>
          <table:table-cell office:value-type="float" office:value="0.646629" calcext:value-type="float">
            <text:p>0,646629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88" calcext:value-type="float">
            <text:p>0,688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2069" calcext:value-type="float">
            <text:p>0,63206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28" calcext:value-type="float">
            <text:p>0,328</text:p>
          </table:table-cell>
          <table:table-cell office:value-type="float" office:value="0.5408" calcext:value-type="float">
            <text:p>0,5408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8114" calcext:value-type="float">
            <text:p>0,62811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2686" calcext:value-type="float">
            <text:p>0,632686</text:p>
          </table:table-cell>
          <table:table-cell office:value-type="float" office:value="0.640457" calcext:value-type="float">
            <text:p>0,640457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96686" calcext:value-type="float">
            <text:p>0,6966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3874" calcext:value-type="float">
            <text:p>0,63387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72" calcext:value-type="float">
            <text:p>0,272</text:p>
          </table:table-cell>
          <table:table-cell office:value-type="float" office:value="0.439543" calcext:value-type="float">
            <text:p>0,439543</text:p>
          </table:table-cell>
          <table:table-cell table:number-columns-repeated="2" office:value-type="float" office:value="0.624" calcext:value-type="float">
            <text:p>0,624</text:p>
          </table:table-cell>
          <table:table-cell office:value-type="float" office:value="0.628571" calcext:value-type="float">
            <text:p>0,628571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6343" calcext:value-type="float">
            <text:p>0,636343</text:p>
          </table:table-cell>
          <table:table-cell office:value-type="float" office:value="0.646857" calcext:value-type="float">
            <text:p>0,646857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83886" calcext:value-type="float">
            <text:p>0,6838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112" calcext:value-type="float">
            <text:p>0,6211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28" calcext:value-type="float">
            <text:p>0,328</text:p>
          </table:table-cell>
          <table:table-cell office:value-type="float" office:value="0.512229" calcext:value-type="float">
            <text:p>0,512229</text:p>
          </table:table-cell>
          <table:table-cell table:number-columns-repeated="2" office:value-type="float" office:value="0.624" calcext:value-type="float">
            <text:p>0,624</text:p>
          </table:table-cell>
          <table:table-cell office:value-type="float" office:value="0.6304" calcext:value-type="float">
            <text:p>0,630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9314" calcext:value-type="float">
            <text:p>0,639314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8" calcext:value-type="float">
            <text:p>0,68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8594" calcext:value-type="float">
            <text:p>0,62859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72" calcext:value-type="float">
            <text:p>0,272</text:p>
          </table:table-cell>
          <table:table-cell office:value-type="float" office:value="0.490514" calcext:value-type="float">
            <text:p>0,490514</text:p>
          </table:table-cell>
          <table:table-cell table:number-columns-repeated="2" office:value-type="float" office:value="0.624" calcext:value-type="float">
            <text:p>0,624</text:p>
          </table:table-cell>
          <table:table-cell office:value-type="float" office:value="0.627886" calcext:value-type="float">
            <text:p>0,627886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4286" calcext:value-type="float">
            <text:p>0,634286</text:p>
          </table:table-cell>
          <table:table-cell office:value-type="float" office:value="0.645029" calcext:value-type="float">
            <text:p>0,645029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784" calcext:value-type="float">
            <text:p>0,6784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5211" calcext:value-type="float">
            <text:p>0,62521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272" calcext:value-type="float">
            <text:p>0,272</text:p>
          </table:table-cell>
          <table:table-cell office:value-type="float" office:value="0.4672" calcext:value-type="float">
            <text:p>0,4672</text:p>
          </table:table-cell>
          <table:table-cell table:number-columns-repeated="2" office:value-type="float" office:value="0.624" calcext:value-type="float">
            <text:p>0,624</text:p>
          </table:table-cell>
          <table:table-cell office:value-type="float" office:value="0.628114" calcext:value-type="float">
            <text:p>0,62811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257" calcext:value-type="float">
            <text:p>0,637257</text:p>
          </table:table-cell>
          <table:table-cell office:value-type="float" office:value="0.647543" calcext:value-type="float">
            <text:p>0,647543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71314" calcext:value-type="float">
            <text:p>0,671314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2743" calcext:value-type="float">
            <text:p>0,62274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28" calcext:value-type="float">
            <text:p>0,328</text:p>
          </table:table-cell>
          <table:table-cell office:value-type="float" office:value="0.512686" calcext:value-type="float">
            <text:p>0,512686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6514" calcext:value-type="float">
            <text:p>0,62651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2914" calcext:value-type="float">
            <text:p>0,632914</text:p>
          </table:table-cell>
          <table:table-cell office:value-type="float" office:value="0.640914" calcext:value-type="float">
            <text:p>0,640914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71314" calcext:value-type="float">
            <text:p>0,671314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8434" calcext:value-type="float">
            <text:p>0,62843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28" calcext:value-type="float">
            <text:p>0,328</text:p>
          </table:table-cell>
          <table:table-cell office:value-type="float" office:value="0.501943" calcext:value-type="float">
            <text:p>0,501943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4457" calcext:value-type="float">
            <text:p>0,624457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2457" calcext:value-type="float">
            <text:p>0,632457</text:p>
          </table:table-cell>
          <table:table-cell office:value-type="float" office:value="0.642286" calcext:value-type="float">
            <text:p>0,642286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74057" calcext:value-type="float">
            <text:p>0,6740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752" calcext:value-type="float">
            <text:p>0,6275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28" calcext:value-type="float">
            <text:p>0,328</text:p>
          </table:table-cell>
          <table:table-cell office:value-type="float" office:value="0.514743" calcext:value-type="float">
            <text:p>0,514743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6057" calcext:value-type="float">
            <text:p>0,626057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6571" calcext:value-type="float">
            <text:p>0,636571</text:p>
          </table:table-cell>
          <table:table-cell office:value-type="float" office:value="0.645257" calcext:value-type="float">
            <text:p>0,645257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75886" calcext:value-type="float">
            <text:p>0,6758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9851" calcext:value-type="float">
            <text:p>0,62985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28" calcext:value-type="float">
            <text:p>0,328</text:p>
          </table:table-cell>
          <table:table-cell office:value-type="float" office:value="0.556114" calcext:value-type="float">
            <text:p>0,556114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9029" calcext:value-type="float">
            <text:p>0,629029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6571" calcext:value-type="float">
            <text:p>0,636571</text:p>
          </table:table-cell>
          <table:table-cell office:value-type="float" office:value="0.645714" calcext:value-type="float">
            <text:p>0,645714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80686" calcext:value-type="float">
            <text:p>0,6806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4811" calcext:value-type="float">
            <text:p>0,63481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28" calcext:value-type="float">
            <text:p>0,328</text:p>
          </table:table-cell>
          <table:table-cell office:value-type="float" office:value="0.552457" calcext:value-type="float">
            <text:p>0,552457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9486" calcext:value-type="float">
            <text:p>0,629486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3829" calcext:value-type="float">
            <text:p>0,633829</text:p>
          </table:table-cell>
          <table:table-cell office:value-type="float" office:value="0.6448" calcext:value-type="float">
            <text:p>0,6448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80457" calcext:value-type="float">
            <text:p>0,6804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4103" calcext:value-type="float">
            <text:p>0,63410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28" calcext:value-type="float">
            <text:p>0,328</text:p>
          </table:table-cell>
          <table:table-cell office:value-type="float" office:value="0.508571" calcext:value-type="float">
            <text:p>0,508571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9257" calcext:value-type="float">
            <text:p>0,629257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2457" calcext:value-type="float">
            <text:p>0,632457</text:p>
          </table:table-cell>
          <table:table-cell office:value-type="float" office:value="0.6432" calcext:value-type="float">
            <text:p>0,6432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80686" calcext:value-type="float">
            <text:p>0,6806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9417" calcext:value-type="float">
            <text:p>0,62941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28" calcext:value-type="float">
            <text:p>0,328</text:p>
          </table:table-cell>
          <table:table-cell office:value-type="float" office:value="0.56" calcext:value-type="float">
            <text:p>0,56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9486" calcext:value-type="float">
            <text:p>0,629486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52" calcext:value-type="float">
            <text:p>0,6352</text:p>
          </table:table-cell>
          <table:table-cell office:value-type="float" office:value="0.644343" calcext:value-type="float">
            <text:p>0,644343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85029" calcext:value-type="float">
            <text:p>0,6850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5406" calcext:value-type="float">
            <text:p>0,63540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28" calcext:value-type="float">
            <text:p>0,328</text:p>
          </table:table-cell>
          <table:table-cell office:value-type="float" office:value="0.598171" calcext:value-type="float">
            <text:p>0,598171</text:p>
          </table:table-cell>
          <table:table-cell office:value-type="float" office:value="0.624457" calcext:value-type="float">
            <text:p>0,624457</text:p>
          </table:table-cell>
          <table:table-cell table:number-columns-repeated="2" office:value-type="float" office:value="0.632" calcext:value-type="float">
            <text:p>0,632</text:p>
          </table:table-cell>
          <table:table-cell office:value-type="float" office:value="0.635657" calcext:value-type="float">
            <text:p>0,635657</text:p>
          </table:table-cell>
          <table:table-cell office:value-type="float" office:value="0.644114" calcext:value-type="float">
            <text:p>0,644114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89143" calcext:value-type="float">
            <text:p>0,6891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9954" calcext:value-type="float">
            <text:p>0,63995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28" calcext:value-type="float">
            <text:p>0,328</text:p>
          </table:table-cell>
          <table:table-cell office:value-type="float" office:value="0.557714" calcext:value-type="float">
            <text:p>0,557714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8114" calcext:value-type="float">
            <text:p>0,62811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2914" calcext:value-type="float">
            <text:p>0,632914</text:p>
          </table:table-cell>
          <table:table-cell office:value-type="float" office:value="0.641829" calcext:value-type="float">
            <text:p>0,641829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74514" calcext:value-type="float">
            <text:p>0,674514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3509" calcext:value-type="float">
            <text:p>0,63350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28" calcext:value-type="float">
            <text:p>0,328</text:p>
          </table:table-cell>
          <table:table-cell office:value-type="float" office:value="0.554286" calcext:value-type="float">
            <text:p>0,554286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9257" calcext:value-type="float">
            <text:p>0,629257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4514" calcext:value-type="float">
            <text:p>0,634514</text:p>
          </table:table-cell>
          <table:table-cell office:value-type="float" office:value="0.643886" calcext:value-type="float">
            <text:p>0,643886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76114" calcext:value-type="float">
            <text:p>0,676114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3806" calcext:value-type="float">
            <text:p>0,63380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28" calcext:value-type="float">
            <text:p>0,328</text:p>
          </table:table-cell>
          <table:table-cell office:value-type="float" office:value="0.569143" calcext:value-type="float">
            <text:p>0,569143</text:p>
          </table:table-cell>
          <table:table-cell office:value-type="float" office:value="0.624457" calcext:value-type="float">
            <text:p>0,624457</text:p>
          </table:table-cell>
          <table:table-cell table:number-columns-repeated="2" office:value-type="float" office:value="0.632" calcext:value-type="float">
            <text:p>0,632</text:p>
          </table:table-cell>
          <table:table-cell office:value-type="float" office:value="0.636571" calcext:value-type="float">
            <text:p>0,636571</text:p>
          </table:table-cell>
          <table:table-cell office:value-type="float" office:value="0.645257" calcext:value-type="float">
            <text:p>0,645257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87086" calcext:value-type="float">
            <text:p>0,6870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7051" calcext:value-type="float">
            <text:p>0,63705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8" calcext:value-type="float">
            <text:p>0,328</text:p>
          </table:table-cell>
          <table:table-cell office:value-type="float" office:value="0.567086" calcext:value-type="float">
            <text:p>0,567086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1771" calcext:value-type="float">
            <text:p>0,631771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943" calcext:value-type="float">
            <text:p>0,637943</text:p>
          </table:table-cell>
          <table:table-cell office:value-type="float" office:value="0.646857" calcext:value-type="float">
            <text:p>0,646857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76343" calcext:value-type="float">
            <text:p>0,6763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6" calcext:value-type="float">
            <text:p>0,63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28" calcext:value-type="float">
            <text:p>0,328</text:p>
          </table:table-cell>
          <table:table-cell office:value-type="float" office:value="0.613257" calcext:value-type="float">
            <text:p>0,613257</text:p>
          </table:table-cell>
          <table:table-cell office:value-type="float" office:value="0.6256" calcext:value-type="float">
            <text:p>0,6256</text:p>
          </table:table-cell>
          <table:table-cell table:number-columns-repeated="2" office:value-type="float" office:value="0.632" calcext:value-type="float">
            <text:p>0,632</text:p>
          </table:table-cell>
          <table:table-cell office:value-type="float" office:value="0.639771" calcext:value-type="float">
            <text:p>0,639771</text:p>
          </table:table-cell>
          <table:table-cell office:value-type="float" office:value="0.646629" calcext:value-type="float">
            <text:p>0,646629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768" calcext:value-type="float">
            <text:p>0,6768</text:p>
          </table:table-cell>
          <table:table-cell office:value-type="float" office:value="0.888" calcext:value-type="float">
            <text:p>0,888</text:p>
          </table:table-cell>
          <table:table-cell office:value-type="float" office:value="0.641006" calcext:value-type="float">
            <text:p>0,64100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28" calcext:value-type="float">
            <text:p>0,328</text:p>
          </table:table-cell>
          <table:table-cell office:value-type="float" office:value="0.595886" calcext:value-type="float">
            <text:p>0,595886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9943" calcext:value-type="float">
            <text:p>0,629943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5886" calcext:value-type="float">
            <text:p>0,635886</text:p>
          </table:table-cell>
          <table:table-cell office:value-type="float" office:value="0.645029" calcext:value-type="float">
            <text:p>0,645029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73371" calcext:value-type="float">
            <text:p>0,6733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8011" calcext:value-type="float">
            <text:p>0,63801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28" calcext:value-type="float">
            <text:p>0,328</text:p>
          </table:table-cell>
          <table:table-cell office:value-type="float" office:value="0.5536" calcext:value-type="float">
            <text:p>0,5536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9714" calcext:value-type="float">
            <text:p>0,62971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9543" calcext:value-type="float">
            <text:p>0,639543</text:p>
          </table:table-cell>
          <table:table-cell office:value-type="float" office:value="0.647314" calcext:value-type="float">
            <text:p>0,647314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86857" calcext:value-type="float">
            <text:p>0,6868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5703" calcext:value-type="float">
            <text:p>0,63570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28" calcext:value-type="float">
            <text:p>0,328</text:p>
          </table:table-cell>
          <table:table-cell office:value-type="float" office:value="0.5648" calcext:value-type="float">
            <text:p>0,5648</text:p>
          </table:table-cell>
          <table:table-cell office:value-type="float" office:value="0.624457" calcext:value-type="float">
            <text:p>0,624457</text:p>
          </table:table-cell>
          <table:table-cell table:number-columns-repeated="2" office:value-type="float" office:value="0.632" calcext:value-type="float">
            <text:p>0,632</text:p>
          </table:table-cell>
          <table:table-cell office:value-type="float" office:value="0.64" calcext:value-type="float">
            <text:p>0,64</text:p>
          </table:table-cell>
          <table:table-cell office:value-type="float" office:value="0.646857" calcext:value-type="float">
            <text:p>0,646857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80457" calcext:value-type="float">
            <text:p>0,6804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6457" calcext:value-type="float">
            <text:p>0,636457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28" calcext:value-type="float">
            <text:p>0,328</text:p>
          </table:table-cell>
          <table:table-cell office:value-type="float" office:value="0.553143" calcext:value-type="float">
            <text:p>0,553143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1771" calcext:value-type="float">
            <text:p>0,631771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714" calcext:value-type="float">
            <text:p>0,637714</text:p>
          </table:table-cell>
          <table:table-cell office:value-type="float" office:value="0.646171" calcext:value-type="float">
            <text:p>0,646171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8" calcext:value-type="float">
            <text:p>0,68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488" calcext:value-type="float">
            <text:p>0,6348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28" calcext:value-type="float">
            <text:p>0,328</text:p>
          </table:table-cell>
          <table:table-cell office:value-type="float" office:value="0.535086" calcext:value-type="float">
            <text:p>0,535086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1543" calcext:value-type="float">
            <text:p>0,631543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6114" calcext:value-type="float">
            <text:p>0,636114</text:p>
          </table:table-cell>
          <table:table-cell office:value-type="float" office:value="0.647086" calcext:value-type="float">
            <text:p>0,647086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87086" calcext:value-type="float">
            <text:p>0,6870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3691" calcext:value-type="float">
            <text:p>0,63369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28" calcext:value-type="float">
            <text:p>0,328</text:p>
          </table:table-cell>
          <table:table-cell office:value-type="float" office:value="0.519314" calcext:value-type="float">
            <text:p>0,519314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1543" calcext:value-type="float">
            <text:p>0,631543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3829" calcext:value-type="float">
            <text:p>0,633829</text:p>
          </table:table-cell>
          <table:table-cell office:value-type="float" office:value="0.644343" calcext:value-type="float">
            <text:p>0,644343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98286" calcext:value-type="float">
            <text:p>0,6982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2731" calcext:value-type="float">
            <text:p>0,63273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28" calcext:value-type="float">
            <text:p>0,328</text:p>
          </table:table-cell>
          <table:table-cell office:value-type="float" office:value="0.533029" calcext:value-type="float">
            <text:p>0,533029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0629" calcext:value-type="float">
            <text:p>0,630629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6343" calcext:value-type="float">
            <text:p>0,636343</text:p>
          </table:table-cell>
          <table:table-cell office:value-type="float" office:value="0.643886" calcext:value-type="float">
            <text:p>0,643886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704914" calcext:value-type="float">
            <text:p>0,704914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488" calcext:value-type="float">
            <text:p>0,6348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28" calcext:value-type="float">
            <text:p>0,328</text:p>
          </table:table-cell>
          <table:table-cell office:value-type="float" office:value="0.501029" calcext:value-type="float">
            <text:p>0,501029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9486" calcext:value-type="float">
            <text:p>0,629486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943" calcext:value-type="float">
            <text:p>0,637943</text:p>
          </table:table-cell>
          <table:table-cell office:value-type="float" office:value="0.6448" calcext:value-type="float">
            <text:p>0,6448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714286" calcext:value-type="float">
            <text:p>0,7142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2754" calcext:value-type="float">
            <text:p>0,63275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" calcext:value-type="float">
            <text:p>0,4</text:p>
          </table:table-cell>
          <table:table-cell office:value-type="float" office:value="0.578057" calcext:value-type="float">
            <text:p>0,578057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1314" calcext:value-type="float">
            <text:p>0,63131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257" calcext:value-type="float">
            <text:p>0,637257</text:p>
          </table:table-cell>
          <table:table-cell office:value-type="float" office:value="0.645943" calcext:value-type="float">
            <text:p>0,645943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717714" calcext:value-type="float">
            <text:p>0,717714</text:p>
          </table:table-cell>
          <table:table-cell office:value-type="float" office:value="0.888" calcext:value-type="float">
            <text:p>0,888</text:p>
          </table:table-cell>
          <table:table-cell office:value-type="float" office:value="0.641029" calcext:value-type="float">
            <text:p>0,64102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72" calcext:value-type="float">
            <text:p>0,272</text:p>
          </table:table-cell>
          <table:table-cell office:value-type="float" office:value="0.479771" calcext:value-type="float">
            <text:p>0,479771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0171" calcext:value-type="float">
            <text:p>0,630171</text:p>
          </table:table-cell>
          <table:table-cell office:value-type="float" office:value="0.632" calcext:value-type="float">
            <text:p>0,632</text:p>
          </table:table-cell>
          <table:table-cell office:value-type="float" office:value="0.640457" calcext:value-type="float">
            <text:p>0,640457</text:p>
          </table:table-cell>
          <table:table-cell table:number-columns-repeated="4" office:value-type="float" office:value="0.648" calcext:value-type="float">
            <text:p>0,648</text:p>
          </table:table-cell>
          <table:table-cell office:value-type="float" office:value="0.719543" calcext:value-type="float">
            <text:p>0,7195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1794" calcext:value-type="float">
            <text:p>0,63179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28" calcext:value-type="float">
            <text:p>0,328</text:p>
          </table:table-cell>
          <table:table-cell office:value-type="float" office:value="0.457829" calcext:value-type="float">
            <text:p>0,457829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8114" calcext:value-type="float">
            <text:p>0,62811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8171" calcext:value-type="float">
            <text:p>0,638171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48686" calcext:value-type="float">
            <text:p>0,648686</text:p>
          </table:table-cell>
          <table:table-cell office:value-type="float" office:value="0.729143" calcext:value-type="float">
            <text:p>0,7291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0194" calcext:value-type="float">
            <text:p>0,63019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28" calcext:value-type="float">
            <text:p>0,328</text:p>
          </table:table-cell>
          <table:table-cell office:value-type="float" office:value="0.516571" calcext:value-type="float">
            <text:p>0,516571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1086" calcext:value-type="float">
            <text:p>0,631086</text:p>
          </table:table-cell>
          <table:table-cell office:value-type="float" office:value="0.632686" calcext:value-type="float">
            <text:p>0,632686</text:p>
          </table:table-cell>
          <table:table-cell office:value-type="float" office:value="0.640914" calcext:value-type="float">
            <text:p>0,640914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49143" calcext:value-type="float">
            <text:p>0,649143</text:p>
          </table:table-cell>
          <table:table-cell office:value-type="float" office:value="0.718171" calcext:value-type="float">
            <text:p>0,7181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5657" calcext:value-type="float">
            <text:p>0,63565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28" calcext:value-type="float">
            <text:p>0,328</text:p>
          </table:table-cell>
          <table:table-cell office:value-type="float" office:value="0.504914" calcext:value-type="float">
            <text:p>0,504914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1086" calcext:value-type="float">
            <text:p>0,631086</text:p>
          </table:table-cell>
          <table:table-cell office:value-type="float" office:value="0.632457" calcext:value-type="float">
            <text:p>0,632457</text:p>
          </table:table-cell>
          <table:table-cell office:value-type="float" office:value="0.640914" calcext:value-type="float">
            <text:p>0,640914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49829" calcext:value-type="float">
            <text:p>0,649829</text:p>
          </table:table-cell>
          <table:table-cell office:value-type="float" office:value="0.704914" calcext:value-type="float">
            <text:p>0,704914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3211" calcext:value-type="float">
            <text:p>0,63321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28" calcext:value-type="float">
            <text:p>0,328</text:p>
          </table:table-cell>
          <table:table-cell office:value-type="float" office:value="0.4704" calcext:value-type="float">
            <text:p>0,4704</text:p>
          </table:table-cell>
          <table:table-cell office:value-type="float" office:value="0.623771" calcext:value-type="float">
            <text:p>0,623771</text:p>
          </table:table-cell>
          <table:table-cell office:value-type="float" office:value="0.630629" calcext:value-type="float">
            <text:p>0,630629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257" calcext:value-type="float">
            <text:p>0,637257</text:p>
          </table:table-cell>
          <table:table-cell office:value-type="float" office:value="0.6464" calcext:value-type="float">
            <text:p>0,6464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706743" calcext:value-type="float">
            <text:p>0,7067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912" calcext:value-type="float">
            <text:p>0,6291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28" calcext:value-type="float">
            <text:p>0,328</text:p>
          </table:table-cell>
          <table:table-cell office:value-type="float" office:value="0.426286" calcext:value-type="float">
            <text:p>0,426286</text:p>
          </table:table-cell>
          <table:table-cell office:value-type="float" office:value="0.623314" calcext:value-type="float">
            <text:p>0,623314</text:p>
          </table:table-cell>
          <table:table-cell office:value-type="float" office:value="0.628114" calcext:value-type="float">
            <text:p>0,62811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4057" calcext:value-type="float">
            <text:p>0,634057</text:p>
          </table:table-cell>
          <table:table-cell office:value-type="float" office:value="0.642514" calcext:value-type="float">
            <text:p>0,642514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7104" calcext:value-type="float">
            <text:p>0,7104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4069" calcext:value-type="float">
            <text:p>0,62406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28" calcext:value-type="float">
            <text:p>0,328</text:p>
          </table:table-cell>
          <table:table-cell office:value-type="float" office:value="0.434514" calcext:value-type="float">
            <text:p>0,434514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8343" calcext:value-type="float">
            <text:p>0,628343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52" calcext:value-type="float">
            <text:p>0,6352</text:p>
          </table:table-cell>
          <table:table-cell office:value-type="float" office:value="0.643657" calcext:value-type="float">
            <text:p>0,643657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48686" calcext:value-type="float">
            <text:p>0,648686</text:p>
          </table:table-cell>
          <table:table-cell office:value-type="float" office:value="0.696686" calcext:value-type="float">
            <text:p>0,6966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3909" calcext:value-type="float">
            <text:p>0,62390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28" calcext:value-type="float">
            <text:p>0,328</text:p>
          </table:table-cell>
          <table:table-cell office:value-type="float" office:value="0.405029" calcext:value-type="float">
            <text:p>0,405029</text:p>
          </table:table-cell>
          <table:table-cell office:value-type="float" office:value="0.622857" calcext:value-type="float">
            <text:p>0,622857</text:p>
          </table:table-cell>
          <table:table-cell office:value-type="float" office:value="0.6272" calcext:value-type="float">
            <text:p>0,6272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4743" calcext:value-type="float">
            <text:p>0,634743</text:p>
          </table:table-cell>
          <table:table-cell office:value-type="float" office:value="0.642057" calcext:value-type="float">
            <text:p>0,642057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48457" calcext:value-type="float">
            <text:p>0,648457</text:p>
          </table:table-cell>
          <table:table-cell office:value-type="float" office:value="0.706971" calcext:value-type="float">
            <text:p>0,7069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1531" calcext:value-type="float">
            <text:p>0,62153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28" calcext:value-type="float">
            <text:p>0,328</text:p>
          </table:table-cell>
          <table:table-cell office:value-type="float" office:value="0.415543" calcext:value-type="float">
            <text:p>0,415543</text:p>
          </table:table-cell>
          <table:table-cell office:value-type="float" office:value="0.623771" calcext:value-type="float">
            <text:p>0,623771</text:p>
          </table:table-cell>
          <table:table-cell office:value-type="float" office:value="0.6272" calcext:value-type="float">
            <text:p>0,6272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486" calcext:value-type="float">
            <text:p>0,637486</text:p>
          </table:table-cell>
          <table:table-cell office:value-type="float" office:value="0.645029" calcext:value-type="float">
            <text:p>0,645029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710857" calcext:value-type="float">
            <text:p>0,7108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3589" calcext:value-type="float">
            <text:p>0,62358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28" calcext:value-type="float">
            <text:p>0,328</text:p>
          </table:table-cell>
          <table:table-cell office:value-type="float" office:value="0.440457" calcext:value-type="float">
            <text:p>0,440457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88" calcext:value-type="float">
            <text:p>0,6288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9314" calcext:value-type="float">
            <text:p>0,639314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48914" calcext:value-type="float">
            <text:p>0,648914</text:p>
          </table:table-cell>
          <table:table-cell office:value-type="float" office:value="0.7248" calcext:value-type="float">
            <text:p>0,7248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8229" calcext:value-type="float">
            <text:p>0,62822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28" calcext:value-type="float">
            <text:p>0,328</text:p>
          </table:table-cell>
          <table:table-cell office:value-type="float" office:value="0.442286" calcext:value-type="float">
            <text:p>0,442286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04" calcext:value-type="float">
            <text:p>0,6304</text:p>
          </table:table-cell>
          <table:table-cell office:value-type="float" office:value="0.633829" calcext:value-type="float">
            <text:p>0,633829</text:p>
          </table:table-cell>
          <table:table-cell office:value-type="float" office:value="0.641829" calcext:value-type="float">
            <text:p>0,641829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49829" calcext:value-type="float">
            <text:p>0,649829</text:p>
          </table:table-cell>
          <table:table-cell office:value-type="float" office:value="0.722057" calcext:value-type="float">
            <text:p>0,7220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8823" calcext:value-type="float">
            <text:p>0,628823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28" calcext:value-type="float">
            <text:p>0,328</text:p>
          </table:table-cell>
          <table:table-cell office:value-type="float" office:value="0.456229" calcext:value-type="float">
            <text:p>0,456229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1314" calcext:value-type="float">
            <text:p>0,631314</text:p>
          </table:table-cell>
          <table:table-cell office:value-type="float" office:value="0.633143" calcext:value-type="float">
            <text:p>0,633143</text:p>
          </table:table-cell>
          <table:table-cell office:value-type="float" office:value="0.642057" calcext:value-type="float">
            <text:p>0,642057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652343" calcext:value-type="float">
            <text:p>0,652343</text:p>
          </table:table-cell>
          <table:table-cell office:value-type="float" office:value="0.7136" calcext:value-type="float">
            <text:p>0,7136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9669" calcext:value-type="float">
            <text:p>0,62966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28" calcext:value-type="float">
            <text:p>0,328</text:p>
          </table:table-cell>
          <table:table-cell office:value-type="float" office:value="0.367086" calcext:value-type="float">
            <text:p>0,367086</text:p>
          </table:table-cell>
          <table:table-cell office:value-type="float" office:value="0.608457" calcext:value-type="float">
            <text:p>0,608457</text:p>
          </table:table-cell>
          <table:table-cell office:value-type="float" office:value="0.6272" calcext:value-type="float">
            <text:p>0,6272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6343" calcext:value-type="float">
            <text:p>0,636343</text:p>
          </table:table-cell>
          <table:table-cell office:value-type="float" office:value="0.645714" calcext:value-type="float">
            <text:p>0,645714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496" calcext:value-type="float">
            <text:p>0,6496</text:p>
          </table:table-cell>
          <table:table-cell office:value-type="float" office:value="0.728229" calcext:value-type="float">
            <text:p>0,7282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9063" calcext:value-type="float">
            <text:p>0,61906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28" calcext:value-type="float">
            <text:p>0,328</text:p>
          </table:table-cell>
          <table:table-cell office:value-type="float" office:value="0.383314" calcext:value-type="float">
            <text:p>0,383314</text:p>
          </table:table-cell>
          <table:table-cell office:value-type="float" office:value="0.622857" calcext:value-type="float">
            <text:p>0,622857</text:p>
          </table:table-cell>
          <table:table-cell office:value-type="float" office:value="0.6256" calcext:value-type="float">
            <text:p>0,6256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2686" calcext:value-type="float">
            <text:p>0,632686</text:p>
          </table:table-cell>
          <table:table-cell office:value-type="float" office:value="0.642743" calcext:value-type="float">
            <text:p>0,642743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725943" calcext:value-type="float">
            <text:p>0,7259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0914" calcext:value-type="float">
            <text:p>0,62091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28" calcext:value-type="float">
            <text:p>0,328</text:p>
          </table:table-cell>
          <table:table-cell office:value-type="float" office:value="0.359314" calcext:value-type="float">
            <text:p>0,359314</text:p>
          </table:table-cell>
          <table:table-cell office:value-type="float" office:value="0.5728" calcext:value-type="float">
            <text:p>0,5728</text:p>
          </table:table-cell>
          <table:table-cell office:value-type="float" office:value="0.625143" calcext:value-type="float">
            <text:p>0,625143</text:p>
          </table:table-cell>
          <table:table-cell table:number-columns-repeated="2" office:value-type="float" office:value="0.632" calcext:value-type="float">
            <text:p>0,632</text:p>
          </table:table-cell>
          <table:table-cell office:value-type="float" office:value="0.641143" calcext:value-type="float">
            <text:p>0,641143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734171" calcext:value-type="float">
            <text:p>0,7341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4057" calcext:value-type="float">
            <text:p>0,61405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28" calcext:value-type="float">
            <text:p>0,328</text:p>
          </table:table-cell>
          <table:table-cell office:value-type="float" office:value="0.3712" calcext:value-type="float">
            <text:p>0,3712</text:p>
          </table:table-cell>
          <table:table-cell office:value-type="float" office:value="0.614629" calcext:value-type="float">
            <text:p>0,614629</text:p>
          </table:table-cell>
          <table:table-cell office:value-type="float" office:value="0.626057" calcext:value-type="float">
            <text:p>0,626057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4057" calcext:value-type="float">
            <text:p>0,634057</text:p>
          </table:table-cell>
          <table:table-cell office:value-type="float" office:value="0.644343" calcext:value-type="float">
            <text:p>0,644343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749029" calcext:value-type="float">
            <text:p>0,7490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1531" calcext:value-type="float">
            <text:p>0,62153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28" calcext:value-type="float">
            <text:p>0,328</text:p>
          </table:table-cell>
          <table:table-cell office:value-type="float" office:value="0.351086" calcext:value-type="float">
            <text:p>0,351086</text:p>
          </table:table-cell>
          <table:table-cell office:value-type="float" office:value="0.553143" calcext:value-type="float">
            <text:p>0,553143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9943" calcext:value-type="float">
            <text:p>0,629943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029" calcext:value-type="float">
            <text:p>0,637029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747886" calcext:value-type="float">
            <text:p>0,7478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1909" calcext:value-type="float">
            <text:p>0,61190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28" calcext:value-type="float">
            <text:p>0,328</text:p>
          </table:table-cell>
          <table:table-cell office:value-type="float" office:value="0.352914" calcext:value-type="float">
            <text:p>0,352914</text:p>
          </table:table-cell>
          <table:table-cell office:value-type="float" office:value="0.509943" calcext:value-type="float">
            <text:p>0,509943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6743" calcext:value-type="float">
            <text:p>0,626743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943" calcext:value-type="float">
            <text:p>0,637943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725029" calcext:value-type="float">
            <text:p>0,7250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605257" calcext:value-type="float">
            <text:p>0,60525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328" calcext:value-type="float">
            <text:p>0,328</text:p>
          </table:table-cell>
          <table:table-cell office:value-type="float" office:value="0.354971" calcext:value-type="float">
            <text:p>0,354971</text:p>
          </table:table-cell>
          <table:table-cell office:value-type="float" office:value="0.597486" calcext:value-type="float">
            <text:p>0,597486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1086" calcext:value-type="float">
            <text:p>0,631086</text:p>
          </table:table-cell>
          <table:table-cell office:value-type="float" office:value="0.632" calcext:value-type="float">
            <text:p>0,632</text:p>
          </table:table-cell>
          <table:table-cell office:value-type="float" office:value="0.642743" calcext:value-type="float">
            <text:p>0,642743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736" calcext:value-type="float">
            <text:p>0,736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6229" calcext:value-type="float">
            <text:p>0,61622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328" calcext:value-type="float">
            <text:p>0,328</text:p>
          </table:table-cell>
          <table:table-cell office:value-type="float" office:value="0.350629" calcext:value-type="float">
            <text:p>0,350629</text:p>
          </table:table-cell>
          <table:table-cell office:value-type="float" office:value="0.562057" calcext:value-type="float">
            <text:p>0,562057</text:p>
          </table:table-cell>
          <table:table-cell office:value-type="float" office:value="0.625371" calcext:value-type="float">
            <text:p>0,625371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6343" calcext:value-type="float">
            <text:p>0,636343</text:p>
          </table:table-cell>
          <table:table-cell office:value-type="float" office:value="0.647314" calcext:value-type="float">
            <text:p>0,647314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48914" calcext:value-type="float">
            <text:p>0,648914</text:p>
          </table:table-cell>
          <table:table-cell office:value-type="float" office:value="0.736229" calcext:value-type="float">
            <text:p>0,7362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3486" calcext:value-type="float">
            <text:p>0,61348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328" calcext:value-type="float">
            <text:p>0,328</text:p>
          </table:table-cell>
          <table:table-cell office:value-type="float" office:value="0.3568" calcext:value-type="float">
            <text:p>0,3568</text:p>
          </table:table-cell>
          <table:table-cell office:value-type="float" office:value="0.541029" calcext:value-type="float">
            <text:p>0,541029</text:p>
          </table:table-cell>
          <table:table-cell office:value-type="float" office:value="0.625829" calcext:value-type="float">
            <text:p>0,625829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5657" calcext:value-type="float">
            <text:p>0,635657</text:p>
          </table:table-cell>
          <table:table-cell office:value-type="float" office:value="0.645029" calcext:value-type="float">
            <text:p>0,645029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48914" calcext:value-type="float">
            <text:p>0,648914</text:p>
          </table:table-cell>
          <table:table-cell office:value-type="float" office:value="0.750857" calcext:value-type="float">
            <text:p>0,7508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3211" calcext:value-type="float">
            <text:p>0,61321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32" calcext:value-type="float">
            <text:p>0,32</text:p>
          </table:table-cell>
          <table:table-cell office:value-type="float" office:value="0.358629" calcext:value-type="float">
            <text:p>0,358629</text:p>
          </table:table-cell>
          <table:table-cell office:value-type="float" office:value="0.542171" calcext:value-type="float">
            <text:p>0,542171</text:p>
          </table:table-cell>
          <table:table-cell office:value-type="float" office:value="0.625829" calcext:value-type="float">
            <text:p>0,625829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5886" calcext:value-type="float">
            <text:p>0,635886</text:p>
          </table:table-cell>
          <table:table-cell office:value-type="float" office:value="0.6448" calcext:value-type="float">
            <text:p>0,6448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496" calcext:value-type="float">
            <text:p>0,6496</text:p>
          </table:table-cell>
          <table:table-cell office:value-type="float" office:value="0.743086" calcext:value-type="float">
            <text:p>0,7430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28" calcext:value-type="float">
            <text:p>0,612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28" calcext:value-type="float">
            <text:p>0,328</text:p>
          </table:table-cell>
          <table:table-cell office:value-type="float" office:value="0.423314" calcext:value-type="float">
            <text:p>0,423314</text:p>
          </table:table-cell>
          <table:table-cell office:value-type="float" office:value="0.623543" calcext:value-type="float">
            <text:p>0,623543</text:p>
          </table:table-cell>
          <table:table-cell office:value-type="float" office:value="0.630629" calcext:value-type="float">
            <text:p>0,630629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257" calcext:value-type="float">
            <text:p>0,637257</text:p>
          </table:table-cell>
          <table:table-cell office:value-type="float" office:value="0.645486" calcext:value-type="float">
            <text:p>0,645486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719771" calcext:value-type="float">
            <text:p>0,7197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56" calcext:value-type="float">
            <text:p>0,625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328" calcext:value-type="float">
            <text:p>0,328</text:p>
          </table:table-cell>
          <table:table-cell office:value-type="float" office:value="0.371886" calcext:value-type="float">
            <text:p>0,371886</text:p>
          </table:table-cell>
          <table:table-cell office:value-type="float" office:value="0.5568" calcext:value-type="float">
            <text:p>0,5568</text:p>
          </table:table-cell>
          <table:table-cell office:value-type="float" office:value="0.625829" calcext:value-type="float">
            <text:p>0,625829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5886" calcext:value-type="float">
            <text:p>0,635886</text:p>
          </table:table-cell>
          <table:table-cell office:value-type="float" office:value="0.645943" calcext:value-type="float">
            <text:p>0,645943</text:p>
          </table:table-cell>
          <table:table-cell table:number-columns-repeated="3" office:value-type="float" office:value="0.648" calcext:value-type="float">
            <text:p>0,648</text:p>
          </table:table-cell>
          <table:table-cell office:value-type="float" office:value="0.736914" calcext:value-type="float">
            <text:p>0,736914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4926" calcext:value-type="float">
            <text:p>0,61492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328" calcext:value-type="float">
            <text:p>0,328</text:p>
          </table:table-cell>
          <table:table-cell office:value-type="float" office:value="0.365714" calcext:value-type="float">
            <text:p>0,365714</text:p>
          </table:table-cell>
          <table:table-cell office:value-type="float" office:value="0.468343" calcext:value-type="float">
            <text:p>0,468343</text:p>
          </table:table-cell>
          <table:table-cell office:value-type="float" office:value="0.623543" calcext:value-type="float">
            <text:p>0,623543</text:p>
          </table:table-cell>
          <table:table-cell office:value-type="float" office:value="0.629486" calcext:value-type="float">
            <text:p>0,629486</text:p>
          </table:table-cell>
          <table:table-cell office:value-type="float" office:value="0.633829" calcext:value-type="float">
            <text:p>0,633829</text:p>
          </table:table-cell>
          <table:table-cell office:value-type="float" office:value="0.642743" calcext:value-type="float">
            <text:p>0,642743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48457" calcext:value-type="float">
            <text:p>0,648457</text:p>
          </table:table-cell>
          <table:table-cell office:value-type="float" office:value="0.787429" calcext:value-type="float">
            <text:p>0,7874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609554" calcext:value-type="float">
            <text:p>0,60955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28" calcext:value-type="float">
            <text:p>0,328</text:p>
          </table:table-cell>
          <table:table-cell office:value-type="float" office:value="0.352686" calcext:value-type="float">
            <text:p>0,352686</text:p>
          </table:table-cell>
          <table:table-cell office:value-type="float" office:value="0.476343" calcext:value-type="float">
            <text:p>0,476343</text:p>
          </table:table-cell>
          <table:table-cell office:value-type="float" office:value="0.624229" calcext:value-type="float">
            <text:p>0,624229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5886" calcext:value-type="float">
            <text:p>0,635886</text:p>
          </table:table-cell>
          <table:table-cell office:value-type="float" office:value="0.643886" calcext:value-type="float">
            <text:p>0,643886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48914" calcext:value-type="float">
            <text:p>0,648914</text:p>
          </table:table-cell>
          <table:table-cell office:value-type="float" office:value="0.800457" calcext:value-type="float">
            <text:p>0,8004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104" calcext:value-type="float">
            <text:p>0,6110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312" calcext:value-type="float">
            <text:p>0,312</text:p>
          </table:table-cell>
          <table:table-cell office:value-type="float" office:value="0.363429" calcext:value-type="float">
            <text:p>0,363429</text:p>
          </table:table-cell>
          <table:table-cell office:value-type="float" office:value="0.5072" calcext:value-type="float">
            <text:p>0,5072</text:p>
          </table:table-cell>
          <table:table-cell office:value-type="float" office:value="0.626743" calcext:value-type="float">
            <text:p>0,626743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8171" calcext:value-type="float">
            <text:p>0,638171</text:p>
          </table:table-cell>
          <table:table-cell office:value-type="float" office:value="0.645714" calcext:value-type="float">
            <text:p>0,645714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77486" calcext:value-type="float">
            <text:p>0,677486</text:p>
          </table:table-cell>
          <table:table-cell office:value-type="float" office:value="0.8464" calcext:value-type="float">
            <text:p>0,8464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3314" calcext:value-type="float">
            <text:p>0,623314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312" calcext:value-type="float">
            <text:p>0,312</text:p>
          </table:table-cell>
          <table:table-cell office:value-type="float" office:value="0.344" calcext:value-type="float">
            <text:p>0,344</text:p>
          </table:table-cell>
          <table:table-cell office:value-type="float" office:value="0.425829" calcext:value-type="float">
            <text:p>0,425829</text:p>
          </table:table-cell>
          <table:table-cell office:value-type="float" office:value="0.6128" calcext:value-type="float">
            <text:p>0,6128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6343" calcext:value-type="float">
            <text:p>0,636343</text:p>
          </table:table-cell>
          <table:table-cell office:value-type="float" office:value="0.645257" calcext:value-type="float">
            <text:p>0,645257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62171" calcext:value-type="float">
            <text:p>0,662171</text:p>
          </table:table-cell>
          <table:table-cell office:value-type="float" office:value="0.838629" calcext:value-type="float">
            <text:p>0,8386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609303" calcext:value-type="float">
            <text:p>0,60930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328" calcext:value-type="float">
            <text:p>0,328</text:p>
          </table:table-cell>
          <table:table-cell office:value-type="float" office:value="0.334171" calcext:value-type="float">
            <text:p>0,334171</text:p>
          </table:table-cell>
          <table:table-cell office:value-type="float" office:value="0.406629" calcext:value-type="float">
            <text:p>0,406629</text:p>
          </table:table-cell>
          <table:table-cell office:value-type="float" office:value="0.562743" calcext:value-type="float">
            <text:p>0,562743</text:p>
          </table:table-cell>
          <table:table-cell office:value-type="float" office:value="0.630857" calcext:value-type="float">
            <text:p>0,630857</text:p>
          </table:table-cell>
          <table:table-cell office:value-type="float" office:value="0.635886" calcext:value-type="float">
            <text:p>0,635886</text:p>
          </table:table-cell>
          <table:table-cell office:value-type="float" office:value="0.645257" calcext:value-type="float">
            <text:p>0,645257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79086" calcext:value-type="float">
            <text:p>0,679086</text:p>
          </table:table-cell>
          <table:table-cell office:value-type="float" office:value="0.8576" calcext:value-type="float">
            <text:p>0,8576</text:p>
          </table:table-cell>
          <table:table-cell office:value-type="float" office:value="0.888" calcext:value-type="float">
            <text:p>0,888</text:p>
          </table:table-cell>
          <table:table-cell office:value-type="float" office:value="0.604823" calcext:value-type="float">
            <text:p>0,60482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328" calcext:value-type="float">
            <text:p>0,328</text:p>
          </table:table-cell>
          <table:table-cell office:value-type="float" office:value="0.340343" calcext:value-type="float">
            <text:p>0,340343</text:p>
          </table:table-cell>
          <table:table-cell office:value-type="float" office:value="0.405714" calcext:value-type="float">
            <text:p>0,405714</text:p>
          </table:table-cell>
          <table:table-cell office:value-type="float" office:value="0.509486" calcext:value-type="float">
            <text:p>0,509486</text:p>
          </table:table-cell>
          <table:table-cell office:value-type="float" office:value="0.627657" calcext:value-type="float">
            <text:p>0,627657</text:p>
          </table:table-cell>
          <table:table-cell office:value-type="float" office:value="0.634057" calcext:value-type="float">
            <text:p>0,634057</text:p>
          </table:table-cell>
          <table:table-cell office:value-type="float" office:value="0.645486" calcext:value-type="float">
            <text:p>0,645486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96686" calcext:value-type="float">
            <text:p>0,696686</text:p>
          </table:table-cell>
          <table:table-cell office:value-type="float" office:value="0.851429" calcext:value-type="float">
            <text:p>0,8514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600686" calcext:value-type="float">
            <text:p>0,60068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312" calcext:value-type="float">
            <text:p>0,312</text:p>
          </table:table-cell>
          <table:table-cell office:value-type="float" office:value="0.333257" calcext:value-type="float">
            <text:p>0,333257</text:p>
          </table:table-cell>
          <table:table-cell office:value-type="float" office:value="0.405257" calcext:value-type="float">
            <text:p>0,405257</text:p>
          </table:table-cell>
          <table:table-cell office:value-type="float" office:value="0.523657" calcext:value-type="float">
            <text:p>0,523657</text:p>
          </table:table-cell>
          <table:table-cell office:value-type="float" office:value="0.627429" calcext:value-type="float">
            <text:p>0,627429</text:p>
          </table:table-cell>
          <table:table-cell office:value-type="float" office:value="0.632686" calcext:value-type="float">
            <text:p>0,632686</text:p>
          </table:table-cell>
          <table:table-cell office:value-type="float" office:value="0.642514" calcext:value-type="float">
            <text:p>0,642514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816" calcext:value-type="float">
            <text:p>0,6816</text:p>
          </table:table-cell>
          <table:table-cell office:value-type="float" office:value="0.848457" calcext:value-type="float">
            <text:p>0,8484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599086" calcext:value-type="float">
            <text:p>0,59908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28" calcext:value-type="float">
            <text:p>0,328</text:p>
          </table:table-cell>
          <table:table-cell office:value-type="float" office:value="0.334629" calcext:value-type="float">
            <text:p>0,334629</text:p>
          </table:table-cell>
          <table:table-cell office:value-type="float" office:value="0.406171" calcext:value-type="float">
            <text:p>0,406171</text:p>
          </table:table-cell>
          <table:table-cell office:value-type="float" office:value="0.560914" calcext:value-type="float">
            <text:p>0,560914</text:p>
          </table:table-cell>
          <table:table-cell office:value-type="float" office:value="0.629486" calcext:value-type="float">
            <text:p>0,629486</text:p>
          </table:table-cell>
          <table:table-cell office:value-type="float" office:value="0.635657" calcext:value-type="float">
            <text:p>0,635657</text:p>
          </table:table-cell>
          <table:table-cell office:value-type="float" office:value="0.644114" calcext:value-type="float">
            <text:p>0,644114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83657" calcext:value-type="float">
            <text:p>0,683657</text:p>
          </table:table-cell>
          <table:table-cell office:value-type="float" office:value="0.845486" calcext:value-type="float">
            <text:p>0,8454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603611" calcext:value-type="float">
            <text:p>0,60361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28" calcext:value-type="float">
            <text:p>0,328</text:p>
          </table:table-cell>
          <table:table-cell office:value-type="float" office:value="0.333943" calcext:value-type="float">
            <text:p>0,333943</text:p>
          </table:table-cell>
          <table:table-cell office:value-type="float" office:value="0.410743" calcext:value-type="float">
            <text:p>0,410743</text:p>
          </table:table-cell>
          <table:table-cell office:value-type="float" office:value="0.595429" calcext:value-type="float">
            <text:p>0,595429</text:p>
          </table:table-cell>
          <table:table-cell office:value-type="float" office:value="0.631543" calcext:value-type="float">
            <text:p>0,631543</text:p>
          </table:table-cell>
          <table:table-cell office:value-type="float" office:value="0.6368" calcext:value-type="float">
            <text:p>0,6368</text:p>
          </table:table-cell>
          <table:table-cell office:value-type="float" office:value="0.642971" calcext:value-type="float">
            <text:p>0,642971</text:p>
          </table:table-cell>
          <table:table-cell office:value-type="float" office:value="0.648" calcext:value-type="float">
            <text:p>0,648</text:p>
          </table:table-cell>
          <table:table-cell office:value-type="float" office:value="0.648457" calcext:value-type="float">
            <text:p>0,648457</text:p>
          </table:table-cell>
          <table:table-cell office:value-type="float" office:value="0.709943" calcext:value-type="float">
            <text:p>0,709943</text:p>
          </table:table-cell>
          <table:table-cell office:value-type="float" office:value="0.853257" calcext:value-type="float">
            <text:p>0,8532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1109" calcext:value-type="float">
            <text:p>0,611109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414171" calcext:value-type="float">
            <text:p>0,414171</text:p>
          </table:table-cell>
          <table:table-cell office:value-type="float" office:value="0.5872" calcext:value-type="float">
            <text:p>0,5872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257" calcext:value-type="float">
            <text:p>0,637257</text:p>
          </table:table-cell>
          <table:table-cell office:value-type="float" office:value="0.642971" calcext:value-type="float">
            <text:p>0,642971</text:p>
          </table:table-cell>
          <table:table-cell office:value-type="float" office:value="0.648" calcext:value-type="float">
            <text:p>0,648</text:p>
          </table:table-cell>
          <table:table-cell office:value-type="float" office:value="0.649371" calcext:value-type="float">
            <text:p>0,649371</text:p>
          </table:table-cell>
          <table:table-cell office:value-type="float" office:value="0.730286" calcext:value-type="float">
            <text:p>0,730286</text:p>
          </table:table-cell>
          <table:table-cell office:value-type="float" office:value="0.8576" calcext:value-type="float">
            <text:p>0,8576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2686" calcext:value-type="float">
            <text:p>0,61268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2" calcext:value-type="float">
            <text:p>0,32</text:p>
          </table:table-cell>
          <table:table-cell office:value-type="float" office:value="0.338057" calcext:value-type="float">
            <text:p>0,338057</text:p>
          </table:table-cell>
          <table:table-cell office:value-type="float" office:value="0.424229" calcext:value-type="float">
            <text:p>0,424229</text:p>
          </table:table-cell>
          <table:table-cell office:value-type="float" office:value="0.589029" calcext:value-type="float">
            <text:p>0,589029</text:p>
          </table:table-cell>
          <table:table-cell office:value-type="float" office:value="0.631771" calcext:value-type="float">
            <text:p>0,631771</text:p>
          </table:table-cell>
          <table:table-cell office:value-type="float" office:value="0.634514" calcext:value-type="float">
            <text:p>0,634514</text:p>
          </table:table-cell>
          <table:table-cell office:value-type="float" office:value="0.641371" calcext:value-type="float">
            <text:p>0,641371</text:p>
          </table:table-cell>
          <table:table-cell office:value-type="float" office:value="0.648" calcext:value-type="float">
            <text:p>0,648</text:p>
          </table:table-cell>
          <table:table-cell office:value-type="float" office:value="0.648229" calcext:value-type="float">
            <text:p>0,648229</text:p>
          </table:table-cell>
          <table:table-cell office:value-type="float" office:value="0.701486" calcext:value-type="float">
            <text:p>0,701486</text:p>
          </table:table-cell>
          <table:table-cell office:value-type="float" office:value="0.860343" calcext:value-type="float">
            <text:p>0,8603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1703" calcext:value-type="float">
            <text:p>0,61170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28" calcext:value-type="float">
            <text:p>0,328</text:p>
          </table:table-cell>
          <table:table-cell office:value-type="float" office:value="0.335314" calcext:value-type="float">
            <text:p>0,335314</text:p>
          </table:table-cell>
          <table:table-cell office:value-type="float" office:value="0.408" calcext:value-type="float">
            <text:p>0,408</text:p>
          </table:table-cell>
          <table:table-cell office:value-type="float" office:value="0.536457" calcext:value-type="float">
            <text:p>0,536457</text:p>
          </table:table-cell>
          <table:table-cell office:value-type="float" office:value="0.627429" calcext:value-type="float">
            <text:p>0,627429</text:p>
          </table:table-cell>
          <table:table-cell office:value-type="float" office:value="0.6336" calcext:value-type="float">
            <text:p>0,6336</text:p>
          </table:table-cell>
          <table:table-cell office:value-type="float" office:value="0.6416" calcext:value-type="float">
            <text:p>0,6416</text:p>
          </table:table-cell>
          <table:table-cell office:value-type="float" office:value="0.648" calcext:value-type="float">
            <text:p>0,648</text:p>
          </table:table-cell>
          <table:table-cell office:value-type="float" office:value="0.649829" calcext:value-type="float">
            <text:p>0,649829</text:p>
          </table:table-cell>
          <table:table-cell office:value-type="float" office:value="0.732114" calcext:value-type="float">
            <text:p>0,732114</text:p>
          </table:table-cell>
          <table:table-cell office:value-type="float" office:value="0.867657" calcext:value-type="float">
            <text:p>0,8676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608" calcext:value-type="float">
            <text:p>0,608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395657" calcext:value-type="float">
            <text:p>0,395657</text:p>
          </table:table-cell>
          <table:table-cell office:value-type="float" office:value="0.522057" calcext:value-type="float">
            <text:p>0,522057</text:p>
          </table:table-cell>
          <table:table-cell office:value-type="float" office:value="0.6256" calcext:value-type="float">
            <text:p>0,6256</text:p>
          </table:table-cell>
          <table:table-cell office:value-type="float" office:value="0.632686" calcext:value-type="float">
            <text:p>0,632686</text:p>
          </table:table-cell>
          <table:table-cell office:value-type="float" office:value="0.641829" calcext:value-type="float">
            <text:p>0,641829</text:p>
          </table:table-cell>
          <table:table-cell office:value-type="float" office:value="0.648" calcext:value-type="float">
            <text:p>0,648</text:p>
          </table:table-cell>
          <table:table-cell office:value-type="float" office:value="0.650057" calcext:value-type="float">
            <text:p>0,650057</text:p>
          </table:table-cell>
          <table:table-cell office:value-type="float" office:value="0.746971" calcext:value-type="float">
            <text:p>0,746971</text:p>
          </table:table-cell>
          <table:table-cell office:value-type="float" office:value="0.866971" calcext:value-type="float">
            <text:p>0,8669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605783" calcext:value-type="float">
            <text:p>0,60578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328" calcext:value-type="float">
            <text:p>0,328</text:p>
          </table:table-cell>
          <table:table-cell office:value-type="float" office:value="0.336229" calcext:value-type="float">
            <text:p>0,336229</text:p>
          </table:table-cell>
          <table:table-cell office:value-type="float" office:value="0.405714" calcext:value-type="float">
            <text:p>0,405714</text:p>
          </table:table-cell>
          <table:table-cell office:value-type="float" office:value="0.574857" calcext:value-type="float">
            <text:p>0,574857</text:p>
          </table:table-cell>
          <table:table-cell office:value-type="float" office:value="0.629257" calcext:value-type="float">
            <text:p>0,629257</text:p>
          </table:table-cell>
          <table:table-cell office:value-type="float" office:value="0.637029" calcext:value-type="float">
            <text:p>0,637029</text:p>
          </table:table-cell>
          <table:table-cell office:value-type="float" office:value="0.645943" calcext:value-type="float">
            <text:p>0,645943</text:p>
          </table:table-cell>
          <table:table-cell office:value-type="float" office:value="0.648" calcext:value-type="float">
            <text:p>0,648</text:p>
          </table:table-cell>
          <table:table-cell office:value-type="float" office:value="0.661257" calcext:value-type="float">
            <text:p>0,661257</text:p>
          </table:table-cell>
          <table:table-cell office:value-type="float" office:value="0.797714" calcext:value-type="float">
            <text:p>0,797714</text:p>
          </table:table-cell>
          <table:table-cell office:value-type="float" office:value="0.8752" calcext:value-type="float">
            <text:p>0,8752</text:p>
          </table:table-cell>
          <table:table-cell office:value-type="float" office:value="0.888" calcext:value-type="float">
            <text:p>0,888</text:p>
          </table:table-cell>
          <table:table-cell office:value-type="float" office:value="0.62112" calcext:value-type="float">
            <text:p>0,62112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272" calcext:value-type="float">
            <text:p>0,272</text:p>
          </table:table-cell>
          <table:table-cell office:value-type="float" office:value="0.3264" calcext:value-type="float">
            <text:p>0,3264</text:p>
          </table:table-cell>
          <table:table-cell office:value-type="float" office:value="0.383543" calcext:value-type="float">
            <text:p>0,383543</text:p>
          </table:table-cell>
          <table:table-cell office:value-type="float" office:value="0.469257" calcext:value-type="float">
            <text:p>0,469257</text:p>
          </table:table-cell>
          <table:table-cell office:value-type="float" office:value="0.623086" calcext:value-type="float">
            <text:p>0,623086</text:p>
          </table:table-cell>
          <table:table-cell office:value-type="float" office:value="0.632914" calcext:value-type="float">
            <text:p>0,632914</text:p>
          </table:table-cell>
          <table:table-cell office:value-type="float" office:value="0.643429" calcext:value-type="float">
            <text:p>0,643429</text:p>
          </table:table-cell>
          <table:table-cell office:value-type="float" office:value="0.648" calcext:value-type="float">
            <text:p>0,648</text:p>
          </table:table-cell>
          <table:table-cell office:value-type="float" office:value="0.6496" calcext:value-type="float">
            <text:p>0,6496</text:p>
          </table:table-cell>
          <table:table-cell office:value-type="float" office:value="0.769143" calcext:value-type="float">
            <text:p>0,769143</text:p>
          </table:table-cell>
          <table:table-cell office:value-type="float" office:value="0.872" calcext:value-type="float">
            <text:p>0,872</text:p>
          </table:table-cell>
          <table:table-cell office:value-type="float" office:value="0.888" calcext:value-type="float">
            <text:p>0,888</text:p>
          </table:table-cell>
          <table:table-cell office:value-type="float" office:value="0.601737" calcext:value-type="float">
            <text:p>0,60173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272" calcext:value-type="float">
            <text:p>0,272</text:p>
          </table:table-cell>
          <table:table-cell office:value-type="float" office:value="0.333029" calcext:value-type="float">
            <text:p>0,333029</text:p>
          </table:table-cell>
          <table:table-cell office:value-type="float" office:value="0.401143" calcext:value-type="float">
            <text:p>0,401143</text:p>
          </table:table-cell>
          <table:table-cell office:value-type="float" office:value="0.456914" calcext:value-type="float">
            <text:p>0,456914</text:p>
          </table:table-cell>
          <table:table-cell office:value-type="float" office:value="0.610743" calcext:value-type="float">
            <text:p>0,610743</text:p>
          </table:table-cell>
          <table:table-cell office:value-type="float" office:value="0.634286" calcext:value-type="float">
            <text:p>0,634286</text:p>
          </table:table-cell>
          <table:table-cell office:value-type="float" office:value="0.644571" calcext:value-type="float">
            <text:p>0,644571</text:p>
          </table:table-cell>
          <table:table-cell office:value-type="float" office:value="0.648" calcext:value-type="float">
            <text:p>0,648</text:p>
          </table:table-cell>
          <table:table-cell office:value-type="float" office:value="0.649829" calcext:value-type="float">
            <text:p>0,649829</text:p>
          </table:table-cell>
          <table:table-cell office:value-type="float" office:value="0.764343" calcext:value-type="float">
            <text:p>0,764343</text:p>
          </table:table-cell>
          <table:table-cell office:value-type="float" office:value="0.8656" calcext:value-type="float">
            <text:p>0,8656</text:p>
          </table:table-cell>
          <table:table-cell office:value-type="float" office:value="0.888" calcext:value-type="float">
            <text:p>0,888</text:p>
          </table:table-cell>
          <table:table-cell office:value-type="float" office:value="0.600846" calcext:value-type="float">
            <text:p>0,60084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402971" calcext:value-type="float">
            <text:p>0,402971</text:p>
          </table:table-cell>
          <table:table-cell office:value-type="float" office:value="0.490743" calcext:value-type="float">
            <text:p>0,490743</text:p>
          </table:table-cell>
          <table:table-cell office:value-type="float" office:value="0.629257" calcext:value-type="float">
            <text:p>0,629257</text:p>
          </table:table-cell>
          <table:table-cell office:value-type="float" office:value="0.635886" calcext:value-type="float">
            <text:p>0,635886</text:p>
          </table:table-cell>
          <table:table-cell office:value-type="float" office:value="0.647314" calcext:value-type="float">
            <text:p>0,647314</text:p>
          </table:table-cell>
          <table:table-cell office:value-type="float" office:value="0.648" calcext:value-type="float">
            <text:p>0,648</text:p>
          </table:table-cell>
          <table:table-cell office:value-type="float" office:value="0.662629" calcext:value-type="float">
            <text:p>0,662629</text:p>
          </table:table-cell>
          <table:table-cell office:value-type="float" office:value="0.789714" calcext:value-type="float">
            <text:p>0,7897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88" calcext:value-type="float">
            <text:p>0,888</text:p>
          </table:table-cell>
          <table:table-cell office:value-type="float" office:value="0.610651" calcext:value-type="float">
            <text:p>0,61065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28" calcext:value-type="float">
            <text:p>0,328</text:p>
          </table:table-cell>
          <table:table-cell office:value-type="float" office:value="0.358857" calcext:value-type="float">
            <text:p>0,358857</text:p>
          </table:table-cell>
          <table:table-cell office:value-type="float" office:value="0.411429" calcext:value-type="float">
            <text:p>0,411429</text:p>
          </table:table-cell>
          <table:table-cell office:value-type="float" office:value="0.581943" calcext:value-type="float">
            <text:p>0,581943</text:p>
          </table:table-cell>
          <table:table-cell office:value-type="float" office:value="0.632229" calcext:value-type="float">
            <text:p>0,632229</text:p>
          </table:table-cell>
          <table:table-cell office:value-type="float" office:value="0.644343" calcext:value-type="float">
            <text:p>0,644343</text:p>
          </table:table-cell>
          <table:table-cell office:value-type="float" office:value="0.648" calcext:value-type="float">
            <text:p>0,648</text:p>
          </table:table-cell>
          <table:table-cell office:value-type="float" office:value="0.650286" calcext:value-type="float">
            <text:p>0,650286</text:p>
          </table:table-cell>
          <table:table-cell office:value-type="float" office:value="0.714743" calcext:value-type="float">
            <text:p>0,714743</text:p>
          </table:table-cell>
          <table:table-cell office:value-type="float" office:value="0.821257" calcext:value-type="float">
            <text:p>0,821257</text:p>
          </table:table-cell>
          <table:table-cell office:value-type="float" office:value="0.877943" calcext:value-type="float">
            <text:p>0,8779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634103" calcext:value-type="float">
            <text:p>0,63410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328" calcext:value-type="float">
            <text:p>0,328</text:p>
          </table:table-cell>
          <table:table-cell office:value-type="float" office:value="0.354743" calcext:value-type="float">
            <text:p>0,354743</text:p>
          </table:table-cell>
          <table:table-cell office:value-type="float" office:value="0.428343" calcext:value-type="float">
            <text:p>0,428343</text:p>
          </table:table-cell>
          <table:table-cell office:value-type="float" office:value="0.605943" calcext:value-type="float">
            <text:p>0,605943</text:p>
          </table:table-cell>
          <table:table-cell office:value-type="float" office:value="0.635886" calcext:value-type="float">
            <text:p>0,635886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69943" calcext:value-type="float">
            <text:p>0,669943</text:p>
          </table:table-cell>
          <table:table-cell office:value-type="float" office:value="0.762743" calcext:value-type="float">
            <text:p>0,762743</text:p>
          </table:table-cell>
          <table:table-cell office:value-type="float" office:value="0.834514" calcext:value-type="float">
            <text:p>0,834514</text:p>
          </table:table-cell>
          <table:table-cell office:value-type="float" office:value="0.877943" calcext:value-type="float">
            <text:p>0,8779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646606" calcext:value-type="float">
            <text:p>0,646606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328" calcext:value-type="float">
            <text:p>0,328</text:p>
          </table:table-cell>
          <table:table-cell office:value-type="float" office:value="0.3712" calcext:value-type="float">
            <text:p>0,3712</text:p>
          </table:table-cell>
          <table:table-cell office:value-type="float" office:value="0.467886" calcext:value-type="float">
            <text:p>0,467886</text:p>
          </table:table-cell>
          <table:table-cell office:value-type="float" office:value="0.631086" calcext:value-type="float">
            <text:p>0,631086</text:p>
          </table:table-cell>
          <table:table-cell office:value-type="float" office:value="0.6432" calcext:value-type="float">
            <text:p>0,6432</text:p>
          </table:table-cell>
          <table:table-cell office:value-type="float" office:value="0.648" calcext:value-type="float">
            <text:p>0,648</text:p>
          </table:table-cell>
          <table:table-cell office:value-type="float" office:value="0.658514" calcext:value-type="float">
            <text:p>0,658514</text:p>
          </table:table-cell>
          <table:table-cell office:value-type="float" office:value="0.729829" calcext:value-type="float">
            <text:p>0,729829</text:p>
          </table:table-cell>
          <table:table-cell office:value-type="float" office:value="0.797029" calcext:value-type="float">
            <text:p>0,797029</text:p>
          </table:table-cell>
          <table:table-cell office:value-type="float" office:value="0.8464" calcext:value-type="float">
            <text:p>0,8464</text:p>
          </table:table-cell>
          <table:table-cell office:value-type="float" office:value="0.88" calcext:value-type="float">
            <text:p>0,88</text:p>
          </table:table-cell>
          <table:table-cell office:value-type="float" office:value="0.896" calcext:value-type="float">
            <text:p>0,896</text:p>
          </table:table-cell>
          <table:table-cell office:value-type="float" office:value="0.667314" calcext:value-type="float">
            <text:p>0,667314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328" calcext:value-type="float">
            <text:p>0,328</text:p>
          </table:table-cell>
          <table:table-cell office:value-type="float" office:value="0.367086" calcext:value-type="float">
            <text:p>0,367086</text:p>
          </table:table-cell>
          <table:table-cell office:value-type="float" office:value="0.504229" calcext:value-type="float">
            <text:p>0,504229</text:p>
          </table:table-cell>
          <table:table-cell office:value-type="float" office:value="0.635429" calcext:value-type="float">
            <text:p>0,635429</text:p>
          </table:table-cell>
          <table:table-cell office:value-type="float" office:value="0.646857" calcext:value-type="float">
            <text:p>0,646857</text:p>
          </table:table-cell>
          <table:table-cell office:value-type="float" office:value="0.648229" calcext:value-type="float">
            <text:p>0,648229</text:p>
          </table:table-cell>
          <table:table-cell office:value-type="float" office:value="0.687086" calcext:value-type="float">
            <text:p>0,687086</text:p>
          </table:table-cell>
          <table:table-cell office:value-type="float" office:value="0.779429" calcext:value-type="float">
            <text:p>0,779429</text:p>
          </table:table-cell>
          <table:table-cell office:value-type="float" office:value="0.825829" calcext:value-type="float">
            <text:p>0,825829</text:p>
          </table:table-cell>
          <table:table-cell office:value-type="float" office:value="0.860343" calcext:value-type="float">
            <text:p>0,860343</text:p>
          </table:table-cell>
          <table:table-cell office:value-type="float" office:value="0.882514" calcext:value-type="float">
            <text:p>0,8825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683703" calcext:value-type="float">
            <text:p>0,68370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28" calcext:value-type="float">
            <text:p>0,328</text:p>
          </table:table-cell>
          <table:table-cell office:value-type="float" office:value="0.346514" calcext:value-type="float">
            <text:p>0,346514</text:p>
          </table:table-cell>
          <table:table-cell office:value-type="float" office:value="0.446629" calcext:value-type="float">
            <text:p>0,446629</text:p>
          </table:table-cell>
          <table:table-cell office:value-type="float" office:value="0.635429" calcext:value-type="float">
            <text:p>0,635429</text:p>
          </table:table-cell>
          <table:table-cell office:value-type="float" office:value="0.648" calcext:value-type="float">
            <text:p>0,648</text:p>
          </table:table-cell>
          <table:table-cell office:value-type="float" office:value="0.6528" calcext:value-type="float">
            <text:p>0,6528</text:p>
          </table:table-cell>
          <table:table-cell office:value-type="float" office:value="0.737829" calcext:value-type="float">
            <text:p>0,737829</text:p>
          </table:table-cell>
          <table:table-cell office:value-type="float" office:value="0.805257" calcext:value-type="float">
            <text:p>0,805257</text:p>
          </table:table-cell>
          <table:table-cell office:value-type="float" office:value="0.837029" calcext:value-type="float">
            <text:p>0,837029</text:p>
          </table:table-cell>
          <table:table-cell office:value-type="float" office:value="0.8672" calcext:value-type="float">
            <text:p>0,8672</text:p>
          </table:table-cell>
          <table:table-cell office:value-type="float" office:value="0.883657" calcext:value-type="float">
            <text:p>0,883657</text:p>
          </table:table-cell>
          <table:table-cell office:value-type="float" office:value="0.896" calcext:value-type="float">
            <text:p>0,896</text:p>
          </table:table-cell>
          <table:table-cell office:value-type="float" office:value="0.686034" calcext:value-type="float">
            <text:p>0,686034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328" calcext:value-type="float">
            <text:p>0,328</text:p>
          </table:table-cell>
          <table:table-cell office:value-type="float" office:value="0.346514" calcext:value-type="float">
            <text:p>0,346514</text:p>
          </table:table-cell>
          <table:table-cell office:value-type="float" office:value="0.429029" calcext:value-type="float">
            <text:p>0,429029</text:p>
          </table:table-cell>
          <table:table-cell office:value-type="float" office:value="0.6352" calcext:value-type="float">
            <text:p>0,6352</text:p>
          </table:table-cell>
          <table:table-cell office:value-type="float" office:value="0.648" calcext:value-type="float">
            <text:p>0,648</text:p>
          </table:table-cell>
          <table:table-cell office:value-type="float" office:value="0.689371" calcext:value-type="float">
            <text:p>0,689371</text:p>
          </table:table-cell>
          <table:table-cell office:value-type="float" office:value="0.7712" calcext:value-type="float">
            <text:p>0,7712</text:p>
          </table:table-cell>
          <table:table-cell office:value-type="float" office:value="0.803657" calcext:value-type="float">
            <text:p>0,803657</text:p>
          </table:table-cell>
          <table:table-cell office:value-type="float" office:value="0.833371" calcext:value-type="float">
            <text:p>0,833371</text:p>
          </table:table-cell>
          <table:table-cell office:value-type="float" office:value="0.867886" calcext:value-type="float">
            <text:p>0,867886</text:p>
          </table:table-cell>
          <table:table-cell office:value-type="float" office:value="0.8832" calcext:value-type="float">
            <text:p>0,8832</text:p>
          </table:table-cell>
          <table:table-cell office:value-type="float" office:value="0.896" calcext:value-type="float">
            <text:p>0,896</text:p>
          </table:table-cell>
          <table:table-cell office:value-type="float" office:value="0.690743" calcext:value-type="float">
            <text:p>0,690743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328" calcext:value-type="float">
            <text:p>0,328</text:p>
          </table:table-cell>
          <table:table-cell office:value-type="float" office:value="0.348571" calcext:value-type="float">
            <text:p>0,348571</text:p>
          </table:table-cell>
          <table:table-cell office:value-type="float" office:value="0.499886" calcext:value-type="float">
            <text:p>0,499886</text:p>
          </table:table-cell>
          <table:table-cell office:value-type="float" office:value="0.643657" calcext:value-type="float">
            <text:p>0,643657</text:p>
          </table:table-cell>
          <table:table-cell office:value-type="float" office:value="0.658743" calcext:value-type="float">
            <text:p>0,658743</text:p>
          </table:table-cell>
          <table:table-cell office:value-type="float" office:value="0.730514" calcext:value-type="float">
            <text:p>0,730514</text:p>
          </table:table-cell>
          <table:table-cell office:value-type="float" office:value="0.786514" calcext:value-type="float">
            <text:p>0,786514</text:p>
          </table:table-cell>
          <table:table-cell office:value-type="float" office:value="0.822171" calcext:value-type="float">
            <text:p>0,822171</text:p>
          </table:table-cell>
          <table:table-cell office:value-type="float" office:value="0.854857" calcext:value-type="float">
            <text:p>0,854857</text:p>
          </table:table-cell>
          <table:table-cell office:value-type="float" office:value="0.8752" calcext:value-type="float">
            <text:p>0,8752</text:p>
          </table:table-cell>
          <table:table-cell office:value-type="float" office:value="0.883429" calcext:value-type="float">
            <text:p>0,883429</text:p>
          </table:table-cell>
          <table:table-cell office:value-type="float" office:value="0.896" calcext:value-type="float">
            <text:p>0,896</text:p>
          </table:table-cell>
          <table:table-cell office:value-type="float" office:value="0.710354" calcext:value-type="float">
            <text:p>0,71035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328" calcext:value-type="float">
            <text:p>0,328</text:p>
          </table:table-cell>
          <table:table-cell office:value-type="float" office:value="0.352686" calcext:value-type="float">
            <text:p>0,352686</text:p>
          </table:table-cell>
          <table:table-cell office:value-type="float" office:value="0.514514" calcext:value-type="float">
            <text:p>0,514514</text:p>
          </table:table-cell>
          <table:table-cell office:value-type="float" office:value="0.647314" calcext:value-type="float">
            <text:p>0,647314</text:p>
          </table:table-cell>
          <table:table-cell office:value-type="float" office:value="0.7056" calcext:value-type="float">
            <text:p>0,7056</text:p>
          </table:table-cell>
          <table:table-cell office:value-type="float" office:value="0.765257" calcext:value-type="float">
            <text:p>0,765257</text:p>
          </table:table-cell>
          <table:table-cell office:value-type="float" office:value="0.809371" calcext:value-type="float">
            <text:p>0,809371</text:p>
          </table:table-cell>
          <table:table-cell office:value-type="float" office:value="0.845486" calcext:value-type="float">
            <text:p>0,845486</text:p>
          </table:table-cell>
          <table:table-cell office:value-type="float" office:value="0.869257" calcext:value-type="float">
            <text:p>0,869257</text:p>
          </table:table-cell>
          <table:table-cell office:value-type="float" office:value="0.878629" calcext:value-type="float">
            <text:p>0,878629</text:p>
          </table:table-cell>
          <table:table-cell office:value-type="float" office:value="0.884114" calcext:value-type="float">
            <text:p>0,8841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727223" calcext:value-type="float">
            <text:p>0,72722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328" calcext:value-type="float">
            <text:p>0,328</text:p>
          </table:table-cell>
          <table:table-cell office:value-type="float" office:value="0.378057" calcext:value-type="float">
            <text:p>0,378057</text:p>
          </table:table-cell>
          <table:table-cell office:value-type="float" office:value="0.611657" calcext:value-type="float">
            <text:p>0,611657</text:p>
          </table:table-cell>
          <table:table-cell office:value-type="float" office:value="0.675886" calcext:value-type="float">
            <text:p>0,675886</text:p>
          </table:table-cell>
          <table:table-cell office:value-type="float" office:value="0.7504" calcext:value-type="float">
            <text:p>0,7504</text:p>
          </table:table-cell>
          <table:table-cell office:value-type="float" office:value="0.809371" calcext:value-type="float">
            <text:p>0,809371</text:p>
          </table:table-cell>
          <table:table-cell office:value-type="float" office:value="0.843429" calcext:value-type="float">
            <text:p>0,843429</text:p>
          </table:table-cell>
          <table:table-cell office:value-type="float" office:value="0.865371" calcext:value-type="float">
            <text:p>0,865371</text:p>
          </table:table-cell>
          <table:table-cell office:value-type="float" office:value="0.873829" calcext:value-type="float">
            <text:p>0,873829</text:p>
          </table:table-cell>
          <table:table-cell office:value-type="float" office:value="0.88" calcext:value-type="float">
            <text:p>0,88</text:p>
          </table:table-cell>
          <table:table-cell office:value-type="float" office:value="0.884114" calcext:value-type="float">
            <text:p>0,8841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757211" calcext:value-type="float">
            <text:p>0,75721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328" calcext:value-type="float">
            <text:p>0,328</text:p>
          </table:table-cell>
          <table:table-cell office:value-type="float" office:value="0.468571" calcext:value-type="float">
            <text:p>0,468571</text:p>
          </table:table-cell>
          <table:table-cell office:value-type="float" office:value="0.650743" calcext:value-type="float">
            <text:p>0,650743</text:p>
          </table:table-cell>
          <table:table-cell office:value-type="float" office:value="0.724343" calcext:value-type="float">
            <text:p>0,724343</text:p>
          </table:table-cell>
          <table:table-cell office:value-type="float" office:value="0.7904" calcext:value-type="float">
            <text:p>0,7904</text:p>
          </table:table-cell>
          <table:table-cell office:value-type="float" office:value="0.832457" calcext:value-type="float">
            <text:p>0,832457</text:p>
          </table:table-cell>
          <table:table-cell office:value-type="float" office:value="0.855543" calcext:value-type="float">
            <text:p>0,855543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874743" calcext:value-type="float">
            <text:p>0,874743</text:p>
          </table:table-cell>
          <table:table-cell office:value-type="float" office:value="0.88" calcext:value-type="float">
            <text:p>0,88</text:p>
          </table:table-cell>
          <table:table-cell office:value-type="float" office:value="0.883886" calcext:value-type="float">
            <text:p>0,883886</text:p>
          </table:table-cell>
          <table:table-cell office:value-type="float" office:value="0.896" calcext:value-type="float">
            <text:p>0,896</text:p>
          </table:table-cell>
          <table:table-cell office:value-type="float" office:value="0.782949" calcext:value-type="float">
            <text:p>0,78294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272" calcext:value-type="float">
            <text:p>0,272</text:p>
          </table:table-cell>
          <table:table-cell office:value-type="float" office:value="0.460571" calcext:value-type="float">
            <text:p>0,460571</text:p>
          </table:table-cell>
          <table:table-cell office:value-type="float" office:value="0.655771" calcext:value-type="float">
            <text:p>0,655771</text:p>
          </table:table-cell>
          <table:table-cell office:value-type="float" office:value="0.761829" calcext:value-type="float">
            <text:p>0,761829</text:p>
          </table:table-cell>
          <table:table-cell office:value-type="float" office:value="0.8176" calcext:value-type="float">
            <text:p>0,8176</text:p>
          </table:table-cell>
          <table:table-cell office:value-type="float" office:value="0.8432" calcext:value-type="float">
            <text:p>0,8432</text:p>
          </table:table-cell>
          <table:table-cell office:value-type="float" office:value="0.8608" calcext:value-type="float">
            <text:p>0,8608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5657" calcext:value-type="float">
            <text:p>0,875657</text:p>
          </table:table-cell>
          <table:table-cell office:value-type="float" office:value="0.88" calcext:value-type="float">
            <text:p>0,88</text:p>
          </table:table-cell>
          <table:table-cell office:value-type="float" office:value="0.885257" calcext:value-type="float">
            <text:p>0,885257</text:p>
          </table:table-cell>
          <table:table-cell office:value-type="float" office:value="0.896" calcext:value-type="float">
            <text:p>0,896</text:p>
          </table:table-cell>
          <table:table-cell office:value-type="float" office:value="0.791223" calcext:value-type="float">
            <text:p>0,79122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272" calcext:value-type="float">
            <text:p>0,272</text:p>
          </table:table-cell>
          <table:table-cell office:value-type="float" office:value="0.465829" calcext:value-type="float">
            <text:p>0,465829</text:p>
          </table:table-cell>
          <table:table-cell office:value-type="float" office:value="0.695086" calcext:value-type="float">
            <text:p>0,695086</text:p>
          </table:table-cell>
          <table:table-cell office:value-type="float" office:value="0.789714" calcext:value-type="float">
            <text:p>0,789714</text:p>
          </table:table-cell>
          <table:table-cell office:value-type="float" office:value="0.834286" calcext:value-type="float">
            <text:p>0,834286</text:p>
          </table:table-cell>
          <table:table-cell office:value-type="float" office:value="0.855543" calcext:value-type="float">
            <text:p>0,855543</text:p>
          </table:table-cell>
          <table:table-cell office:value-type="float" office:value="0.866514" calcext:value-type="float">
            <text:p>0,8665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257" calcext:value-type="float">
            <text:p>0,877257</text:p>
          </table:table-cell>
          <table:table-cell office:value-type="float" office:value="0.88" calcext:value-type="float">
            <text:p>0,88</text:p>
          </table:table-cell>
          <table:table-cell office:value-type="float" office:value="0.8864" calcext:value-type="float">
            <text:p>0,886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02263" calcext:value-type="float">
            <text:p>0,802263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328" calcext:value-type="float">
            <text:p>0,328</text:p>
          </table:table-cell>
          <table:table-cell office:value-type="float" office:value="0.484343" calcext:value-type="float">
            <text:p>0,484343</text:p>
          </table:table-cell>
          <table:table-cell office:value-type="float" office:value="0.6976" calcext:value-type="float">
            <text:p>0,6976</text:p>
          </table:table-cell>
          <table:table-cell office:value-type="float" office:value="0.797257" calcext:value-type="float">
            <text:p>0,797257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858057" calcext:value-type="float">
            <text:p>0,858057</text:p>
          </table:table-cell>
          <table:table-cell office:value-type="float" office:value="0.869714" calcext:value-type="float">
            <text:p>0,869714</text:p>
          </table:table-cell>
          <table:table-cell office:value-type="float" office:value="0.872457" calcext:value-type="float">
            <text:p>0,872457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5486" calcext:value-type="float">
            <text:p>0,885486</text:p>
          </table:table-cell>
          <table:table-cell office:value-type="float" office:value="0.896" calcext:value-type="float">
            <text:p>0,896</text:p>
          </table:table-cell>
          <table:table-cell office:value-type="float" office:value="0.806331" calcext:value-type="float">
            <text:p>0,80633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" calcext:value-type="float">
            <text:p>0,4</text:p>
          </table:table-cell>
          <table:table-cell office:value-type="float" office:value="0.5984" calcext:value-type="float">
            <text:p>0,5984</text:p>
          </table:table-cell>
          <table:table-cell office:value-type="float" office:value="0.745143" calcext:value-type="float">
            <text:p>0,745143</text:p>
          </table:table-cell>
          <table:table-cell office:value-type="float" office:value="0.805714" calcext:value-type="float">
            <text:p>0,805714</text:p>
          </table:table-cell>
          <table:table-cell office:value-type="float" office:value="0.843429" calcext:value-type="float">
            <text:p>0,843429</text:p>
          </table:table-cell>
          <table:table-cell office:value-type="float" office:value="0.862629" calcext:value-type="float">
            <text:p>0,8626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514" calcext:value-type="float">
            <text:p>0,87451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7314" calcext:value-type="float">
            <text:p>0,8873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24914" calcext:value-type="float">
            <text:p>0,82491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28" calcext:value-type="float">
            <text:p>0,328</text:p>
          </table:table-cell>
          <table:table-cell office:value-type="float" office:value="0.595657" calcext:value-type="float">
            <text:p>0,595657</text:p>
          </table:table-cell>
          <table:table-cell office:value-type="float" office:value="0.751314" calcext:value-type="float">
            <text:p>0,751314</text:p>
          </table:table-cell>
          <table:table-cell office:value-type="float" office:value="0.8032" calcext:value-type="float">
            <text:p>0,8032</text:p>
          </table:table-cell>
          <table:table-cell office:value-type="float" office:value="0.843657" calcext:value-type="float">
            <text:p>0,843657</text:p>
          </table:table-cell>
          <table:table-cell office:value-type="float" office:value="0.862629" calcext:value-type="float">
            <text:p>0,8626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971" calcext:value-type="float">
            <text:p>0,874971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8229" calcext:value-type="float">
            <text:p>0,888229</text:p>
          </table:table-cell>
          <table:table-cell office:value-type="float" office:value="0.896" calcext:value-type="float">
            <text:p>0,896</text:p>
          </table:table-cell>
          <table:table-cell office:value-type="float" office:value="0.825166" calcext:value-type="float">
            <text:p>0,82516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328" calcext:value-type="float">
            <text:p>0,328</text:p>
          </table:table-cell>
          <table:table-cell office:value-type="float" office:value="0.642057" calcext:value-type="float">
            <text:p>0,642057</text:p>
          </table:table-cell>
          <table:table-cell office:value-type="float" office:value="0.770514" calcext:value-type="float">
            <text:p>0,770514</text:p>
          </table:table-cell>
          <table:table-cell office:value-type="float" office:value="0.8176" calcext:value-type="float">
            <text:p>0,8176</text:p>
          </table:table-cell>
          <table:table-cell office:value-type="float" office:value="0.850971" calcext:value-type="float">
            <text:p>0,850971</text:p>
          </table:table-cell>
          <table:table-cell office:value-type="float" office:value="0.864229" calcext:value-type="float">
            <text:p>0,8642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36" calcext:value-type="float">
            <text:p>0,8736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7771" calcext:value-type="float">
            <text:p>0,887771</text:p>
          </table:table-cell>
          <table:table-cell office:value-type="float" office:value="0.896" calcext:value-type="float">
            <text:p>0,896</text:p>
          </table:table-cell>
          <table:table-cell office:value-type="float" office:value="0.833874" calcext:value-type="float">
            <text:p>0,83387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28" calcext:value-type="float">
            <text:p>0,328</text:p>
          </table:table-cell>
          <table:table-cell office:value-type="float" office:value="0.677257" calcext:value-type="float">
            <text:p>0,677257</text:p>
          </table:table-cell>
          <table:table-cell office:value-type="float" office:value="0.7808" calcext:value-type="float">
            <text:p>0,7808</text:p>
          </table:table-cell>
          <table:table-cell office:value-type="float" office:value="0.823771" calcext:value-type="float">
            <text:p>0,823771</text:p>
          </table:table-cell>
          <table:table-cell office:value-type="float" office:value="0.854857" calcext:value-type="float">
            <text:p>0,854857</text:p>
          </table:table-cell>
          <table:table-cell office:value-type="float" office:value="0.868114" calcext:value-type="float">
            <text:p>0,8681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571" calcext:value-type="float">
            <text:p>0,876571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7771" calcext:value-type="float">
            <text:p>0,887771</text:p>
          </table:table-cell>
          <table:table-cell office:value-type="float" office:value="0.896" calcext:value-type="float">
            <text:p>0,896</text:p>
          </table:table-cell>
          <table:table-cell office:value-type="float" office:value="0.840114" calcext:value-type="float">
            <text:p>0,84011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28" calcext:value-type="float">
            <text:p>0,328</text:p>
          </table:table-cell>
          <table:table-cell office:value-type="float" office:value="0.656229" calcext:value-type="float">
            <text:p>0,656229</text:p>
          </table:table-cell>
          <table:table-cell office:value-type="float" office:value="0.792" calcext:value-type="float">
            <text:p>0,792</text:p>
          </table:table-cell>
          <table:table-cell office:value-type="float" office:value="0.839771" calcext:value-type="float">
            <text:p>0,839771</text:p>
          </table:table-cell>
          <table:table-cell office:value-type="float" office:value="0.861943" calcext:value-type="float">
            <text:p>0,861943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7714" calcext:value-type="float">
            <text:p>0,87771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8914" calcext:value-type="float">
            <text:p>0,8889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42057" calcext:value-type="float">
            <text:p>0,842057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28" calcext:value-type="float">
            <text:p>0,328</text:p>
          </table:table-cell>
          <table:table-cell office:value-type="float" office:value="0.694629" calcext:value-type="float">
            <text:p>0,694629</text:p>
          </table:table-cell>
          <table:table-cell office:value-type="float" office:value="0.798629" calcext:value-type="float">
            <text:p>0,798629</text:p>
          </table:table-cell>
          <table:table-cell office:value-type="float" office:value="0.844343" calcext:value-type="float">
            <text:p>0,844343</text:p>
          </table:table-cell>
          <table:table-cell office:value-type="float" office:value="0.862171" calcext:value-type="float">
            <text:p>0,862171</text:p>
          </table:table-cell>
          <table:table-cell office:value-type="float" office:value="0.871771" calcext:value-type="float">
            <text:p>0,871771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314" calcext:value-type="float">
            <text:p>0,87931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96" calcext:value-type="float">
            <text:p>0,8896</text:p>
          </table:table-cell>
          <table:table-cell office:value-type="float" office:value="0.896" calcext:value-type="float">
            <text:p>0,896</text:p>
          </table:table-cell>
          <table:table-cell office:value-type="float" office:value="0.847246" calcext:value-type="float">
            <text:p>0,847246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28" calcext:value-type="float">
            <text:p>0,328</text:p>
          </table:table-cell>
          <table:table-cell office:value-type="float" office:value="0.704457" calcext:value-type="float">
            <text:p>0,704457</text:p>
          </table:table-cell>
          <table:table-cell office:value-type="float" office:value="0.807086" calcext:value-type="float">
            <text:p>0,807086</text:p>
          </table:table-cell>
          <table:table-cell office:value-type="float" office:value="0.8448" calcext:value-type="float">
            <text:p>0,8448</text:p>
          </table:table-cell>
          <table:table-cell office:value-type="float" office:value="0.8608" calcext:value-type="float">
            <text:p>0,8608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2457" calcext:value-type="float">
            <text:p>0,872457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8457" calcext:value-type="float">
            <text:p>0,888457</text:p>
          </table:table-cell>
          <table:table-cell office:value-type="float" office:value="0.896" calcext:value-type="float">
            <text:p>0,896</text:p>
          </table:table-cell>
          <table:table-cell office:value-type="float" office:value="0.84896" calcext:value-type="float">
            <text:p>0,8489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328" calcext:value-type="float">
            <text:p>0,328</text:p>
          </table:table-cell>
          <table:table-cell office:value-type="float" office:value="0.641371" calcext:value-type="float">
            <text:p>0,641371</text:p>
          </table:table-cell>
          <table:table-cell office:value-type="float" office:value="0.794286" calcext:value-type="float">
            <text:p>0,794286</text:p>
          </table:table-cell>
          <table:table-cell office:value-type="float" office:value="0.836571" calcext:value-type="float">
            <text:p>0,836571</text:p>
          </table:table-cell>
          <table:table-cell office:value-type="float" office:value="0.856457" calcext:value-type="float">
            <text:p>0,856457</text:p>
          </table:table-cell>
          <table:table-cell office:value-type="float" office:value="0.869029" calcext:value-type="float">
            <text:p>0,8690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943" calcext:value-type="float">
            <text:p>0,877943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6629" calcext:value-type="float">
            <text:p>0,886629</text:p>
          </table:table-cell>
          <table:table-cell office:value-type="float" office:value="0.896" calcext:value-type="float">
            <text:p>0,896</text:p>
          </table:table-cell>
          <table:table-cell office:value-type="float" office:value="0.839429" calcext:value-type="float">
            <text:p>0,83942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328" calcext:value-type="float">
            <text:p>0,328</text:p>
          </table:table-cell>
          <table:table-cell office:value-type="float" office:value="0.698514" calcext:value-type="float">
            <text:p>0,698514</text:p>
          </table:table-cell>
          <table:table-cell office:value-type="float" office:value="0.821486" calcext:value-type="float">
            <text:p>0,821486</text:p>
          </table:table-cell>
          <table:table-cell office:value-type="float" office:value="0.848686" calcext:value-type="float">
            <text:p>0,848686</text:p>
          </table:table-cell>
          <table:table-cell office:value-type="float" office:value="0.861714" calcext:value-type="float">
            <text:p>0,861714</text:p>
          </table:table-cell>
          <table:table-cell office:value-type="float" office:value="0.870857" calcext:value-type="float">
            <text:p>0,8708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029" calcext:value-type="float">
            <text:p>0,877029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8686" calcext:value-type="float">
            <text:p>0,888686</text:p>
          </table:table-cell>
          <table:table-cell office:value-type="float" office:value="0.896" calcext:value-type="float">
            <text:p>0,896</text:p>
          </table:table-cell>
          <table:table-cell office:value-type="float" office:value="0.849897" calcext:value-type="float">
            <text:p>0,84989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328" calcext:value-type="float">
            <text:p>0,328</text:p>
          </table:table-cell>
          <table:table-cell office:value-type="float" office:value="0.720914" calcext:value-type="float">
            <text:p>0,720914</text:p>
          </table:table-cell>
          <table:table-cell office:value-type="float" office:value="0.809371" calcext:value-type="float">
            <text:p>0,809371</text:p>
          </table:table-cell>
          <table:table-cell office:value-type="float" office:value="0.850286" calcext:value-type="float">
            <text:p>0,850286</text:p>
          </table:table-cell>
          <table:table-cell office:value-type="float" office:value="0.865143" calcext:value-type="float">
            <text:p>0,865143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9543" calcext:value-type="float">
            <text:p>0,879543</text:p>
          </table:table-cell>
          <table:table-cell office:value-type="float" office:value="0.88" calcext:value-type="float">
            <text:p>0,88</text:p>
          </table:table-cell>
          <table:table-cell office:value-type="float" office:value="0.880229" calcext:value-type="float">
            <text:p>0,880229</text:p>
          </table:table-cell>
          <table:table-cell office:value-type="float" office:value="0.892114" calcext:value-type="float">
            <text:p>0,8921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5216" calcext:value-type="float">
            <text:p>0,8521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328" calcext:value-type="float">
            <text:p>0,328</text:p>
          </table:table-cell>
          <table:table-cell office:value-type="float" office:value="0.710857" calcext:value-type="float">
            <text:p>0,710857</text:p>
          </table:table-cell>
          <table:table-cell office:value-type="float" office:value="0.808229" calcext:value-type="float">
            <text:p>0,808229</text:p>
          </table:table-cell>
          <table:table-cell office:value-type="float" office:value="0.848686" calcext:value-type="float">
            <text:p>0,848686</text:p>
          </table:table-cell>
          <table:table-cell office:value-type="float" office:value="0.863086" calcext:value-type="float">
            <text:p>0,863086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314" calcext:value-type="float">
            <text:p>0,879314</text:p>
          </table:table-cell>
          <table:table-cell office:value-type="float" office:value="0.88" calcext:value-type="float">
            <text:p>0,88</text:p>
          </table:table-cell>
          <table:table-cell office:value-type="float" office:value="0.882971" calcext:value-type="float">
            <text:p>0,882971</text:p>
          </table:table-cell>
          <table:table-cell office:value-type="float" office:value="0.892571" calcext:value-type="float">
            <text:p>0,892571</text:p>
          </table:table-cell>
          <table:table-cell office:value-type="float" office:value="0.896" calcext:value-type="float">
            <text:p>0,896</text:p>
          </table:table-cell>
          <table:table-cell office:value-type="float" office:value="0.850926" calcext:value-type="float">
            <text:p>0,85092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12" calcext:value-type="float">
            <text:p>0,512</text:p>
          </table:table-cell>
          <table:table-cell office:value-type="float" office:value="0.721143" calcext:value-type="float">
            <text:p>0,721143</text:p>
          </table:table-cell>
          <table:table-cell office:value-type="float" office:value="0.815314" calcext:value-type="float">
            <text:p>0,815314</text:p>
          </table:table-cell>
          <table:table-cell office:value-type="float" office:value="0.849829" calcext:value-type="float">
            <text:p>0,849829</text:p>
          </table:table-cell>
          <table:table-cell office:value-type="float" office:value="0.8624" calcext:value-type="float">
            <text:p>0,862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2229" calcext:value-type="float">
            <text:p>0,872229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5486" calcext:value-type="float">
            <text:p>0,885486</text:p>
          </table:table-cell>
          <table:table-cell office:value-type="float" office:value="0.8928" calcext:value-type="float">
            <text:p>0,8928</text:p>
          </table:table-cell>
          <table:table-cell office:value-type="float" office:value="0.896" calcext:value-type="float">
            <text:p>0,896</text:p>
          </table:table-cell>
          <table:table-cell office:value-type="float" office:value="0.85312" calcext:value-type="float">
            <text:p>0,8531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8" calcext:value-type="float">
            <text:p>0,328</text:p>
          </table:table-cell>
          <table:table-cell office:value-type="float" office:value="0.745371" calcext:value-type="float">
            <text:p>0,745371</text:p>
          </table:table-cell>
          <table:table-cell office:value-type="float" office:value="0.839086" calcext:value-type="float">
            <text:p>0,839086</text:p>
          </table:table-cell>
          <table:table-cell office:value-type="float" office:value="0.860343" calcext:value-type="float">
            <text:p>0,860343</text:p>
          </table:table-cell>
          <table:table-cell office:value-type="float" office:value="0.870629" calcext:value-type="float">
            <text:p>0,8706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2457" calcext:value-type="float">
            <text:p>0,872457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4114" calcext:value-type="float">
            <text:p>0,884114</text:p>
          </table:table-cell>
          <table:table-cell office:value-type="float" office:value="0.892114" calcext:value-type="float">
            <text:p>0,8921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59611" calcext:value-type="float">
            <text:p>0,85961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328" calcext:value-type="float">
            <text:p>0,328</text:p>
          </table:table-cell>
          <table:table-cell office:value-type="float" office:value="0.752229" calcext:value-type="float">
            <text:p>0,752229</text:p>
          </table:table-cell>
          <table:table-cell office:value-type="float" office:value="0.848229" calcext:value-type="float">
            <text:p>0,848229</text:p>
          </table:table-cell>
          <table:table-cell office:value-type="float" office:value="0.865371" calcext:value-type="float">
            <text:p>0,865371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2914" calcext:value-type="float">
            <text:p>0,87291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1143" calcext:value-type="float">
            <text:p>0,881143</text:p>
          </table:table-cell>
          <table:table-cell office:value-type="float" office:value="0.890514" calcext:value-type="float">
            <text:p>0,8905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144" calcext:value-type="float">
            <text:p>0,86144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32" calcext:value-type="float">
            <text:p>0,632</text:p>
          </table:table-cell>
          <table:table-cell office:value-type="float" office:value="0.797257" calcext:value-type="float">
            <text:p>0,797257</text:p>
          </table:table-cell>
          <table:table-cell office:value-type="float" office:value="0.850971" calcext:value-type="float">
            <text:p>0,850971</text:p>
          </table:table-cell>
          <table:table-cell office:value-type="float" office:value="0.865829" calcext:value-type="float">
            <text:p>0,865829</text:p>
          </table:table-cell>
          <table:table-cell table:number-columns-repeated="3" office:value-type="float" office:value="0.872" calcext:value-type="float">
            <text:p>0,872</text:p>
          </table:table-cell>
          <table:table-cell office:value-type="float" office:value="0.879771" calcext:value-type="float">
            <text:p>0,879771</text:p>
          </table:table-cell>
          <table:table-cell office:value-type="float" office:value="0.88" calcext:value-type="float">
            <text:p>0,88</text:p>
          </table:table-cell>
          <table:table-cell office:value-type="float" office:value="0.880686" calcext:value-type="float">
            <text:p>0,880686</text:p>
          </table:table-cell>
          <table:table-cell office:value-type="float" office:value="0.890743" calcext:value-type="float">
            <text:p>0,890743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6126" calcext:value-type="float">
            <text:p>0,86612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328" calcext:value-type="float">
            <text:p>0,328</text:p>
          </table:table-cell>
          <table:table-cell office:value-type="float" office:value="0.758171" calcext:value-type="float">
            <text:p>0,758171</text:p>
          </table:table-cell>
          <table:table-cell office:value-type="float" office:value="0.848914" calcext:value-type="float">
            <text:p>0,848914</text:p>
          </table:table-cell>
          <table:table-cell office:value-type="float" office:value="0.865143" calcext:value-type="float">
            <text:p>0,865143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3143" calcext:value-type="float">
            <text:p>0,873143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0229" calcext:value-type="float">
            <text:p>0,880229</text:p>
          </table:table-cell>
          <table:table-cell office:value-type="float" office:value="0.891886" calcext:value-type="float">
            <text:p>0,891886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2149" calcext:value-type="float">
            <text:p>0,86214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328" calcext:value-type="float">
            <text:p>0,328</text:p>
          </table:table-cell>
          <table:table-cell office:value-type="float" office:value="0.780571" calcext:value-type="float">
            <text:p>0,780571</text:p>
          </table:table-cell>
          <table:table-cell office:value-type="float" office:value="0.853714" calcext:value-type="float">
            <text:p>0,853714</text:p>
          </table:table-cell>
          <table:table-cell office:value-type="float" office:value="0.867429" calcext:value-type="float">
            <text:p>0,867429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4286" calcext:value-type="float">
            <text:p>0,874286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90743" calcext:value-type="float">
            <text:p>0,890743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5074" calcext:value-type="float">
            <text:p>0,86507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648" calcext:value-type="float">
            <text:p>0,648</text:p>
          </table:table-cell>
          <table:table-cell office:value-type="float" office:value="0.7904" calcext:value-type="float">
            <text:p>0,7904</text:p>
          </table:table-cell>
          <table:table-cell office:value-type="float" office:value="0.858514" calcext:value-type="float">
            <text:p>0,858514</text:p>
          </table:table-cell>
          <table:table-cell table:number-columns-repeated="3" office:value-type="float" office:value="0.872" calcext:value-type="float">
            <text:p>0,872</text:p>
          </table:table-cell>
          <table:table-cell office:value-type="float" office:value="0.875657" calcext:value-type="float">
            <text:p>0,875657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0457" calcext:value-type="float">
            <text:p>0,880457</text:p>
          </table:table-cell>
          <table:table-cell office:value-type="float" office:value="0.891429" calcext:value-type="float">
            <text:p>0,891429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7246" calcext:value-type="float">
            <text:p>0,86724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648" calcext:value-type="float">
            <text:p>0,648</text:p>
          </table:table-cell>
          <table:table-cell office:value-type="float" office:value="0.781486" calcext:value-type="float">
            <text:p>0,781486</text:p>
          </table:table-cell>
          <table:table-cell office:value-type="float" office:value="0.853943" calcext:value-type="float">
            <text:p>0,853943</text:p>
          </table:table-cell>
          <table:table-cell office:value-type="float" office:value="0.870171" calcext:value-type="float">
            <text:p>0,870171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3829" calcext:value-type="float">
            <text:p>0,873829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0229" calcext:value-type="float">
            <text:p>0,880229</text:p>
          </table:table-cell>
          <table:table-cell office:value-type="float" office:value="0.890743" calcext:value-type="float">
            <text:p>0,890743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544" calcext:value-type="float">
            <text:p>0,8654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32" calcext:value-type="float">
            <text:p>0,632</text:p>
          </table:table-cell>
          <table:table-cell office:value-type="float" office:value="0.788343" calcext:value-type="float">
            <text:p>0,788343</text:p>
          </table:table-cell>
          <table:table-cell office:value-type="float" office:value="0.855771" calcext:value-type="float">
            <text:p>0,855771</text:p>
          </table:table-cell>
          <table:table-cell office:value-type="float" office:value="0.8688" calcext:value-type="float">
            <text:p>0,8688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4286" calcext:value-type="float">
            <text:p>0,874286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8686" calcext:value-type="float">
            <text:p>0,888686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5989" calcext:value-type="float">
            <text:p>0,86598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328" calcext:value-type="float">
            <text:p>0,328</text:p>
          </table:table-cell>
          <table:table-cell office:value-type="float" office:value="0.794971" calcext:value-type="float">
            <text:p>0,794971</text:p>
          </table:table-cell>
          <table:table-cell office:value-type="float" office:value="0.861943" calcext:value-type="float">
            <text:p>0,861943</text:p>
          </table:table-cell>
          <table:table-cell office:value-type="float" office:value="0.870857" calcext:value-type="float">
            <text:p>0,870857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7257" calcext:value-type="float">
            <text:p>0,877257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1371" calcext:value-type="float">
            <text:p>0,881371</text:p>
          </table:table-cell>
          <table:table-cell office:value-type="float" office:value="0.8912" calcext:value-type="float">
            <text:p>0,8912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816" calcext:value-type="float">
            <text:p>0,8681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08" calcext:value-type="float">
            <text:p>0,608</text:p>
          </table:table-cell>
          <table:table-cell office:value-type="float" office:value="0.797029" calcext:value-type="float">
            <text:p>0,797029</text:p>
          </table:table-cell>
          <table:table-cell office:value-type="float" office:value="0.861714" calcext:value-type="float">
            <text:p>0,861714</text:p>
          </table:table-cell>
          <table:table-cell office:value-type="float" office:value="0.871314" calcext:value-type="float">
            <text:p>0,871314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84" calcext:value-type="float">
            <text:p>0,878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1143" calcext:value-type="float">
            <text:p>0,881143</text:p>
          </table:table-cell>
          <table:table-cell office:value-type="float" office:value="0.8912" calcext:value-type="float">
            <text:p>0,8912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848" calcext:value-type="float">
            <text:p>0,86848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624" calcext:value-type="float">
            <text:p>0,624</text:p>
          </table:table-cell>
          <table:table-cell office:value-type="float" office:value="0.812343" calcext:value-type="float">
            <text:p>0,812343</text:p>
          </table:table-cell>
          <table:table-cell office:value-type="float" office:value="0.863771" calcext:value-type="float">
            <text:p>0,863771</text:p>
          </table:table-cell>
          <table:table-cell table:number-columns-repeated="3" office:value-type="float" office:value="0.872" calcext:value-type="float">
            <text:p>0,872</text:p>
          </table:table-cell>
          <table:table-cell office:value-type="float" office:value="0.879771" calcext:value-type="float">
            <text:p>0,879771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16" calcext:value-type="float">
            <text:p>0,8816</text:p>
          </table:table-cell>
          <table:table-cell office:value-type="float" office:value="0.890743" calcext:value-type="float">
            <text:p>0,890743</text:p>
          </table:table-cell>
          <table:table-cell office:value-type="float" office:value="0.896" calcext:value-type="float">
            <text:p>0,896</text:p>
          </table:table-cell>
          <table:table-cell office:value-type="float" office:value="0.870423" calcext:value-type="float">
            <text:p>0,870423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328" calcext:value-type="float">
            <text:p>0,328</text:p>
          </table:table-cell>
          <table:table-cell office:value-type="float" office:value="0.766629" calcext:value-type="float">
            <text:p>0,766629</text:p>
          </table:table-cell>
          <table:table-cell office:value-type="float" office:value="0.860343" calcext:value-type="float">
            <text:p>0,860343</text:p>
          </table:table-cell>
          <table:table-cell office:value-type="float" office:value="0.869714" calcext:value-type="float">
            <text:p>0,8697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2457" calcext:value-type="float">
            <text:p>0,872457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2743" calcext:value-type="float">
            <text:p>0,882743</text:p>
          </table:table-cell>
          <table:table-cell office:value-type="float" office:value="0.891657" calcext:value-type="float">
            <text:p>0,891657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5554" calcext:value-type="float">
            <text:p>0,86555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552" calcext:value-type="float">
            <text:p>0,552</text:p>
          </table:table-cell>
          <table:table-cell office:value-type="float" office:value="0.821257" calcext:value-type="float">
            <text:p>0,821257</text:p>
          </table:table-cell>
          <table:table-cell office:value-type="float" office:value="0.862629" calcext:value-type="float">
            <text:p>0,862629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2457" calcext:value-type="float">
            <text:p>0,872457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1143" calcext:value-type="float">
            <text:p>0,881143</text:p>
          </table:table-cell>
          <table:table-cell office:value-type="float" office:value="0.891657" calcext:value-type="float">
            <text:p>0,891657</text:p>
          </table:table-cell>
          <table:table-cell office:value-type="float" office:value="0.896" calcext:value-type="float">
            <text:p>0,896</text:p>
          </table:table-cell>
          <table:table-cell office:value-type="float" office:value="0.871269" calcext:value-type="float">
            <text:p>0,87126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648" calcext:value-type="float">
            <text:p>0,648</text:p>
          </table:table-cell>
          <table:table-cell office:value-type="float" office:value="0.822857" calcext:value-type="float">
            <text:p>0,822857</text:p>
          </table:table-cell>
          <table:table-cell office:value-type="float" office:value="0.860343" calcext:value-type="float">
            <text:p>0,860343</text:p>
          </table:table-cell>
          <table:table-cell office:value-type="float" office:value="0.871314" calcext:value-type="float">
            <text:p>0,8713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3829" calcext:value-type="float">
            <text:p>0,873829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0914" calcext:value-type="float">
            <text:p>0,880914</text:p>
          </table:table-cell>
          <table:table-cell office:value-type="float" office:value="0.890514" calcext:value-type="float">
            <text:p>0,8905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71177" calcext:value-type="float">
            <text:p>0,87117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48" calcext:value-type="float">
            <text:p>0,648</text:p>
          </table:table-cell>
          <table:table-cell office:value-type="float" office:value="0.800457" calcext:value-type="float">
            <text:p>0,800457</text:p>
          </table:table-cell>
          <table:table-cell office:value-type="float" office:value="0.860571" calcext:value-type="float">
            <text:p>0,860571</text:p>
          </table:table-cell>
          <table:table-cell office:value-type="float" office:value="0.871543" calcext:value-type="float">
            <text:p>0,871543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7029" calcext:value-type="float">
            <text:p>0,877029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0686" calcext:value-type="float">
            <text:p>0,880686</text:p>
          </table:table-cell>
          <table:table-cell office:value-type="float" office:value="0.890057" calcext:value-type="float">
            <text:p>0,890057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8434" calcext:value-type="float">
            <text:p>0,86843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28" calcext:value-type="float">
            <text:p>0,328</text:p>
          </table:table-cell>
          <table:table-cell office:value-type="float" office:value="0.7936" calcext:value-type="float">
            <text:p>0,7936</text:p>
          </table:table-cell>
          <table:table-cell office:value-type="float" office:value="0.862857" calcext:value-type="float">
            <text:p>0,862857</text:p>
          </table:table-cell>
          <table:table-cell table:number-columns-repeated="3" office:value-type="float" office:value="0.872" calcext:value-type="float">
            <text:p>0,872</text:p>
          </table:table-cell>
          <table:table-cell office:value-type="float" office:value="0.8768" calcext:value-type="float">
            <text:p>0,8768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0457" calcext:value-type="float">
            <text:p>0,880457</text:p>
          </table:table-cell>
          <table:table-cell office:value-type="float" office:value="0.890743" calcext:value-type="float">
            <text:p>0,890743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8046" calcext:value-type="float">
            <text:p>0,86804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28" calcext:value-type="float">
            <text:p>0,328</text:p>
          </table:table-cell>
          <table:table-cell office:value-type="float" office:value="0.764571" calcext:value-type="float">
            <text:p>0,764571</text:p>
          </table:table-cell>
          <table:table-cell office:value-type="float" office:value="0.862629" calcext:value-type="float">
            <text:p>0,862629</text:p>
          </table:table-cell>
          <table:table-cell table:number-columns-repeated="3" office:value-type="float" office:value="0.872" calcext:value-type="float">
            <text:p>0,872</text:p>
          </table:table-cell>
          <table:table-cell office:value-type="float" office:value="0.875429" calcext:value-type="float">
            <text:p>0,875429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64" calcext:value-type="float">
            <text:p>0,886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4503" calcext:value-type="float">
            <text:p>0,864503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48" calcext:value-type="float">
            <text:p>0,648</text:p>
          </table:table-cell>
          <table:table-cell office:value-type="float" office:value="0.836571" calcext:value-type="float">
            <text:p>0,836571</text:p>
          </table:table-cell>
          <table:table-cell office:value-type="float" office:value="0.8688" calcext:value-type="float">
            <text:p>0,8688</text:p>
          </table:table-cell>
          <table:table-cell table:number-columns-repeated="3" office:value-type="float" office:value="0.872" calcext:value-type="float">
            <text:p>0,872</text:p>
          </table:table-cell>
          <table:table-cell office:value-type="float" office:value="0.879543" calcext:value-type="float">
            <text:p>0,879543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8229" calcext:value-type="float">
            <text:p>0,888229</text:p>
          </table:table-cell>
          <table:table-cell office:value-type="float" office:value="0.896" calcext:value-type="float">
            <text:p>0,896</text:p>
          </table:table-cell>
          <table:table-cell office:value-type="float" office:value="0.872914" calcext:value-type="float">
            <text:p>0,872914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28" calcext:value-type="float">
            <text:p>0,328</text:p>
          </table:table-cell>
          <table:table-cell office:value-type="float" office:value="0.799543" calcext:value-type="float">
            <text:p>0,799543</text:p>
          </table:table-cell>
          <table:table-cell office:value-type="float" office:value="0.866057" calcext:value-type="float">
            <text:p>0,866057</text:p>
          </table:table-cell>
          <table:table-cell table:number-columns-repeated="3" office:value-type="float" office:value="0.872" calcext:value-type="float">
            <text:p>0,872</text:p>
          </table:table-cell>
          <table:table-cell office:value-type="float" office:value="0.879086" calcext:value-type="float">
            <text:p>0,879086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0229" calcext:value-type="float">
            <text:p>0,880229</text:p>
          </table:table-cell>
          <table:table-cell office:value-type="float" office:value="0.890514" calcext:value-type="float">
            <text:p>0,8905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9143" calcext:value-type="float">
            <text:p>0,86914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328" calcext:value-type="float">
            <text:p>0,328</text:p>
          </table:table-cell>
          <table:table-cell office:value-type="float" office:value="0.755886" calcext:value-type="float">
            <text:p>0,755886</text:p>
          </table:table-cell>
          <table:table-cell office:value-type="float" office:value="0.860343" calcext:value-type="float">
            <text:p>0,860343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2229" calcext:value-type="float">
            <text:p>0,872229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0686" calcext:value-type="float">
            <text:p>0,880686</text:p>
          </table:table-cell>
          <table:table-cell office:value-type="float" office:value="0.890286" calcext:value-type="float">
            <text:p>0,890286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4343" calcext:value-type="float">
            <text:p>0,86434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328" calcext:value-type="float">
            <text:p>0,328</text:p>
          </table:table-cell>
          <table:table-cell office:value-type="float" office:value="0.745829" calcext:value-type="float">
            <text:p>0,745829</text:p>
          </table:table-cell>
          <table:table-cell office:value-type="float" office:value="0.860343" calcext:value-type="float">
            <text:p>0,860343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36" calcext:value-type="float">
            <text:p>0,8736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0229" calcext:value-type="float">
            <text:p>0,880229</text:p>
          </table:table-cell>
          <table:table-cell office:value-type="float" office:value="0.891886" calcext:value-type="float">
            <text:p>0,891886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3589" calcext:value-type="float">
            <text:p>0,86358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328" calcext:value-type="float">
            <text:p>0,328</text:p>
          </table:table-cell>
          <table:table-cell office:value-type="float" office:value="0.753143" calcext:value-type="float">
            <text:p>0,753143</text:p>
          </table:table-cell>
          <table:table-cell office:value-type="float" office:value="0.858057" calcext:value-type="float">
            <text:p>0,858057</text:p>
          </table:table-cell>
          <table:table-cell office:value-type="float" office:value="0.8704" calcext:value-type="float">
            <text:p>0,870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2457" calcext:value-type="float">
            <text:p>0,872457</text:p>
          </table:table-cell>
          <table:table-cell table:number-columns-repeated="4" office:value-type="float" office:value="0.88" calcext:value-type="float">
            <text:p>0,88</text:p>
          </table:table-cell>
          <table:table-cell office:value-type="float" office:value="0.8896" calcext:value-type="float">
            <text:p>0,8896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3566" calcext:value-type="float">
            <text:p>0,86356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328" calcext:value-type="float">
            <text:p>0,328</text:p>
          </table:table-cell>
          <table:table-cell office:value-type="float" office:value="0.776" calcext:value-type="float">
            <text:p>0,776</text:p>
          </table:table-cell>
          <table:table-cell office:value-type="float" office:value="0.857829" calcext:value-type="float">
            <text:p>0,857829</text:p>
          </table:table-cell>
          <table:table-cell office:value-type="float" office:value="0.868114" calcext:value-type="float">
            <text:p>0,8681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2914" calcext:value-type="float">
            <text:p>0,872914</text:p>
          </table:table-cell>
          <table:table-cell table:number-columns-repeated="4" office:value-type="float" office:value="0.88" calcext:value-type="float">
            <text:p>0,88</text:p>
          </table:table-cell>
          <table:table-cell office:value-type="float" office:value="0.889829" calcext:value-type="float">
            <text:p>0,889829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5669" calcext:value-type="float">
            <text:p>0,86566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512" calcext:value-type="float">
            <text:p>0,512</text:p>
          </table:table-cell>
          <table:table-cell office:value-type="float" office:value="0.796571" calcext:value-type="float">
            <text:p>0,796571</text:p>
          </table:table-cell>
          <table:table-cell office:value-type="float" office:value="0.855314" calcext:value-type="float">
            <text:p>0,855314</text:p>
          </table:table-cell>
          <table:table-cell office:value-type="float" office:value="0.867886" calcext:value-type="float">
            <text:p>0,8678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286" calcext:value-type="float">
            <text:p>0,874286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1143" calcext:value-type="float">
            <text:p>0,881143</text:p>
          </table:table-cell>
          <table:table-cell office:value-type="float" office:value="0.891657" calcext:value-type="float">
            <text:p>0,891657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7886" calcext:value-type="float">
            <text:p>0,86788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328" calcext:value-type="float">
            <text:p>0,328</text:p>
          </table:table-cell>
          <table:table-cell office:value-type="float" office:value="0.794743" calcext:value-type="float">
            <text:p>0,794743</text:p>
          </table:table-cell>
          <table:table-cell office:value-type="float" office:value="0.858286" calcext:value-type="float">
            <text:p>0,858286</text:p>
          </table:table-cell>
          <table:table-cell office:value-type="float" office:value="0.868571" calcext:value-type="float">
            <text:p>0,868571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2914" calcext:value-type="float">
            <text:p>0,872914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0914" calcext:value-type="float">
            <text:p>0,880914</text:p>
          </table:table-cell>
          <table:table-cell office:value-type="float" office:value="0.891886" calcext:value-type="float">
            <text:p>0,891886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7931" calcext:value-type="float">
            <text:p>0,86793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24" calcext:value-type="float">
            <text:p>0,624</text:p>
          </table:table-cell>
          <table:table-cell office:value-type="float" office:value="0.802514" calcext:value-type="float">
            <text:p>0,802514</text:p>
          </table:table-cell>
          <table:table-cell office:value-type="float" office:value="0.858514" calcext:value-type="float">
            <text:p>0,858514</text:p>
          </table:table-cell>
          <table:table-cell office:value-type="float" office:value="0.869943" calcext:value-type="float">
            <text:p>0,869943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286" calcext:value-type="float">
            <text:p>0,874286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2514" calcext:value-type="float">
            <text:p>0,882514</text:p>
          </table:table-cell>
          <table:table-cell office:value-type="float" office:value="0.893943" calcext:value-type="float">
            <text:p>0,893943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9371" calcext:value-type="float">
            <text:p>0,86937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328" calcext:value-type="float">
            <text:p>0,328</text:p>
          </table:table-cell>
          <table:table-cell office:value-type="float" office:value="0.789029" calcext:value-type="float">
            <text:p>0,789029</text:p>
          </table:table-cell>
          <table:table-cell office:value-type="float" office:value="0.856686" calcext:value-type="float">
            <text:p>0,856686</text:p>
          </table:table-cell>
          <table:table-cell office:value-type="float" office:value="0.869257" calcext:value-type="float">
            <text:p>0,8692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514" calcext:value-type="float">
            <text:p>0,874514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3886" calcext:value-type="float">
            <text:p>0,883886</text:p>
          </table:table-cell>
          <table:table-cell office:value-type="float" office:value="0.893486" calcext:value-type="float">
            <text:p>0,893486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7886" calcext:value-type="float">
            <text:p>0,86788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328" calcext:value-type="float">
            <text:p>0,328</text:p>
          </table:table-cell>
          <table:table-cell office:value-type="float" office:value="0.783543" calcext:value-type="float">
            <text:p>0,783543</text:p>
          </table:table-cell>
          <table:table-cell office:value-type="float" office:value="0.859886" calcext:value-type="float">
            <text:p>0,859886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68" calcext:value-type="float">
            <text:p>0,8768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5486" calcext:value-type="float">
            <text:p>0,885486</text:p>
          </table:table-cell>
          <table:table-cell office:value-type="float" office:value="0.893029" calcext:value-type="float">
            <text:p>0,893029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8274" calcext:value-type="float">
            <text:p>0,86827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632" calcext:value-type="float">
            <text:p>0,632</text:p>
          </table:table-cell>
          <table:table-cell office:value-type="float" office:value="0.7856" calcext:value-type="float">
            <text:p>0,7856</text:p>
          </table:table-cell>
          <table:table-cell office:value-type="float" office:value="0.858514" calcext:value-type="float">
            <text:p>0,858514</text:p>
          </table:table-cell>
          <table:table-cell office:value-type="float" office:value="0.869257" calcext:value-type="float">
            <text:p>0,8692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2914" calcext:value-type="float">
            <text:p>0,872914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32" calcext:value-type="float">
            <text:p>0,8832</text:p>
          </table:table-cell>
          <table:table-cell office:value-type="float" office:value="0.891886" calcext:value-type="float">
            <text:p>0,891886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7337" calcext:value-type="float">
            <text:p>0,86733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424" calcext:value-type="float">
            <text:p>0,424</text:p>
          </table:table-cell>
          <table:table-cell office:value-type="float" office:value="0.736457" calcext:value-type="float">
            <text:p>0,736457</text:p>
          </table:table-cell>
          <table:table-cell office:value-type="float" office:value="0.853486" calcext:value-type="float">
            <text:p>0,853486</text:p>
          </table:table-cell>
          <table:table-cell office:value-type="float" office:value="0.863771" calcext:value-type="float">
            <text:p>0,863771</text:p>
          </table:table-cell>
          <table:table-cell office:value-type="float" office:value="0.871771" calcext:value-type="float">
            <text:p>0,871771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8" calcext:value-type="float">
            <text:p>0,8768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1371" calcext:value-type="float">
            <text:p>0,881371</text:p>
          </table:table-cell>
          <table:table-cell office:value-type="float" office:value="0.891429" calcext:value-type="float">
            <text:p>0,891429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0709" calcext:value-type="float">
            <text:p>0,86070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56" calcext:value-type="float">
            <text:p>0,456</text:p>
          </table:table-cell>
          <table:table-cell office:value-type="float" office:value="0.752686" calcext:value-type="float">
            <text:p>0,752686</text:p>
          </table:table-cell>
          <table:table-cell office:value-type="float" office:value="0.856686" calcext:value-type="float">
            <text:p>0,856686</text:p>
          </table:table-cell>
          <table:table-cell office:value-type="float" office:value="0.867429" calcext:value-type="float">
            <text:p>0,867429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8857" calcext:value-type="float">
            <text:p>0,878857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32" calcext:value-type="float">
            <text:p>0,8832</text:p>
          </table:table-cell>
          <table:table-cell office:value-type="float" office:value="0.893029" calcext:value-type="float">
            <text:p>0,893029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3589" calcext:value-type="float">
            <text:p>0,86358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328" calcext:value-type="float">
            <text:p>0,328</text:p>
          </table:table-cell>
          <table:table-cell office:value-type="float" office:value="0.728914" calcext:value-type="float">
            <text:p>0,728914</text:p>
          </table:table-cell>
          <table:table-cell office:value-type="float" office:value="0.850286" calcext:value-type="float">
            <text:p>0,850286</text:p>
          </table:table-cell>
          <table:table-cell office:value-type="float" office:value="0.864" calcext:value-type="float">
            <text:p>0,864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6571" calcext:value-type="float">
            <text:p>0,876571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2743" calcext:value-type="float">
            <text:p>0,882743</text:p>
          </table:table-cell>
          <table:table-cell office:value-type="float" office:value="0.892114" calcext:value-type="float">
            <text:p>0,8921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59863" calcext:value-type="float">
            <text:p>0,85986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16" calcext:value-type="float">
            <text:p>0,616</text:p>
          </table:table-cell>
          <table:table-cell office:value-type="float" office:value="0.757714" calcext:value-type="float">
            <text:p>0,757714</text:p>
          </table:table-cell>
          <table:table-cell office:value-type="float" office:value="0.852343" calcext:value-type="float">
            <text:p>0,852343</text:p>
          </table:table-cell>
          <table:table-cell office:value-type="float" office:value="0.866743" calcext:value-type="float">
            <text:p>0,866743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8171" calcext:value-type="float">
            <text:p>0,878171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2057" calcext:value-type="float">
            <text:p>0,882057</text:p>
          </table:table-cell>
          <table:table-cell office:value-type="float" office:value="0.892343" calcext:value-type="float">
            <text:p>0,892343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3337" calcext:value-type="float">
            <text:p>0,86333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16" calcext:value-type="float">
            <text:p>0,616</text:p>
          </table:table-cell>
          <table:table-cell office:value-type="float" office:value="0.777371" calcext:value-type="float">
            <text:p>0,777371</text:p>
          </table:table-cell>
          <table:table-cell office:value-type="float" office:value="0.856" calcext:value-type="float">
            <text:p>0,856</text:p>
          </table:table-cell>
          <table:table-cell office:value-type="float" office:value="0.867657" calcext:value-type="float">
            <text:p>0,8676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3371" calcext:value-type="float">
            <text:p>0,873371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2743" calcext:value-type="float">
            <text:p>0,882743</text:p>
          </table:table-cell>
          <table:table-cell office:value-type="float" office:value="0.893029" calcext:value-type="float">
            <text:p>0,893029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6217" calcext:value-type="float">
            <text:p>0,86621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" calcext:value-type="float">
            <text:p>0,4</text:p>
          </table:table-cell>
          <table:table-cell office:value-type="float" office:value="0.802971" calcext:value-type="float">
            <text:p>0,802971</text:p>
          </table:table-cell>
          <table:table-cell office:value-type="float" office:value="0.857143" calcext:value-type="float">
            <text:p>0,857143</text:p>
          </table:table-cell>
          <table:table-cell office:value-type="float" office:value="0.866286" calcext:value-type="float">
            <text:p>0,866286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8171" calcext:value-type="float">
            <text:p>0,878171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2971" calcext:value-type="float">
            <text:p>0,882971</text:p>
          </table:table-cell>
          <table:table-cell office:value-type="float" office:value="0.893257" calcext:value-type="float">
            <text:p>0,893257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848" calcext:value-type="float">
            <text:p>0,8684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" calcext:value-type="float">
            <text:p>0,4</text:p>
          </table:table-cell>
          <table:table-cell office:value-type="float" office:value="0.747657" calcext:value-type="float">
            <text:p>0,747657</text:p>
          </table:table-cell>
          <table:table-cell office:value-type="float" office:value="0.855543" calcext:value-type="float">
            <text:p>0,855543</text:p>
          </table:table-cell>
          <table:table-cell office:value-type="float" office:value="0.865371" calcext:value-type="float">
            <text:p>0,865371</text:p>
          </table:table-cell>
          <table:table-cell table:number-columns-repeated="2" office:value-type="float" office:value="0.872" calcext:value-type="float">
            <text:p>0,872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0914" calcext:value-type="float">
            <text:p>0,880914</text:p>
          </table:table-cell>
          <table:table-cell office:value-type="float" office:value="0.892114" calcext:value-type="float">
            <text:p>0,8921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256" calcext:value-type="float">
            <text:p>0,8625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328" calcext:value-type="float">
            <text:p>0,328</text:p>
          </table:table-cell>
          <table:table-cell office:value-type="float" office:value="0.776" calcext:value-type="float">
            <text:p>0,776</text:p>
          </table:table-cell>
          <table:table-cell office:value-type="float" office:value="0.856914" calcext:value-type="float">
            <text:p>0,856914</text:p>
          </table:table-cell>
          <table:table-cell office:value-type="float" office:value="0.867429" calcext:value-type="float">
            <text:p>0,8674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057" calcext:value-type="float">
            <text:p>0,874057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1829" calcext:value-type="float">
            <text:p>0,881829</text:p>
          </table:table-cell>
          <table:table-cell office:value-type="float" office:value="0.892343" calcext:value-type="float">
            <text:p>0,892343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6057" calcext:value-type="float">
            <text:p>0,86605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328" calcext:value-type="float">
            <text:p>0,328</text:p>
          </table:table-cell>
          <table:table-cell office:value-type="float" office:value="0.770514" calcext:value-type="float">
            <text:p>0,770514</text:p>
          </table:table-cell>
          <table:table-cell office:value-type="float" office:value="0.860343" calcext:value-type="float">
            <text:p>0,860343</text:p>
          </table:table-cell>
          <table:table-cell office:value-type="float" office:value="0.871314" calcext:value-type="float">
            <text:p>0,8713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771" calcext:value-type="float">
            <text:p>0,879771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3886" calcext:value-type="float">
            <text:p>0,883886</text:p>
          </table:table-cell>
          <table:table-cell office:value-type="float" office:value="0.893486" calcext:value-type="float">
            <text:p>0,893486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7131" calcext:value-type="float">
            <text:p>0,86713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28" calcext:value-type="float">
            <text:p>0,328</text:p>
          </table:table-cell>
          <table:table-cell office:value-type="float" office:value="0.7936" calcext:value-type="float">
            <text:p>0,7936</text:p>
          </table:table-cell>
          <table:table-cell office:value-type="float" office:value="0.862629" calcext:value-type="float">
            <text:p>0,862629</text:p>
          </table:table-cell>
          <table:table-cell office:value-type="float" office:value="0.870857" calcext:value-type="float">
            <text:p>0,8708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8" calcext:value-type="float">
            <text:p>0,8768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3886" calcext:value-type="float">
            <text:p>0,883886</text:p>
          </table:table-cell>
          <table:table-cell office:value-type="float" office:value="0.893714" calcext:value-type="float">
            <text:p>0,8937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9349" calcext:value-type="float">
            <text:p>0,86934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24" calcext:value-type="float">
            <text:p>0,624</text:p>
          </table:table-cell>
          <table:table-cell office:value-type="float" office:value="0.788571" calcext:value-type="float">
            <text:p>0,788571</text:p>
          </table:table-cell>
          <table:table-cell office:value-type="float" office:value="0.861029" calcext:value-type="float">
            <text:p>0,861029</text:p>
          </table:table-cell>
          <table:table-cell office:value-type="float" office:value="0.869029" calcext:value-type="float">
            <text:p>0,8690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286" calcext:value-type="float">
            <text:p>0,874286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5486" calcext:value-type="float">
            <text:p>0,885486</text:p>
          </table:table-cell>
          <table:table-cell office:value-type="float" office:value="0.8944" calcext:value-type="float">
            <text:p>0,894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848" calcext:value-type="float">
            <text:p>0,8684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408" calcext:value-type="float">
            <text:p>0,408</text:p>
          </table:table-cell>
          <table:table-cell office:value-type="float" office:value="0.7616" calcext:value-type="float">
            <text:p>0,7616</text:p>
          </table:table-cell>
          <table:table-cell office:value-type="float" office:value="0.853714" calcext:value-type="float">
            <text:p>0,853714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1771" calcext:value-type="float">
            <text:p>0,871771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943" calcext:value-type="float">
            <text:p>0,877943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4114" calcext:value-type="float">
            <text:p>0,884114</text:p>
          </table:table-cell>
          <table:table-cell office:value-type="float" office:value="0.893257" calcext:value-type="float">
            <text:p>0,893257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384" calcext:value-type="float">
            <text:p>0,8638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528" calcext:value-type="float">
            <text:p>0,528</text:p>
          </table:table-cell>
          <table:table-cell office:value-type="float" office:value="0.751771" calcext:value-type="float">
            <text:p>0,751771</text:p>
          </table:table-cell>
          <table:table-cell office:value-type="float" office:value="0.856229" calcext:value-type="float">
            <text:p>0,856229</text:p>
          </table:table-cell>
          <table:table-cell office:value-type="float" office:value="0.867657" calcext:value-type="float">
            <text:p>0,8676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36" calcext:value-type="float">
            <text:p>0,8736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5486" calcext:value-type="float">
            <text:p>0,885486</text:p>
          </table:table-cell>
          <table:table-cell office:value-type="float" office:value="0.893486" calcext:value-type="float">
            <text:p>0,893486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4023" calcext:value-type="float">
            <text:p>0,86402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528" calcext:value-type="float">
            <text:p>0,528</text:p>
          </table:table-cell>
          <table:table-cell office:value-type="float" office:value="0.770514" calcext:value-type="float">
            <text:p>0,770514</text:p>
          </table:table-cell>
          <table:table-cell office:value-type="float" office:value="0.860114" calcext:value-type="float">
            <text:p>0,860114</text:p>
          </table:table-cell>
          <table:table-cell office:value-type="float" office:value="0.870171" calcext:value-type="float">
            <text:p>0,870171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5429" calcext:value-type="float">
            <text:p>0,875429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64" calcext:value-type="float">
            <text:p>0,8864</text:p>
          </table:table-cell>
          <table:table-cell office:value-type="float" office:value="0.893257" calcext:value-type="float">
            <text:p>0,893257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6789" calcext:value-type="float">
            <text:p>0,86678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528" calcext:value-type="float">
            <text:p>0,528</text:p>
          </table:table-cell>
          <table:table-cell office:value-type="float" office:value="0.794743" calcext:value-type="float">
            <text:p>0,794743</text:p>
          </table:table-cell>
          <table:table-cell office:value-type="float" office:value="0.864686" calcext:value-type="float">
            <text:p>0,864686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6571" calcext:value-type="float">
            <text:p>0,876571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48" calcext:value-type="float">
            <text:p>0,8848</text:p>
          </table:table-cell>
          <table:table-cell office:value-type="float" office:value="0.893486" calcext:value-type="float">
            <text:p>0,893486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9829" calcext:value-type="float">
            <text:p>0,86982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328" calcext:value-type="float">
            <text:p>0,328</text:p>
          </table:table-cell>
          <table:table-cell office:value-type="float" office:value="0.763886" calcext:value-type="float">
            <text:p>0,763886</text:p>
          </table:table-cell>
          <table:table-cell office:value-type="float" office:value="0.863771" calcext:value-type="float">
            <text:p>0,863771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6343" calcext:value-type="float">
            <text:p>0,876343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5943" calcext:value-type="float">
            <text:p>0,885943</text:p>
          </table:table-cell>
          <table:table-cell office:value-type="float" office:value="0.893486" calcext:value-type="float">
            <text:p>0,893486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6743" calcext:value-type="float">
            <text:p>0,86674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28" calcext:value-type="float">
            <text:p>0,328</text:p>
          </table:table-cell>
          <table:table-cell office:value-type="float" office:value="0.760914" calcext:value-type="float">
            <text:p>0,760914</text:p>
          </table:table-cell>
          <table:table-cell office:value-type="float" office:value="0.858514" calcext:value-type="float">
            <text:p>0,858514</text:p>
          </table:table-cell>
          <table:table-cell office:value-type="float" office:value="0.868114" calcext:value-type="float">
            <text:p>0,8681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5657" calcext:value-type="float">
            <text:p>0,875657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5257" calcext:value-type="float">
            <text:p>0,885257</text:p>
          </table:table-cell>
          <table:table-cell office:value-type="float" office:value="0.893257" calcext:value-type="float">
            <text:p>0,893257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5371" calcext:value-type="float">
            <text:p>0,86537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328" calcext:value-type="float">
            <text:p>0,328</text:p>
          </table:table-cell>
          <table:table-cell office:value-type="float" office:value="0.7792" calcext:value-type="float">
            <text:p>0,7792</text:p>
          </table:table-cell>
          <table:table-cell office:value-type="float" office:value="0.8608" calcext:value-type="float">
            <text:p>0,8608</text:p>
          </table:table-cell>
          <table:table-cell office:value-type="float" office:value="0.869714" calcext:value-type="float">
            <text:p>0,8697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743" calcext:value-type="float">
            <text:p>0,874743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5029" calcext:value-type="float">
            <text:p>0,885029</text:p>
          </table:table-cell>
          <table:table-cell office:value-type="float" office:value="0.8928" calcext:value-type="float">
            <text:p>0,8928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7429" calcext:value-type="float">
            <text:p>0,86742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328" calcext:value-type="float">
            <text:p>0,328</text:p>
          </table:table-cell>
          <table:table-cell office:value-type="float" office:value="0.762514" calcext:value-type="float">
            <text:p>0,762514</text:p>
          </table:table-cell>
          <table:table-cell office:value-type="float" office:value="0.860114" calcext:value-type="float">
            <text:p>0,860114</text:p>
          </table:table-cell>
          <table:table-cell office:value-type="float" office:value="0.869257" calcext:value-type="float">
            <text:p>0,8692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971" calcext:value-type="float">
            <text:p>0,874971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5486" calcext:value-type="float">
            <text:p>0,885486</text:p>
          </table:table-cell>
          <table:table-cell office:value-type="float" office:value="0.892343" calcext:value-type="float">
            <text:p>0,892343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5669" calcext:value-type="float">
            <text:p>0,86566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328" calcext:value-type="float">
            <text:p>0,328</text:p>
          </table:table-cell>
          <table:table-cell office:value-type="float" office:value="0.711086" calcext:value-type="float">
            <text:p>0,711086</text:p>
          </table:table-cell>
          <table:table-cell office:value-type="float" office:value="0.855086" calcext:value-type="float">
            <text:p>0,855086</text:p>
          </table:table-cell>
          <table:table-cell office:value-type="float" office:value="0.866971" calcext:value-type="float">
            <text:p>0,866971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971" calcext:value-type="float">
            <text:p>0,874971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7314" calcext:value-type="float">
            <text:p>0,887314</text:p>
          </table:table-cell>
          <table:table-cell office:value-type="float" office:value="0.8928" calcext:value-type="float">
            <text:p>0,8928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0023" calcext:value-type="float">
            <text:p>0,86002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28" calcext:value-type="float">
            <text:p>0,328</text:p>
          </table:table-cell>
          <table:table-cell office:value-type="float" office:value="0.774171" calcext:value-type="float">
            <text:p>0,774171</text:p>
          </table:table-cell>
          <table:table-cell office:value-type="float" office:value="0.8608" calcext:value-type="float">
            <text:p>0,8608</text:p>
          </table:table-cell>
          <table:table-cell office:value-type="float" office:value="0.871314" calcext:value-type="float">
            <text:p>0,8713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343" calcext:value-type="float">
            <text:p>0,876343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0457" calcext:value-type="float">
            <text:p>0,8804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3714" calcext:value-type="float">
            <text:p>0,8937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768" calcext:value-type="float">
            <text:p>0,8676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328" calcext:value-type="float">
            <text:p>0,328</text:p>
          </table:table-cell>
          <table:table-cell office:value-type="float" office:value="0.797714" calcext:value-type="float">
            <text:p>0,797714</text:p>
          </table:table-cell>
          <table:table-cell office:value-type="float" office:value="0.860571" calcext:value-type="float">
            <text:p>0,860571</text:p>
          </table:table-cell>
          <table:table-cell office:value-type="float" office:value="0.870171" calcext:value-type="float">
            <text:p>0,870171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3829" calcext:value-type="float">
            <text:p>0,873829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3257" calcext:value-type="float">
            <text:p>0,893257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9554" calcext:value-type="float">
            <text:p>0,86955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48" calcext:value-type="float">
            <text:p>0,48</text:p>
          </table:table-cell>
          <table:table-cell office:value-type="float" office:value="0.819886" calcext:value-type="float">
            <text:p>0,819886</text:p>
          </table:table-cell>
          <table:table-cell office:value-type="float" office:value="0.861486" calcext:value-type="float">
            <text:p>0,861486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3143" calcext:value-type="float">
            <text:p>0,873143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0914" calcext:value-type="float">
            <text:p>0,880914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44" calcext:value-type="float">
            <text:p>0,894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72137" calcext:value-type="float">
            <text:p>0,87213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328" calcext:value-type="float">
            <text:p>0,328</text:p>
          </table:table-cell>
          <table:table-cell office:value-type="float" office:value="0.792457" calcext:value-type="float">
            <text:p>0,792457</text:p>
          </table:table-cell>
          <table:table-cell office:value-type="float" office:value="0.860114" calcext:value-type="float">
            <text:p>0,860114</text:p>
          </table:table-cell>
          <table:table-cell office:value-type="float" office:value="0.871086" calcext:value-type="float">
            <text:p>0,8710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3829" calcext:value-type="float">
            <text:p>0,873829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2286" calcext:value-type="float">
            <text:p>0,8822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771" calcext:value-type="float">
            <text:p>0,895771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9554" calcext:value-type="float">
            <text:p>0,86955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328" calcext:value-type="float">
            <text:p>0,328</text:p>
          </table:table-cell>
          <table:table-cell office:value-type="float" office:value="0.821257" calcext:value-type="float">
            <text:p>0,821257</text:p>
          </table:table-cell>
          <table:table-cell office:value-type="float" office:value="0.864686" calcext:value-type="float">
            <text:p>0,864686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7714" calcext:value-type="float">
            <text:p>0,87771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2971" calcext:value-type="float">
            <text:p>0,882971</text:p>
          </table:table-cell>
          <table:table-cell office:value-type="float" office:value="0.888229" calcext:value-type="float">
            <text:p>0,888229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73486" calcext:value-type="float">
            <text:p>0,87348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608" calcext:value-type="float">
            <text:p>0,608</text:p>
          </table:table-cell>
          <table:table-cell office:value-type="float" office:value="0.816686" calcext:value-type="float">
            <text:p>0,816686</text:p>
          </table:table-cell>
          <table:table-cell office:value-type="float" office:value="0.863543" calcext:value-type="float">
            <text:p>0,863543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7943" calcext:value-type="float">
            <text:p>0,877943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0686" calcext:value-type="float">
            <text:p>0,8806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314" calcext:value-type="float">
            <text:p>0,8953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72617" calcext:value-type="float">
            <text:p>0,87261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04" calcext:value-type="float">
            <text:p>0,504</text:p>
          </table:table-cell>
          <table:table-cell office:value-type="float" office:value="0.813486" calcext:value-type="float">
            <text:p>0,813486</text:p>
          </table:table-cell>
          <table:table-cell office:value-type="float" office:value="0.862629" calcext:value-type="float">
            <text:p>0,862629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7257" calcext:value-type="float">
            <text:p>0,877257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2514" calcext:value-type="float">
            <text:p>0,882514</text:p>
          </table:table-cell>
          <table:table-cell office:value-type="float" office:value="0.888686" calcext:value-type="float">
            <text:p>0,888686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72457" calcext:value-type="float">
            <text:p>0,87245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504" calcext:value-type="float">
            <text:p>0,504</text:p>
          </table:table-cell>
          <table:table-cell office:value-type="float" office:value="0.8032" calcext:value-type="float">
            <text:p>0,8032</text:p>
          </table:table-cell>
          <table:table-cell office:value-type="float" office:value="0.8608" calcext:value-type="float">
            <text:p>0,8608</text:p>
          </table:table-cell>
          <table:table-cell office:value-type="float" office:value="0.869943" calcext:value-type="float">
            <text:p>0,869943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571" calcext:value-type="float">
            <text:p>0,876571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2971" calcext:value-type="float">
            <text:p>0,8829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4171" calcext:value-type="float">
            <text:p>0,894171</text:p>
          </table:table-cell>
          <table:table-cell office:value-type="float" office:value="0.896" calcext:value-type="float">
            <text:p>0,896</text:p>
          </table:table-cell>
          <table:table-cell office:value-type="float" office:value="0.870766" calcext:value-type="float">
            <text:p>0,87076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328" calcext:value-type="float">
            <text:p>0,328</text:p>
          </table:table-cell>
          <table:table-cell office:value-type="float" office:value="0.796571" calcext:value-type="float">
            <text:p>0,796571</text:p>
          </table:table-cell>
          <table:table-cell office:value-type="float" office:value="0.862171" calcext:value-type="float">
            <text:p>0,862171</text:p>
          </table:table-cell>
          <table:table-cell office:value-type="float" office:value="0.870629" calcext:value-type="float">
            <text:p>0,8706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4" calcext:value-type="float">
            <text:p>0,878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1371" calcext:value-type="float">
            <text:p>0,8813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4171" calcext:value-type="float">
            <text:p>0,894171</text:p>
          </table:table-cell>
          <table:table-cell office:value-type="float" office:value="0.896" calcext:value-type="float">
            <text:p>0,896</text:p>
          </table:table-cell>
          <table:table-cell office:value-type="float" office:value="0.870331" calcext:value-type="float">
            <text:p>0,87033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72" calcext:value-type="float">
            <text:p>0,272</text:p>
          </table:table-cell>
          <table:table-cell office:value-type="float" office:value="0.753143" calcext:value-type="float">
            <text:p>0,753143</text:p>
          </table:table-cell>
          <table:table-cell office:value-type="float" office:value="0.861029" calcext:value-type="float">
            <text:p>0,861029</text:p>
          </table:table-cell>
          <table:table-cell office:value-type="float" office:value="0.870171" calcext:value-type="float">
            <text:p>0,870171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5886" calcext:value-type="float">
            <text:p>0,875886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1829" calcext:value-type="float">
            <text:p>0,8818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4171" calcext:value-type="float">
            <text:p>0,894171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5623" calcext:value-type="float">
            <text:p>0,86562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328" calcext:value-type="float">
            <text:p>0,328</text:p>
          </table:table-cell>
          <table:table-cell office:value-type="float" office:value="0.765714" calcext:value-type="float">
            <text:p>0,765714</text:p>
          </table:table-cell>
          <table:table-cell office:value-type="float" office:value="0.861714" calcext:value-type="float">
            <text:p>0,861714</text:p>
          </table:table-cell>
          <table:table-cell office:value-type="float" office:value="0.871771" calcext:value-type="float">
            <text:p>0,871771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257" calcext:value-type="float">
            <text:p>0,877257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1829" calcext:value-type="float">
            <text:p>0,8818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44" calcext:value-type="float">
            <text:p>0,894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7269" calcext:value-type="float">
            <text:p>0,86726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328" calcext:value-type="float">
            <text:p>0,328</text:p>
          </table:table-cell>
          <table:table-cell office:value-type="float" office:value="0.779429" calcext:value-type="float">
            <text:p>0,779429</text:p>
          </table:table-cell>
          <table:table-cell office:value-type="float" office:value="0.862857" calcext:value-type="float">
            <text:p>0,862857</text:p>
          </table:table-cell>
          <table:table-cell office:value-type="float" office:value="0.870857" calcext:value-type="float">
            <text:p>0,8708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514" calcext:value-type="float">
            <text:p>0,87451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0457" calcext:value-type="float">
            <text:p>0,8804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3029" calcext:value-type="float">
            <text:p>0,893029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8114" calcext:value-type="float">
            <text:p>0,86811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04" calcext:value-type="float">
            <text:p>0,304</text:p>
          </table:table-cell>
          <table:table-cell office:value-type="float" office:value="0.757943" calcext:value-type="float">
            <text:p>0,757943</text:p>
          </table:table-cell>
          <table:table-cell office:value-type="float" office:value="0.861714" calcext:value-type="float">
            <text:p>0,861714</text:p>
          </table:table-cell>
          <table:table-cell office:value-type="float" office:value="0.870629" calcext:value-type="float">
            <text:p>0,8706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971" calcext:value-type="float">
            <text:p>0,874971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7314" calcext:value-type="float">
            <text:p>0,887314</text:p>
          </table:table-cell>
          <table:table-cell office:value-type="float" office:value="0.893714" calcext:value-type="float">
            <text:p>0,8937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5829" calcext:value-type="float">
            <text:p>0,86582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28" calcext:value-type="float">
            <text:p>0,328</text:p>
          </table:table-cell>
          <table:table-cell office:value-type="float" office:value="0.723429" calcext:value-type="float">
            <text:p>0,723429</text:p>
          </table:table-cell>
          <table:table-cell office:value-type="float" office:value="0.860114" calcext:value-type="float">
            <text:p>0,860114</text:p>
          </table:table-cell>
          <table:table-cell office:value-type="float" office:value="0.869943" calcext:value-type="float">
            <text:p>0,869943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114" calcext:value-type="float">
            <text:p>0,87611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0229" calcext:value-type="float">
            <text:p>0,8802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3943" calcext:value-type="float">
            <text:p>0,893943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2377" calcext:value-type="float">
            <text:p>0,86237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328" calcext:value-type="float">
            <text:p>0,328</text:p>
          </table:table-cell>
          <table:table-cell office:value-type="float" office:value="0.754971" calcext:value-type="float">
            <text:p>0,754971</text:p>
          </table:table-cell>
          <table:table-cell office:value-type="float" office:value="0.859886" calcext:value-type="float">
            <text:p>0,859886</text:p>
          </table:table-cell>
          <table:table-cell office:value-type="float" office:value="0.870857" calcext:value-type="float">
            <text:p>0,8708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743" calcext:value-type="float">
            <text:p>0,874743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2743" calcext:value-type="float">
            <text:p>0,8827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4171" calcext:value-type="float">
            <text:p>0,894171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5737" calcext:value-type="float">
            <text:p>0,86573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328" calcext:value-type="float">
            <text:p>0,328</text:p>
          </table:table-cell>
          <table:table-cell office:value-type="float" office:value="0.770514" calcext:value-type="float">
            <text:p>0,770514</text:p>
          </table:table-cell>
          <table:table-cell office:value-type="float" office:value="0.861943" calcext:value-type="float">
            <text:p>0,861943</text:p>
          </table:table-cell>
          <table:table-cell office:value-type="float" office:value="0.8688" calcext:value-type="float">
            <text:p>0,8688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9314" calcext:value-type="float">
            <text:p>0,879314</text:p>
          </table:table-cell>
          <table:table-cell office:value-type="float" office:value="0.88" calcext:value-type="float">
            <text:p>0,88</text:p>
          </table:table-cell>
          <table:table-cell office:value-type="float" office:value="0.882057" calcext:value-type="float">
            <text:p>0,8820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4171" calcext:value-type="float">
            <text:p>0,894171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688" calcext:value-type="float">
            <text:p>0,8668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328" calcext:value-type="float">
            <text:p>0,328</text:p>
          </table:table-cell>
          <table:table-cell office:value-type="float" office:value="0.7408" calcext:value-type="float">
            <text:p>0,7408</text:p>
          </table:table-cell>
          <table:table-cell office:value-type="float" office:value="0.861943" calcext:value-type="float">
            <text:p>0,861943</text:p>
          </table:table-cell>
          <table:table-cell office:value-type="float" office:value="0.869257" calcext:value-type="float">
            <text:p>0,8692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743" calcext:value-type="float">
            <text:p>0,874743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4571" calcext:value-type="float">
            <text:p>0,8845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086" calcext:value-type="float">
            <text:p>0,895086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464" calcext:value-type="float">
            <text:p>0,8646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328" calcext:value-type="float">
            <text:p>0,328</text:p>
          </table:table-cell>
          <table:table-cell office:value-type="float" office:value="0.768914" calcext:value-type="float">
            <text:p>0,768914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1086" calcext:value-type="float">
            <text:p>0,8710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029" calcext:value-type="float">
            <text:p>0,877029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4114" calcext:value-type="float">
            <text:p>0,884114</text:p>
          </table:table-cell>
          <table:table-cell office:value-type="float" office:value="0.888229" calcext:value-type="float">
            <text:p>0,888229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8137" calcext:value-type="float">
            <text:p>0,86813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512" calcext:value-type="float">
            <text:p>0,512</text:p>
          </table:table-cell>
          <table:table-cell office:value-type="float" office:value="0.7824" calcext:value-type="float">
            <text:p>0,7824</text:p>
          </table:table-cell>
          <table:table-cell office:value-type="float" office:value="0.863543" calcext:value-type="float">
            <text:p>0,863543</text:p>
          </table:table-cell>
          <table:table-cell office:value-type="float" office:value="0.871086" calcext:value-type="float">
            <text:p>0,8710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171" calcext:value-type="float">
            <text:p>0,878171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2057" calcext:value-type="float">
            <text:p>0,8820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4857" calcext:value-type="float">
            <text:p>0,894857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9211" calcext:value-type="float">
            <text:p>0,86921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624" calcext:value-type="float">
            <text:p>0,624</text:p>
          </table:table-cell>
          <table:table-cell office:value-type="float" office:value="0.7904" calcext:value-type="float">
            <text:p>0,7904</text:p>
          </table:table-cell>
          <table:table-cell office:value-type="float" office:value="0.8608" calcext:value-type="float">
            <text:p>0,8608</text:p>
          </table:table-cell>
          <table:table-cell office:value-type="float" office:value="0.869257" calcext:value-type="float">
            <text:p>0,8692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4" calcext:value-type="float">
            <text:p>0,878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0229" calcext:value-type="float">
            <text:p>0,8802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3257" calcext:value-type="float">
            <text:p>0,893257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9234" calcext:value-type="float">
            <text:p>0,86923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84" calcext:value-type="float">
            <text:p>0,584</text:p>
          </table:table-cell>
          <table:table-cell office:value-type="float" office:value="0.7808" calcext:value-type="float">
            <text:p>0,7808</text:p>
          </table:table-cell>
          <table:table-cell office:value-type="float" office:value="0.8576" calcext:value-type="float">
            <text:p>0,8576</text:p>
          </table:table-cell>
          <table:table-cell office:value-type="float" office:value="0.8672" calcext:value-type="float">
            <text:p>0,8672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514" calcext:value-type="float">
            <text:p>0,874514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7771" calcext:value-type="float">
            <text:p>0,887771</text:p>
          </table:table-cell>
          <table:table-cell office:value-type="float" office:value="0.892114" calcext:value-type="float">
            <text:p>0,8921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72" calcext:value-type="float">
            <text:p>0,867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376" calcext:value-type="float">
            <text:p>0,376</text:p>
          </table:table-cell>
          <table:table-cell office:value-type="float" office:value="0.7584" calcext:value-type="float">
            <text:p>0,7584</text:p>
          </table:table-cell>
          <table:table-cell office:value-type="float" office:value="0.855771" calcext:value-type="float">
            <text:p>0,855771</text:p>
          </table:table-cell>
          <table:table-cell office:value-type="float" office:value="0.867657" calcext:value-type="float">
            <text:p>0,8676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286" calcext:value-type="float">
            <text:p>0,874286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0914" calcext:value-type="float">
            <text:p>0,880914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2571" calcext:value-type="float">
            <text:p>0,892571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496" calcext:value-type="float">
            <text:p>0,8649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12" calcext:value-type="float">
            <text:p>0,512</text:p>
          </table:table-cell>
          <table:table-cell office:value-type="float" office:value="0.738057" calcext:value-type="float">
            <text:p>0,738057</text:p>
          </table:table-cell>
          <table:table-cell office:value-type="float" office:value="0.854857" calcext:value-type="float">
            <text:p>0,854857</text:p>
          </table:table-cell>
          <table:table-cell office:value-type="float" office:value="0.865371" calcext:value-type="float">
            <text:p>0,865371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2229" calcext:value-type="float">
            <text:p>0,872229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2286" calcext:value-type="float">
            <text:p>0,8822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3943" calcext:value-type="float">
            <text:p>0,893943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2674" calcext:value-type="float">
            <text:p>0,86267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632" calcext:value-type="float">
            <text:p>0,632</text:p>
          </table:table-cell>
          <table:table-cell office:value-type="float" office:value="0.7792" calcext:value-type="float">
            <text:p>0,7792</text:p>
          </table:table-cell>
          <table:table-cell office:value-type="float" office:value="0.855314" calcext:value-type="float">
            <text:p>0,855314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1314" calcext:value-type="float">
            <text:p>0,8713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771" calcext:value-type="float">
            <text:p>0,879771</text:p>
          </table:table-cell>
          <table:table-cell office:value-type="float" office:value="0.88" calcext:value-type="float">
            <text:p>0,88</text:p>
          </table:table-cell>
          <table:table-cell office:value-type="float" office:value="0.8832" calcext:value-type="float">
            <text:p>0,8832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4629" calcext:value-type="float">
            <text:p>0,894629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6743" calcext:value-type="float">
            <text:p>0,86674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664" calcext:value-type="float">
            <text:p>0,664</text:p>
          </table:table-cell>
          <table:table-cell office:value-type="float" office:value="0.803886" calcext:value-type="float">
            <text:p>0,803886</text:p>
          </table:table-cell>
          <table:table-cell office:value-type="float" office:value="0.853943" calcext:value-type="float">
            <text:p>0,853943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943" calcext:value-type="float">
            <text:p>0,877943</text:p>
          </table:table-cell>
          <table:table-cell office:value-type="float" office:value="0.88" calcext:value-type="float">
            <text:p>0,88</text:p>
          </table:table-cell>
          <table:table-cell office:value-type="float" office:value="0.882057" calcext:value-type="float">
            <text:p>0,8820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44" calcext:value-type="float">
            <text:p>0,894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8503" calcext:value-type="float">
            <text:p>0,86850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592" calcext:value-type="float">
            <text:p>0,592</text:p>
          </table:table-cell>
          <table:table-cell office:value-type="float" office:value="0.764343" calcext:value-type="float">
            <text:p>0,764343</text:p>
          </table:table-cell>
          <table:table-cell office:value-type="float" office:value="0.857143" calcext:value-type="float">
            <text:p>0,857143</text:p>
          </table:table-cell>
          <table:table-cell office:value-type="float" office:value="0.865829" calcext:value-type="float">
            <text:p>0,8658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057" calcext:value-type="float">
            <text:p>0,874057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4343" calcext:value-type="float">
            <text:p>0,8843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314" calcext:value-type="float">
            <text:p>0,8953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6103" calcext:value-type="float">
            <text:p>0,86610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328" calcext:value-type="float">
            <text:p>0,328</text:p>
          </table:table-cell>
          <table:table-cell office:value-type="float" office:value="0.778514" calcext:value-type="float">
            <text:p>0,778514</text:p>
          </table:table-cell>
          <table:table-cell office:value-type="float" office:value="0.858057" calcext:value-type="float">
            <text:p>0,858057</text:p>
          </table:table-cell>
          <table:table-cell office:value-type="float" office:value="0.864686" calcext:value-type="float">
            <text:p>0,8646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286" calcext:value-type="float">
            <text:p>0,874286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4114" calcext:value-type="float">
            <text:p>0,884114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4629" calcext:value-type="float">
            <text:p>0,894629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7429" calcext:value-type="float">
            <text:p>0,86742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32" calcext:value-type="float">
            <text:p>0,632</text:p>
          </table:table-cell>
          <table:table-cell office:value-type="float" office:value="0.788114" calcext:value-type="float">
            <text:p>0,788114</text:p>
          </table:table-cell>
          <table:table-cell office:value-type="float" office:value="0.851429" calcext:value-type="float">
            <text:p>0,851429</text:p>
          </table:table-cell>
          <table:table-cell office:value-type="float" office:value="0.8656" calcext:value-type="float">
            <text:p>0,865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8" calcext:value-type="float">
            <text:p>0,8768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48" calcext:value-type="float">
            <text:p>0,8848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44" calcext:value-type="float">
            <text:p>0,894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8114" calcext:value-type="float">
            <text:p>0,86811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328" calcext:value-type="float">
            <text:p>0,328</text:p>
          </table:table-cell>
          <table:table-cell office:value-type="float" office:value="0.783771" calcext:value-type="float">
            <text:p>0,783771</text:p>
          </table:table-cell>
          <table:table-cell office:value-type="float" office:value="0.856" calcext:value-type="float">
            <text:p>0,856</text:p>
          </table:table-cell>
          <table:table-cell office:value-type="float" office:value="0.867429" calcext:value-type="float">
            <text:p>0,8674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714" calcext:value-type="float">
            <text:p>0,87771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5029" calcext:value-type="float">
            <text:p>0,8850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543" calcext:value-type="float">
            <text:p>0,895543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8549" calcext:value-type="float">
            <text:p>0,86854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328" calcext:value-type="float">
            <text:p>0,328</text:p>
          </table:table-cell>
          <table:table-cell office:value-type="float" office:value="0.730971" calcext:value-type="float">
            <text:p>0,730971</text:p>
          </table:table-cell>
          <table:table-cell office:value-type="float" office:value="0.852571" calcext:value-type="float">
            <text:p>0,852571</text:p>
          </table:table-cell>
          <table:table-cell office:value-type="float" office:value="0.862171" calcext:value-type="float">
            <text:p>0,862171</text:p>
          </table:table-cell>
          <table:table-cell office:value-type="float" office:value="0.871771" calcext:value-type="float">
            <text:p>0,871771</text:p>
          </table:table-cell>
          <table:table-cell office:value-type="float" office:value="0.873143" calcext:value-type="float">
            <text:p>0,873143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4114" calcext:value-type="float">
            <text:p>0,884114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086" calcext:value-type="float">
            <text:p>0,895086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1783" calcext:value-type="float">
            <text:p>0,861783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328" calcext:value-type="float">
            <text:p>0,328</text:p>
          </table:table-cell>
          <table:table-cell office:value-type="float" office:value="0.730743" calcext:value-type="float">
            <text:p>0,730743</text:p>
          </table:table-cell>
          <table:table-cell office:value-type="float" office:value="0.852571" calcext:value-type="float">
            <text:p>0,852571</text:p>
          </table:table-cell>
          <table:table-cell office:value-type="float" office:value="0.863543" calcext:value-type="float">
            <text:p>0,863543</text:p>
          </table:table-cell>
          <table:table-cell office:value-type="float" office:value="0.870629" calcext:value-type="float">
            <text:p>0,870629</text:p>
          </table:table-cell>
          <table:table-cell office:value-type="float" office:value="0.874743" calcext:value-type="float">
            <text:p>0,874743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5714" calcext:value-type="float">
            <text:p>0,885714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543" calcext:value-type="float">
            <text:p>0,895543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2149" calcext:value-type="float">
            <text:p>0,862149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632" calcext:value-type="float">
            <text:p>0,632</text:p>
          </table:table-cell>
          <table:table-cell office:value-type="float" office:value="0.7984" calcext:value-type="float">
            <text:p>0,7984</text:p>
          </table:table-cell>
          <table:table-cell office:value-type="float" office:value="0.854857" calcext:value-type="float">
            <text:p>0,854857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1086" calcext:value-type="float">
            <text:p>0,871086</text:p>
          </table:table-cell>
          <table:table-cell office:value-type="float" office:value="0.874743" calcext:value-type="float">
            <text:p>0,874743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6857" calcext:value-type="float">
            <text:p>0,886857</text:p>
          </table:table-cell>
          <table:table-cell office:value-type="float" office:value="0.888457" calcext:value-type="float">
            <text:p>0,888457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944" calcext:value-type="float">
            <text:p>0,86944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536" calcext:value-type="float">
            <text:p>0,536</text:p>
          </table:table-cell>
          <table:table-cell office:value-type="float" office:value="0.756571" calcext:value-type="float">
            <text:p>0,756571</text:p>
          </table:table-cell>
          <table:table-cell office:value-type="float" office:value="0.851657" calcext:value-type="float">
            <text:p>0,851657</text:p>
          </table:table-cell>
          <table:table-cell office:value-type="float" office:value="0.861029" calcext:value-type="float">
            <text:p>0,861029</text:p>
          </table:table-cell>
          <table:table-cell office:value-type="float" office:value="0.869486" calcext:value-type="float">
            <text:p>0,869486</text:p>
          </table:table-cell>
          <table:table-cell office:value-type="float" office:value="0.872229" calcext:value-type="float">
            <text:p>0,872229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6629" calcext:value-type="float">
            <text:p>0,886629</text:p>
          </table:table-cell>
          <table:table-cell office:value-type="float" office:value="0.889829" calcext:value-type="float">
            <text:p>0,889829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4343" calcext:value-type="float">
            <text:p>0,864343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536" calcext:value-type="float">
            <text:p>0,536</text:p>
          </table:table-cell>
          <table:table-cell office:value-type="float" office:value="0.709257" calcext:value-type="float">
            <text:p>0,709257</text:p>
          </table:table-cell>
          <table:table-cell office:value-type="float" office:value="0.840914" calcext:value-type="float">
            <text:p>0,840914</text:p>
          </table:table-cell>
          <table:table-cell office:value-type="float" office:value="0.857371" calcext:value-type="float">
            <text:p>0,857371</text:p>
          </table:table-cell>
          <table:table-cell office:value-type="float" office:value="0.866286" calcext:value-type="float">
            <text:p>0,866286</text:p>
          </table:table-cell>
          <table:table-cell office:value-type="float" office:value="0.872914" calcext:value-type="float">
            <text:p>0,872914</text:p>
          </table:table-cell>
          <table:table-cell office:value-type="float" office:value="0.88" calcext:value-type="float">
            <text:p>0,88</text:p>
          </table:table-cell>
          <table:table-cell office:value-type="float" office:value="0.880229" calcext:value-type="float">
            <text:p>0,8802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96" calcext:value-type="float">
            <text:p>0,8896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58057" calcext:value-type="float">
            <text:p>0,85805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328" calcext:value-type="float">
            <text:p>0,328</text:p>
          </table:table-cell>
          <table:table-cell office:value-type="float" office:value="0.733029" calcext:value-type="float">
            <text:p>0,733029</text:p>
          </table:table-cell>
          <table:table-cell office:value-type="float" office:value="0.846171" calcext:value-type="float">
            <text:p>0,846171</text:p>
          </table:table-cell>
          <table:table-cell office:value-type="float" office:value="0.8592" calcext:value-type="float">
            <text:p>0,8592</text:p>
          </table:table-cell>
          <table:table-cell office:value-type="float" office:value="0.866743" calcext:value-type="float">
            <text:p>0,866743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629" calcext:value-type="float">
            <text:p>0,878629</text:p>
          </table:table-cell>
          <table:table-cell office:value-type="float" office:value="0.88" calcext:value-type="float">
            <text:p>0,88</text:p>
          </table:table-cell>
          <table:table-cell office:value-type="float" office:value="0.885029" calcext:value-type="float">
            <text:p>0,885029</text:p>
          </table:table-cell>
          <table:table-cell office:value-type="float" office:value="0.888229" calcext:value-type="float">
            <text:p>0,888229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0503" calcext:value-type="float">
            <text:p>0,860503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528" calcext:value-type="float">
            <text:p>0,528</text:p>
          </table:table-cell>
          <table:table-cell office:value-type="float" office:value="0.688457" calcext:value-type="float">
            <text:p>0,688457</text:p>
          </table:table-cell>
          <table:table-cell office:value-type="float" office:value="0.835886" calcext:value-type="float">
            <text:p>0,835886</text:p>
          </table:table-cell>
          <table:table-cell office:value-type="float" office:value="0.859429" calcext:value-type="float">
            <text:p>0,859429</text:p>
          </table:table-cell>
          <table:table-cell office:value-type="float" office:value="0.866743" calcext:value-type="float">
            <text:p>0,866743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4" calcext:value-type="float">
            <text:p>0,8784</text:p>
          </table:table-cell>
          <table:table-cell office:value-type="float" office:value="0.88" calcext:value-type="float">
            <text:p>0,88</text:p>
          </table:table-cell>
          <table:table-cell office:value-type="float" office:value="0.882743" calcext:value-type="float">
            <text:p>0,8827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771" calcext:value-type="float">
            <text:p>0,895771</text:p>
          </table:table-cell>
          <table:table-cell office:value-type="float" office:value="0.896" calcext:value-type="float">
            <text:p>0,896</text:p>
          </table:table-cell>
          <table:table-cell office:value-type="float" office:value="0.854743" calcext:value-type="float">
            <text:p>0,854743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632" calcext:value-type="float">
            <text:p>0,632</text:p>
          </table:table-cell>
          <table:table-cell office:value-type="float" office:value="0.706286" calcext:value-type="float">
            <text:p>0,706286</text:p>
          </table:table-cell>
          <table:table-cell office:value-type="float" office:value="0.836343" calcext:value-type="float">
            <text:p>0,836343</text:p>
          </table:table-cell>
          <table:table-cell office:value-type="float" office:value="0.858743" calcext:value-type="float">
            <text:p>0,858743</text:p>
          </table:table-cell>
          <table:table-cell office:value-type="float" office:value="0.866514" calcext:value-type="float">
            <text:p>0,8665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486" calcext:value-type="float">
            <text:p>0,877486</text:p>
          </table:table-cell>
          <table:table-cell office:value-type="float" office:value="0.88" calcext:value-type="float">
            <text:p>0,88</text:p>
          </table:table-cell>
          <table:table-cell office:value-type="float" office:value="0.884343" calcext:value-type="float">
            <text:p>0,884343</text:p>
          </table:table-cell>
          <table:table-cell office:value-type="float" office:value="0.888457" calcext:value-type="float">
            <text:p>0,888457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56617" calcext:value-type="float">
            <text:p>0,856617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512" calcext:value-type="float">
            <text:p>0,512</text:p>
          </table:table-cell>
          <table:table-cell office:value-type="float" office:value="0.757714" calcext:value-type="float">
            <text:p>0,757714</text:p>
          </table:table-cell>
          <table:table-cell office:value-type="float" office:value="0.851886" calcext:value-type="float">
            <text:p>0,851886</text:p>
          </table:table-cell>
          <table:table-cell office:value-type="float" office:value="0.862857" calcext:value-type="float">
            <text:p>0,862857</text:p>
          </table:table-cell>
          <table:table-cell office:value-type="float" office:value="0.8704" calcext:value-type="float">
            <text:p>0,870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543" calcext:value-type="float">
            <text:p>0,879543</text:p>
          </table:table-cell>
          <table:table-cell office:value-type="float" office:value="0.88" calcext:value-type="float">
            <text:p>0,88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9143" calcext:value-type="float">
            <text:p>0,889143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4754" calcext:value-type="float">
            <text:p>0,86475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04" calcext:value-type="float">
            <text:p>0,304</text:p>
          </table:table-cell>
          <table:table-cell office:value-type="float" office:value="0.725257" calcext:value-type="float">
            <text:p>0,725257</text:p>
          </table:table-cell>
          <table:table-cell office:value-type="float" office:value="0.8528" calcext:value-type="float">
            <text:p>0,8528</text:p>
          </table:table-cell>
          <table:table-cell office:value-type="float" office:value="0.863314" calcext:value-type="float">
            <text:p>0,863314</text:p>
          </table:table-cell>
          <table:table-cell office:value-type="float" office:value="0.870171" calcext:value-type="float">
            <text:p>0,870171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629" calcext:value-type="float">
            <text:p>0,878629</text:p>
          </table:table-cell>
          <table:table-cell office:value-type="float" office:value="0.88" calcext:value-type="float">
            <text:p>0,88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8914" calcext:value-type="float">
            <text:p>0,888914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1509" calcext:value-type="float">
            <text:p>0,86150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328" calcext:value-type="float">
            <text:p>0,328</text:p>
          </table:table-cell>
          <table:table-cell office:value-type="float" office:value="0.746514" calcext:value-type="float">
            <text:p>0,746514</text:p>
          </table:table-cell>
          <table:table-cell office:value-type="float" office:value="0.849143" calcext:value-type="float">
            <text:p>0,849143</text:p>
          </table:table-cell>
          <table:table-cell office:value-type="float" office:value="0.861029" calcext:value-type="float">
            <text:p>0,861029</text:p>
          </table:table-cell>
          <table:table-cell office:value-type="float" office:value="0.869029" calcext:value-type="float">
            <text:p>0,869029</text:p>
          </table:table-cell>
          <table:table-cell office:value-type="float" office:value="0.8736" calcext:value-type="float">
            <text:p>0,8736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64" calcext:value-type="float">
            <text:p>0,8864</text:p>
          </table:table-cell>
          <table:table-cell office:value-type="float" office:value="0.890286" calcext:value-type="float">
            <text:p>0,890286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32" calcext:value-type="float">
            <text:p>0,863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12" calcext:value-type="float">
            <text:p>0,512</text:p>
          </table:table-cell>
          <table:table-cell office:value-type="float" office:value="0.753143" calcext:value-type="float">
            <text:p>0,753143</text:p>
          </table:table-cell>
          <table:table-cell office:value-type="float" office:value="0.850514" calcext:value-type="float">
            <text:p>0,850514</text:p>
          </table:table-cell>
          <table:table-cell office:value-type="float" office:value="0.861029" calcext:value-type="float">
            <text:p>0,861029</text:p>
          </table:table-cell>
          <table:table-cell office:value-type="float" office:value="0.870857" calcext:value-type="float">
            <text:p>0,870857</text:p>
          </table:table-cell>
          <table:table-cell office:value-type="float" office:value="0.874057" calcext:value-type="float">
            <text:p>0,874057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6629" calcext:value-type="float">
            <text:p>0,886629</text:p>
          </table:table-cell>
          <table:table-cell office:value-type="float" office:value="0.890514" calcext:value-type="float">
            <text:p>0,890514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4274" calcext:value-type="float">
            <text:p>0,864274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12" calcext:value-type="float">
            <text:p>0,512</text:p>
          </table:table-cell>
          <table:table-cell office:value-type="float" office:value="0.707886" calcext:value-type="float">
            <text:p>0,707886</text:p>
          </table:table-cell>
          <table:table-cell office:value-type="float" office:value="0.843886" calcext:value-type="float">
            <text:p>0,843886</text:p>
          </table:table-cell>
          <table:table-cell office:value-type="float" office:value="0.861029" calcext:value-type="float">
            <text:p>0,861029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4" calcext:value-type="float">
            <text:p>0,8784</text:p>
          </table:table-cell>
          <table:table-cell office:value-type="float" office:value="0.88" calcext:value-type="float">
            <text:p>0,88</text:p>
          </table:table-cell>
          <table:table-cell office:value-type="float" office:value="0.885257" calcext:value-type="float">
            <text:p>0,885257</text:p>
          </table:table-cell>
          <table:table-cell office:value-type="float" office:value="0.888229" calcext:value-type="float">
            <text:p>0,888229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58149" calcext:value-type="float">
            <text:p>0,858149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328" calcext:value-type="float">
            <text:p>0,328</text:p>
          </table:table-cell>
          <table:table-cell office:value-type="float" office:value="0.647314" calcext:value-type="float">
            <text:p>0,647314</text:p>
          </table:table-cell>
          <table:table-cell office:value-type="float" office:value="0.839771" calcext:value-type="float">
            <text:p>0,839771</text:p>
          </table:table-cell>
          <table:table-cell office:value-type="float" office:value="0.860114" calcext:value-type="float">
            <text:p>0,860114</text:p>
          </table:table-cell>
          <table:table-cell office:value-type="float" office:value="0.868571" calcext:value-type="float">
            <text:p>0,868571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543" calcext:value-type="float">
            <text:p>0,879543</text:p>
          </table:table-cell>
          <table:table-cell office:value-type="float" office:value="0.88" calcext:value-type="float">
            <text:p>0,88</text:p>
          </table:table-cell>
          <table:table-cell office:value-type="float" office:value="0.885943" calcext:value-type="float">
            <text:p>0,885943</text:p>
          </table:table-cell>
          <table:table-cell office:value-type="float" office:value="0.888229" calcext:value-type="float">
            <text:p>0,888229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51749" calcext:value-type="float">
            <text:p>0,851749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328" calcext:value-type="float">
            <text:p>0,328</text:p>
          </table:table-cell>
          <table:table-cell office:value-type="float" office:value="0.662629" calcext:value-type="float">
            <text:p>0,662629</text:p>
          </table:table-cell>
          <table:table-cell office:value-type="float" office:value="0.834286" calcext:value-type="float">
            <text:p>0,834286</text:p>
          </table:table-cell>
          <table:table-cell office:value-type="float" office:value="0.855314" calcext:value-type="float">
            <text:p>0,855314</text:p>
          </table:table-cell>
          <table:table-cell office:value-type="float" office:value="0.866286" calcext:value-type="float">
            <text:p>0,8662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171" calcext:value-type="float">
            <text:p>0,878171</text:p>
          </table:table-cell>
          <table:table-cell office:value-type="float" office:value="0.88" calcext:value-type="float">
            <text:p>0,88</text:p>
          </table:table-cell>
          <table:table-cell office:value-type="float" office:value="0.8832" calcext:value-type="float">
            <text:p>0,8832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4629" calcext:value-type="float">
            <text:p>0,894629</text:p>
          </table:table-cell>
          <table:table-cell office:value-type="float" office:value="0.896" calcext:value-type="float">
            <text:p>0,896</text:p>
          </table:table-cell>
          <table:table-cell office:value-type="float" office:value="0.851451" calcext:value-type="float">
            <text:p>0,85145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328" calcext:value-type="float">
            <text:p>0,328</text:p>
          </table:table-cell>
          <table:table-cell office:value-type="float" office:value="0.660571" calcext:value-type="float">
            <text:p>0,660571</text:p>
          </table:table-cell>
          <table:table-cell office:value-type="float" office:value="0.831314" calcext:value-type="float">
            <text:p>0,831314</text:p>
          </table:table-cell>
          <table:table-cell office:value-type="float" office:value="0.854629" calcext:value-type="float">
            <text:p>0,854629</text:p>
          </table:table-cell>
          <table:table-cell office:value-type="float" office:value="0.864686" calcext:value-type="float">
            <text:p>0,8646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029" calcext:value-type="float">
            <text:p>0,877029</text:p>
          </table:table-cell>
          <table:table-cell office:value-type="float" office:value="0.88" calcext:value-type="float">
            <text:p>0,88</text:p>
          </table:table-cell>
          <table:table-cell office:value-type="float" office:value="0.883886" calcext:value-type="float">
            <text:p>0,8838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314" calcext:value-type="float">
            <text:p>0,8953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50743" calcext:value-type="float">
            <text:p>0,850743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328" calcext:value-type="float">
            <text:p>0,328</text:p>
          </table:table-cell>
          <table:table-cell office:value-type="float" office:value="0.690971" calcext:value-type="float">
            <text:p>0,690971</text:p>
          </table:table-cell>
          <table:table-cell office:value-type="float" office:value="0.845714" calcext:value-type="float">
            <text:p>0,845714</text:p>
          </table:table-cell>
          <table:table-cell office:value-type="float" office:value="0.859886" calcext:value-type="float">
            <text:p>0,859886</text:p>
          </table:table-cell>
          <table:table-cell office:value-type="float" office:value="0.867429" calcext:value-type="float">
            <text:p>0,8674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5657" calcext:value-type="float">
            <text:p>0,875657</text:p>
          </table:table-cell>
          <table:table-cell office:value-type="float" office:value="0.88" calcext:value-type="float">
            <text:p>0,88</text:p>
          </table:table-cell>
          <table:table-cell office:value-type="float" office:value="0.882971" calcext:value-type="float">
            <text:p>0,8829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543" calcext:value-type="float">
            <text:p>0,895543</text:p>
          </table:table-cell>
          <table:table-cell office:value-type="float" office:value="0.896" calcext:value-type="float">
            <text:p>0,896</text:p>
          </table:table-cell>
          <table:table-cell office:value-type="float" office:value="0.855817" calcext:value-type="float">
            <text:p>0,85581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328" calcext:value-type="float">
            <text:p>0,328</text:p>
          </table:table-cell>
          <table:table-cell office:value-type="float" office:value="0.7104" calcext:value-type="float">
            <text:p>0,7104</text:p>
          </table:table-cell>
          <table:table-cell office:value-type="float" office:value="0.847086" calcext:value-type="float">
            <text:p>0,847086</text:p>
          </table:table-cell>
          <table:table-cell office:value-type="float" office:value="0.859657" calcext:value-type="float">
            <text:p>0,859657</text:p>
          </table:table-cell>
          <table:table-cell office:value-type="float" office:value="0.868114" calcext:value-type="float">
            <text:p>0,8681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057" calcext:value-type="float">
            <text:p>0,874057</text:p>
          </table:table-cell>
          <table:table-cell office:value-type="float" office:value="0.88" calcext:value-type="float">
            <text:p>0,88</text:p>
          </table:table-cell>
          <table:table-cell office:value-type="float" office:value="0.882743" calcext:value-type="float">
            <text:p>0,882743</text:p>
          </table:table-cell>
          <table:table-cell office:value-type="float" office:value="0.888229" calcext:value-type="float">
            <text:p>0,888229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57829" calcext:value-type="float">
            <text:p>0,857829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504" calcext:value-type="float">
            <text:p>0,504</text:p>
          </table:table-cell>
          <table:table-cell office:value-type="float" office:value="0.7248" calcext:value-type="float">
            <text:p>0,7248</text:p>
          </table:table-cell>
          <table:table-cell office:value-type="float" office:value="0.845486" calcext:value-type="float">
            <text:p>0,845486</text:p>
          </table:table-cell>
          <table:table-cell office:value-type="float" office:value="0.859657" calcext:value-type="float">
            <text:p>0,859657</text:p>
          </table:table-cell>
          <table:table-cell office:value-type="float" office:value="0.868114" calcext:value-type="float">
            <text:p>0,8681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8" calcext:value-type="float">
            <text:p>0,8768</text:p>
          </table:table-cell>
          <table:table-cell office:value-type="float" office:value="0.88" calcext:value-type="float">
            <text:p>0,88</text:p>
          </table:table-cell>
          <table:table-cell office:value-type="float" office:value="0.886629" calcext:value-type="float">
            <text:p>0,886629</text:p>
          </table:table-cell>
          <table:table-cell office:value-type="float" office:value="0.890743" calcext:value-type="float">
            <text:p>0,890743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0023" calcext:value-type="float">
            <text:p>0,86002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504" calcext:value-type="float">
            <text:p>0,504</text:p>
          </table:table-cell>
          <table:table-cell office:value-type="float" office:value="0.718171" calcext:value-type="float">
            <text:p>0,718171</text:p>
          </table:table-cell>
          <table:table-cell office:value-type="float" office:value="0.844114" calcext:value-type="float">
            <text:p>0,844114</text:p>
          </table:table-cell>
          <table:table-cell office:value-type="float" office:value="0.856914" calcext:value-type="float">
            <text:p>0,856914</text:p>
          </table:table-cell>
          <table:table-cell office:value-type="float" office:value="0.867886" calcext:value-type="float">
            <text:p>0,8678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571" calcext:value-type="float">
            <text:p>0,876571</text:p>
          </table:table-cell>
          <table:table-cell office:value-type="float" office:value="0.88" calcext:value-type="float">
            <text:p>0,88</text:p>
          </table:table-cell>
          <table:table-cell office:value-type="float" office:value="0.887314" calcext:value-type="float">
            <text:p>0,887314</text:p>
          </table:table-cell>
          <table:table-cell office:value-type="float" office:value="0.892114" calcext:value-type="float">
            <text:p>0,892114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59109" calcext:value-type="float">
            <text:p>0,859109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328" calcext:value-type="float">
            <text:p>0,328</text:p>
          </table:table-cell>
          <table:table-cell office:value-type="float" office:value="0.7632" calcext:value-type="float">
            <text:p>0,7632</text:p>
          </table:table-cell>
          <table:table-cell office:value-type="float" office:value="0.850743" calcext:value-type="float">
            <text:p>0,850743</text:p>
          </table:table-cell>
          <table:table-cell office:value-type="float" office:value="0.858286" calcext:value-type="float">
            <text:p>0,858286</text:p>
          </table:table-cell>
          <table:table-cell office:value-type="float" office:value="0.867657" calcext:value-type="float">
            <text:p>0,8676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714" calcext:value-type="float">
            <text:p>0,877714</text:p>
          </table:table-cell>
          <table:table-cell office:value-type="float" office:value="0.88" calcext:value-type="float">
            <text:p>0,88</text:p>
          </table:table-cell>
          <table:table-cell office:value-type="float" office:value="0.886171" calcext:value-type="float">
            <text:p>0,886171</text:p>
          </table:table-cell>
          <table:table-cell office:value-type="float" office:value="0.888457" calcext:value-type="float">
            <text:p>0,888457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4023" calcext:value-type="float">
            <text:p>0,86402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28" calcext:value-type="float">
            <text:p>0,328</text:p>
          </table:table-cell>
          <table:table-cell office:value-type="float" office:value="0.7584" calcext:value-type="float">
            <text:p>0,7584</text:p>
          </table:table-cell>
          <table:table-cell office:value-type="float" office:value="0.853943" calcext:value-type="float">
            <text:p>0,853943</text:p>
          </table:table-cell>
          <table:table-cell office:value-type="float" office:value="0.862629" calcext:value-type="float">
            <text:p>0,8626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2229" calcext:value-type="float">
            <text:p>0,872229</text:p>
          </table:table-cell>
          <table:table-cell office:value-type="float" office:value="0.88" calcext:value-type="float">
            <text:p>0,88</text:p>
          </table:table-cell>
          <table:table-cell office:value-type="float" office:value="0.881829" calcext:value-type="float">
            <text:p>0,8818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1886" calcext:value-type="float">
            <text:p>0,891886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5691" calcext:value-type="float">
            <text:p>0,86569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328" calcext:value-type="float">
            <text:p>0,328</text:p>
          </table:table-cell>
          <table:table-cell office:value-type="float" office:value="0.821943" calcext:value-type="float">
            <text:p>0,821943</text:p>
          </table:table-cell>
          <table:table-cell office:value-type="float" office:value="0.855314" calcext:value-type="float">
            <text:p>0,855314</text:p>
          </table:table-cell>
          <table:table-cell office:value-type="float" office:value="0.864457" calcext:value-type="float">
            <text:p>0,8644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3371" calcext:value-type="float">
            <text:p>0,873371</text:p>
          </table:table-cell>
          <table:table-cell office:value-type="float" office:value="0.88" calcext:value-type="float">
            <text:p>0,88</text:p>
          </table:table-cell>
          <table:table-cell office:value-type="float" office:value="0.883657" calcext:value-type="float">
            <text:p>0,8836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1657" calcext:value-type="float">
            <text:p>0,891657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7264" calcext:value-type="float">
            <text:p>0,8726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328" calcext:value-type="float">
            <text:p>0,328</text:p>
          </table:table-cell>
          <table:table-cell office:value-type="float" office:value="0.804114" calcext:value-type="float">
            <text:p>0,804114</text:p>
          </table:table-cell>
          <table:table-cell office:value-type="float" office:value="0.8528" calcext:value-type="float">
            <text:p>0,8528</text:p>
          </table:table-cell>
          <table:table-cell office:value-type="float" office:value="0.861029" calcext:value-type="float">
            <text:p>0,861029</text:p>
          </table:table-cell>
          <table:table-cell office:value-type="float" office:value="0.869257" calcext:value-type="float">
            <text:p>0,869257</text:p>
          </table:table-cell>
          <table:table-cell office:value-type="float" office:value="0.873371" calcext:value-type="float">
            <text:p>0,873371</text:p>
          </table:table-cell>
          <table:table-cell office:value-type="float" office:value="0.88" calcext:value-type="float">
            <text:p>0,88</text:p>
          </table:table-cell>
          <table:table-cell office:value-type="float" office:value="0.883429" calcext:value-type="float">
            <text:p>0,8834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1886" calcext:value-type="float">
            <text:p>0,891886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9989" calcext:value-type="float">
            <text:p>0,869989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328" calcext:value-type="float">
            <text:p>0,328</text:p>
          </table:table-cell>
          <table:table-cell office:value-type="float" office:value="0.774857" calcext:value-type="float">
            <text:p>0,774857</text:p>
          </table:table-cell>
          <table:table-cell office:value-type="float" office:value="0.853943" calcext:value-type="float">
            <text:p>0,853943</text:p>
          </table:table-cell>
          <table:table-cell office:value-type="float" office:value="0.863086" calcext:value-type="float">
            <text:p>0,8630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171" calcext:value-type="float">
            <text:p>0,878171</text:p>
          </table:table-cell>
          <table:table-cell office:value-type="float" office:value="0.88" calcext:value-type="float">
            <text:p>0,88</text:p>
          </table:table-cell>
          <table:table-cell office:value-type="float" office:value="0.886629" calcext:value-type="float">
            <text:p>0,8866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3714" calcext:value-type="float">
            <text:p>0,893714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864" calcext:value-type="float">
            <text:p>0,86864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272" calcext:value-type="float">
            <text:p>0,272</text:p>
          </table:table-cell>
          <table:table-cell office:value-type="float" office:value="0.751543" calcext:value-type="float">
            <text:p>0,751543</text:p>
          </table:table-cell>
          <table:table-cell office:value-type="float" office:value="0.853714" calcext:value-type="float">
            <text:p>0,853714</text:p>
          </table:table-cell>
          <table:table-cell office:value-type="float" office:value="0.864457" calcext:value-type="float">
            <text:p>0,8644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971" calcext:value-type="float">
            <text:p>0,874971</text:p>
          </table:table-cell>
          <table:table-cell office:value-type="float" office:value="0.88" calcext:value-type="float">
            <text:p>0,88</text:p>
          </table:table-cell>
          <table:table-cell office:value-type="float" office:value="0.8848" calcext:value-type="float">
            <text:p>0,8848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086" calcext:value-type="float">
            <text:p>0,895086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6057" calcext:value-type="float">
            <text:p>0,866057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584" calcext:value-type="float">
            <text:p>0,584</text:p>
          </table:table-cell>
          <table:table-cell office:value-type="float" office:value="0.7952" calcext:value-type="float">
            <text:p>0,7952</text:p>
          </table:table-cell>
          <table:table-cell office:value-type="float" office:value="0.858743" calcext:value-type="float">
            <text:p>0,858743</text:p>
          </table:table-cell>
          <table:table-cell office:value-type="float" office:value="0.8672" calcext:value-type="float">
            <text:p>0,8672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171" calcext:value-type="float">
            <text:p>0,878171</text:p>
          </table:table-cell>
          <table:table-cell office:value-type="float" office:value="0.88" calcext:value-type="float">
            <text:p>0,88</text:p>
          </table:table-cell>
          <table:table-cell office:value-type="float" office:value="0.887543" calcext:value-type="float">
            <text:p>0,8875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3257" calcext:value-type="float">
            <text:p>0,893257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71611" calcext:value-type="float">
            <text:p>0,87161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616" calcext:value-type="float">
            <text:p>0,616</text:p>
          </table:table-cell>
          <table:table-cell office:value-type="float" office:value="0.768686" calcext:value-type="float">
            <text:p>0,768686</text:p>
          </table:table-cell>
          <table:table-cell office:value-type="float" office:value="0.856" calcext:value-type="float">
            <text:p>0,856</text:p>
          </table:table-cell>
          <table:table-cell office:value-type="float" office:value="0.864686" calcext:value-type="float">
            <text:p>0,8646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571" calcext:value-type="float">
            <text:p>0,876571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3257" calcext:value-type="float">
            <text:p>0,893257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832" calcext:value-type="float">
            <text:p>0,86832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504" calcext:value-type="float">
            <text:p>0,504</text:p>
          </table:table-cell>
          <table:table-cell office:value-type="float" office:value="0.750171" calcext:value-type="float">
            <text:p>0,750171</text:p>
          </table:table-cell>
          <table:table-cell office:value-type="float" office:value="0.8544" calcext:value-type="float">
            <text:p>0,8544</text:p>
          </table:table-cell>
          <table:table-cell office:value-type="float" office:value="0.864686" calcext:value-type="float">
            <text:p>0,8646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343" calcext:value-type="float">
            <text:p>0,876343</text:p>
          </table:table-cell>
          <table:table-cell office:value-type="float" office:value="0.8816" calcext:value-type="float">
            <text:p>0,8816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44" calcext:value-type="float">
            <text:p>0,8944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656" calcext:value-type="float">
            <text:p>0,8665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504" calcext:value-type="float">
            <text:p>0,504</text:p>
          </table:table-cell>
          <table:table-cell office:value-type="float" office:value="0.701714" calcext:value-type="float">
            <text:p>0,701714</text:p>
          </table:table-cell>
          <table:table-cell office:value-type="float" office:value="0.8544" calcext:value-type="float">
            <text:p>0,8544</text:p>
          </table:table-cell>
          <table:table-cell office:value-type="float" office:value="0.864457" calcext:value-type="float">
            <text:p>0,8644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714" calcext:value-type="float">
            <text:p>0,877714</text:p>
          </table:table-cell>
          <table:table-cell office:value-type="float" office:value="0.8832" calcext:value-type="float">
            <text:p>0,8832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5771" calcext:value-type="float">
            <text:p>0,895771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2126" calcext:value-type="float">
            <text:p>0,862126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328" calcext:value-type="float">
            <text:p>0,328</text:p>
          </table:table-cell>
          <table:table-cell office:value-type="float" office:value="0.688686" calcext:value-type="float">
            <text:p>0,688686</text:p>
          </table:table-cell>
          <table:table-cell office:value-type="float" office:value="0.850514" calcext:value-type="float">
            <text:p>0,850514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1314" calcext:value-type="float">
            <text:p>0,871314</text:p>
          </table:table-cell>
          <table:table-cell office:value-type="float" office:value="0.8768" calcext:value-type="float">
            <text:p>0,8768</text:p>
          </table:table-cell>
          <table:table-cell office:value-type="float" office:value="0.882286" calcext:value-type="float">
            <text:p>0,8822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8229" calcext:value-type="float">
            <text:p>0,888229</text:p>
          </table:table-cell>
          <table:table-cell table:number-columns-repeated="3" office:value-type="float" office:value="0.896" calcext:value-type="float">
            <text:p>0,896</text:p>
          </table:table-cell>
          <table:table-cell office:value-type="float" office:value="0.860183" calcext:value-type="float">
            <text:p>0,860183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328" calcext:value-type="float">
            <text:p>0,328</text:p>
          </table:table-cell>
          <table:table-cell office:value-type="float" office:value="0.693943" calcext:value-type="float">
            <text:p>0,693943</text:p>
          </table:table-cell>
          <table:table-cell office:value-type="float" office:value="0.850743" calcext:value-type="float">
            <text:p>0,850743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1086" calcext:value-type="float">
            <text:p>0,871086</text:p>
          </table:table-cell>
          <table:table-cell office:value-type="float" office:value="0.876571" calcext:value-type="float">
            <text:p>0,876571</text:p>
          </table:table-cell>
          <table:table-cell office:value-type="float" office:value="0.880457" calcext:value-type="float">
            <text:p>0,880457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5543" calcext:value-type="float">
            <text:p>0,895543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0434" calcext:value-type="float">
            <text:p>0,860434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328" calcext:value-type="float">
            <text:p>0,328</text:p>
          </table:table-cell>
          <table:table-cell office:value-type="float" office:value="0.687543" calcext:value-type="float">
            <text:p>0,687543</text:p>
          </table:table-cell>
          <table:table-cell office:value-type="float" office:value="0.850514" calcext:value-type="float">
            <text:p>0,850514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04" calcext:value-type="float">
            <text:p>0,8704</text:p>
          </table:table-cell>
          <table:table-cell office:value-type="float" office:value="0.876571" calcext:value-type="float">
            <text:p>0,876571</text:p>
          </table:table-cell>
          <table:table-cell office:value-type="float" office:value="0.881143" calcext:value-type="float">
            <text:p>0,881143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3714" calcext:value-type="float">
            <text:p>0,893714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59589" calcext:value-type="float">
            <text:p>0,859589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328" calcext:value-type="float">
            <text:p>0,328</text:p>
          </table:table-cell>
          <table:table-cell office:value-type="float" office:value="0.662629" calcext:value-type="float">
            <text:p>0,662629</text:p>
          </table:table-cell>
          <table:table-cell office:value-type="float" office:value="0.842057" calcext:value-type="float">
            <text:p>0,842057</text:p>
          </table:table-cell>
          <table:table-cell office:value-type="float" office:value="0.863314" calcext:value-type="float">
            <text:p>0,863314</text:p>
          </table:table-cell>
          <table:table-cell office:value-type="float" office:value="0.870629" calcext:value-type="float">
            <text:p>0,870629</text:p>
          </table:table-cell>
          <table:table-cell office:value-type="float" office:value="0.874743" calcext:value-type="float">
            <text:p>0,874743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2343" calcext:value-type="float">
            <text:p>0,892343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55771" calcext:value-type="float">
            <text:p>0,85577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4" calcext:value-type="float">
            <text:p>0,4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837943" calcext:value-type="float">
            <text:p>0,837943</text:p>
          </table:table-cell>
          <table:table-cell office:value-type="float" office:value="0.861029" calcext:value-type="float">
            <text:p>0,861029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874514" calcext:value-type="float">
            <text:p>0,874514</text:p>
          </table:table-cell>
          <table:table-cell office:value-type="float" office:value="0.881371" calcext:value-type="float">
            <text:p>0,881371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3029" calcext:value-type="float">
            <text:p>0,893029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54583" calcext:value-type="float">
            <text:p>0,854583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328" calcext:value-type="float">
            <text:p>0,328</text:p>
          </table:table-cell>
          <table:table-cell office:value-type="float" office:value="0.712914" calcext:value-type="float">
            <text:p>0,712914</text:p>
          </table:table-cell>
          <table:table-cell office:value-type="float" office:value="0.849371" calcext:value-type="float">
            <text:p>0,849371</text:p>
          </table:table-cell>
          <table:table-cell office:value-type="float" office:value="0.863314" calcext:value-type="float">
            <text:p>0,863314</text:p>
          </table:table-cell>
          <table:table-cell office:value-type="float" office:value="0.871314" calcext:value-type="float">
            <text:p>0,871314</text:p>
          </table:table-cell>
          <table:table-cell office:value-type="float" office:value="0.875886" calcext:value-type="float">
            <text:p>0,875886</text:p>
          </table:table-cell>
          <table:table-cell office:value-type="float" office:value="0.882514" calcext:value-type="float">
            <text:p>0,882514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3257" calcext:value-type="float">
            <text:p>0,893257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2057" calcext:value-type="float">
            <text:p>0,862057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624" calcext:value-type="float">
            <text:p>0,624</text:p>
          </table:table-cell>
          <table:table-cell office:value-type="float" office:value="0.762971" calcext:value-type="float">
            <text:p>0,762971</text:p>
          </table:table-cell>
          <table:table-cell office:value-type="float" office:value="0.854171" calcext:value-type="float">
            <text:p>0,854171</text:p>
          </table:table-cell>
          <table:table-cell office:value-type="float" office:value="0.865143" calcext:value-type="float">
            <text:p>0,865143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543" calcext:value-type="float">
            <text:p>0,879543</text:p>
          </table:table-cell>
          <table:table-cell office:value-type="float" office:value="0.882743" calcext:value-type="float">
            <text:p>0,882743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3257" calcext:value-type="float">
            <text:p>0,893257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8183" calcext:value-type="float">
            <text:p>0,868183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624" calcext:value-type="float">
            <text:p>0,624</text:p>
          </table:table-cell>
          <table:table-cell office:value-type="float" office:value="0.7808" calcext:value-type="float">
            <text:p>0,7808</text:p>
          </table:table-cell>
          <table:table-cell office:value-type="float" office:value="0.856457" calcext:value-type="float">
            <text:p>0,856457</text:p>
          </table:table-cell>
          <table:table-cell office:value-type="float" office:value="0.864914" calcext:value-type="float">
            <text:p>0,8649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771" calcext:value-type="float">
            <text:p>0,879771</text:p>
          </table:table-cell>
          <table:table-cell office:value-type="float" office:value="0.881143" calcext:value-type="float">
            <text:p>0,881143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5771" calcext:value-type="float">
            <text:p>0,895771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70286" calcext:value-type="float">
            <text:p>0,870286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272" calcext:value-type="float">
            <text:p>0,272</text:p>
          </table:table-cell>
          <table:table-cell office:value-type="float" office:value="0.7984" calcext:value-type="float">
            <text:p>0,7984</text:p>
          </table:table-cell>
          <table:table-cell office:value-type="float" office:value="0.8608" calcext:value-type="float">
            <text:p>0,8608</text:p>
          </table:table-cell>
          <table:table-cell office:value-type="float" office:value="0.867886" calcext:value-type="float">
            <text:p>0,867886</text:p>
          </table:table-cell>
          <table:table-cell office:value-type="float" office:value="0.874514" calcext:value-type="float">
            <text:p>0,874514</text:p>
          </table:table-cell>
          <table:table-cell office:value-type="float" office:value="0.88" calcext:value-type="float">
            <text:p>0,88</text:p>
          </table:table-cell>
          <table:table-cell office:value-type="float" office:value="0.8848" calcext:value-type="float">
            <text:p>0,8848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2343" calcext:value-type="float">
            <text:p>0,892343</text:p>
          </table:table-cell>
          <table:table-cell table:number-columns-repeated="3" office:value-type="float" office:value="0.896" calcext:value-type="float">
            <text:p>0,896</text:p>
          </table:table-cell>
          <table:table-cell office:value-type="float" office:value="0.873874" calcext:value-type="float">
            <text:p>0,873874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512" calcext:value-type="float">
            <text:p>0,512</text:p>
          </table:table-cell>
          <table:table-cell office:value-type="float" office:value="0.805714" calcext:value-type="float">
            <text:p>0,805714</text:p>
          </table:table-cell>
          <table:table-cell office:value-type="float" office:value="0.861714" calcext:value-type="float">
            <text:p>0,861714</text:p>
          </table:table-cell>
          <table:table-cell office:value-type="float" office:value="0.868571" calcext:value-type="float">
            <text:p>0,868571</text:p>
          </table:table-cell>
          <table:table-cell office:value-type="float" office:value="0.8768" calcext:value-type="float">
            <text:p>0,8768</text:p>
          </table:table-cell>
          <table:table-cell office:value-type="float" office:value="0.88" calcext:value-type="float">
            <text:p>0,88</text:p>
          </table:table-cell>
          <table:table-cell office:value-type="float" office:value="0.8848" calcext:value-type="float">
            <text:p>0,8848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96" calcext:value-type="float">
            <text:p>0,8896</text:p>
          </table:table-cell>
          <table:table-cell table:number-columns-repeated="3" office:value-type="float" office:value="0.896" calcext:value-type="float">
            <text:p>0,896</text:p>
          </table:table-cell>
          <table:table-cell office:value-type="float" office:value="0.87472" calcext:value-type="float">
            <text:p>0,87472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32" calcext:value-type="float">
            <text:p>0,632</text:p>
          </table:table-cell>
          <table:table-cell office:value-type="float" office:value="0.8176" calcext:value-type="float">
            <text:p>0,8176</text:p>
          </table:table-cell>
          <table:table-cell office:value-type="float" office:value="0.859657" calcext:value-type="float">
            <text:p>0,859657</text:p>
          </table:table-cell>
          <table:table-cell office:value-type="float" office:value="0.867657" calcext:value-type="float">
            <text:p>0,867657</text:p>
          </table:table-cell>
          <table:table-cell office:value-type="float" office:value="0.874971" calcext:value-type="float">
            <text:p>0,874971</text:p>
          </table:table-cell>
          <table:table-cell office:value-type="float" office:value="0.88" calcext:value-type="float">
            <text:p>0,88</text:p>
          </table:table-cell>
          <table:table-cell office:value-type="float" office:value="0.885943" calcext:value-type="float">
            <text:p>0,8859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1429" calcext:value-type="float">
            <text:p>0,891429</text:p>
          </table:table-cell>
          <table:table-cell table:number-columns-repeated="3" office:value-type="float" office:value="0.896" calcext:value-type="float">
            <text:p>0,896</text:p>
          </table:table-cell>
          <table:table-cell office:value-type="float" office:value="0.875726" calcext:value-type="float">
            <text:p>0,875726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568" calcext:value-type="float">
            <text:p>0,568</text:p>
          </table:table-cell>
          <table:table-cell office:value-type="float" office:value="0.803657" calcext:value-type="float">
            <text:p>0,803657</text:p>
          </table:table-cell>
          <table:table-cell office:value-type="float" office:value="0.861029" calcext:value-type="float">
            <text:p>0,861029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876343" calcext:value-type="float">
            <text:p>0,876343</text:p>
          </table:table-cell>
          <table:table-cell office:value-type="float" office:value="0.88" calcext:value-type="float">
            <text:p>0,88</text:p>
          </table:table-cell>
          <table:table-cell office:value-type="float" office:value="0.8864" calcext:value-type="float">
            <text:p>0,8864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0514" calcext:value-type="float">
            <text:p>0,890514</text:p>
          </table:table-cell>
          <table:table-cell table:number-columns-repeated="3" office:value-type="float" office:value="0.896" calcext:value-type="float">
            <text:p>0,896</text:p>
          </table:table-cell>
          <table:table-cell office:value-type="float" office:value="0.874674" calcext:value-type="float">
            <text:p>0,874674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512" calcext:value-type="float">
            <text:p>0,512</text:p>
          </table:table-cell>
          <table:table-cell office:value-type="float" office:value="0.742629" calcext:value-type="float">
            <text:p>0,742629</text:p>
          </table:table-cell>
          <table:table-cell office:value-type="float" office:value="0.854857" calcext:value-type="float">
            <text:p>0,854857</text:p>
          </table:table-cell>
          <table:table-cell office:value-type="float" office:value="0.864686" calcext:value-type="float">
            <text:p>0,8646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629" calcext:value-type="float">
            <text:p>0,878629</text:p>
          </table:table-cell>
          <table:table-cell office:value-type="float" office:value="0.88" calcext:value-type="float">
            <text:p>0,88</text:p>
          </table:table-cell>
          <table:table-cell office:value-type="float" office:value="0.887771" calcext:value-type="float">
            <text:p>0,8877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3029" calcext:value-type="float">
            <text:p>0,893029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576" calcext:value-type="float">
            <text:p>0,86576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48" calcext:value-type="float">
            <text:p>0,48</text:p>
          </table:table-cell>
          <table:table-cell office:value-type="float" office:value="0.731429" calcext:value-type="float">
            <text:p>0,731429</text:p>
          </table:table-cell>
          <table:table-cell office:value-type="float" office:value="0.857829" calcext:value-type="float">
            <text:p>0,857829</text:p>
          </table:table-cell>
          <table:table-cell office:value-type="float" office:value="0.866743" calcext:value-type="float">
            <text:p>0,866743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771" calcext:value-type="float">
            <text:p>0,879771</text:p>
          </table:table-cell>
          <table:table-cell office:value-type="float" office:value="0.880686" calcext:value-type="float">
            <text:p>0,880686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3029" calcext:value-type="float">
            <text:p>0,893029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5349" calcext:value-type="float">
            <text:p>0,865349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52" calcext:value-type="float">
            <text:p>0,52</text:p>
          </table:table-cell>
          <table:table-cell office:value-type="float" office:value="0.773029" calcext:value-type="float">
            <text:p>0,773029</text:p>
          </table:table-cell>
          <table:table-cell office:value-type="float" office:value="0.857829" calcext:value-type="float">
            <text:p>0,857829</text:p>
          </table:table-cell>
          <table:table-cell office:value-type="float" office:value="0.864914" calcext:value-type="float">
            <text:p>0,8649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257" calcext:value-type="float">
            <text:p>0,877257</text:p>
          </table:table-cell>
          <table:table-cell office:value-type="float" office:value="0.88" calcext:value-type="float">
            <text:p>0,88</text:p>
          </table:table-cell>
          <table:table-cell office:value-type="float" office:value="0.886857" calcext:value-type="float">
            <text:p>0,8868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4171" calcext:value-type="float">
            <text:p>0,894171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9006" calcext:value-type="float">
            <text:p>0,869006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328" calcext:value-type="float">
            <text:p>0,328</text:p>
          </table:table-cell>
          <table:table-cell office:value-type="float" office:value="0.728457" calcext:value-type="float">
            <text:p>0,728457</text:p>
          </table:table-cell>
          <table:table-cell office:value-type="float" office:value="0.861029" calcext:value-type="float">
            <text:p>0,861029</text:p>
          </table:table-cell>
          <table:table-cell office:value-type="float" office:value="0.866971" calcext:value-type="float">
            <text:p>0,866971</text:p>
          </table:table-cell>
          <table:table-cell office:value-type="float" office:value="0.872" calcext:value-type="float">
            <text:p>0,872</text:p>
          </table:table-cell>
          <table:table-cell office:value-type="float" office:value="0.88" calcext:value-type="float">
            <text:p>0,88</text:p>
          </table:table-cell>
          <table:table-cell office:value-type="float" office:value="0.880686" calcext:value-type="float">
            <text:p>0,8806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8686" calcext:value-type="float">
            <text:p>0,888686</text:p>
          </table:table-cell>
          <table:table-cell table:number-columns-repeated="3" office:value-type="float" office:value="0.896" calcext:value-type="float">
            <text:p>0,896</text:p>
          </table:table-cell>
          <table:table-cell office:value-type="float" office:value="0.865783" calcext:value-type="float">
            <text:p>0,86578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328" calcext:value-type="float">
            <text:p>0,328</text:p>
          </table:table-cell>
          <table:table-cell office:value-type="float" office:value="0.705143" calcext:value-type="float">
            <text:p>0,705143</text:p>
          </table:table-cell>
          <table:table-cell office:value-type="float" office:value="0.858286" calcext:value-type="float">
            <text:p>0,858286</text:p>
          </table:table-cell>
          <table:table-cell office:value-type="float" office:value="0.864229" calcext:value-type="float">
            <text:p>0,8642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5429" calcext:value-type="float">
            <text:p>0,875429</text:p>
          </table:table-cell>
          <table:table-cell office:value-type="float" office:value="0.88" calcext:value-type="float">
            <text:p>0,88</text:p>
          </table:table-cell>
          <table:table-cell office:value-type="float" office:value="0.886857" calcext:value-type="float">
            <text:p>0,8868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3714" calcext:value-type="float">
            <text:p>0,893714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1966" calcext:value-type="float">
            <text:p>0,861966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576" calcext:value-type="float">
            <text:p>0,576</text:p>
          </table:table-cell>
          <table:table-cell office:value-type="float" office:value="0.747657" calcext:value-type="float">
            <text:p>0,747657</text:p>
          </table:table-cell>
          <table:table-cell office:value-type="float" office:value="0.8624" calcext:value-type="float">
            <text:p>0,8624</text:p>
          </table:table-cell>
          <table:table-cell office:value-type="float" office:value="0.866743" calcext:value-type="float">
            <text:p>0,866743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257" calcext:value-type="float">
            <text:p>0,877257</text:p>
          </table:table-cell>
          <table:table-cell office:value-type="float" office:value="0.880229" calcext:value-type="float">
            <text:p>0,880229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5314" calcext:value-type="float">
            <text:p>0,895314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736" calcext:value-type="float">
            <text:p>0,86736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584" calcext:value-type="float">
            <text:p>0,584</text:p>
          </table:table-cell>
          <table:table-cell office:value-type="float" office:value="0.772343" calcext:value-type="float">
            <text:p>0,772343</text:p>
          </table:table-cell>
          <table:table-cell office:value-type="float" office:value="0.860571" calcext:value-type="float">
            <text:p>0,860571</text:p>
          </table:table-cell>
          <table:table-cell office:value-type="float" office:value="0.8672" calcext:value-type="float">
            <text:p>0,8672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714" calcext:value-type="float">
            <text:p>0,877714</text:p>
          </table:table-cell>
          <table:table-cell office:value-type="float" office:value="0.882971" calcext:value-type="float">
            <text:p>0,8829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8457" calcext:value-type="float">
            <text:p>0,888457</text:p>
          </table:table-cell>
          <table:table-cell table:number-columns-repeated="3" office:value-type="float" office:value="0.896" calcext:value-type="float">
            <text:p>0,896</text:p>
          </table:table-cell>
          <table:table-cell office:value-type="float" office:value="0.870126" calcext:value-type="float">
            <text:p>0,870126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328" calcext:value-type="float">
            <text:p>0,328</text:p>
          </table:table-cell>
          <table:table-cell office:value-type="float" office:value="0.796114" calcext:value-type="float">
            <text:p>0,796114</text:p>
          </table:table-cell>
          <table:table-cell office:value-type="float" office:value="0.860571" calcext:value-type="float">
            <text:p>0,860571</text:p>
          </table:table-cell>
          <table:table-cell office:value-type="float" office:value="0.866286" calcext:value-type="float">
            <text:p>0,8662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571" calcext:value-type="float">
            <text:p>0,876571</text:p>
          </table:table-cell>
          <table:table-cell office:value-type="float" office:value="0.88" calcext:value-type="float">
            <text:p>0,88</text:p>
          </table:table-cell>
          <table:table-cell office:value-type="float" office:value="0.887543" calcext:value-type="float">
            <text:p>0,8875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1429" calcext:value-type="float">
            <text:p>0,891429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71451" calcext:value-type="float">
            <text:p>0,87145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624" calcext:value-type="float">
            <text:p>0,624</text:p>
          </table:table-cell>
          <table:table-cell office:value-type="float" office:value="0.789029" calcext:value-type="float">
            <text:p>0,789029</text:p>
          </table:table-cell>
          <table:table-cell office:value-type="float" office:value="0.861257" calcext:value-type="float">
            <text:p>0,861257</text:p>
          </table:table-cell>
          <table:table-cell office:value-type="float" office:value="0.869486" calcext:value-type="float">
            <text:p>0,8694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171" calcext:value-type="float">
            <text:p>0,878171</text:p>
          </table:table-cell>
          <table:table-cell office:value-type="float" office:value="0.8816" calcext:value-type="float">
            <text:p>0,8816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2571" calcext:value-type="float">
            <text:p>0,892571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71611" calcext:value-type="float">
            <text:p>0,87161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328" calcext:value-type="float">
            <text:p>0,328</text:p>
          </table:table-cell>
          <table:table-cell office:value-type="float" office:value="0.8064" calcext:value-type="float">
            <text:p>0,8064</text:p>
          </table:table-cell>
          <table:table-cell office:value-type="float" office:value="0.861257" calcext:value-type="float">
            <text:p>0,861257</text:p>
          </table:table-cell>
          <table:table-cell office:value-type="float" office:value="0.867657" calcext:value-type="float">
            <text:p>0,8676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486" calcext:value-type="float">
            <text:p>0,877486</text:p>
          </table:table-cell>
          <table:table-cell office:value-type="float" office:value="0.883657" calcext:value-type="float">
            <text:p>0,883657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5543" calcext:value-type="float">
            <text:p>0,895543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736" calcext:value-type="float">
            <text:p>0,8736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328" calcext:value-type="float">
            <text:p>0,328</text:p>
          </table:table-cell>
          <table:table-cell office:value-type="float" office:value="0.769829" calcext:value-type="float">
            <text:p>0,769829</text:p>
          </table:table-cell>
          <table:table-cell office:value-type="float" office:value="0.859429" calcext:value-type="float">
            <text:p>0,859429</text:p>
          </table:table-cell>
          <table:table-cell office:value-type="float" office:value="0.864914" calcext:value-type="float">
            <text:p>0,8649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52" calcext:value-type="float">
            <text:p>0,8752</text:p>
          </table:table-cell>
          <table:table-cell office:value-type="float" office:value="0.881371" calcext:value-type="float">
            <text:p>0,881371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5314" calcext:value-type="float">
            <text:p>0,895314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9006" calcext:value-type="float">
            <text:p>0,869006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328" calcext:value-type="float">
            <text:p>0,328</text:p>
          </table:table-cell>
          <table:table-cell office:value-type="float" office:value="0.753829" calcext:value-type="float">
            <text:p>0,753829</text:p>
          </table:table-cell>
          <table:table-cell office:value-type="float" office:value="0.861714" calcext:value-type="float">
            <text:p>0,861714</text:p>
          </table:table-cell>
          <table:table-cell office:value-type="float" office:value="0.8672" calcext:value-type="float">
            <text:p>0,8672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086" calcext:value-type="float">
            <text:p>0,879086</text:p>
          </table:table-cell>
          <table:table-cell office:value-type="float" office:value="0.883429" calcext:value-type="float">
            <text:p>0,8834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8229" calcext:value-type="float">
            <text:p>0,888229</text:p>
          </table:table-cell>
          <table:table-cell table:number-columns-repeated="3" office:value-type="float" office:value="0.896" calcext:value-type="float">
            <text:p>0,896</text:p>
          </table:table-cell>
          <table:table-cell office:value-type="float" office:value="0.868549" calcext:value-type="float">
            <text:p>0,868549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464" calcext:value-type="float">
            <text:p>0,464</text:p>
          </table:table-cell>
          <table:table-cell office:value-type="float" office:value="0.776229" calcext:value-type="float">
            <text:p>0,776229</text:p>
          </table:table-cell>
          <table:table-cell office:value-type="float" office:value="0.863314" calcext:value-type="float">
            <text:p>0,863314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872686" calcext:value-type="float">
            <text:p>0,872686</text:p>
          </table:table-cell>
          <table:table-cell office:value-type="float" office:value="0.88" calcext:value-type="float">
            <text:p>0,88</text:p>
          </table:table-cell>
          <table:table-cell office:value-type="float" office:value="0.885257" calcext:value-type="float">
            <text:p>0,8852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8457" calcext:value-type="float">
            <text:p>0,888457</text:p>
          </table:table-cell>
          <table:table-cell table:number-columns-repeated="3" office:value-type="float" office:value="0.896" calcext:value-type="float">
            <text:p>0,896</text:p>
          </table:table-cell>
          <table:table-cell office:value-type="float" office:value="0.871474" calcext:value-type="float">
            <text:p>0,87147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328" calcext:value-type="float">
            <text:p>0,328</text:p>
          </table:table-cell>
          <table:table-cell office:value-type="float" office:value="0.7936" calcext:value-type="float">
            <text:p>0,7936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8571" calcext:value-type="float">
            <text:p>0,868571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314" calcext:value-type="float">
            <text:p>0,879314</text:p>
          </table:table-cell>
          <table:table-cell office:value-type="float" office:value="0.884114" calcext:value-type="float">
            <text:p>0,884114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3714" calcext:value-type="float">
            <text:p>0,893714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72731" calcext:value-type="float">
            <text:p>0,87273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328" calcext:value-type="float">
            <text:p>0,328</text:p>
          </table:table-cell>
          <table:table-cell office:value-type="float" office:value="0.776914" calcext:value-type="float">
            <text:p>0,776914</text:p>
          </table:table-cell>
          <table:table-cell office:value-type="float" office:value="0.861029" calcext:value-type="float">
            <text:p>0,861029</text:p>
          </table:table-cell>
          <table:table-cell office:value-type="float" office:value="0.865829" calcext:value-type="float">
            <text:p>0,8658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486" calcext:value-type="float">
            <text:p>0,877486</text:p>
          </table:table-cell>
          <table:table-cell office:value-type="float" office:value="0.884343" calcext:value-type="float">
            <text:p>0,884343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3029" calcext:value-type="float">
            <text:p>0,893029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70263" calcext:value-type="float">
            <text:p>0,870263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328" calcext:value-type="float">
            <text:p>0,328</text:p>
          </table:table-cell>
          <table:table-cell office:value-type="float" office:value="0.789486" calcext:value-type="float">
            <text:p>0,789486</text:p>
          </table:table-cell>
          <table:table-cell office:value-type="float" office:value="0.862857" calcext:value-type="float">
            <text:p>0,862857</text:p>
          </table:table-cell>
          <table:table-cell office:value-type="float" office:value="0.8672" calcext:value-type="float">
            <text:p>0,8672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743" calcext:value-type="float">
            <text:p>0,874743</text:p>
          </table:table-cell>
          <table:table-cell office:value-type="float" office:value="0.880229" calcext:value-type="float">
            <text:p>0,880229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89829" calcext:value-type="float">
            <text:p>0,889829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70834" calcext:value-type="float">
            <text:p>0,870834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272" calcext:value-type="float">
            <text:p>0,272</text:p>
          </table:table-cell>
          <table:table-cell office:value-type="float" office:value="0.778057" calcext:value-type="float">
            <text:p>0,778057</text:p>
          </table:table-cell>
          <table:table-cell office:value-type="float" office:value="0.861486" calcext:value-type="float">
            <text:p>0,861486</text:p>
          </table:table-cell>
          <table:table-cell office:value-type="float" office:value="0.866514" calcext:value-type="float">
            <text:p>0,8665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114" calcext:value-type="float">
            <text:p>0,876114</text:p>
          </table:table-cell>
          <table:table-cell office:value-type="float" office:value="0.882057" calcext:value-type="float">
            <text:p>0,882057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89143" calcext:value-type="float">
            <text:p>0,889143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9737" calcext:value-type="float">
            <text:p>0,869737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328" calcext:value-type="float">
            <text:p>0,328</text:p>
          </table:table-cell>
          <table:table-cell office:value-type="float" office:value="0.765257" calcext:value-type="float">
            <text:p>0,765257</text:p>
          </table:table-cell>
          <table:table-cell office:value-type="float" office:value="0.858286" calcext:value-type="float">
            <text:p>0,858286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04" calcext:value-type="float">
            <text:p>0,8704</text:p>
          </table:table-cell>
          <table:table-cell office:value-type="float" office:value="0.874057" calcext:value-type="float">
            <text:p>0,874057</text:p>
          </table:table-cell>
          <table:table-cell office:value-type="float" office:value="0.88" calcext:value-type="float">
            <text:p>0,88</text:p>
          </table:table-cell>
          <table:table-cell office:value-type="float" office:value="0.882971" calcext:value-type="float">
            <text:p>0,8829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8914" calcext:value-type="float">
            <text:p>0,888914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6789" calcext:value-type="float">
            <text:p>0,866789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24" calcext:value-type="float">
            <text:p>0,624</text:p>
          </table:table-cell>
          <table:table-cell office:value-type="float" office:value="0.805714" calcext:value-type="float">
            <text:p>0,805714</text:p>
          </table:table-cell>
          <table:table-cell office:value-type="float" office:value="0.861257" calcext:value-type="float">
            <text:p>0,861257</text:p>
          </table:table-cell>
          <table:table-cell office:value-type="float" office:value="0.864914" calcext:value-type="float">
            <text:p>0,8649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971" calcext:value-type="float">
            <text:p>0,874971</text:p>
          </table:table-cell>
          <table:table-cell office:value-type="float" office:value="0.88" calcext:value-type="float">
            <text:p>0,88</text:p>
          </table:table-cell>
          <table:table-cell office:value-type="float" office:value="0.886629" calcext:value-type="float">
            <text:p>0,8866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2343" calcext:value-type="float">
            <text:p>0,892343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72183" calcext:value-type="float">
            <text:p>0,872183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24" calcext:value-type="float">
            <text:p>0,624</text:p>
          </table:table-cell>
          <table:table-cell office:value-type="float" office:value="0.776229" calcext:value-type="float">
            <text:p>0,776229</text:p>
          </table:table-cell>
          <table:table-cell office:value-type="float" office:value="0.856686" calcext:value-type="float">
            <text:p>0,856686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04" calcext:value-type="float">
            <text:p>0,8704</text:p>
          </table:table-cell>
          <table:table-cell office:value-type="float" office:value="0.874514" calcext:value-type="float">
            <text:p>0,874514</text:p>
          </table:table-cell>
          <table:table-cell office:value-type="float" office:value="0.88" calcext:value-type="float">
            <text:p>0,88</text:p>
          </table:table-cell>
          <table:table-cell office:value-type="float" office:value="0.884571" calcext:value-type="float">
            <text:p>0,8845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0971" calcext:value-type="float">
            <text:p>0,890971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8137" calcext:value-type="float">
            <text:p>0,868137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32" calcext:value-type="float">
            <text:p>0,32</text:p>
          </table:table-cell>
          <table:table-cell office:value-type="float" office:value="0.754286" calcext:value-type="float">
            <text:p>0,754286</text:p>
          </table:table-cell>
          <table:table-cell office:value-type="float" office:value="0.853714" calcext:value-type="float">
            <text:p>0,853714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9486" calcext:value-type="float">
            <text:p>0,869486</text:p>
          </table:table-cell>
          <table:table-cell office:value-type="float" office:value="0.8736" calcext:value-type="float">
            <text:p>0,8736</text:p>
          </table:table-cell>
          <table:table-cell office:value-type="float" office:value="0.88" calcext:value-type="float">
            <text:p>0,88</text:p>
          </table:table-cell>
          <table:table-cell office:value-type="float" office:value="0.882971" calcext:value-type="float">
            <text:p>0,8829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9371" calcext:value-type="float">
            <text:p>0,889371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5143" calcext:value-type="float">
            <text:p>0,865143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272" calcext:value-type="float">
            <text:p>0,272</text:p>
          </table:table-cell>
          <table:table-cell office:value-type="float" office:value="0.761371" calcext:value-type="float">
            <text:p>0,761371</text:p>
          </table:table-cell>
          <table:table-cell office:value-type="float" office:value="0.852571" calcext:value-type="float">
            <text:p>0,852571</text:p>
          </table:table-cell>
          <table:table-cell office:value-type="float" office:value="0.863314" calcext:value-type="float">
            <text:p>0,863314</text:p>
          </table:table-cell>
          <table:table-cell office:value-type="float" office:value="0.869943" calcext:value-type="float">
            <text:p>0,869943</text:p>
          </table:table-cell>
          <table:table-cell office:value-type="float" office:value="0.874514" calcext:value-type="float">
            <text:p>0,874514</text:p>
          </table:table-cell>
          <table:table-cell office:value-type="float" office:value="0.88" calcext:value-type="float">
            <text:p>0,88</text:p>
          </table:table-cell>
          <table:table-cell office:value-type="float" office:value="0.883886" calcext:value-type="float">
            <text:p>0,8838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9143" calcext:value-type="float">
            <text:p>0,889143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5874" calcext:value-type="float">
            <text:p>0,86587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328" calcext:value-type="float">
            <text:p>0,328</text:p>
          </table:table-cell>
          <table:table-cell office:value-type="float" office:value="0.736686" calcext:value-type="float">
            <text:p>0,736686</text:p>
          </table:table-cell>
          <table:table-cell office:value-type="float" office:value="0.855086" calcext:value-type="float">
            <text:p>0,855086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029" calcext:value-type="float">
            <text:p>0,877029</text:p>
          </table:table-cell>
          <table:table-cell office:value-type="float" office:value="0.88" calcext:value-type="float">
            <text:p>0,88</text:p>
          </table:table-cell>
          <table:table-cell office:value-type="float" office:value="0.883886" calcext:value-type="float">
            <text:p>0,8838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0057" calcext:value-type="float">
            <text:p>0,890057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4274" calcext:value-type="float">
            <text:p>0,864274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328" calcext:value-type="float">
            <text:p>0,328</text:p>
          </table:table-cell>
          <table:table-cell office:value-type="float" office:value="0.757943" calcext:value-type="float">
            <text:p>0,757943</text:p>
          </table:table-cell>
          <table:table-cell office:value-type="float" office:value="0.851657" calcext:value-type="float">
            <text:p>0,851657</text:p>
          </table:table-cell>
          <table:table-cell office:value-type="float" office:value="0.863543" calcext:value-type="float">
            <text:p>0,863543</text:p>
          </table:table-cell>
          <table:table-cell office:value-type="float" office:value="0.869486" calcext:value-type="float">
            <text:p>0,8694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943" calcext:value-type="float">
            <text:p>0,877943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5771" calcext:value-type="float">
            <text:p>0,895771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4434" calcext:value-type="float">
            <text:p>0,864434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664" calcext:value-type="float">
            <text:p>0,664</text:p>
          </table:table-cell>
          <table:table-cell office:value-type="float" office:value="0.829943" calcext:value-type="float">
            <text:p>0,829943</text:p>
          </table:table-cell>
          <table:table-cell office:value-type="float" office:value="0.853029" calcext:value-type="float">
            <text:p>0,853029</text:p>
          </table:table-cell>
          <table:table-cell office:value-type="float" office:value="0.863543" calcext:value-type="float">
            <text:p>0,863543</text:p>
          </table:table-cell>
          <table:table-cell office:value-type="float" office:value="0.869714" calcext:value-type="float">
            <text:p>0,8697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543" calcext:value-type="float">
            <text:p>0,879543</text:p>
          </table:table-cell>
          <table:table-cell office:value-type="float" office:value="0.883886" calcext:value-type="float">
            <text:p>0,8838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0286" calcext:value-type="float">
            <text:p>0,890286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72594" calcext:value-type="float">
            <text:p>0,872594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664" calcext:value-type="float">
            <text:p>0,664</text:p>
          </table:table-cell>
          <table:table-cell office:value-type="float" office:value="0.8272" calcext:value-type="float">
            <text:p>0,8272</text:p>
          </table:table-cell>
          <table:table-cell office:value-type="float" office:value="0.853486" calcext:value-type="float">
            <text:p>0,853486</text:p>
          </table:table-cell>
          <table:table-cell office:value-type="float" office:value="0.863771" calcext:value-type="float">
            <text:p>0,863771</text:p>
          </table:table-cell>
          <table:table-cell office:value-type="float" office:value="0.870171" calcext:value-type="float">
            <text:p>0,870171</text:p>
          </table:table-cell>
          <table:table-cell office:value-type="float" office:value="0.873371" calcext:value-type="float">
            <text:p>0,873371</text:p>
          </table:table-cell>
          <table:table-cell office:value-type="float" office:value="0.88" calcext:value-type="float">
            <text:p>0,88</text:p>
          </table:table-cell>
          <table:table-cell office:value-type="float" office:value="0.883886" calcext:value-type="float">
            <text:p>0,8838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1429" calcext:value-type="float">
            <text:p>0,891429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72731" calcext:value-type="float">
            <text:p>0,87273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552" calcext:value-type="float">
            <text:p>0,552</text:p>
          </table:table-cell>
          <table:table-cell office:value-type="float" office:value="0.804343" calcext:value-type="float">
            <text:p>0,804343</text:p>
          </table:table-cell>
          <table:table-cell office:value-type="float" office:value="0.853486" calcext:value-type="float">
            <text:p>0,853486</text:p>
          </table:table-cell>
          <table:table-cell office:value-type="float" office:value="0.861257" calcext:value-type="float">
            <text:p>0,861257</text:p>
          </table:table-cell>
          <table:table-cell office:value-type="float" office:value="0.8704" calcext:value-type="float">
            <text:p>0,870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8" calcext:value-type="float">
            <text:p>0,88</text:p>
          </table:table-cell>
          <table:table-cell office:value-type="float" office:value="0.880686" calcext:value-type="float">
            <text:p>0,8806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9371" calcext:value-type="float">
            <text:p>0,889371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9554" calcext:value-type="float">
            <text:p>0,86955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328" calcext:value-type="float">
            <text:p>0,328</text:p>
          </table:table-cell>
          <table:table-cell office:value-type="float" office:value="0.787657" calcext:value-type="float">
            <text:p>0,787657</text:p>
          </table:table-cell>
          <table:table-cell office:value-type="float" office:value="0.857143" calcext:value-type="float">
            <text:p>0,857143</text:p>
          </table:table-cell>
          <table:table-cell office:value-type="float" office:value="0.864457" calcext:value-type="float">
            <text:p>0,8644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971" calcext:value-type="float">
            <text:p>0,874971</text:p>
          </table:table-cell>
          <table:table-cell office:value-type="float" office:value="0.88" calcext:value-type="float">
            <text:p>0,88</text:p>
          </table:table-cell>
          <table:table-cell office:value-type="float" office:value="0.8816" calcext:value-type="float">
            <text:p>0,881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0057" calcext:value-type="float">
            <text:p>0,890057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9189" calcext:value-type="float">
            <text:p>0,869189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328" calcext:value-type="float">
            <text:p>0,328</text:p>
          </table:table-cell>
          <table:table-cell office:value-type="float" office:value="0.7824" calcext:value-type="float">
            <text:p>0,7824</text:p>
          </table:table-cell>
          <table:table-cell office:value-type="float" office:value="0.854857" calcext:value-type="float">
            <text:p>0,854857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04" calcext:value-type="float">
            <text:p>0,8704</text:p>
          </table:table-cell>
          <table:table-cell office:value-type="float" office:value="0.873143" calcext:value-type="float">
            <text:p>0,873143</text:p>
          </table:table-cell>
          <table:table-cell office:value-type="float" office:value="0.88" calcext:value-type="float">
            <text:p>0,88</text:p>
          </table:table-cell>
          <table:table-cell office:value-type="float" office:value="0.882971" calcext:value-type="float">
            <text:p>0,8829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0057" calcext:value-type="float">
            <text:p>0,890057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8183" calcext:value-type="float">
            <text:p>0,868183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328" calcext:value-type="float">
            <text:p>0,328</text:p>
          </table:table-cell>
          <table:table-cell office:value-type="float" office:value="0.791543" calcext:value-type="float">
            <text:p>0,791543</text:p>
          </table:table-cell>
          <table:table-cell office:value-type="float" office:value="0.8528" calcext:value-type="float">
            <text:p>0,8528</text:p>
          </table:table-cell>
          <table:table-cell office:value-type="float" office:value="0.862857" calcext:value-type="float">
            <text:p>0,862857</text:p>
          </table:table-cell>
          <table:table-cell office:value-type="float" office:value="0.8704" calcext:value-type="float">
            <text:p>0,8704</text:p>
          </table:table-cell>
          <table:table-cell office:value-type="float" office:value="0.872457" calcext:value-type="float">
            <text:p>0,872457</text:p>
          </table:table-cell>
          <table:table-cell office:value-type="float" office:value="0.88" calcext:value-type="float">
            <text:p>0,88</text:p>
          </table:table-cell>
          <table:table-cell office:value-type="float" office:value="0.882286" calcext:value-type="float">
            <text:p>0,8822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0286" calcext:value-type="float">
            <text:p>0,890286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8663" calcext:value-type="float">
            <text:p>0,868663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328" calcext:value-type="float">
            <text:p>0,328</text:p>
          </table:table-cell>
          <table:table-cell office:value-type="float" office:value="0.792" calcext:value-type="float">
            <text:p>0,792</text:p>
          </table:table-cell>
          <table:table-cell office:value-type="float" office:value="0.857143" calcext:value-type="float">
            <text:p>0,857143</text:p>
          </table:table-cell>
          <table:table-cell office:value-type="float" office:value="0.866057" calcext:value-type="float">
            <text:p>0,8660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52" calcext:value-type="float">
            <text:p>0,8752</text:p>
          </table:table-cell>
          <table:table-cell office:value-type="float" office:value="0.88" calcext:value-type="float">
            <text:p>0,88</text:p>
          </table:table-cell>
          <table:table-cell office:value-type="float" office:value="0.882286" calcext:value-type="float">
            <text:p>0,8822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96" calcext:value-type="float">
            <text:p>0,8896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9829" calcext:value-type="float">
            <text:p>0,869829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328" calcext:value-type="float">
            <text:p>0,328</text:p>
          </table:table-cell>
          <table:table-cell office:value-type="float" office:value="0.811657" calcext:value-type="float">
            <text:p>0,811657</text:p>
          </table:table-cell>
          <table:table-cell office:value-type="float" office:value="0.862171" calcext:value-type="float">
            <text:p>0,862171</text:p>
          </table:table-cell>
          <table:table-cell office:value-type="float" office:value="0.869714" calcext:value-type="float">
            <text:p>0,8697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486" calcext:value-type="float">
            <text:p>0,877486</text:p>
          </table:table-cell>
          <table:table-cell office:value-type="float" office:value="0.88" calcext:value-type="float">
            <text:p>0,88</text:p>
          </table:table-cell>
          <table:table-cell office:value-type="float" office:value="0.883886" calcext:value-type="float">
            <text:p>0,8838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1429" calcext:value-type="float">
            <text:p>0,891429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73234" calcext:value-type="float">
            <text:p>0,873234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328" calcext:value-type="float">
            <text:p>0,328</text:p>
          </table:table-cell>
          <table:table-cell office:value-type="float" office:value="0.744914" calcext:value-type="float">
            <text:p>0,744914</text:p>
          </table:table-cell>
          <table:table-cell office:value-type="float" office:value="0.858743" calcext:value-type="float">
            <text:p>0,858743</text:p>
          </table:table-cell>
          <table:table-cell office:value-type="float" office:value="0.869029" calcext:value-type="float">
            <text:p>0,8690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029" calcext:value-type="float">
            <text:p>0,877029</text:p>
          </table:table-cell>
          <table:table-cell office:value-type="float" office:value="0.88" calcext:value-type="float">
            <text:p>0,88</text:p>
          </table:table-cell>
          <table:table-cell office:value-type="float" office:value="0.882743" calcext:value-type="float">
            <text:p>0,8827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0971" calcext:value-type="float">
            <text:p>0,890971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5943" calcext:value-type="float">
            <text:p>0,865943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328" calcext:value-type="float">
            <text:p>0,328</text:p>
          </table:table-cell>
          <table:table-cell office:value-type="float" office:value="0.736686" calcext:value-type="float">
            <text:p>0,736686</text:p>
          </table:table-cell>
          <table:table-cell office:value-type="float" office:value="0.852571" calcext:value-type="float">
            <text:p>0,852571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0857" calcext:value-type="float">
            <text:p>0,8708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8" calcext:value-type="float">
            <text:p>0,88</text:p>
          </table:table-cell>
          <table:table-cell office:value-type="float" office:value="0.8816" calcext:value-type="float">
            <text:p>0,881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0286" calcext:value-type="float">
            <text:p>0,890286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32" calcext:value-type="float">
            <text:p>0,8632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328" calcext:value-type="float">
            <text:p>0,328</text:p>
          </table:table-cell>
          <table:table-cell office:value-type="float" office:value="0.758629" calcext:value-type="float">
            <text:p>0,758629</text:p>
          </table:table-cell>
          <table:table-cell office:value-type="float" office:value="0.850514" calcext:value-type="float">
            <text:p>0,850514</text:p>
          </table:table-cell>
          <table:table-cell office:value-type="float" office:value="0.863543" calcext:value-type="float">
            <text:p>0,863543</text:p>
          </table:table-cell>
          <table:table-cell office:value-type="float" office:value="0.869486" calcext:value-type="float">
            <text:p>0,8694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171" calcext:value-type="float">
            <text:p>0,878171</text:p>
          </table:table-cell>
          <table:table-cell office:value-type="float" office:value="0.88" calcext:value-type="float">
            <text:p>0,88</text:p>
          </table:table-cell>
          <table:table-cell office:value-type="float" office:value="0.887543" calcext:value-type="float">
            <text:p>0,887543</text:p>
          </table:table-cell>
          <table:table-cell office:value-type="float" office:value="0.890057" calcext:value-type="float">
            <text:p>0,890057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4594" calcext:value-type="float">
            <text:p>0,864594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272" calcext:value-type="float">
            <text:p>0,272</text:p>
          </table:table-cell>
          <table:table-cell office:value-type="float" office:value="0.728914" calcext:value-type="float">
            <text:p>0,728914</text:p>
          </table:table-cell>
          <table:table-cell office:value-type="float" office:value="0.849829" calcext:value-type="float">
            <text:p>0,849829</text:p>
          </table:table-cell>
          <table:table-cell office:value-type="float" office:value="0.864457" calcext:value-type="float">
            <text:p>0,864457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9543" calcext:value-type="float">
            <text:p>0,879543</text:p>
          </table:table-cell>
          <table:table-cell office:value-type="float" office:value="0.88" calcext:value-type="float">
            <text:p>0,88</text:p>
          </table:table-cell>
          <table:table-cell office:value-type="float" office:value="0.885943" calcext:value-type="float">
            <text:p>0,885943</text:p>
          </table:table-cell>
          <table:table-cell office:value-type="float" office:value="0.888" calcext:value-type="float">
            <text:p>0,888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1669" calcext:value-type="float">
            <text:p>0,861669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608" calcext:value-type="float">
            <text:p>0,608</text:p>
          </table:table-cell>
          <table:table-cell office:value-type="float" office:value="0.784457" calcext:value-type="float">
            <text:p>0,784457</text:p>
          </table:table-cell>
          <table:table-cell office:value-type="float" office:value="0.858514" calcext:value-type="float">
            <text:p>0,858514</text:p>
          </table:table-cell>
          <table:table-cell office:value-type="float" office:value="0.869257" calcext:value-type="float">
            <text:p>0,8692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943" calcext:value-type="float">
            <text:p>0,877943</text:p>
          </table:table-cell>
          <table:table-cell office:value-type="float" office:value="0.88" calcext:value-type="float">
            <text:p>0,88</text:p>
          </table:table-cell>
          <table:table-cell office:value-type="float" office:value="0.883429" calcext:value-type="float">
            <text:p>0,883429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5771" calcext:value-type="float">
            <text:p>0,895771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9737" calcext:value-type="float">
            <text:p>0,869737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328" calcext:value-type="float">
            <text:p>0,328</text:p>
          </table:table-cell>
          <table:table-cell office:value-type="float" office:value="0.775086" calcext:value-type="float">
            <text:p>0,775086</text:p>
          </table:table-cell>
          <table:table-cell office:value-type="float" office:value="0.858286" calcext:value-type="float">
            <text:p>0,858286</text:p>
          </table:table-cell>
          <table:table-cell office:value-type="float" office:value="0.869257" calcext:value-type="float">
            <text:p>0,8692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171" calcext:value-type="float">
            <text:p>0,878171</text:p>
          </table:table-cell>
          <table:table-cell office:value-type="float" office:value="0.88" calcext:value-type="float">
            <text:p>0,88</text:p>
          </table:table-cell>
          <table:table-cell office:value-type="float" office:value="0.882514" calcext:value-type="float">
            <text:p>0,882514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5314" calcext:value-type="float">
            <text:p>0,8953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8663" calcext:value-type="float">
            <text:p>0,868663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328" calcext:value-type="float">
            <text:p>0,328</text:p>
          </table:table-cell>
          <table:table-cell office:value-type="float" office:value="0.758857" calcext:value-type="float">
            <text:p>0,758857</text:p>
          </table:table-cell>
          <table:table-cell office:value-type="float" office:value="0.858286" calcext:value-type="float">
            <text:p>0,858286</text:p>
          </table:table-cell>
          <table:table-cell office:value-type="float" office:value="0.870629" calcext:value-type="float">
            <text:p>0,870629</text:p>
          </table:table-cell>
          <table:table-cell office:value-type="float" office:value="0.872229" calcext:value-type="float">
            <text:p>0,872229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4114" calcext:value-type="float">
            <text:p>0,884114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8686" calcext:value-type="float">
            <text:p>0,888686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768" calcext:value-type="float">
            <text:p>0,86768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328" calcext:value-type="float">
            <text:p>0,328</text:p>
          </table:table-cell>
          <table:table-cell office:value-type="float" office:value="0.765257" calcext:value-type="float">
            <text:p>0,765257</text:p>
          </table:table-cell>
          <table:table-cell office:value-type="float" office:value="0.858514" calcext:value-type="float">
            <text:p>0,858514</text:p>
          </table:table-cell>
          <table:table-cell office:value-type="float" office:value="0.871314" calcext:value-type="float">
            <text:p>0,8713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543" calcext:value-type="float">
            <text:p>0,879543</text:p>
          </table:table-cell>
          <table:table-cell office:value-type="float" office:value="0.88" calcext:value-type="float">
            <text:p>0,88</text:p>
          </table:table-cell>
          <table:table-cell office:value-type="float" office:value="0.882286" calcext:value-type="float">
            <text:p>0,882286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5314" calcext:value-type="float">
            <text:p>0,8953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8023" calcext:value-type="float">
            <text:p>0,868023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632" calcext:value-type="float">
            <text:p>0,632</text:p>
          </table:table-cell>
          <table:table-cell office:value-type="float" office:value="0.803886" calcext:value-type="float">
            <text:p>0,803886</text:p>
          </table:table-cell>
          <table:table-cell office:value-type="float" office:value="0.859657" calcext:value-type="float">
            <text:p>0,859657</text:p>
          </table:table-cell>
          <table:table-cell office:value-type="float" office:value="0.869257" calcext:value-type="float">
            <text:p>0,8692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4" calcext:value-type="float">
            <text:p>0,8784</text:p>
          </table:table-cell>
          <table:table-cell office:value-type="float" office:value="0.88" calcext:value-type="float">
            <text:p>0,88</text:p>
          </table:table-cell>
          <table:table-cell office:value-type="float" office:value="0.882057" calcext:value-type="float">
            <text:p>0,882057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3943" calcext:value-type="float">
            <text:p>0,893943</text:p>
          </table:table-cell>
          <table:table-cell office:value-type="float" office:value="0.896" calcext:value-type="float">
            <text:p>0,896</text:p>
          </table:table-cell>
          <table:table-cell office:value-type="float" office:value="0.87152" calcext:value-type="float">
            <text:p>0,87152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328" calcext:value-type="float">
            <text:p>0,328</text:p>
          </table:table-cell>
          <table:table-cell office:value-type="float" office:value="0.768686" calcext:value-type="float">
            <text:p>0,768686</text:p>
          </table:table-cell>
          <table:table-cell office:value-type="float" office:value="0.858286" calcext:value-type="float">
            <text:p>0,858286</text:p>
          </table:table-cell>
          <table:table-cell office:value-type="float" office:value="0.868571" calcext:value-type="float">
            <text:p>0,868571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4" calcext:value-type="float">
            <text:p>0,8784</text:p>
          </table:table-cell>
          <table:table-cell office:value-type="float" office:value="0.88" calcext:value-type="float">
            <text:p>0,88</text:p>
          </table:table-cell>
          <table:table-cell office:value-type="float" office:value="0.880914" calcext:value-type="float">
            <text:p>0,880914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44" calcext:value-type="float">
            <text:p>0,894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7726" calcext:value-type="float">
            <text:p>0,867726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328" calcext:value-type="float">
            <text:p>0,328</text:p>
          </table:table-cell>
          <table:table-cell office:value-type="float" office:value="0.729829" calcext:value-type="float">
            <text:p>0,729829</text:p>
          </table:table-cell>
          <table:table-cell office:value-type="float" office:value="0.857371" calcext:value-type="float">
            <text:p>0,857371</text:p>
          </table:table-cell>
          <table:table-cell office:value-type="float" office:value="0.869029" calcext:value-type="float">
            <text:p>0,8690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343" calcext:value-type="float">
            <text:p>0,876343</text:p>
          </table:table-cell>
          <table:table-cell office:value-type="float" office:value="0.88" calcext:value-type="float">
            <text:p>0,88</text:p>
          </table:table-cell>
          <table:table-cell office:value-type="float" office:value="0.880914" calcext:value-type="float">
            <text:p>0,880914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5771" calcext:value-type="float">
            <text:p>0,895771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3726" calcext:value-type="float">
            <text:p>0,863726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328" calcext:value-type="float">
            <text:p>0,328</text:p>
          </table:table-cell>
          <table:table-cell office:value-type="float" office:value="0.709714" calcext:value-type="float">
            <text:p>0,709714</text:p>
          </table:table-cell>
          <table:table-cell office:value-type="float" office:value="0.855314" calcext:value-type="float">
            <text:p>0,855314</text:p>
          </table:table-cell>
          <table:table-cell office:value-type="float" office:value="0.869257" calcext:value-type="float">
            <text:p>0,8692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5886" calcext:value-type="float">
            <text:p>0,875886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6171" calcext:value-type="float">
            <text:p>0,8861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543" calcext:value-type="float">
            <text:p>0,895543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1189" calcext:value-type="float">
            <text:p>0,86118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328" calcext:value-type="float">
            <text:p>0,328</text:p>
          </table:table-cell>
          <table:table-cell office:value-type="float" office:value="0.762514" calcext:value-type="float">
            <text:p>0,762514</text:p>
          </table:table-cell>
          <table:table-cell office:value-type="float" office:value="0.858743" calcext:value-type="float">
            <text:p>0,858743</text:p>
          </table:table-cell>
          <table:table-cell office:value-type="float" office:value="0.870629" calcext:value-type="float">
            <text:p>0,8706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086" calcext:value-type="float">
            <text:p>0,879086</text:p>
          </table:table-cell>
          <table:table-cell office:value-type="float" office:value="0.88" calcext:value-type="float">
            <text:p>0,88</text:p>
          </table:table-cell>
          <table:table-cell office:value-type="float" office:value="0.882743" calcext:value-type="float">
            <text:p>0,8827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96" calcext:value-type="float">
            <text:p>0,8896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7931" calcext:value-type="float">
            <text:p>0,86793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504" calcext:value-type="float">
            <text:p>0,504</text:p>
          </table:table-cell>
          <table:table-cell office:value-type="float" office:value="0.769371" calcext:value-type="float">
            <text:p>0,769371</text:p>
          </table:table-cell>
          <table:table-cell office:value-type="float" office:value="0.858514" calcext:value-type="float">
            <text:p>0,858514</text:p>
          </table:table-cell>
          <table:table-cell office:value-type="float" office:value="0.869943" calcext:value-type="float">
            <text:p>0,869943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8" calcext:value-type="float">
            <text:p>0,8768</text:p>
          </table:table-cell>
          <table:table-cell office:value-type="float" office:value="0.88" calcext:value-type="float">
            <text:p>0,88</text:p>
          </table:table-cell>
          <table:table-cell office:value-type="float" office:value="0.882743" calcext:value-type="float">
            <text:p>0,8827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9143" calcext:value-type="float">
            <text:p>0,889143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8251" calcext:value-type="float">
            <text:p>0,86825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624" calcext:value-type="float">
            <text:p>0,624</text:p>
          </table:table-cell>
          <table:table-cell office:value-type="float" office:value="0.781714" calcext:value-type="float">
            <text:p>0,781714</text:p>
          </table:table-cell>
          <table:table-cell office:value-type="float" office:value="0.856229" calcext:value-type="float">
            <text:p>0,856229</text:p>
          </table:table-cell>
          <table:table-cell office:value-type="float" office:value="0.867657" calcext:value-type="float">
            <text:p>0,8676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3829" calcext:value-type="float">
            <text:p>0,873829</text:p>
          </table:table-cell>
          <table:table-cell office:value-type="float" office:value="0.88" calcext:value-type="float">
            <text:p>0,88</text:p>
          </table:table-cell>
          <table:table-cell office:value-type="float" office:value="0.881371" calcext:value-type="float">
            <text:p>0,8813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8686" calcext:value-type="float">
            <text:p>0,888686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8549" calcext:value-type="float">
            <text:p>0,868549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328" calcext:value-type="float">
            <text:p>0,328</text:p>
          </table:table-cell>
          <table:table-cell office:value-type="float" office:value="0.770057" calcext:value-type="float">
            <text:p>0,770057</text:p>
          </table:table-cell>
          <table:table-cell office:value-type="float" office:value="0.856686" calcext:value-type="float">
            <text:p>0,856686</text:p>
          </table:table-cell>
          <table:table-cell office:value-type="float" office:value="0.866514" calcext:value-type="float">
            <text:p>0,8665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52" calcext:value-type="float">
            <text:p>0,8752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48" calcext:value-type="float">
            <text:p>0,8848</text:p>
          </table:table-cell>
          <table:table-cell office:value-type="float" office:value="0.888229" calcext:value-type="float">
            <text:p>0,888229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6949" calcext:value-type="float">
            <text:p>0,866949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648" calcext:value-type="float">
            <text:p>0,648</text:p>
          </table:table-cell>
          <table:table-cell office:value-type="float" office:value="0.8144" calcext:value-type="float">
            <text:p>0,8144</text:p>
          </table:table-cell>
          <table:table-cell office:value-type="float" office:value="0.854629" calcext:value-type="float">
            <text:p>0,854629</text:p>
          </table:table-cell>
          <table:table-cell office:value-type="float" office:value="0.865143" calcext:value-type="float">
            <text:p>0,865143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9543" calcext:value-type="float">
            <text:p>0,879543</text:p>
          </table:table-cell>
          <table:table-cell office:value-type="float" office:value="0.88" calcext:value-type="float">
            <text:p>0,88</text:p>
          </table:table-cell>
          <table:table-cell office:value-type="float" office:value="0.882514" calcext:value-type="float">
            <text:p>0,882514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314" calcext:value-type="float">
            <text:p>0,8953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70354" calcext:value-type="float">
            <text:p>0,870354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328" calcext:value-type="float">
            <text:p>0,328</text:p>
          </table:table-cell>
          <table:table-cell office:value-type="float" office:value="0.776457" calcext:value-type="float">
            <text:p>0,776457</text:p>
          </table:table-cell>
          <table:table-cell office:value-type="float" office:value="0.850743" calcext:value-type="float">
            <text:p>0,850743</text:p>
          </table:table-cell>
          <table:table-cell office:value-type="float" office:value="0.862629" calcext:value-type="float">
            <text:p>0,862629</text:p>
          </table:table-cell>
          <table:table-cell office:value-type="float" office:value="0.869029" calcext:value-type="float">
            <text:p>0,8690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257" calcext:value-type="float">
            <text:p>0,877257</text:p>
          </table:table-cell>
          <table:table-cell office:value-type="float" office:value="0.88" calcext:value-type="float">
            <text:p>0,88</text:p>
          </table:table-cell>
          <table:table-cell office:value-type="float" office:value="0.880686" calcext:value-type="float">
            <text:p>0,8806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086" calcext:value-type="float">
            <text:p>0,895086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5189" calcext:value-type="float">
            <text:p>0,865189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328" calcext:value-type="float">
            <text:p>0,328</text:p>
          </table:table-cell>
          <table:table-cell office:value-type="float" office:value="0.786971" calcext:value-type="float">
            <text:p>0,786971</text:p>
          </table:table-cell>
          <table:table-cell office:value-type="float" office:value="0.853257" calcext:value-type="float">
            <text:p>0,853257</text:p>
          </table:table-cell>
          <table:table-cell office:value-type="float" office:value="0.863771" calcext:value-type="float">
            <text:p>0,863771</text:p>
          </table:table-cell>
          <table:table-cell office:value-type="float" office:value="0.869943" calcext:value-type="float">
            <text:p>0,869943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314" calcext:value-type="float">
            <text:p>0,879314</text:p>
          </table:table-cell>
          <table:table-cell office:value-type="float" office:value="0.88" calcext:value-type="float">
            <text:p>0,88</text:p>
          </table:table-cell>
          <table:table-cell office:value-type="float" office:value="0.884343" calcext:value-type="float">
            <text:p>0,8843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314" calcext:value-type="float">
            <text:p>0,8953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7291" calcext:value-type="float">
            <text:p>0,86729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328" calcext:value-type="float">
            <text:p>0,328</text:p>
          </table:table-cell>
          <table:table-cell office:value-type="float" office:value="0.752" calcext:value-type="float">
            <text:p>0,752</text:p>
          </table:table-cell>
          <table:table-cell office:value-type="float" office:value="0.849829" calcext:value-type="float">
            <text:p>0,849829</text:p>
          </table:table-cell>
          <table:table-cell office:value-type="float" office:value="0.863314" calcext:value-type="float">
            <text:p>0,863314</text:p>
          </table:table-cell>
          <table:table-cell office:value-type="float" office:value="0.871771" calcext:value-type="float">
            <text:p>0,871771</text:p>
          </table:table-cell>
          <table:table-cell office:value-type="float" office:value="0.873371" calcext:value-type="float">
            <text:p>0,873371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4343" calcext:value-type="float">
            <text:p>0,8843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44" calcext:value-type="float">
            <text:p>0,894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3703" calcext:value-type="float">
            <text:p>0,863703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328" calcext:value-type="float">
            <text:p>0,328</text:p>
          </table:table-cell>
          <table:table-cell office:value-type="float" office:value="0.754743" calcext:value-type="float">
            <text:p>0,754743</text:p>
          </table:table-cell>
          <table:table-cell office:value-type="float" office:value="0.850057" calcext:value-type="float">
            <text:p>0,850057</text:p>
          </table:table-cell>
          <table:table-cell office:value-type="float" office:value="0.861257" calcext:value-type="float">
            <text:p>0,861257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543" calcext:value-type="float">
            <text:p>0,879543</text:p>
          </table:table-cell>
          <table:table-cell office:value-type="float" office:value="0.88" calcext:value-type="float">
            <text:p>0,88</text:p>
          </table:table-cell>
          <table:table-cell office:value-type="float" office:value="0.882286" calcext:value-type="float">
            <text:p>0,8822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3714" calcext:value-type="float">
            <text:p>0,8937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304" calcext:value-type="float">
            <text:p>0,86304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328" calcext:value-type="float">
            <text:p>0,328</text:p>
          </table:table-cell>
          <table:table-cell office:value-type="float" office:value="0.72" calcext:value-type="float">
            <text:p>0,72</text:p>
          </table:table-cell>
          <table:table-cell office:value-type="float" office:value="0.845714" calcext:value-type="float">
            <text:p>0,845714</text:p>
          </table:table-cell>
          <table:table-cell office:value-type="float" office:value="0.8592" calcext:value-type="float">
            <text:p>0,8592</text:p>
          </table:table-cell>
          <table:table-cell office:value-type="float" office:value="0.868571" calcext:value-type="float">
            <text:p>0,868571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771" calcext:value-type="float">
            <text:p>0,879771</text:p>
          </table:table-cell>
          <table:table-cell office:value-type="float" office:value="0.88" calcext:value-type="float">
            <text:p>0,88</text:p>
          </table:table-cell>
          <table:table-cell office:value-type="float" office:value="0.8832" calcext:value-type="float">
            <text:p>0,8832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4171" calcext:value-type="float">
            <text:p>0,894171</text:p>
          </table:table-cell>
          <table:table-cell office:value-type="float" office:value="0.896" calcext:value-type="float">
            <text:p>0,896</text:p>
          </table:table-cell>
          <table:table-cell office:value-type="float" office:value="0.859063" calcext:value-type="float">
            <text:p>0,859063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336" calcext:value-type="float">
            <text:p>0,336</text:p>
          </table:table-cell>
          <table:table-cell office:value-type="float" office:value="0.770057" calcext:value-type="float">
            <text:p>0,770057</text:p>
          </table:table-cell>
          <table:table-cell office:value-type="float" office:value="0.856" calcext:value-type="float">
            <text:p>0,856</text:p>
          </table:table-cell>
          <table:table-cell office:value-type="float" office:value="0.866743" calcext:value-type="float">
            <text:p>0,866743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057" calcext:value-type="float">
            <text:p>0,874057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5257" calcext:value-type="float">
            <text:p>0,8852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3714" calcext:value-type="float">
            <text:p>0,8937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6583" calcext:value-type="float">
            <text:p>0,866583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528" calcext:value-type="float">
            <text:p>0,528</text:p>
          </table:table-cell>
          <table:table-cell office:value-type="float" office:value="0.765714" calcext:value-type="float">
            <text:p>0,765714</text:p>
          </table:table-cell>
          <table:table-cell office:value-type="float" office:value="0.856914" calcext:value-type="float">
            <text:p>0,856914</text:p>
          </table:table-cell>
          <table:table-cell office:value-type="float" office:value="0.8672" calcext:value-type="float">
            <text:p>0,8672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286" calcext:value-type="float">
            <text:p>0,874286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4343" calcext:value-type="float">
            <text:p>0,8843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4629" calcext:value-type="float">
            <text:p>0,894629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6309" calcext:value-type="float">
            <text:p>0,866309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552" calcext:value-type="float">
            <text:p>0,552</text:p>
          </table:table-cell>
          <table:table-cell office:value-type="float" office:value="0.760914" calcext:value-type="float">
            <text:p>0,760914</text:p>
          </table:table-cell>
          <table:table-cell office:value-type="float" office:value="0.849371" calcext:value-type="float">
            <text:p>0,849371</text:p>
          </table:table-cell>
          <table:table-cell office:value-type="float" office:value="0.863543" calcext:value-type="float">
            <text:p>0,863543</text:p>
          </table:table-cell>
          <table:table-cell office:value-type="float" office:value="0.871086" calcext:value-type="float">
            <text:p>0,8710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543" calcext:value-type="float">
            <text:p>0,879543</text:p>
          </table:table-cell>
          <table:table-cell office:value-type="float" office:value="0.88" calcext:value-type="float">
            <text:p>0,88</text:p>
          </table:table-cell>
          <table:table-cell office:value-type="float" office:value="0.880457" calcext:value-type="float">
            <text:p>0,8804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44" calcext:value-type="float">
            <text:p>0,894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3931" calcext:value-type="float">
            <text:p>0,86393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592" calcext:value-type="float">
            <text:p>0,592</text:p>
          </table:table-cell>
          <table:table-cell office:value-type="float" office:value="0.754971" calcext:value-type="float">
            <text:p>0,754971</text:p>
          </table:table-cell>
          <table:table-cell office:value-type="float" office:value="0.848457" calcext:value-type="float">
            <text:p>0,848457</text:p>
          </table:table-cell>
          <table:table-cell office:value-type="float" office:value="0.863086" calcext:value-type="float">
            <text:p>0,863086</text:p>
          </table:table-cell>
          <table:table-cell office:value-type="float" office:value="0.870857" calcext:value-type="float">
            <text:p>0,8708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314" calcext:value-type="float">
            <text:p>0,879314</text:p>
          </table:table-cell>
          <table:table-cell office:value-type="float" office:value="0.88" calcext:value-type="float">
            <text:p>0,88</text:p>
          </table:table-cell>
          <table:table-cell office:value-type="float" office:value="0.881371" calcext:value-type="float">
            <text:p>0,8813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3257" calcext:value-type="float">
            <text:p>0,893257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3131" calcext:value-type="float">
            <text:p>0,86313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328" calcext:value-type="float">
            <text:p>0,328</text:p>
          </table:table-cell>
          <table:table-cell office:value-type="float" office:value="0.759314" calcext:value-type="float">
            <text:p>0,759314</text:p>
          </table:table-cell>
          <table:table-cell office:value-type="float" office:value="0.849371" calcext:value-type="float">
            <text:p>0,849371</text:p>
          </table:table-cell>
          <table:table-cell office:value-type="float" office:value="0.862857" calcext:value-type="float">
            <text:p>0,862857</text:p>
          </table:table-cell>
          <table:table-cell office:value-type="float" office:value="0.870857" calcext:value-type="float">
            <text:p>0,870857</text:p>
          </table:table-cell>
          <table:table-cell office:value-type="float" office:value="0.872" calcext:value-type="float">
            <text:p>0,872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2057" calcext:value-type="float">
            <text:p>0,8820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3486" calcext:value-type="float">
            <text:p>0,893486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3794" calcext:value-type="float">
            <text:p>0,86379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328" calcext:value-type="float">
            <text:p>0,328</text:p>
          </table:table-cell>
          <table:table-cell office:value-type="float" office:value="0.748571" calcext:value-type="float">
            <text:p>0,748571</text:p>
          </table:table-cell>
          <table:table-cell office:value-type="float" office:value="0.853029" calcext:value-type="float">
            <text:p>0,853029</text:p>
          </table:table-cell>
          <table:table-cell office:value-type="float" office:value="0.862857" calcext:value-type="float">
            <text:p>0,862857</text:p>
          </table:table-cell>
          <table:table-cell office:value-type="float" office:value="0.869943" calcext:value-type="float">
            <text:p>0,869943</text:p>
          </table:table-cell>
          <table:table-cell office:value-type="float" office:value="0.873143" calcext:value-type="float">
            <text:p>0,873143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1371" calcext:value-type="float">
            <text:p>0,8813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2114" calcext:value-type="float">
            <text:p>0,8921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2903" calcext:value-type="float">
            <text:p>0,862903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392" calcext:value-type="float">
            <text:p>0,392</text:p>
          </table:table-cell>
          <table:table-cell office:value-type="float" office:value="0.762743" calcext:value-type="float">
            <text:p>0,762743</text:p>
          </table:table-cell>
          <table:table-cell office:value-type="float" office:value="0.853257" calcext:value-type="float">
            <text:p>0,853257</text:p>
          </table:table-cell>
          <table:table-cell office:value-type="float" office:value="0.8624" calcext:value-type="float">
            <text:p>0,8624</text:p>
          </table:table-cell>
          <table:table-cell office:value-type="float" office:value="0.869943" calcext:value-type="float">
            <text:p>0,869943</text:p>
          </table:table-cell>
          <table:table-cell office:value-type="float" office:value="0.872229" calcext:value-type="float">
            <text:p>0,872229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3429" calcext:value-type="float">
            <text:p>0,8834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44" calcext:value-type="float">
            <text:p>0,894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464" calcext:value-type="float">
            <text:p>0,86464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328" calcext:value-type="float">
            <text:p>0,328</text:p>
          </table:table-cell>
          <table:table-cell office:value-type="float" office:value="0.775543" calcext:value-type="float">
            <text:p>0,775543</text:p>
          </table:table-cell>
          <table:table-cell office:value-type="float" office:value="0.852114" calcext:value-type="float">
            <text:p>0,852114</text:p>
          </table:table-cell>
          <table:table-cell office:value-type="float" office:value="0.862629" calcext:value-type="float">
            <text:p>0,8626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514" calcext:value-type="float">
            <text:p>0,87451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64" calcext:value-type="float">
            <text:p>0,8864</text:p>
          </table:table-cell>
          <table:table-cell office:value-type="float" office:value="0.888" calcext:value-type="float">
            <text:p>0,888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672" calcext:value-type="float">
            <text:p>0,86672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328" calcext:value-type="float">
            <text:p>0,328</text:p>
          </table:table-cell>
          <table:table-cell office:value-type="float" office:value="0.757943" calcext:value-type="float">
            <text:p>0,757943</text:p>
          </table:table-cell>
          <table:table-cell office:value-type="float" office:value="0.852114" calcext:value-type="float">
            <text:p>0,852114</text:p>
          </table:table-cell>
          <table:table-cell office:value-type="float" office:value="0.864457" calcext:value-type="float">
            <text:p>0,8644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114" calcext:value-type="float">
            <text:p>0,87611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5486" calcext:value-type="float">
            <text:p>0,885486</text:p>
          </table:table-cell>
          <table:table-cell office:value-type="float" office:value="0.888686" calcext:value-type="float">
            <text:p>0,888686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528" calcext:value-type="float">
            <text:p>0,86528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24" calcext:value-type="float">
            <text:p>0,624</text:p>
          </table:table-cell>
          <table:table-cell office:value-type="float" office:value="0.7488" calcext:value-type="float">
            <text:p>0,7488</text:p>
          </table:table-cell>
          <table:table-cell office:value-type="float" office:value="0.849371" calcext:value-type="float">
            <text:p>0,849371</text:p>
          </table:table-cell>
          <table:table-cell office:value-type="float" office:value="0.861029" calcext:value-type="float">
            <text:p>0,861029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5657" calcext:value-type="float">
            <text:p>0,875657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1143" calcext:value-type="float">
            <text:p>0,8811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3714" calcext:value-type="float">
            <text:p>0,8937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2926" calcext:value-type="float">
            <text:p>0,862926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304" calcext:value-type="float">
            <text:p>0,304</text:p>
          </table:table-cell>
          <table:table-cell office:value-type="float" office:value="0.678171" calcext:value-type="float">
            <text:p>0,678171</text:p>
          </table:table-cell>
          <table:table-cell office:value-type="float" office:value="0.842971" calcext:value-type="float">
            <text:p>0,842971</text:p>
          </table:table-cell>
          <table:table-cell office:value-type="float" office:value="0.858057" calcext:value-type="float">
            <text:p>0,858057</text:p>
          </table:table-cell>
          <table:table-cell office:value-type="float" office:value="0.867886" calcext:value-type="float">
            <text:p>0,8678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314" calcext:value-type="float">
            <text:p>0,87931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7771" calcext:value-type="float">
            <text:p>0,887771</text:p>
          </table:table-cell>
          <table:table-cell office:value-type="float" office:value="0.892114" calcext:value-type="float">
            <text:p>0,8921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53829" calcext:value-type="float">
            <text:p>0,853829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32" calcext:value-type="float">
            <text:p>0,32</text:p>
          </table:table-cell>
          <table:table-cell office:value-type="float" office:value="0.641829" calcext:value-type="float">
            <text:p>0,641829</text:p>
          </table:table-cell>
          <table:table-cell office:value-type="float" office:value="0.836114" calcext:value-type="float">
            <text:p>0,836114</text:p>
          </table:table-cell>
          <table:table-cell office:value-type="float" office:value="0.857829" calcext:value-type="float">
            <text:p>0,857829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872" calcext:value-type="float">
            <text:p>0,872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2971" calcext:value-type="float">
            <text:p>0,8829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3486" calcext:value-type="float">
            <text:p>0,893486</text:p>
          </table:table-cell>
          <table:table-cell office:value-type="float" office:value="0.896" calcext:value-type="float">
            <text:p>0,896</text:p>
          </table:table-cell>
          <table:table-cell office:value-type="float" office:value="0.850103" calcext:value-type="float">
            <text:p>0,850103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328" calcext:value-type="float">
            <text:p>0,328</text:p>
          </table:table-cell>
          <table:table-cell office:value-type="float" office:value="0.657371" calcext:value-type="float">
            <text:p>0,657371</text:p>
          </table:table-cell>
          <table:table-cell office:value-type="float" office:value="0.836571" calcext:value-type="float">
            <text:p>0,836571</text:p>
          </table:table-cell>
          <table:table-cell office:value-type="float" office:value="0.858514" calcext:value-type="float">
            <text:p>0,858514</text:p>
          </table:table-cell>
          <table:table-cell office:value-type="float" office:value="0.868114" calcext:value-type="float">
            <text:p>0,8681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171" calcext:value-type="float">
            <text:p>0,878171</text:p>
          </table:table-cell>
          <table:table-cell office:value-type="float" office:value="0.88" calcext:value-type="float">
            <text:p>0,88</text:p>
          </table:table-cell>
          <table:table-cell office:value-type="float" office:value="0.881829" calcext:value-type="float">
            <text:p>0,8818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3257" calcext:value-type="float">
            <text:p>0,893257</text:p>
          </table:table-cell>
          <table:table-cell office:value-type="float" office:value="0.896" calcext:value-type="float">
            <text:p>0,896</text:p>
          </table:table-cell>
          <table:table-cell office:value-type="float" office:value="0.851383" calcext:value-type="float">
            <text:p>0,851383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272" calcext:value-type="float">
            <text:p>0,272</text:p>
          </table:table-cell>
          <table:table-cell office:value-type="float" office:value="0.636343" calcext:value-type="float">
            <text:p>0,636343</text:p>
          </table:table-cell>
          <table:table-cell office:value-type="float" office:value="0.832" calcext:value-type="float">
            <text:p>0,832</text:p>
          </table:table-cell>
          <table:table-cell office:value-type="float" office:value="0.857371" calcext:value-type="float">
            <text:p>0,857371</text:p>
          </table:table-cell>
          <table:table-cell office:value-type="float" office:value="0.866743" calcext:value-type="float">
            <text:p>0,866743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714" calcext:value-type="float">
            <text:p>0,877714</text:p>
          </table:table-cell>
          <table:table-cell office:value-type="float" office:value="0.88" calcext:value-type="float">
            <text:p>0,88</text:p>
          </table:table-cell>
          <table:table-cell office:value-type="float" office:value="0.883429" calcext:value-type="float">
            <text:p>0,8834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771" calcext:value-type="float">
            <text:p>0,895771</text:p>
          </table:table-cell>
          <table:table-cell office:value-type="float" office:value="0.896" calcext:value-type="float">
            <text:p>0,896</text:p>
          </table:table-cell>
          <table:table-cell office:value-type="float" office:value="0.848937" calcext:value-type="float">
            <text:p>0,848937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328" calcext:value-type="float">
            <text:p>0,328</text:p>
          </table:table-cell>
          <table:table-cell office:value-type="float" office:value="0.708571" calcext:value-type="float">
            <text:p>0,708571</text:p>
          </table:table-cell>
          <table:table-cell office:value-type="float" office:value="0.839086" calcext:value-type="float">
            <text:p>0,839086</text:p>
          </table:table-cell>
          <table:table-cell office:value-type="float" office:value="0.858286" calcext:value-type="float">
            <text:p>0,858286</text:p>
          </table:table-cell>
          <table:table-cell office:value-type="float" office:value="0.866286" calcext:value-type="float">
            <text:p>0,8662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971" calcext:value-type="float">
            <text:p>0,874971</text:p>
          </table:table-cell>
          <table:table-cell office:value-type="float" office:value="0.88" calcext:value-type="float">
            <text:p>0,88</text:p>
          </table:table-cell>
          <table:table-cell office:value-type="float" office:value="0.882286" calcext:value-type="float">
            <text:p>0,882286</text:p>
          </table:table-cell>
          <table:table-cell office:value-type="float" office:value="0.888" calcext:value-type="float">
            <text:p>0,888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56549" calcext:value-type="float">
            <text:p>0,856549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624" calcext:value-type="float">
            <text:p>0,624</text:p>
          </table:table-cell>
          <table:table-cell office:value-type="float" office:value="0.72" calcext:value-type="float">
            <text:p>0,72</text:p>
          </table:table-cell>
          <table:table-cell office:value-type="float" office:value="0.8416" calcext:value-type="float">
            <text:p>0,8416</text:p>
          </table:table-cell>
          <table:table-cell office:value-type="float" office:value="0.861486" calcext:value-type="float">
            <text:p>0,861486</text:p>
          </table:table-cell>
          <table:table-cell office:value-type="float" office:value="0.868114" calcext:value-type="float">
            <text:p>0,8681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514" calcext:value-type="float">
            <text:p>0,874514</text:p>
          </table:table-cell>
          <table:table-cell office:value-type="float" office:value="0.88" calcext:value-type="float">
            <text:p>0,88</text:p>
          </table:table-cell>
          <table:table-cell office:value-type="float" office:value="0.882286" calcext:value-type="float">
            <text:p>0,882286</text:p>
          </table:table-cell>
          <table:table-cell office:value-type="float" office:value="0.888229" calcext:value-type="float">
            <text:p>0,888229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58423" calcext:value-type="float">
            <text:p>0,858423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328" calcext:value-type="float">
            <text:p>0,328</text:p>
          </table:table-cell>
          <table:table-cell office:value-type="float" office:value="0.693943" calcext:value-type="float">
            <text:p>0,693943</text:p>
          </table:table-cell>
          <table:table-cell office:value-type="float" office:value="0.832686" calcext:value-type="float">
            <text:p>0,832686</text:p>
          </table:table-cell>
          <table:table-cell office:value-type="float" office:value="0.856914" calcext:value-type="float">
            <text:p>0,856914</text:p>
          </table:table-cell>
          <table:table-cell office:value-type="float" office:value="0.865143" calcext:value-type="float">
            <text:p>0,865143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057" calcext:value-type="float">
            <text:p>0,874057</text:p>
          </table:table-cell>
          <table:table-cell office:value-type="float" office:value="0.88" calcext:value-type="float">
            <text:p>0,88</text:p>
          </table:table-cell>
          <table:table-cell office:value-type="float" office:value="0.8832" calcext:value-type="float">
            <text:p>0,8832</text:p>
          </table:table-cell>
          <table:table-cell office:value-type="float" office:value="0.888229" calcext:value-type="float">
            <text:p>0,888229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54217" calcext:value-type="float">
            <text:p>0,85421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44" calcext:value-type="float">
            <text:p>0,44</text:p>
          </table:table-cell>
          <table:table-cell office:value-type="float" office:value="0.741943" calcext:value-type="float">
            <text:p>0,741943</text:p>
          </table:table-cell>
          <table:table-cell office:value-type="float" office:value="0.843429" calcext:value-type="float">
            <text:p>0,843429</text:p>
          </table:table-cell>
          <table:table-cell office:value-type="float" office:value="0.858743" calcext:value-type="float">
            <text:p>0,858743</text:p>
          </table:table-cell>
          <table:table-cell office:value-type="float" office:value="0.867657" calcext:value-type="float">
            <text:p>0,8676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52" calcext:value-type="float">
            <text:p>0,8752</text:p>
          </table:table-cell>
          <table:table-cell office:value-type="float" office:value="0.88" calcext:value-type="float">
            <text:p>0,88</text:p>
          </table:table-cell>
          <table:table-cell office:value-type="float" office:value="0.884114" calcext:value-type="float">
            <text:p>0,884114</text:p>
          </table:table-cell>
          <table:table-cell office:value-type="float" office:value="0.888914" calcext:value-type="float">
            <text:p>0,888914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08" calcext:value-type="float">
            <text:p>0,8608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328" calcext:value-type="float">
            <text:p>0,328</text:p>
          </table:table-cell>
          <table:table-cell office:value-type="float" office:value="0.744229" calcext:value-type="float">
            <text:p>0,744229</text:p>
          </table:table-cell>
          <table:table-cell office:value-type="float" office:value="0.845486" calcext:value-type="float">
            <text:p>0,845486</text:p>
          </table:table-cell>
          <table:table-cell office:value-type="float" office:value="0.861714" calcext:value-type="float">
            <text:p>0,861714</text:p>
          </table:table-cell>
          <table:table-cell office:value-type="float" office:value="0.866514" calcext:value-type="float">
            <text:p>0,8665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5886" calcext:value-type="float">
            <text:p>0,875886</text:p>
          </table:table-cell>
          <table:table-cell office:value-type="float" office:value="0.88" calcext:value-type="float">
            <text:p>0,88</text:p>
          </table:table-cell>
          <table:table-cell office:value-type="float" office:value="0.885943" calcext:value-type="float">
            <text:p>0,885943</text:p>
          </table:table-cell>
          <table:table-cell office:value-type="float" office:value="0.890514" calcext:value-type="float">
            <text:p>0,890514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1829" calcext:value-type="float">
            <text:p>0,861829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328" calcext:value-type="float">
            <text:p>0,328</text:p>
          </table:table-cell>
          <table:table-cell office:value-type="float" office:value="0.743771" calcext:value-type="float">
            <text:p>0,743771</text:p>
          </table:table-cell>
          <table:table-cell office:value-type="float" office:value="0.845257" calcext:value-type="float">
            <text:p>0,845257</text:p>
          </table:table-cell>
          <table:table-cell office:value-type="float" office:value="0.861029" calcext:value-type="float">
            <text:p>0,861029</text:p>
          </table:table-cell>
          <table:table-cell office:value-type="float" office:value="0.869257" calcext:value-type="float">
            <text:p>0,869257</text:p>
          </table:table-cell>
          <table:table-cell office:value-type="float" office:value="0.872457" calcext:value-type="float">
            <text:p>0,872457</text:p>
          </table:table-cell>
          <table:table-cell office:value-type="float" office:value="0.88" calcext:value-type="float">
            <text:p>0,88</text:p>
          </table:table-cell>
          <table:table-cell office:value-type="float" office:value="0.880457" calcext:value-type="float">
            <text:p>0,8804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96" calcext:value-type="float">
            <text:p>0,8896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2583" calcext:value-type="float">
            <text:p>0,862583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328" calcext:value-type="float">
            <text:p>0,328</text:p>
          </table:table-cell>
          <table:table-cell office:value-type="float" office:value="0.7664" calcext:value-type="float">
            <text:p>0,7664</text:p>
          </table:table-cell>
          <table:table-cell office:value-type="float" office:value="0.852343" calcext:value-type="float">
            <text:p>0,852343</text:p>
          </table:table-cell>
          <table:table-cell office:value-type="float" office:value="0.864229" calcext:value-type="float">
            <text:p>0,8642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3143" calcext:value-type="float">
            <text:p>0,873143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5943" calcext:value-type="float">
            <text:p>0,885943</text:p>
          </table:table-cell>
          <table:table-cell office:value-type="float" office:value="0.890514" calcext:value-type="float">
            <text:p>0,890514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6057" calcext:value-type="float">
            <text:p>0,866057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4" calcext:value-type="float">
            <text:p>0,4</text:p>
          </table:table-cell>
          <table:table-cell office:value-type="float" office:value="0.765486" calcext:value-type="float">
            <text:p>0,765486</text:p>
          </table:table-cell>
          <table:table-cell office:value-type="float" office:value="0.850057" calcext:value-type="float">
            <text:p>0,850057</text:p>
          </table:table-cell>
          <table:table-cell office:value-type="float" office:value="0.863086" calcext:value-type="float">
            <text:p>0,8630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514" calcext:value-type="float">
            <text:p>0,87451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7314" calcext:value-type="float">
            <text:p>0,887314</text:p>
          </table:table-cell>
          <table:table-cell office:value-type="float" office:value="0.892571" calcext:value-type="float">
            <text:p>0,892571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6103" calcext:value-type="float">
            <text:p>0,866103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624" calcext:value-type="float">
            <text:p>0,624</text:p>
          </table:table-cell>
          <table:table-cell office:value-type="float" office:value="0.784914" calcext:value-type="float">
            <text:p>0,784914</text:p>
          </table:table-cell>
          <table:table-cell office:value-type="float" office:value="0.850971" calcext:value-type="float">
            <text:p>0,850971</text:p>
          </table:table-cell>
          <table:table-cell office:value-type="float" office:value="0.863086" calcext:value-type="float">
            <text:p>0,8630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52" calcext:value-type="float">
            <text:p>0,8752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7314" calcext:value-type="float">
            <text:p>0,887314</text:p>
          </table:table-cell>
          <table:table-cell office:value-type="float" office:value="0.8912" calcext:value-type="float">
            <text:p>0,8912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8069" calcext:value-type="float">
            <text:p>0,868069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28" calcext:value-type="float">
            <text:p>0,328</text:p>
          </table:table-cell>
          <table:table-cell office:value-type="float" office:value="0.750629" calcext:value-type="float">
            <text:p>0,750629</text:p>
          </table:table-cell>
          <table:table-cell office:value-type="float" office:value="0.8496" calcext:value-type="float">
            <text:p>0,8496</text:p>
          </table:table-cell>
          <table:table-cell office:value-type="float" office:value="0.862857" calcext:value-type="float">
            <text:p>0,862857</text:p>
          </table:table-cell>
          <table:table-cell office:value-type="float" office:value="0.871314" calcext:value-type="float">
            <text:p>0,871314</text:p>
          </table:table-cell>
          <table:table-cell office:value-type="float" office:value="0.872" calcext:value-type="float">
            <text:p>0,872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5486" calcext:value-type="float">
            <text:p>0,885486</text:p>
          </table:table-cell>
          <table:table-cell office:value-type="float" office:value="0.890971" calcext:value-type="float">
            <text:p>0,890971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3886" calcext:value-type="float">
            <text:p>0,863886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328" calcext:value-type="float">
            <text:p>0,328</text:p>
          </table:table-cell>
          <table:table-cell office:value-type="float" office:value="0.713371" calcext:value-type="float">
            <text:p>0,713371</text:p>
          </table:table-cell>
          <table:table-cell office:value-type="float" office:value="0.838171" calcext:value-type="float">
            <text:p>0,838171</text:p>
          </table:table-cell>
          <table:table-cell office:value-type="float" office:value="0.860571" calcext:value-type="float">
            <text:p>0,860571</text:p>
          </table:table-cell>
          <table:table-cell office:value-type="float" office:value="0.869943" calcext:value-type="float">
            <text:p>0,869943</text:p>
          </table:table-cell>
          <table:table-cell office:value-type="float" office:value="0.872" calcext:value-type="float">
            <text:p>0,872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4114" calcext:value-type="float">
            <text:p>0,884114</text:p>
          </table:table-cell>
          <table:table-cell office:value-type="float" office:value="0.8912" calcext:value-type="float">
            <text:p>0,8912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58537" calcext:value-type="float">
            <text:p>0,85853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28" calcext:value-type="float">
            <text:p>0,328</text:p>
          </table:table-cell>
          <table:table-cell office:value-type="float" office:value="0.735543" calcext:value-type="float">
            <text:p>0,735543</text:p>
          </table:table-cell>
          <table:table-cell office:value-type="float" office:value="0.840686" calcext:value-type="float">
            <text:p>0,840686</text:p>
          </table:table-cell>
          <table:table-cell office:value-type="float" office:value="0.859429" calcext:value-type="float">
            <text:p>0,859429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314" calcext:value-type="float">
            <text:p>0,879314</text:p>
          </table:table-cell>
          <table:table-cell office:value-type="float" office:value="0.88" calcext:value-type="float">
            <text:p>0,88</text:p>
          </table:table-cell>
          <table:table-cell office:value-type="float" office:value="0.883657" calcext:value-type="float">
            <text:p>0,883657</text:p>
          </table:table-cell>
          <table:table-cell office:value-type="float" office:value="0.890057" calcext:value-type="float">
            <text:p>0,890057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0549" calcext:value-type="float">
            <text:p>0,860549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576" calcext:value-type="float">
            <text:p>0,576</text:p>
          </table:table-cell>
          <table:table-cell office:value-type="float" office:value="0.757029" calcext:value-type="float">
            <text:p>0,757029</text:p>
          </table:table-cell>
          <table:table-cell office:value-type="float" office:value="0.835657" calcext:value-type="float">
            <text:p>0,835657</text:p>
          </table:table-cell>
          <table:table-cell office:value-type="float" office:value="0.856229" calcext:value-type="float">
            <text:p>0,856229</text:p>
          </table:table-cell>
          <table:table-cell office:value-type="float" office:value="0.8672" calcext:value-type="float">
            <text:p>0,8672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171" calcext:value-type="float">
            <text:p>0,878171</text:p>
          </table:table-cell>
          <table:table-cell office:value-type="float" office:value="0.88" calcext:value-type="float">
            <text:p>0,88</text:p>
          </table:table-cell>
          <table:table-cell office:value-type="float" office:value="0.883886" calcext:value-type="float">
            <text:p>0,883886</text:p>
          </table:table-cell>
          <table:table-cell office:value-type="float" office:value="0.890743" calcext:value-type="float">
            <text:p>0,890743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1691" calcext:value-type="float">
            <text:p>0,86169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512" calcext:value-type="float">
            <text:p>0,512</text:p>
          </table:table-cell>
          <table:table-cell office:value-type="float" office:value="0.7744" calcext:value-type="float">
            <text:p>0,7744</text:p>
          </table:table-cell>
          <table:table-cell office:value-type="float" office:value="0.845486" calcext:value-type="float">
            <text:p>0,845486</text:p>
          </table:table-cell>
          <table:table-cell office:value-type="float" office:value="0.861943" calcext:value-type="float">
            <text:p>0,861943</text:p>
          </table:table-cell>
          <table:table-cell office:value-type="float" office:value="0.870857" calcext:value-type="float">
            <text:p>0,870857</text:p>
          </table:table-cell>
          <table:table-cell office:value-type="float" office:value="0.872229" calcext:value-type="float">
            <text:p>0,872229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5029" calcext:value-type="float">
            <text:p>0,885029</text:p>
          </table:table-cell>
          <table:table-cell office:value-type="float" office:value="0.889371" calcext:value-type="float">
            <text:p>0,889371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5531" calcext:value-type="float">
            <text:p>0,865531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328" calcext:value-type="float">
            <text:p>0,328</text:p>
          </table:table-cell>
          <table:table-cell office:value-type="float" office:value="0.7088" calcext:value-type="float">
            <text:p>0,7088</text:p>
          </table:table-cell>
          <table:table-cell office:value-type="float" office:value="0.837486" calcext:value-type="float">
            <text:p>0,837486</text:p>
          </table:table-cell>
          <table:table-cell office:value-type="float" office:value="0.855543" calcext:value-type="float">
            <text:p>0,855543</text:p>
          </table:table-cell>
          <table:table-cell office:value-type="float" office:value="0.868343" calcext:value-type="float">
            <text:p>0,868343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857" calcext:value-type="float">
            <text:p>0,878857</text:p>
          </table:table-cell>
          <table:table-cell office:value-type="float" office:value="0.88" calcext:value-type="float">
            <text:p>0,88</text:p>
          </table:table-cell>
          <table:table-cell office:value-type="float" office:value="0.882514" calcext:value-type="float">
            <text:p>0,882514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771" calcext:value-type="float">
            <text:p>0,895771</text:p>
          </table:table-cell>
          <table:table-cell office:value-type="float" office:value="0.896" calcext:value-type="float">
            <text:p>0,896</text:p>
          </table:table-cell>
          <table:table-cell office:value-type="float" office:value="0.856731" calcext:value-type="float">
            <text:p>0,85673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328" calcext:value-type="float">
            <text:p>0,328</text:p>
          </table:table-cell>
          <table:table-cell office:value-type="float" office:value="0.718857" calcext:value-type="float">
            <text:p>0,718857</text:p>
          </table:table-cell>
          <table:table-cell office:value-type="float" office:value="0.836343" calcext:value-type="float">
            <text:p>0,836343</text:p>
          </table:table-cell>
          <table:table-cell office:value-type="float" office:value="0.855543" calcext:value-type="float">
            <text:p>0,855543</text:p>
          </table:table-cell>
          <table:table-cell office:value-type="float" office:value="0.866057" calcext:value-type="float">
            <text:p>0,8660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5429" calcext:value-type="float">
            <text:p>0,875429</text:p>
          </table:table-cell>
          <table:table-cell office:value-type="float" office:value="0.88" calcext:value-type="float">
            <text:p>0,88</text:p>
          </table:table-cell>
          <table:table-cell office:value-type="float" office:value="0.8816" calcext:value-type="float">
            <text:p>0,8816</text:p>
          </table:table-cell>
          <table:table-cell office:value-type="float" office:value="0.888229" calcext:value-type="float">
            <text:p>0,888229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57006" calcext:value-type="float">
            <text:p>0,857006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328" calcext:value-type="float">
            <text:p>0,328</text:p>
          </table:table-cell>
          <table:table-cell office:value-type="float" office:value="0.732114" calcext:value-type="float">
            <text:p>0,732114</text:p>
          </table:table-cell>
          <table:table-cell office:value-type="float" office:value="0.842743" calcext:value-type="float">
            <text:p>0,842743</text:p>
          </table:table-cell>
          <table:table-cell office:value-type="float" office:value="0.8592" calcext:value-type="float">
            <text:p>0,8592</text:p>
          </table:table-cell>
          <table:table-cell office:value-type="float" office:value="0.869029" calcext:value-type="float">
            <text:p>0,8690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086" calcext:value-type="float">
            <text:p>0,879086</text:p>
          </table:table-cell>
          <table:table-cell office:value-type="float" office:value="0.88" calcext:value-type="float">
            <text:p>0,88</text:p>
          </table:table-cell>
          <table:table-cell office:value-type="float" office:value="0.880686" calcext:value-type="float">
            <text:p>0,8806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086" calcext:value-type="float">
            <text:p>0,895086</text:p>
          </table:table-cell>
          <table:table-cell office:value-type="float" office:value="0.896" calcext:value-type="float">
            <text:p>0,896</text:p>
          </table:table-cell>
          <table:table-cell office:value-type="float" office:value="0.859794" calcext:value-type="float">
            <text:p>0,859794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472" calcext:value-type="float">
            <text:p>0,472</text:p>
          </table:table-cell>
          <table:table-cell office:value-type="float" office:value="0.768457" calcext:value-type="float">
            <text:p>0,768457</text:p>
          </table:table-cell>
          <table:table-cell office:value-type="float" office:value="0.847771" calcext:value-type="float">
            <text:p>0,847771</text:p>
          </table:table-cell>
          <table:table-cell office:value-type="float" office:value="0.861029" calcext:value-type="float">
            <text:p>0,861029</text:p>
          </table:table-cell>
          <table:table-cell office:value-type="float" office:value="0.869486" calcext:value-type="float">
            <text:p>0,8694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943" calcext:value-type="float">
            <text:p>0,877943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7771" calcext:value-type="float">
            <text:p>0,887771</text:p>
          </table:table-cell>
          <table:table-cell office:value-type="float" office:value="0.8944" calcext:value-type="float">
            <text:p>0,894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3886" calcext:value-type="float">
            <text:p>0,863886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52" calcext:value-type="float">
            <text:p>0,52</text:p>
          </table:table-cell>
          <table:table-cell office:value-type="float" office:value="0.755429" calcext:value-type="float">
            <text:p>0,755429</text:p>
          </table:table-cell>
          <table:table-cell office:value-type="float" office:value="0.843429" calcext:value-type="float">
            <text:p>0,843429</text:p>
          </table:table-cell>
          <table:table-cell office:value-type="float" office:value="0.861029" calcext:value-type="float">
            <text:p>0,861029</text:p>
          </table:table-cell>
          <table:table-cell office:value-type="float" office:value="0.8704" calcext:value-type="float">
            <text:p>0,870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486" calcext:value-type="float">
            <text:p>0,877486</text:p>
          </table:table-cell>
          <table:table-cell office:value-type="float" office:value="0.88" calcext:value-type="float">
            <text:p>0,88</text:p>
          </table:table-cell>
          <table:table-cell office:value-type="float" office:value="0.880686" calcext:value-type="float">
            <text:p>0,8806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086" calcext:value-type="float">
            <text:p>0,895086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2354" calcext:value-type="float">
            <text:p>0,86235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328" calcext:value-type="float">
            <text:p>0,328</text:p>
          </table:table-cell>
          <table:table-cell office:value-type="float" office:value="0.752229" calcext:value-type="float">
            <text:p>0,752229</text:p>
          </table:table-cell>
          <table:table-cell office:value-type="float" office:value="0.848914" calcext:value-type="float">
            <text:p>0,848914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1314" calcext:value-type="float">
            <text:p>0,8713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314" calcext:value-type="float">
            <text:p>0,879314</text:p>
          </table:table-cell>
          <table:table-cell office:value-type="float" office:value="0.88" calcext:value-type="float">
            <text:p>0,88</text:p>
          </table:table-cell>
          <table:table-cell office:value-type="float" office:value="0.880457" calcext:value-type="float">
            <text:p>0,8804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4171" calcext:value-type="float">
            <text:p>0,894171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304" calcext:value-type="float">
            <text:p>0,86304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488" calcext:value-type="float">
            <text:p>0,488</text:p>
          </table:table-cell>
          <table:table-cell office:value-type="float" office:value="0.770971" calcext:value-type="float">
            <text:p>0,770971</text:p>
          </table:table-cell>
          <table:table-cell office:value-type="float" office:value="0.849371" calcext:value-type="float">
            <text:p>0,849371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1771" calcext:value-type="float">
            <text:p>0,871771</text:p>
          </table:table-cell>
          <table:table-cell office:value-type="float" office:value="0.873829" calcext:value-type="float">
            <text:p>0,873829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2057" calcext:value-type="float">
            <text:p>0,882057</text:p>
          </table:table-cell>
          <table:table-cell office:value-type="float" office:value="0.888" calcext:value-type="float">
            <text:p>0,888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56" calcext:value-type="float">
            <text:p>0,8656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328" calcext:value-type="float">
            <text:p>0,328</text:p>
          </table:table-cell>
          <table:table-cell office:value-type="float" office:value="0.763657" calcext:value-type="float">
            <text:p>0,763657</text:p>
          </table:table-cell>
          <table:table-cell office:value-type="float" office:value="0.855086" calcext:value-type="float">
            <text:p>0,855086</text:p>
          </table:table-cell>
          <table:table-cell office:value-type="float" office:value="0.866057" calcext:value-type="float">
            <text:p>0,8660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286" calcext:value-type="float">
            <text:p>0,874286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2971" calcext:value-type="float">
            <text:p>0,882971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543" calcext:value-type="float">
            <text:p>0,895543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576" calcext:value-type="float">
            <text:p>0,86576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328" calcext:value-type="float">
            <text:p>0,328</text:p>
          </table:table-cell>
          <table:table-cell office:value-type="float" office:value="0.770743" calcext:value-type="float">
            <text:p>0,770743</text:p>
          </table:table-cell>
          <table:table-cell office:value-type="float" office:value="0.855314" calcext:value-type="float">
            <text:p>0,855314</text:p>
          </table:table-cell>
          <table:table-cell office:value-type="float" office:value="0.865829" calcext:value-type="float">
            <text:p>0,8658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743" calcext:value-type="float">
            <text:p>0,874743</text:p>
          </table:table-cell>
          <table:table-cell office:value-type="float" office:value="0.88" calcext:value-type="float">
            <text:p>0,88</text:p>
          </table:table-cell>
          <table:table-cell office:value-type="float" office:value="0.880686" calcext:value-type="float">
            <text:p>0,88068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0286" calcext:value-type="float">
            <text:p>0,890286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736" calcext:value-type="float">
            <text:p>0,86736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272" calcext:value-type="float">
            <text:p>0,272</text:p>
          </table:table-cell>
          <table:table-cell office:value-type="float" office:value="0.765029" calcext:value-type="float">
            <text:p>0,765029</text:p>
          </table:table-cell>
          <table:table-cell office:value-type="float" office:value="0.858514" calcext:value-type="float">
            <text:p>0,858514</text:p>
          </table:table-cell>
          <table:table-cell office:value-type="float" office:value="0.866971" calcext:value-type="float">
            <text:p>0,866971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314" calcext:value-type="float">
            <text:p>0,879314</text:p>
          </table:table-cell>
          <table:table-cell office:value-type="float" office:value="0.88" calcext:value-type="float">
            <text:p>0,88</text:p>
          </table:table-cell>
          <table:table-cell office:value-type="float" office:value="0.883429" calcext:value-type="float">
            <text:p>0,8834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28" calcext:value-type="float">
            <text:p>0,8928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8206" calcext:value-type="float">
            <text:p>0,868206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32" calcext:value-type="float">
            <text:p>0,32</text:p>
          </table:table-cell>
          <table:table-cell office:value-type="float" office:value="0.7728" calcext:value-type="float">
            <text:p>0,7728</text:p>
          </table:table-cell>
          <table:table-cell office:value-type="float" office:value="0.859886" calcext:value-type="float">
            <text:p>0,859886</text:p>
          </table:table-cell>
          <table:table-cell office:value-type="float" office:value="0.865829" calcext:value-type="float">
            <text:p>0,8658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4" calcext:value-type="float">
            <text:p>0,8784</text:p>
          </table:table-cell>
          <table:table-cell office:value-type="float" office:value="0.88" calcext:value-type="float">
            <text:p>0,88</text:p>
          </table:table-cell>
          <table:table-cell office:value-type="float" office:value="0.881143" calcext:value-type="float">
            <text:p>0,8811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2571" calcext:value-type="float">
            <text:p>0,892571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8663" calcext:value-type="float">
            <text:p>0,86866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328" calcext:value-type="float">
            <text:p>0,328</text:p>
          </table:table-cell>
          <table:table-cell office:value-type="float" office:value="0.783314" calcext:value-type="float">
            <text:p>0,783314</text:p>
          </table:table-cell>
          <table:table-cell office:value-type="float" office:value="0.858743" calcext:value-type="float">
            <text:p>0,858743</text:p>
          </table:table-cell>
          <table:table-cell office:value-type="float" office:value="0.864914" calcext:value-type="float">
            <text:p>0,8649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5429" calcext:value-type="float">
            <text:p>0,875429</text:p>
          </table:table-cell>
          <table:table-cell office:value-type="float" office:value="0.88" calcext:value-type="float">
            <text:p>0,88</text:p>
          </table:table-cell>
          <table:table-cell office:value-type="float" office:value="0.8816" calcext:value-type="float">
            <text:p>0,881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4857" calcext:value-type="float">
            <text:p>0,894857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9486" calcext:value-type="float">
            <text:p>0,869486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728" calcext:value-type="float">
            <text:p>0,728</text:p>
          </table:table-cell>
          <table:table-cell office:value-type="float" office:value="0.825371" calcext:value-type="float">
            <text:p>0,825371</text:p>
          </table:table-cell>
          <table:table-cell office:value-type="float" office:value="0.861257" calcext:value-type="float">
            <text:p>0,861257</text:p>
          </table:table-cell>
          <table:table-cell office:value-type="float" office:value="0.866971" calcext:value-type="float">
            <text:p>0,866971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486" calcext:value-type="float">
            <text:p>0,877486</text:p>
          </table:table-cell>
          <table:table-cell office:value-type="float" office:value="0.88" calcext:value-type="float">
            <text:p>0,88</text:p>
          </table:table-cell>
          <table:table-cell office:value-type="float" office:value="0.880914" calcext:value-type="float">
            <text:p>0,880914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3029" calcext:value-type="float">
            <text:p>0,893029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74103" calcext:value-type="float">
            <text:p>0,874103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32" calcext:value-type="float">
            <text:p>0,32</text:p>
          </table:table-cell>
          <table:table-cell office:value-type="float" office:value="0.770514" calcext:value-type="float">
            <text:p>0,770514</text:p>
          </table:table-cell>
          <table:table-cell office:value-type="float" office:value="0.856457" calcext:value-type="float">
            <text:p>0,856457</text:p>
          </table:table-cell>
          <table:table-cell office:value-type="float" office:value="0.864686" calcext:value-type="float">
            <text:p>0,8646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3829" calcext:value-type="float">
            <text:p>0,873829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6171" calcext:value-type="float">
            <text:p>0,886171</text:p>
          </table:table-cell>
          <table:table-cell office:value-type="float" office:value="0.8912" calcext:value-type="float">
            <text:p>0,8912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7086" calcext:value-type="float">
            <text:p>0,867086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328" calcext:value-type="float">
            <text:p>0,328</text:p>
          </table:table-cell>
          <table:table-cell office:value-type="float" office:value="0.762514" calcext:value-type="float">
            <text:p>0,762514</text:p>
          </table:table-cell>
          <table:table-cell office:value-type="float" office:value="0.858971" calcext:value-type="float">
            <text:p>0,858971</text:p>
          </table:table-cell>
          <table:table-cell office:value-type="float" office:value="0.868343" calcext:value-type="float">
            <text:p>0,868343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029" calcext:value-type="float">
            <text:p>0,877029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5486" calcext:value-type="float">
            <text:p>0,885486</text:p>
          </table:table-cell>
          <table:table-cell office:value-type="float" office:value="0.891886" calcext:value-type="float">
            <text:p>0,891886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7223" calcext:value-type="float">
            <text:p>0,867223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488" calcext:value-type="float">
            <text:p>0,488</text:p>
          </table:table-cell>
          <table:table-cell office:value-type="float" office:value="0.7568" calcext:value-type="float">
            <text:p>0,7568</text:p>
          </table:table-cell>
          <table:table-cell office:value-type="float" office:value="0.853714" calcext:value-type="float">
            <text:p>0,853714</text:p>
          </table:table-cell>
          <table:table-cell office:value-type="float" office:value="0.865371" calcext:value-type="float">
            <text:p>0,865371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714" calcext:value-type="float">
            <text:p>0,87771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6857" calcext:value-type="float">
            <text:p>0,886857</text:p>
          </table:table-cell>
          <table:table-cell office:value-type="float" office:value="0.8896" calcext:value-type="float">
            <text:p>0,8896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5806" calcext:value-type="float">
            <text:p>0,865806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488" calcext:value-type="float">
            <text:p>0,488</text:p>
          </table:table-cell>
          <table:table-cell office:value-type="float" office:value="0.728914" calcext:value-type="float">
            <text:p>0,728914</text:p>
          </table:table-cell>
          <table:table-cell office:value-type="float" office:value="0.851886" calcext:value-type="float">
            <text:p>0,851886</text:p>
          </table:table-cell>
          <table:table-cell office:value-type="float" office:value="0.866286" calcext:value-type="float">
            <text:p>0,8662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943" calcext:value-type="float">
            <text:p>0,877943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5257" calcext:value-type="float">
            <text:p>0,885257</text:p>
          </table:table-cell>
          <table:table-cell office:value-type="float" office:value="0.889143" calcext:value-type="float">
            <text:p>0,889143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2743" calcext:value-type="float">
            <text:p>0,862743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32" calcext:value-type="float">
            <text:p>0,32</text:p>
          </table:table-cell>
          <table:table-cell office:value-type="float" office:value="0.764343" calcext:value-type="float">
            <text:p>0,764343</text:p>
          </table:table-cell>
          <table:table-cell office:value-type="float" office:value="0.853943" calcext:value-type="float">
            <text:p>0,853943</text:p>
          </table:table-cell>
          <table:table-cell office:value-type="float" office:value="0.864457" calcext:value-type="float">
            <text:p>0,8644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971" calcext:value-type="float">
            <text:p>0,874971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4343" calcext:value-type="float">
            <text:p>0,884343</text:p>
          </table:table-cell>
          <table:table-cell office:value-type="float" office:value="0.891657" calcext:value-type="float">
            <text:p>0,891657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6171" calcext:value-type="float">
            <text:p>0,866171</text:p>
          </table:table-cell>
          <table:table-cell>
            <draw:frame draw:z-index="0" draw:style-name="gr1" draw:text-style-name="P1" svg:width="22.348cm" svg:height="12.57cm" svg:x="0.053cm" svg:y="0cm">
              <draw:object draw:notify-on-update-of-ranges="accuracy.A2:accuracy.A451 accuracy.C1:accuracy.C1 accuracy.C2:accuracy.C451 accuracy.D1:accuracy.D1 accuracy.D2:accuracy.D451 accuracy.E1:accuracy.E1 accuracy.E2:accuracy.E451 accuracy.F1:accuracy.F1 accuracy.F2:accuracy.F451 accuracy.G1:accuracy.G1 accuracy.G2:accuracy.G451 accuracy.H1:accuracy.H1 accuracy.H2:accuracy.H451 accuracy.I1:accuracy.I1 accuracy.I2:accuracy.I451 accuracy.J1:accuracy.J1 accuracy.J2:accuracy.J451 accuracy.K1:accuracy.K1 accuracy.K2:accuracy.K451 accuracy.L1:accuracy.L1 accuracy.L2:accuracy.L451 accuracy.M1:accuracy.M1 accuracy.M2:accuracy.M451 accuracy.N1:accuracy.N1 accuracy.N2:accuracy.N4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304" calcext:value-type="float">
            <text:p>0,304</text:p>
          </table:table-cell>
          <table:table-cell office:value-type="float" office:value="0.767771" calcext:value-type="float">
            <text:p>0,767771</text:p>
          </table:table-cell>
          <table:table-cell office:value-type="float" office:value="0.850971" calcext:value-type="float">
            <text:p>0,850971</text:p>
          </table:table-cell>
          <table:table-cell office:value-type="float" office:value="0.862857" calcext:value-type="float">
            <text:p>0,862857</text:p>
          </table:table-cell>
          <table:table-cell office:value-type="float" office:value="0.871314" calcext:value-type="float">
            <text:p>0,871314</text:p>
          </table:table-cell>
          <table:table-cell office:value-type="float" office:value="0.874971" calcext:value-type="float">
            <text:p>0,874971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64" calcext:value-type="float">
            <text:p>0,8864</text:p>
          </table:table-cell>
          <table:table-cell office:value-type="float" office:value="0.8912" calcext:value-type="float">
            <text:p>0,8912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6149" calcext:value-type="float">
            <text:p>0,866149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664" calcext:value-type="float">
            <text:p>0,664</text:p>
          </table:table-cell>
          <table:table-cell office:value-type="float" office:value="0.814629" calcext:value-type="float">
            <text:p>0,814629</text:p>
          </table:table-cell>
          <table:table-cell office:value-type="float" office:value="0.850743" calcext:value-type="float">
            <text:p>0,850743</text:p>
          </table:table-cell>
          <table:table-cell office:value-type="float" office:value="0.862629" calcext:value-type="float">
            <text:p>0,862629</text:p>
          </table:table-cell>
          <table:table-cell office:value-type="float" office:value="0.870857" calcext:value-type="float">
            <text:p>0,870857</text:p>
          </table:table-cell>
          <table:table-cell office:value-type="float" office:value="0.873371" calcext:value-type="float">
            <text:p>0,873371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2971" calcext:value-type="float">
            <text:p>0,882971</text:p>
          </table:table-cell>
          <table:table-cell office:value-type="float" office:value="0.890971" calcext:value-type="float">
            <text:p>0,890971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70217" calcext:value-type="float">
            <text:p>0,870217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272" calcext:value-type="float">
            <text:p>0,272</text:p>
          </table:table-cell>
          <table:table-cell office:value-type="float" office:value="0.727314" calcext:value-type="float">
            <text:p>0,727314</text:p>
          </table:table-cell>
          <table:table-cell office:value-type="float" office:value="0.845257" calcext:value-type="float">
            <text:p>0,845257</text:p>
          </table:table-cell>
          <table:table-cell office:value-type="float" office:value="0.858057" calcext:value-type="float">
            <text:p>0,858057</text:p>
          </table:table-cell>
          <table:table-cell office:value-type="float" office:value="0.866743" calcext:value-type="float">
            <text:p>0,866743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943" calcext:value-type="float">
            <text:p>0,877943</text:p>
          </table:table-cell>
          <table:table-cell office:value-type="float" office:value="0.88" calcext:value-type="float">
            <text:p>0,88</text:p>
          </table:table-cell>
          <table:table-cell office:value-type="float" office:value="0.882743" calcext:value-type="float">
            <text:p>0,882743</text:p>
          </table:table-cell>
          <table:table-cell office:value-type="float" office:value="0.889829" calcext:value-type="float">
            <text:p>0,889829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59589" calcext:value-type="float">
            <text:p>0,859589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328" calcext:value-type="float">
            <text:p>0,328</text:p>
          </table:table-cell>
          <table:table-cell office:value-type="float" office:value="0.731657" calcext:value-type="float">
            <text:p>0,731657</text:p>
          </table:table-cell>
          <table:table-cell office:value-type="float" office:value="0.847543" calcext:value-type="float">
            <text:p>0,847543</text:p>
          </table:table-cell>
          <table:table-cell office:value-type="float" office:value="0.861257" calcext:value-type="float">
            <text:p>0,861257</text:p>
          </table:table-cell>
          <table:table-cell office:value-type="float" office:value="0.869257" calcext:value-type="float">
            <text:p>0,8692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771" calcext:value-type="float">
            <text:p>0,879771</text:p>
          </table:table-cell>
          <table:table-cell office:value-type="float" office:value="0.88" calcext:value-type="float">
            <text:p>0,88</text:p>
          </table:table-cell>
          <table:table-cell office:value-type="float" office:value="0.887314" calcext:value-type="float">
            <text:p>0,887314</text:p>
          </table:table-cell>
          <table:table-cell office:value-type="float" office:value="0.891657" calcext:value-type="float">
            <text:p>0,891657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1646" calcext:value-type="float">
            <text:p>0,861646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36" calcext:value-type="float">
            <text:p>0,36</text:p>
          </table:table-cell>
          <table:table-cell office:value-type="float" office:value="0.731429" calcext:value-type="float">
            <text:p>0,731429</text:p>
          </table:table-cell>
          <table:table-cell office:value-type="float" office:value="0.846171" calcext:value-type="float">
            <text:p>0,846171</text:p>
          </table:table-cell>
          <table:table-cell office:value-type="float" office:value="0.863086" calcext:value-type="float">
            <text:p>0,8630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3829" calcext:value-type="float">
            <text:p>0,873829</text:p>
          </table:table-cell>
          <table:table-cell office:value-type="float" office:value="0.88" calcext:value-type="float">
            <text:p>0,88</text:p>
          </table:table-cell>
          <table:table-cell office:value-type="float" office:value="0.881143" calcext:value-type="float">
            <text:p>0,881143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3257" calcext:value-type="float">
            <text:p>0,893257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2491" calcext:value-type="float">
            <text:p>0,86249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36" calcext:value-type="float">
            <text:p>0,36</text:p>
          </table:table-cell>
          <table:table-cell office:value-type="float" office:value="0.754971" calcext:value-type="float">
            <text:p>0,754971</text:p>
          </table:table-cell>
          <table:table-cell office:value-type="float" office:value="0.853029" calcext:value-type="float">
            <text:p>0,853029</text:p>
          </table:table-cell>
          <table:table-cell office:value-type="float" office:value="0.864914" calcext:value-type="float">
            <text:p>0,8649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514" calcext:value-type="float">
            <text:p>0,874514</text:p>
          </table:table-cell>
          <table:table-cell office:value-type="float" office:value="0.88" calcext:value-type="float">
            <text:p>0,88</text:p>
          </table:table-cell>
          <table:table-cell office:value-type="float" office:value="0.8832" calcext:value-type="float">
            <text:p>0,8832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3943" calcext:value-type="float">
            <text:p>0,893943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6057" calcext:value-type="float">
            <text:p>0,866057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328" calcext:value-type="float">
            <text:p>0,328</text:p>
          </table:table-cell>
          <table:table-cell office:value-type="float" office:value="0.701486" calcext:value-type="float">
            <text:p>0,701486</text:p>
          </table:table-cell>
          <table:table-cell office:value-type="float" office:value="0.843657" calcext:value-type="float">
            <text:p>0,843657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2914" calcext:value-type="float">
            <text:p>0,87291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5943" calcext:value-type="float">
            <text:p>0,885943</text:p>
          </table:table-cell>
          <table:table-cell office:value-type="float" office:value="0.891657" calcext:value-type="float">
            <text:p>0,891657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5872" calcext:value-type="float">
            <text:p>0,85872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328" calcext:value-type="float">
            <text:p>0,328</text:p>
          </table:table-cell>
          <table:table-cell office:value-type="float" office:value="0.723886" calcext:value-type="float">
            <text:p>0,723886</text:p>
          </table:table-cell>
          <table:table-cell office:value-type="float" office:value="0.845486" calcext:value-type="float">
            <text:p>0,845486</text:p>
          </table:table-cell>
          <table:table-cell office:value-type="float" office:value="0.863771" calcext:value-type="float">
            <text:p>0,863771</text:p>
          </table:table-cell>
          <table:table-cell office:value-type="float" office:value="0.870629" calcext:value-type="float">
            <text:p>0,8706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543" calcext:value-type="float">
            <text:p>0,879543</text:p>
          </table:table-cell>
          <table:table-cell office:value-type="float" office:value="0.88" calcext:value-type="float">
            <text:p>0,88</text:p>
          </table:table-cell>
          <table:table-cell office:value-type="float" office:value="0.886171" calcext:value-type="float">
            <text:p>0,886171</text:p>
          </table:table-cell>
          <table:table-cell office:value-type="float" office:value="0.890286" calcext:value-type="float">
            <text:p>0,890286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0777" calcext:value-type="float">
            <text:p>0,860777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504" calcext:value-type="float">
            <text:p>0,504</text:p>
          </table:table-cell>
          <table:table-cell office:value-type="float" office:value="0.720229" calcext:value-type="float">
            <text:p>0,720229</text:p>
          </table:table-cell>
          <table:table-cell office:value-type="float" office:value="0.847771" calcext:value-type="float">
            <text:p>0,847771</text:p>
          </table:table-cell>
          <table:table-cell office:value-type="float" office:value="0.862171" calcext:value-type="float">
            <text:p>0,862171</text:p>
          </table:table-cell>
          <table:table-cell office:value-type="float" office:value="0.869714" calcext:value-type="float">
            <text:p>0,8697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314" calcext:value-type="float">
            <text:p>0,879314</text:p>
          </table:table-cell>
          <table:table-cell office:value-type="float" office:value="0.88" calcext:value-type="float">
            <text:p>0,88</text:p>
          </table:table-cell>
          <table:table-cell office:value-type="float" office:value="0.886171" calcext:value-type="float">
            <text:p>0,886171</text:p>
          </table:table-cell>
          <table:table-cell office:value-type="float" office:value="0.891657" calcext:value-type="float">
            <text:p>0,891657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0503" calcext:value-type="float">
            <text:p>0,860503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504" calcext:value-type="float">
            <text:p>0,504</text:p>
          </table:table-cell>
          <table:table-cell office:value-type="float" office:value="0.760686" calcext:value-type="float">
            <text:p>0,760686</text:p>
          </table:table-cell>
          <table:table-cell office:value-type="float" office:value="0.856" calcext:value-type="float">
            <text:p>0,856</text:p>
          </table:table-cell>
          <table:table-cell office:value-type="float" office:value="0.868343" calcext:value-type="float">
            <text:p>0,868343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057" calcext:value-type="float">
            <text:p>0,874057</text:p>
          </table:table-cell>
          <table:table-cell office:value-type="float" office:value="0.88" calcext:value-type="float">
            <text:p>0,88</text:p>
          </table:table-cell>
          <table:table-cell office:value-type="float" office:value="0.880229" calcext:value-type="float">
            <text:p>0,8802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1886" calcext:value-type="float">
            <text:p>0,891886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672" calcext:value-type="float">
            <text:p>0,86672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544" calcext:value-type="float">
            <text:p>0,544</text:p>
          </table:table-cell>
          <table:table-cell office:value-type="float" office:value="0.781257" calcext:value-type="float">
            <text:p>0,781257</text:p>
          </table:table-cell>
          <table:table-cell office:value-type="float" office:value="0.853257" calcext:value-type="float">
            <text:p>0,853257</text:p>
          </table:table-cell>
          <table:table-cell office:value-type="float" office:value="0.866743" calcext:value-type="float">
            <text:p>0,866743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286" calcext:value-type="float">
            <text:p>0,874286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5943" calcext:value-type="float">
            <text:p>0,885943</text:p>
          </table:table-cell>
          <table:table-cell office:value-type="float" office:value="0.891429" calcext:value-type="float">
            <text:p>0,891429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8091" calcext:value-type="float">
            <text:p>0,868091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328" calcext:value-type="float">
            <text:p>0,328</text:p>
          </table:table-cell>
          <table:table-cell office:value-type="float" office:value="0.741029" calcext:value-type="float">
            <text:p>0,741029</text:p>
          </table:table-cell>
          <table:table-cell office:value-type="float" office:value="0.852114" calcext:value-type="float">
            <text:p>0,852114</text:p>
          </table:table-cell>
          <table:table-cell office:value-type="float" office:value="0.866057" calcext:value-type="float">
            <text:p>0,8660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36" calcext:value-type="float">
            <text:p>0,8736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64" calcext:value-type="float">
            <text:p>0,8864</text:p>
          </table:table-cell>
          <table:table-cell office:value-type="float" office:value="0.8896" calcext:value-type="float">
            <text:p>0,8896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368" calcext:value-type="float">
            <text:p>0,86368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272" calcext:value-type="float">
            <text:p>0,272</text:p>
          </table:table-cell>
          <table:table-cell office:value-type="float" office:value="0.659657" calcext:value-type="float">
            <text:p>0,659657</text:p>
          </table:table-cell>
          <table:table-cell office:value-type="float" office:value="0.848229" calcext:value-type="float">
            <text:p>0,848229</text:p>
          </table:table-cell>
          <table:table-cell office:value-type="float" office:value="0.866514" calcext:value-type="float">
            <text:p>0,8665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52" calcext:value-type="float">
            <text:p>0,8752</text:p>
          </table:table-cell>
          <table:table-cell office:value-type="float" office:value="0.88" calcext:value-type="float">
            <text:p>0,88</text:p>
          </table:table-cell>
          <table:table-cell office:value-type="float" office:value="0.880229" calcext:value-type="float">
            <text:p>0,8802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0057" calcext:value-type="float">
            <text:p>0,890057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55589" calcext:value-type="float">
            <text:p>0,855589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328" calcext:value-type="float">
            <text:p>0,328</text:p>
          </table:table-cell>
          <table:table-cell office:value-type="float" office:value="0.747429" calcext:value-type="float">
            <text:p>0,747429</text:p>
          </table:table-cell>
          <table:table-cell office:value-type="float" office:value="0.855543" calcext:value-type="float">
            <text:p>0,855543</text:p>
          </table:table-cell>
          <table:table-cell office:value-type="float" office:value="0.868571" calcext:value-type="float">
            <text:p>0,868571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714" calcext:value-type="float">
            <text:p>0,877714</text:p>
          </table:table-cell>
          <table:table-cell office:value-type="float" office:value="0.88" calcext:value-type="float">
            <text:p>0,88</text:p>
          </table:table-cell>
          <table:table-cell office:value-type="float" office:value="0.883429" calcext:value-type="float">
            <text:p>0,8834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1886" calcext:value-type="float">
            <text:p>0,891886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6057" calcext:value-type="float">
            <text:p>0,866057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328" calcext:value-type="float">
            <text:p>0,328</text:p>
          </table:table-cell>
          <table:table-cell office:value-type="float" office:value="0.7344" calcext:value-type="float">
            <text:p>0,7344</text:p>
          </table:table-cell>
          <table:table-cell office:value-type="float" office:value="0.858286" calcext:value-type="float">
            <text:p>0,858286</text:p>
          </table:table-cell>
          <table:table-cell office:value-type="float" office:value="0.868343" calcext:value-type="float">
            <text:p>0,868343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629" calcext:value-type="float">
            <text:p>0,878629</text:p>
          </table:table-cell>
          <table:table-cell office:value-type="float" office:value="0.88" calcext:value-type="float">
            <text:p>0,88</text:p>
          </table:table-cell>
          <table:table-cell office:value-type="float" office:value="0.880457" calcext:value-type="float">
            <text:p>0,8804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2571" calcext:value-type="float">
            <text:p>0,892571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4869" calcext:value-type="float">
            <text:p>0,864869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328" calcext:value-type="float">
            <text:p>0,328</text:p>
          </table:table-cell>
          <table:table-cell office:value-type="float" office:value="0.743086" calcext:value-type="float">
            <text:p>0,743086</text:p>
          </table:table-cell>
          <table:table-cell office:value-type="float" office:value="0.859657" calcext:value-type="float">
            <text:p>0,859657</text:p>
          </table:table-cell>
          <table:table-cell office:value-type="float" office:value="0.869714" calcext:value-type="float">
            <text:p>0,86971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086" calcext:value-type="float">
            <text:p>0,879086</text:p>
          </table:table-cell>
          <table:table-cell office:value-type="float" office:value="0.88" calcext:value-type="float">
            <text:p>0,88</text:p>
          </table:table-cell>
          <table:table-cell office:value-type="float" office:value="0.882514" calcext:value-type="float">
            <text:p>0,882514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4171" calcext:value-type="float">
            <text:p>0,894171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6423" calcext:value-type="float">
            <text:p>0,866423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328" calcext:value-type="float">
            <text:p>0,328</text:p>
          </table:table-cell>
          <table:table-cell office:value-type="float" office:value="0.765486" calcext:value-type="float">
            <text:p>0,765486</text:p>
          </table:table-cell>
          <table:table-cell office:value-type="float" office:value="0.856686" calcext:value-type="float">
            <text:p>0,856686</text:p>
          </table:table-cell>
          <table:table-cell office:value-type="float" office:value="0.867429" calcext:value-type="float">
            <text:p>0,8674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114" calcext:value-type="float">
            <text:p>0,876114</text:p>
          </table:table-cell>
          <table:table-cell office:value-type="float" office:value="0.88" calcext:value-type="float">
            <text:p>0,88</text:p>
          </table:table-cell>
          <table:table-cell office:value-type="float" office:value="0.880457" calcext:value-type="float">
            <text:p>0,880457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3943" calcext:value-type="float">
            <text:p>0,893943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7611" calcext:value-type="float">
            <text:p>0,867611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328" calcext:value-type="float">
            <text:p>0,328</text:p>
          </table:table-cell>
          <table:table-cell office:value-type="float" office:value="0.727543" calcext:value-type="float">
            <text:p>0,727543</text:p>
          </table:table-cell>
          <table:table-cell office:value-type="float" office:value="0.852114" calcext:value-type="float">
            <text:p>0,852114</text:p>
          </table:table-cell>
          <table:table-cell office:value-type="float" office:value="0.867657" calcext:value-type="float">
            <text:p>0,86765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171" calcext:value-type="float">
            <text:p>0,878171</text:p>
          </table:table-cell>
          <table:table-cell office:value-type="float" office:value="0.88" calcext:value-type="float">
            <text:p>0,88</text:p>
          </table:table-cell>
          <table:table-cell office:value-type="float" office:value="0.880229" calcext:value-type="float">
            <text:p>0,880229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3486" calcext:value-type="float">
            <text:p>0,893486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352" calcext:value-type="float">
            <text:p>0,86352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328" calcext:value-type="float">
            <text:p>0,328</text:p>
          </table:table-cell>
          <table:table-cell office:value-type="float" office:value="0.728229" calcext:value-type="float">
            <text:p>0,728229</text:p>
          </table:table-cell>
          <table:table-cell office:value-type="float" office:value="0.847086" calcext:value-type="float">
            <text:p>0,847086</text:p>
          </table:table-cell>
          <table:table-cell office:value-type="float" office:value="0.865371" calcext:value-type="float">
            <text:p>0,865371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343" calcext:value-type="float">
            <text:p>0,876343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7771" calcext:value-type="float">
            <text:p>0,887771</text:p>
          </table:table-cell>
          <table:table-cell office:value-type="float" office:value="0.894171" calcext:value-type="float">
            <text:p>0,894171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2697" calcext:value-type="float">
            <text:p>0,862697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272" calcext:value-type="float">
            <text:p>0,272</text:p>
          </table:table-cell>
          <table:table-cell office:value-type="float" office:value="0.762286" calcext:value-type="float">
            <text:p>0,762286</text:p>
          </table:table-cell>
          <table:table-cell office:value-type="float" office:value="0.850971" calcext:value-type="float">
            <text:p>0,850971</text:p>
          </table:table-cell>
          <table:table-cell office:value-type="float" office:value="0.867429" calcext:value-type="float">
            <text:p>0,8674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857" calcext:value-type="float">
            <text:p>0,878857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5714" calcext:value-type="float">
            <text:p>0,885714</text:p>
          </table:table-cell>
          <table:table-cell office:value-type="float" office:value="0.893257" calcext:value-type="float">
            <text:p>0,893257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6651" calcext:value-type="float">
            <text:p>0,86665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328" calcext:value-type="float">
            <text:p>0,328</text:p>
          </table:table-cell>
          <table:table-cell office:value-type="float" office:value="0.769143" calcext:value-type="float">
            <text:p>0,769143</text:p>
          </table:table-cell>
          <table:table-cell office:value-type="float" office:value="0.853714" calcext:value-type="float">
            <text:p>0,853714</text:p>
          </table:table-cell>
          <table:table-cell office:value-type="float" office:value="0.868571" calcext:value-type="float">
            <text:p>0,868571</text:p>
          </table:table-cell>
          <table:table-cell office:value-type="float" office:value="0.872914" calcext:value-type="float">
            <text:p>0,872914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83657" calcext:value-type="float">
            <text:p>0,883657</text:p>
          </table:table-cell>
          <table:table-cell office:value-type="float" office:value="0.892571" calcext:value-type="float">
            <text:p>0,892571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7657" calcext:value-type="float">
            <text:p>0,867657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328" calcext:value-type="float">
            <text:p>0,328</text:p>
          </table:table-cell>
          <table:table-cell office:value-type="float" office:value="0.702171" calcext:value-type="float">
            <text:p>0,702171</text:p>
          </table:table-cell>
          <table:table-cell office:value-type="float" office:value="0.847543" calcext:value-type="float">
            <text:p>0,847543</text:p>
          </table:table-cell>
          <table:table-cell office:value-type="float" office:value="0.861943" calcext:value-type="float">
            <text:p>0,861943</text:p>
          </table:table-cell>
          <table:table-cell office:value-type="float" office:value="0.871771" calcext:value-type="float">
            <text:p>0,871771</text:p>
          </table:table-cell>
          <table:table-cell office:value-type="float" office:value="0.874514" calcext:value-type="float">
            <text:p>0,87451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3657" calcext:value-type="float">
            <text:p>0,883657</text:p>
          </table:table-cell>
          <table:table-cell office:value-type="float" office:value="0.892114" calcext:value-type="float">
            <text:p>0,892114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58971" calcext:value-type="float">
            <text:p>0,858971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28" calcext:value-type="float">
            <text:p>0,328</text:p>
          </table:table-cell>
          <table:table-cell office:value-type="float" office:value="0.731886" calcext:value-type="float">
            <text:p>0,731886</text:p>
          </table:table-cell>
          <table:table-cell office:value-type="float" office:value="0.845943" calcext:value-type="float">
            <text:p>0,845943</text:p>
          </table:table-cell>
          <table:table-cell office:value-type="float" office:value="0.8608" calcext:value-type="float">
            <text:p>0,8608</text:p>
          </table:table-cell>
          <table:table-cell office:value-type="float" office:value="0.869486" calcext:value-type="float">
            <text:p>0,869486</text:p>
          </table:table-cell>
          <table:table-cell office:value-type="float" office:value="0.872" calcext:value-type="float">
            <text:p>0,872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4343" calcext:value-type="float">
            <text:p>0,884343</text:p>
          </table:table-cell>
          <table:table-cell office:value-type="float" office:value="0.8912" calcext:value-type="float">
            <text:p>0,8912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1166" calcext:value-type="float">
            <text:p>0,861166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28" calcext:value-type="float">
            <text:p>0,28</text:p>
          </table:table-cell>
          <table:table-cell office:value-type="float" office:value="0.750629" calcext:value-type="float">
            <text:p>0,750629</text:p>
          </table:table-cell>
          <table:table-cell office:value-type="float" office:value="0.844114" calcext:value-type="float">
            <text:p>0,844114</text:p>
          </table:table-cell>
          <table:table-cell office:value-type="float" office:value="0.8592" calcext:value-type="float">
            <text:p>0,8592</text:p>
          </table:table-cell>
          <table:table-cell office:value-type="float" office:value="0.870171" calcext:value-type="float">
            <text:p>0,870171</text:p>
          </table:table-cell>
          <table:table-cell office:value-type="float" office:value="0.873829" calcext:value-type="float">
            <text:p>0,873829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6629" calcext:value-type="float">
            <text:p>0,886629</text:p>
          </table:table-cell>
          <table:table-cell office:value-type="float" office:value="0.891657" calcext:value-type="float">
            <text:p>0,891657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3223" calcext:value-type="float">
            <text:p>0,863223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312" calcext:value-type="float">
            <text:p>0,312</text:p>
          </table:table-cell>
          <table:table-cell office:value-type="float" office:value="0.778057" calcext:value-type="float">
            <text:p>0,778057</text:p>
          </table:table-cell>
          <table:table-cell office:value-type="float" office:value="0.850971" calcext:value-type="float">
            <text:p>0,850971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3371" calcext:value-type="float">
            <text:p>0,873371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64" calcext:value-type="float">
            <text:p>0,8864</text:p>
          </table:table-cell>
          <table:table-cell office:value-type="float" office:value="0.892114" calcext:value-type="float">
            <text:p>0,892114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7291" calcext:value-type="float">
            <text:p>0,86729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328" calcext:value-type="float">
            <text:p>0,328</text:p>
          </table:table-cell>
          <table:table-cell office:value-type="float" office:value="0.785371" calcext:value-type="float">
            <text:p>0,785371</text:p>
          </table:table-cell>
          <table:table-cell office:value-type="float" office:value="0.855543" calcext:value-type="float">
            <text:p>0,855543</text:p>
          </table:table-cell>
          <table:table-cell office:value-type="float" office:value="0.865829" calcext:value-type="float">
            <text:p>0,865829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286" calcext:value-type="float">
            <text:p>0,874286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7543" calcext:value-type="float">
            <text:p>0,887543</text:p>
          </table:table-cell>
          <table:table-cell office:value-type="float" office:value="0.893714" calcext:value-type="float">
            <text:p>0,893714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9029" calcext:value-type="float">
            <text:p>0,869029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512" calcext:value-type="float">
            <text:p>0,512</text:p>
          </table:table-cell>
          <table:table-cell office:value-type="float" office:value="0.767771" calcext:value-type="float">
            <text:p>0,767771</text:p>
          </table:table-cell>
          <table:table-cell office:value-type="float" office:value="0.848914" calcext:value-type="float">
            <text:p>0,848914</text:p>
          </table:table-cell>
          <table:table-cell office:value-type="float" office:value="0.8624" calcext:value-type="float">
            <text:p>0,8624</text:p>
          </table:table-cell>
          <table:table-cell office:value-type="float" office:value="0.870857" calcext:value-type="float">
            <text:p>0,870857</text:p>
          </table:table-cell>
          <table:table-cell office:value-type="float" office:value="0.873143" calcext:value-type="float">
            <text:p>0,873143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5257" calcext:value-type="float">
            <text:p>0,885257</text:p>
          </table:table-cell>
          <table:table-cell office:value-type="float" office:value="0.8912" calcext:value-type="float">
            <text:p>0,8912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5554" calcext:value-type="float">
            <text:p>0,865554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328" calcext:value-type="float">
            <text:p>0,328</text:p>
          </table:table-cell>
          <table:table-cell office:value-type="float" office:value="0.7264" calcext:value-type="float">
            <text:p>0,7264</text:p>
          </table:table-cell>
          <table:table-cell office:value-type="float" office:value="0.849143" calcext:value-type="float">
            <text:p>0,849143</text:p>
          </table:table-cell>
          <table:table-cell office:value-type="float" office:value="0.862857" calcext:value-type="float">
            <text:p>0,862857</text:p>
          </table:table-cell>
          <table:table-cell office:value-type="float" office:value="0.871086" calcext:value-type="float">
            <text:p>0,871086</text:p>
          </table:table-cell>
          <table:table-cell office:value-type="float" office:value="0.872686" calcext:value-type="float">
            <text:p>0,872686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7086" calcext:value-type="float">
            <text:p>0,887086</text:p>
          </table:table-cell>
          <table:table-cell office:value-type="float" office:value="0.893257" calcext:value-type="float">
            <text:p>0,893257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61851" calcext:value-type="float">
            <text:p>0,861851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328" calcext:value-type="float">
            <text:p>0,328</text:p>
          </table:table-cell>
          <table:table-cell office:value-type="float" office:value="0.606171" calcext:value-type="float">
            <text:p>0,606171</text:p>
          </table:table-cell>
          <table:table-cell office:value-type="float" office:value="0.845257" calcext:value-type="float">
            <text:p>0,845257</text:p>
          </table:table-cell>
          <table:table-cell office:value-type="float" office:value="0.860571" calcext:value-type="float">
            <text:p>0,860571</text:p>
          </table:table-cell>
          <table:table-cell office:value-type="float" office:value="0.867886" calcext:value-type="float">
            <text:p>0,8678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771" calcext:value-type="float">
            <text:p>0,879771</text:p>
          </table:table-cell>
          <table:table-cell office:value-type="float" office:value="0.88" calcext:value-type="float">
            <text:p>0,88</text:p>
          </table:table-cell>
          <table:table-cell office:value-type="float" office:value="0.886171" calcext:value-type="float">
            <text:p>0,886171</text:p>
          </table:table-cell>
          <table:table-cell office:value-type="float" office:value="0.891429" calcext:value-type="float">
            <text:p>0,891429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48526" calcext:value-type="float">
            <text:p>0,8485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ščic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.00.0000</text:date>, <text:time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18:08:00.153352178</dc:date>
    <meta:editing-duration>PT38S</meta:editing-duration>
    <meta:editing-cycles>1</meta:editing-cycles>
    <meta:document-statistic meta:table-count="1" meta:cell-count="6314" meta:object-count="1"/>
    <meta:generator>LibreOffice/7.6.4.1$Linux_X86_64 LibreOffice_project/6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7cm" svg:y="3.247cm" style:legend-expansion="high" chart:style-name="ch2"/>
        <chart:plot-area chart:style-name="ch3" table:cell-range-address="accuracy.A2:accuracy.A451 accuracy.C1:accuracy.N451" chart:data-source-has-labels="both" svg:x="1.457cm" svg:y="0.251cm" svg:width="17.567cm" svg:height="11.088cm">
          <chart:coordinate-region svg:x="2.184cm" svg:y="0.45cm" svg:width="16.737cm" svg:height="9.965cm"/>
          <chart:axis chart:dimension="x" chart:name="primary-x" chart:style-name="ch4" chartooo:axis-type="auto">
            <chartooo:date-scale/>
            <chart:title svg:x="9.415cm" svg:y="11.59cm" chart:style-name="ch5">
              <text:p>generacija</text:p>
            </chart:title>
            <chart:categories table:cell-range-address="accuracy.A2:accuracy.A451"/>
          </chart:axis>
          <chart:axis chart:dimension="y" chart:name="primary-y" chart:style-name="ch4">
            <chart:title svg:x="0.451cm" svg:y="6.368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451" chart:label-cell-address="accuracy.C1:accuracy.C1" chart:class="chart:line">
            <chart:data-point chart:repeated="450"/>
          </chart:series>
          <chart:series chart:style-name="ch9" chart:values-cell-range-address="accuracy.D2:accuracy.D451" chart:label-cell-address="accuracy.D1:accuracy.D1" chart:class="chart:line">
            <chart:data-point chart:repeated="450"/>
          </chart:series>
          <chart:series chart:style-name="ch10" chart:values-cell-range-address="accuracy.E2:accuracy.E451" chart:label-cell-address="accuracy.E1:accuracy.E1" chart:class="chart:line">
            <chart:data-point chart:repeated="450"/>
          </chart:series>
          <chart:series chart:style-name="ch11" chart:values-cell-range-address="accuracy.F2:accuracy.F451" chart:label-cell-address="accuracy.F1:accuracy.F1" chart:class="chart:line">
            <chart:data-point chart:repeated="450"/>
          </chart:series>
          <chart:series chart:style-name="ch12" chart:values-cell-range-address="accuracy.G2:accuracy.G451" chart:label-cell-address="accuracy.G1:accuracy.G1" chart:class="chart:line">
            <chart:data-point chart:repeated="450"/>
          </chart:series>
          <chart:series chart:style-name="ch13" chart:values-cell-range-address="accuracy.H2:accuracy.H451" chart:label-cell-address="accuracy.H1:accuracy.H1" chart:class="chart:line">
            <chart:data-point chart:repeated="450"/>
          </chart:series>
          <chart:series chart:style-name="ch14" chart:values-cell-range-address="accuracy.I2:accuracy.I451" chart:label-cell-address="accuracy.I1:accuracy.I1" chart:class="chart:line">
            <chart:data-point chart:repeated="450"/>
          </chart:series>
          <chart:series chart:style-name="ch15" chart:values-cell-range-address="accuracy.J2:accuracy.J451" chart:label-cell-address="accuracy.J1:accuracy.J1" chart:class="chart:line">
            <chart:data-point chart:repeated="450"/>
          </chart:series>
          <chart:series chart:style-name="ch16" chart:values-cell-range-address="accuracy.K2:accuracy.K451" chart:label-cell-address="accuracy.K1:accuracy.K1" chart:class="chart:line">
            <chart:data-point chart:repeated="450"/>
          </chart:series>
          <chart:series chart:style-name="ch17" chart:values-cell-range-address="accuracy.L2:accuracy.L451" chart:label-cell-address="accuracy.L1:accuracy.L1" chart:class="chart:line">
            <chart:data-point chart:repeated="450"/>
          </chart:series>
          <chart:series chart:style-name="ch18" chart:values-cell-range-address="accuracy.M2:accuracy.M451" chart:label-cell-address="accuracy.M1:accuracy.M1" chart:class="chart:line">
            <chart:data-point chart:repeated="450"/>
          </chart:series>
          <chart:series chart:style-name="ch19" chart:values-cell-range-address="accuracy.N2:accuracy.N451" chart:label-cell-address="accuracy.N1:accuracy.N1" chart:class="chart:line">
            <chart:data-point chart:repeated="45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Najboljši</text:p>
                <draw:g>
                  <svg:desc>accuracy.M1:accuracy.M1</svg:desc>
                </draw:g>
              </table:table-cell>
              <table:table-cell office:value-type="string">
                <text:p>Povprečj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451</svg:desc>
                </draw:g>
              </table:table-cell>
              <table:table-cell office:value-type="float" office:value="0.248914">
                <text:p>0.248914</text:p>
                <draw:g>
                  <svg:desc>accuracy.C2:accuracy.C451</svg:desc>
                </draw:g>
              </table:table-cell>
              <table:table-cell office:value-type="float" office:value="0.272">
                <text:p>0.272</text:p>
                <draw:g>
                  <svg:desc>accuracy.D2:accuracy.D451</svg:desc>
                </draw:g>
              </table:table-cell>
              <table:table-cell office:value-type="float" office:value="0.272">
                <text:p>0.272</text:p>
                <draw:g>
                  <svg:desc>accuracy.E2:accuracy.E451</svg:desc>
                </draw:g>
              </table:table-cell>
              <table:table-cell office:value-type="float" office:value="0.296686">
                <text:p>0.296686</text:p>
                <draw:g>
                  <svg:desc>accuracy.F2:accuracy.F451</svg:desc>
                </draw:g>
              </table:table-cell>
              <table:table-cell office:value-type="float" office:value="0.328">
                <text:p>0.328</text:p>
                <draw:g>
                  <svg:desc>accuracy.G2:accuracy.G451</svg:desc>
                </draw:g>
              </table:table-cell>
              <table:table-cell office:value-type="float" office:value="0.328">
                <text:p>0.328</text:p>
                <draw:g>
                  <svg:desc>accuracy.H2:accuracy.H451</svg:desc>
                </draw:g>
              </table:table-cell>
              <table:table-cell office:value-type="float" office:value="0.340571">
                <text:p>0.340571</text:p>
                <draw:g>
                  <svg:desc>accuracy.I2:accuracy.I451</svg:desc>
                </draw:g>
              </table:table-cell>
              <table:table-cell office:value-type="float" office:value="0.4">
                <text:p>0.4</text:p>
                <draw:g>
                  <svg:desc>accuracy.J2:accuracy.J451</svg:desc>
                </draw:g>
              </table:table-cell>
              <table:table-cell office:value-type="float" office:value="0.4">
                <text:p>0.4</text:p>
                <draw:g>
                  <svg:desc>accuracy.K2:accuracy.K451</svg:desc>
                </draw:g>
              </table:table-cell>
              <table:table-cell office:value-type="float" office:value="0.417829">
                <text:p>0.417829</text:p>
                <draw:g>
                  <svg:desc>accuracy.L2:accuracy.L451</svg:desc>
                </draw:g>
              </table:table-cell>
              <table:table-cell office:value-type="float" office:value="0.528">
                <text:p>0.528</text:p>
                <draw:g>
                  <svg:desc>accuracy.M2:accuracy.M451</svg:desc>
                </draw:g>
              </table:table-cell>
              <table:table-cell office:value-type="float" office:value="0.3304">
                <text:p>0.3304</text:p>
                <draw:g>
                  <svg:desc>accuracy.N2:accuracy.N4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40914">
                <text:p>0.240914</text:p>
              </table:table-cell>
              <table:table-cell office:value-type="float" office:value="0.272">
                <text:p>0.272</text:p>
              </table:table-cell>
              <table:table-cell office:value-type="float" office:value="0.272457">
                <text:p>0.272457</text:p>
              </table:table-cell>
              <table:table-cell office:value-type="float" office:value="0.325029">
                <text:p>0.325029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79657">
                <text:p>0.37965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3086">
                <text:p>0.423086</text:p>
              </table:table-cell>
              <table:table-cell office:value-type="float" office:value="0.528">
                <text:p>0.528</text:p>
              </table:table-cell>
              <table:table-cell office:value-type="float" office:value="0.336914">
                <text:p>0.33691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49143">
                <text:p>0.249143</text:p>
              </table:table-cell>
              <table:table-cell office:value-type="float" office:value="0.272">
                <text:p>0.272</text:p>
              </table:table-cell>
              <table:table-cell office:value-type="float" office:value="0.297371">
                <text:p>0.297371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35543">
                <text:p>0.335543</text:p>
              </table:table-cell>
              <table:table-cell office:value-type="float" office:value="0.399543">
                <text:p>0.39954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8343">
                <text:p>0.428343</text:p>
              </table:table-cell>
              <table:table-cell office:value-type="float" office:value="0.528">
                <text:p>0.528</text:p>
              </table:table-cell>
              <table:table-cell office:value-type="float" office:value="0.343794">
                <text:p>0.34379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47543">
                <text:p>0.247543</text:p>
              </table:table-cell>
              <table:table-cell office:value-type="float" office:value="0.272">
                <text:p>0.272</text:p>
              </table:table-cell>
              <table:table-cell office:value-type="float" office:value="0.321143">
                <text:p>0.321143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63886">
                <text:p>0.36388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33829">
                <text:p>0.433829</text:p>
              </table:table-cell>
              <table:table-cell office:value-type="float" office:value="0.616">
                <text:p>0.616</text:p>
              </table:table-cell>
              <table:table-cell office:value-type="float" office:value="0.34944">
                <text:p>0.3494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46171">
                <text:p>0.246171</text:p>
              </table:table-cell>
              <table:table-cell office:value-type="float" office:value="0.272">
                <text:p>0.272</text:p>
              </table:table-cell>
              <table:table-cell office:value-type="float" office:value="0.318629">
                <text:p>0.318629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66857">
                <text:p>0.36685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36114">
                <text:p>0.436114</text:p>
              </table:table-cell>
              <table:table-cell office:value-type="float" office:value="0.648">
                <text:p>0.648</text:p>
              </table:table-cell>
              <table:table-cell office:value-type="float" office:value="0.349577">
                <text:p>0.3495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65829">
                <text:p>0.265829</text:p>
              </table:table-cell>
              <table:table-cell office:value-type="float" office:value="0.285714">
                <text:p>0.285714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30057">
                <text:p>0.330057</text:p>
              </table:table-cell>
              <table:table-cell office:value-type="float" office:value="0.396343">
                <text:p>0.39634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39771">
                <text:p>0.439771</text:p>
              </table:table-cell>
              <table:table-cell office:value-type="float" office:value="0.648">
                <text:p>0.648</text:p>
              </table:table-cell>
              <table:table-cell office:value-type="float" office:value="0.357371">
                <text:p>0.3573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65829">
                <text:p>0.265829</text:p>
              </table:table-cell>
              <table:table-cell office:value-type="float" office:value="0.309029">
                <text:p>0.309029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75314">
                <text:p>0.37531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71086">
                <text:p>0.471086</text:p>
              </table:table-cell>
              <table:table-cell office:value-type="float" office:value="0.648">
                <text:p>0.648</text:p>
              </table:table-cell>
              <table:table-cell office:value-type="float" office:value="0.367726">
                <text:p>0.36772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68114">
                <text:p>0.268114</text:p>
              </table:table-cell>
              <table:table-cell office:value-type="float" office:value="0.327543">
                <text:p>0.327543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78057">
                <text:p>0.37805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85257">
                <text:p>0.485257</text:p>
              </table:table-cell>
              <table:table-cell office:value-type="float" office:value="0.648">
                <text:p>0.648</text:p>
              </table:table-cell>
              <table:table-cell office:value-type="float" office:value="0.371497">
                <text:p>0.3714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83657">
                <text:p>0.283657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57029">
                <text:p>0.357029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03086">
                <text:p>0.503086</text:p>
              </table:table-cell>
              <table:table-cell office:value-type="float" office:value="0.648">
                <text:p>0.648</text:p>
              </table:table-cell>
              <table:table-cell office:value-type="float" office:value="0.379977">
                <text:p>0.37997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77714">
                <text:p>0.277714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42171">
                <text:p>0.342171</text:p>
              </table:table-cell>
              <table:table-cell office:value-type="float" office:value="0.399771">
                <text:p>0.399771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20457">
                <text:p>0.520457</text:p>
              </table:table-cell>
              <table:table-cell office:value-type="float" office:value="0.648">
                <text:p>0.648</text:p>
              </table:table-cell>
              <table:table-cell office:value-type="float" office:value="0.379611">
                <text:p>0.3796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90743">
                <text:p>0.290743</text:p>
              </table:table-cell>
              <table:table-cell office:value-type="float" office:value="0.328">
                <text:p>0.328</text:p>
              </table:table-cell>
              <table:table-cell office:value-type="float" office:value="0.328229">
                <text:p>0.328229</text:p>
              </table:table-cell>
              <table:table-cell office:value-type="float" office:value="0.390857">
                <text:p>0.39085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568">
                <text:p>0.5568</text:p>
              </table:table-cell>
              <table:table-cell office:value-type="float" office:value="0.72">
                <text:p>0.72</text:p>
              </table:table-cell>
              <table:table-cell office:value-type="float" office:value="0.389463">
                <text:p>0.38946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71771">
                <text:p>0.271771</text:p>
              </table:table-cell>
              <table:table-cell office:value-type="float" office:value="0.328">
                <text:p>0.328</text:p>
              </table:table-cell>
              <table:table-cell office:value-type="float" office:value="0.3616">
                <text:p>0.361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1143">
                <text:p>0.401143</text:p>
              </table:table-cell>
              <table:table-cell office:value-type="float" office:value="0.594514">
                <text:p>0.594514</text:p>
              </table:table-cell>
              <table:table-cell office:value-type="float" office:value="0.72">
                <text:p>0.72</text:p>
              </table:table-cell>
              <table:table-cell office:value-type="float" office:value="0.395703">
                <text:p>0.3957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69257">
                <text:p>0.269257</text:p>
              </table:table-cell>
              <table:table-cell office:value-type="float" office:value="0.328">
                <text:p>0.328</text:p>
              </table:table-cell>
              <table:table-cell office:value-type="float" office:value="0.343086">
                <text:p>0.34308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824">
                <text:p>0.5824</text:p>
              </table:table-cell>
              <table:table-cell office:value-type="float" office:value="0.72">
                <text:p>0.72</text:p>
              </table:table-cell>
              <table:table-cell office:value-type="float" office:value="0.392274">
                <text:p>0.39227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84571">
                <text:p>0.284571</text:p>
              </table:table-cell>
              <table:table-cell office:value-type="float" office:value="0.328">
                <text:p>0.328</text:p>
              </table:table-cell>
              <table:table-cell office:value-type="float" office:value="0.368914">
                <text:p>0.36891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7543">
                <text:p>0.407543</text:p>
              </table:table-cell>
              <table:table-cell office:value-type="float" office:value="0.6336">
                <text:p>0.6336</text:p>
              </table:table-cell>
              <table:table-cell office:value-type="float" office:value="0.72">
                <text:p>0.72</text:p>
              </table:table-cell>
              <table:table-cell office:value-type="float" office:value="0.402263">
                <text:p>0.4022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976">
                <text:p>0.2976</text:p>
              </table:table-cell>
              <table:table-cell office:value-type="float" office:value="0.328">
                <text:p>0.328</text:p>
              </table:table-cell>
              <table:table-cell office:value-type="float" office:value="0.3808">
                <text:p>0.380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8514">
                <text:p>0.418514</text:p>
              </table:table-cell>
              <table:table-cell office:value-type="float" office:value="0.648457">
                <text:p>0.648457</text:p>
              </table:table-cell>
              <table:table-cell office:value-type="float" office:value="0.72">
                <text:p>0.72</text:p>
              </table:table-cell>
              <table:table-cell office:value-type="float" office:value="0.407337">
                <text:p>0.40733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11314">
                <text:p>0.311314</text:p>
              </table:table-cell>
              <table:table-cell office:value-type="float" office:value="0.328457">
                <text:p>0.328457</text:p>
              </table:table-cell>
              <table:table-cell office:value-type="float" office:value="0.389943">
                <text:p>0.38994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19314">
                <text:p>0.519314</text:p>
              </table:table-cell>
              <table:table-cell office:value-type="float" office:value="0.658514">
                <text:p>0.658514</text:p>
              </table:table-cell>
              <table:table-cell office:value-type="float" office:value="0.72">
                <text:p>0.72</text:p>
              </table:table-cell>
              <table:table-cell office:value-type="float" office:value="0.420754">
                <text:p>0.4207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00114">
                <text:p>0.300114</text:p>
              </table:table-cell>
              <table:table-cell office:value-type="float" office:value="0.328">
                <text:p>0.328</text:p>
              </table:table-cell>
              <table:table-cell office:value-type="float" office:value="0.384229">
                <text:p>0.384229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64">
                <text:p>0.4064</text:p>
              </table:table-cell>
              <table:table-cell office:value-type="float" office:value="0.599314">
                <text:p>0.599314</text:p>
              </table:table-cell>
              <table:table-cell office:value-type="float" office:value="0.665143">
                <text:p>0.665143</text:p>
              </table:table-cell>
              <table:table-cell office:value-type="float" office:value="0.72">
                <text:p>0.72</text:p>
              </table:table-cell>
              <table:table-cell office:value-type="float" office:value="0.42832">
                <text:p>0.4283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12457">
                <text:p>0.312457</text:p>
              </table:table-cell>
              <table:table-cell office:value-type="float" office:value="0.330514">
                <text:p>0.330514</text:p>
              </table:table-cell>
              <table:table-cell office:value-type="float" office:value="0.394971">
                <text:p>0.394971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1829">
                <text:p>0.401829</text:p>
              </table:table-cell>
              <table:table-cell office:value-type="float" office:value="0.511771">
                <text:p>0.511771</text:p>
              </table:table-cell>
              <table:table-cell office:value-type="float" office:value="0.637943">
                <text:p>0.637943</text:p>
              </table:table-cell>
              <table:table-cell office:value-type="float" office:value="0.6672">
                <text:p>0.6672</text:p>
              </table:table-cell>
              <table:table-cell office:value-type="float" office:value="0.72">
                <text:p>0.72</text:p>
              </table:table-cell>
              <table:table-cell office:value-type="float" office:value="0.445669">
                <text:p>0.44566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09714">
                <text:p>0.309714</text:p>
              </table:table-cell>
              <table:table-cell office:value-type="float" office:value="0.330286">
                <text:p>0.330286</text:p>
              </table:table-cell>
              <table:table-cell office:value-type="float" office:value="0.397714">
                <text:p>0.39771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0971">
                <text:p>0.410971</text:p>
              </table:table-cell>
              <table:table-cell office:value-type="float" office:value="0.5376">
                <text:p>0.5376</text:p>
              </table:table-cell>
              <table:table-cell office:value-type="float" office:value="0.635429">
                <text:p>0.635429</text:p>
              </table:table-cell>
              <table:table-cell office:value-type="float" office:value="0.664914">
                <text:p>0.664914</text:p>
              </table:table-cell>
              <table:table-cell office:value-type="float" office:value="0.76">
                <text:p>0.76</text:p>
              </table:table-cell>
              <table:table-cell office:value-type="float" office:value="0.448663">
                <text:p>0.44866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13143">
                <text:p>0.313143</text:p>
              </table:table-cell>
              <table:table-cell office:value-type="float" office:value="0.349486">
                <text:p>0.34948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1143">
                <text:p>0.401143</text:p>
              </table:table-cell>
              <table:table-cell office:value-type="float" office:value="0.467886">
                <text:p>0.467886</text:p>
              </table:table-cell>
              <table:table-cell office:value-type="float" office:value="0.620114">
                <text:p>0.620114</text:p>
              </table:table-cell>
              <table:table-cell office:value-type="float" office:value="0.641829">
                <text:p>0.641829</text:p>
              </table:table-cell>
              <table:table-cell office:value-type="float" office:value="0.668343">
                <text:p>0.668343</text:p>
              </table:table-cell>
              <table:table-cell office:value-type="float" office:value="0.76">
                <text:p>0.76</text:p>
              </table:table-cell>
              <table:table-cell office:value-type="float" office:value="0.466194">
                <text:p>0.4661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15657">
                <text:p>0.315657</text:p>
              </table:table-cell>
              <table:table-cell office:value-type="float" office:value="0.332571">
                <text:p>0.332571</text:p>
              </table:table-cell>
              <table:table-cell office:value-type="float" office:value="0.399543">
                <text:p>0.39954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3771">
                <text:p>0.423771</text:p>
              </table:table-cell>
              <table:table-cell office:value-type="float" office:value="0.590629">
                <text:p>0.590629</text:p>
              </table:table-cell>
              <table:table-cell office:value-type="float" office:value="0.634057">
                <text:p>0.634057</text:p>
              </table:table-cell>
              <table:table-cell office:value-type="float" office:value="0.642743">
                <text:p>0.642743</text:p>
              </table:table-cell>
              <table:table-cell office:value-type="float" office:value="0.668114">
                <text:p>0.668114</text:p>
              </table:table-cell>
              <table:table-cell office:value-type="float" office:value="0.76">
                <text:p>0.76</text:p>
              </table:table-cell>
              <table:table-cell office:value-type="float" office:value="0.480709">
                <text:p>0.48070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2">
                <text:p>0.32</text:p>
              </table:table-cell>
              <table:table-cell office:value-type="float" office:value="0.334629">
                <text:p>0.334629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48">
                <text:p>0.4048</text:p>
              </table:table-cell>
              <table:table-cell office:value-type="float" office:value="0.506286">
                <text:p>0.506286</text:p>
              </table:table-cell>
              <table:table-cell office:value-type="float" office:value="0.622629">
                <text:p>0.622629</text:p>
              </table:table-cell>
              <table:table-cell office:value-type="float" office:value="0.635886">
                <text:p>0.635886</text:p>
              </table:table-cell>
              <table:table-cell office:value-type="float" office:value="0.644114">
                <text:p>0.644114</text:p>
              </table:table-cell>
              <table:table-cell office:value-type="float" office:value="0.671086">
                <text:p>0.671086</text:p>
              </table:table-cell>
              <table:table-cell office:value-type="float" office:value="0.76">
                <text:p>0.76</text:p>
              </table:table-cell>
              <table:table-cell office:value-type="float" office:value="0.493943">
                <text:p>0.49394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056">
                <text:p>0.3056</text:p>
              </table:table-cell>
              <table:table-cell office:value-type="float" office:value="0.328">
                <text:p>0.328</text:p>
              </table:table-cell>
              <table:table-cell office:value-type="float" office:value="0.391086">
                <text:p>0.391086</text:p>
              </table:table-cell>
              <table:table-cell office:value-type="float" office:value="0.4">
                <text:p>0.4</text:p>
              </table:table-cell>
              <table:table-cell office:value-type="float" office:value="0.410971">
                <text:p>0.410971</text:p>
              </table:table-cell>
              <table:table-cell office:value-type="float" office:value="0.502629">
                <text:p>0.502629</text:p>
              </table:table-cell>
              <table:table-cell office:value-type="float" office:value="0.6144">
                <text:p>0.6144</text:p>
              </table:table-cell>
              <table:table-cell office:value-type="float" office:value="0.635886">
                <text:p>0.635886</text:p>
              </table:table-cell>
              <table:table-cell office:value-type="float" office:value="0.645943">
                <text:p>0.645943</text:p>
              </table:table-cell>
              <table:table-cell office:value-type="float" office:value="0.671543">
                <text:p>0.671543</text:p>
              </table:table-cell>
              <table:table-cell office:value-type="float" office:value="0.76">
                <text:p>0.76</text:p>
              </table:table-cell>
              <table:table-cell office:value-type="float" office:value="0.490606">
                <text:p>0.49060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232">
                <text:p>0.3232</text:p>
              </table:table-cell>
              <table:table-cell office:value-type="float" office:value="0.372343">
                <text:p>0.372343</text:p>
              </table:table-cell>
              <table:table-cell office:value-type="float" office:value="0.4">
                <text:p>0.4</text:p>
              </table:table-cell>
              <table:table-cell office:value-type="float" office:value="0.400914">
                <text:p>0.400914</text:p>
              </table:table-cell>
              <table:table-cell office:value-type="float" office:value="0.4464">
                <text:p>0.4464</text:p>
              </table:table-cell>
              <table:table-cell office:value-type="float" office:value="0.550629">
                <text:p>0.550629</text:p>
              </table:table-cell>
              <table:table-cell office:value-type="float" office:value="0.624229">
                <text:p>0.624229</text:p>
              </table:table-cell>
              <table:table-cell office:value-type="float" office:value="0.636114">
                <text:p>0.636114</text:p>
              </table:table-cell>
              <table:table-cell office:value-type="float" office:value="0.645486">
                <text:p>0.645486</text:p>
              </table:table-cell>
              <table:table-cell office:value-type="float" office:value="0.665829">
                <text:p>0.665829</text:p>
              </table:table-cell>
              <table:table-cell office:value-type="float" office:value="0.76">
                <text:p>0.76</text:p>
              </table:table-cell>
              <table:table-cell office:value-type="float" office:value="0.506514">
                <text:p>0.50651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264">
                <text:p>0.3264</text:p>
              </table:table-cell>
              <table:table-cell office:value-type="float" office:value="0.386514">
                <text:p>0.386514</text:p>
              </table:table-cell>
              <table:table-cell office:value-type="float" office:value="0.4048">
                <text:p>0.4048</text:p>
              </table:table-cell>
              <table:table-cell office:value-type="float" office:value="0.463086">
                <text:p>0.463086</text:p>
              </table:table-cell>
              <table:table-cell office:value-type="float" office:value="0.555886">
                <text:p>0.555886</text:p>
              </table:table-cell>
              <table:table-cell office:value-type="float" office:value="0.620343">
                <text:p>0.620343</text:p>
              </table:table-cell>
              <table:table-cell office:value-type="float" office:value="0.631314">
                <text:p>0.631314</text:p>
              </table:table-cell>
              <table:table-cell office:value-type="float" office:value="0.640229">
                <text:p>0.640229</text:p>
              </table:table-cell>
              <table:table-cell office:value-type="float" office:value="0.648">
                <text:p>0.648</text:p>
              </table:table-cell>
              <table:table-cell office:value-type="float" office:value="0.666971">
                <text:p>0.666971</text:p>
              </table:table-cell>
              <table:table-cell office:value-type="float" office:value="0.76">
                <text:p>0.76</text:p>
              </table:table-cell>
              <table:table-cell office:value-type="float" office:value="0.534354">
                <text:p>0.53435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264">
                <text:p>0.3264</text:p>
              </table:table-cell>
              <table:table-cell office:value-type="float" office:value="0.3808">
                <text:p>0.3808</text:p>
              </table:table-cell>
              <table:table-cell office:value-type="float" office:value="0.414171">
                <text:p>0.414171</text:p>
              </table:table-cell>
              <table:table-cell office:value-type="float" office:value="0.485257">
                <text:p>0.485257</text:p>
              </table:table-cell>
              <table:table-cell office:value-type="float" office:value="0.591771">
                <text:p>0.591771</text:p>
              </table:table-cell>
              <table:table-cell office:value-type="float" office:value="0.627429">
                <text:p>0.627429</text:p>
              </table:table-cell>
              <table:table-cell office:value-type="float" office:value="0.636114">
                <text:p>0.636114</text:p>
              </table:table-cell>
              <table:table-cell office:value-type="float" office:value="0.642286">
                <text:p>0.642286</text:p>
              </table:table-cell>
              <table:table-cell office:value-type="float" office:value="0.648">
                <text:p>0.648</text:p>
              </table:table-cell>
              <table:table-cell office:value-type="float" office:value="0.6688">
                <text:p>0.6688</text:p>
              </table:table-cell>
              <table:table-cell office:value-type="float" office:value="0.76">
                <text:p>0.76</text:p>
              </table:table-cell>
              <table:table-cell office:value-type="float" office:value="0.542103">
                <text:p>0.54210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28">
                <text:p>0.328</text:p>
              </table:table-cell>
              <table:table-cell office:value-type="float" office:value="0.357257">
                <text:p>0.357257</text:p>
              </table:table-cell>
              <table:table-cell office:value-type="float" office:value="0.423543">
                <text:p>0.423543</text:p>
              </table:table-cell>
              <table:table-cell office:value-type="float" office:value="0.510629">
                <text:p>0.510629</text:p>
              </table:table-cell>
              <table:table-cell office:value-type="float" office:value="0.605486">
                <text:p>0.605486</text:p>
              </table:table-cell>
              <table:table-cell office:value-type="float" office:value="0.629714">
                <text:p>0.629714</text:p>
              </table:table-cell>
              <table:table-cell office:value-type="float" office:value="0.639086">
                <text:p>0.639086</text:p>
              </table:table-cell>
              <table:table-cell office:value-type="float" office:value="0.6432">
                <text:p>0.6432</text:p>
              </table:table-cell>
              <table:table-cell office:value-type="float" office:value="0.648">
                <text:p>0.648</text:p>
              </table:table-cell>
              <table:table-cell office:value-type="float" office:value="0.665829">
                <text:p>0.665829</text:p>
              </table:table-cell>
              <table:table-cell office:value-type="float" office:value="0.768">
                <text:p>0.768</text:p>
              </table:table-cell>
              <table:table-cell office:value-type="float" office:value="0.545074">
                <text:p>0.54507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28">
                <text:p>0.328</text:p>
              </table:table-cell>
              <table:table-cell office:value-type="float" office:value="0.344457">
                <text:p>0.344457</text:p>
              </table:table-cell>
              <table:table-cell office:value-type="float" office:value="0.408457">
                <text:p>0.408457</text:p>
              </table:table-cell>
              <table:table-cell office:value-type="float" office:value="0.503086">
                <text:p>0.503086</text:p>
              </table:table-cell>
              <table:table-cell office:value-type="float" office:value="0.615314">
                <text:p>0.615314</text:p>
              </table:table-cell>
              <table:table-cell office:value-type="float" office:value="0.630857">
                <text:p>0.630857</text:p>
              </table:table-cell>
              <table:table-cell office:value-type="float" office:value="0.638171">
                <text:p>0.638171</text:p>
              </table:table-cell>
              <table:table-cell office:value-type="float" office:value="0.642743">
                <text:p>0.642743</text:p>
              </table:table-cell>
              <table:table-cell office:value-type="float" office:value="0.648">
                <text:p>0.648</text:p>
              </table:table-cell>
              <table:table-cell office:value-type="float" office:value="0.68">
                <text:p>0.68</text:p>
              </table:table-cell>
              <table:table-cell office:value-type="float" office:value="0.848">
                <text:p>0.848</text:p>
              </table:table-cell>
              <table:table-cell office:value-type="float" office:value="0.543909">
                <text:p>0.54390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28">
                <text:p>0.328</text:p>
              </table:table-cell>
              <table:table-cell office:value-type="float" office:value="0.381714">
                <text:p>0.381714</text:p>
              </table:table-cell>
              <table:table-cell office:value-type="float" office:value="0.460343">
                <text:p>0.460343</text:p>
              </table:table-cell>
              <table:table-cell office:value-type="float" office:value="0.586286">
                <text:p>0.586286</text:p>
              </table:table-cell>
              <table:table-cell office:value-type="float" office:value="0.626743">
                <text:p>0.626743</text:p>
              </table:table-cell>
              <table:table-cell office:value-type="float" office:value="0.632914">
                <text:p>0.632914</text:p>
              </table:table-cell>
              <table:table-cell office:value-type="float" office:value="0.64">
                <text:p>0.64</text:p>
              </table:table-cell>
              <table:table-cell office:value-type="float" office:value="0.643657">
                <text:p>0.643657</text:p>
              </table:table-cell>
              <table:table-cell office:value-type="float" office:value="0.648">
                <text:p>0.648</text:p>
              </table:table-cell>
              <table:table-cell office:value-type="float" office:value="0.6784">
                <text:p>0.6784</text:p>
              </table:table-cell>
              <table:table-cell office:value-type="float" office:value="0.848">
                <text:p>0.848</text:p>
              </table:table-cell>
              <table:table-cell office:value-type="float" office:value="0.562606">
                <text:p>0.56260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296">
                <text:p>0.3296</text:p>
              </table:table-cell>
              <table:table-cell office:value-type="float" office:value="0.4064">
                <text:p>0.4064</text:p>
              </table:table-cell>
              <table:table-cell office:value-type="float" office:value="0.448229">
                <text:p>0.448229</text:p>
              </table:table-cell>
              <table:table-cell office:value-type="float" office:value="0.586514">
                <text:p>0.586514</text:p>
              </table:table-cell>
              <table:table-cell office:value-type="float" office:value="0.627886">
                <text:p>0.627886</text:p>
              </table:table-cell>
              <table:table-cell office:value-type="float" office:value="0.634057">
                <text:p>0.634057</text:p>
              </table:table-cell>
              <table:table-cell office:value-type="float" office:value="0.64">
                <text:p>0.64</text:p>
              </table:table-cell>
              <table:table-cell office:value-type="float" office:value="0.647771">
                <text:p>0.647771</text:p>
              </table:table-cell>
              <table:table-cell office:value-type="float" office:value="0.648">
                <text:p>0.648</text:p>
              </table:table-cell>
              <table:table-cell office:value-type="float" office:value="0.6736">
                <text:p>0.6736</text:p>
              </table:table-cell>
              <table:table-cell office:value-type="float" office:value="0.848">
                <text:p>0.848</text:p>
              </table:table-cell>
              <table:table-cell office:value-type="float" office:value="0.564206">
                <text:p>0.5642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429">
                <text:p>0.339429</text:p>
              </table:table-cell>
              <table:table-cell office:value-type="float" office:value="0.417829">
                <text:p>0.417829</text:p>
              </table:table-cell>
              <table:table-cell office:value-type="float" office:value="0.468114">
                <text:p>0.468114</text:p>
              </table:table-cell>
              <table:table-cell office:value-type="float" office:value="0.6096">
                <text:p>0.6096</text:p>
              </table:table-cell>
              <table:table-cell office:value-type="float" office:value="0.629714">
                <text:p>0.629714</text:p>
              </table:table-cell>
              <table:table-cell office:value-type="float" office:value="0.633829">
                <text:p>0.633829</text:p>
              </table:table-cell>
              <table:table-cell office:value-type="float" office:value="0.641371">
                <text:p>0.641371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9086">
                <text:p>0.679086</text:p>
              </table:table-cell>
              <table:table-cell office:value-type="float" office:value="0.848">
                <text:p>0.848</text:p>
              </table:table-cell>
              <table:table-cell office:value-type="float" office:value="0.571497">
                <text:p>0.57149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28">
                <text:p>0.328</text:p>
              </table:table-cell>
              <table:table-cell office:value-type="float" office:value="0.401143">
                <text:p>0.401143</text:p>
              </table:table-cell>
              <table:table-cell office:value-type="float" office:value="0.514286">
                <text:p>0.514286</text:p>
              </table:table-cell>
              <table:table-cell office:value-type="float" office:value="0.623314">
                <text:p>0.623314</text:p>
              </table:table-cell>
              <table:table-cell office:value-type="float" office:value="0.631771">
                <text:p>0.631771</text:p>
              </table:table-cell>
              <table:table-cell office:value-type="float" office:value="0.6352">
                <text:p>0.6352</text:p>
              </table:table-cell>
              <table:table-cell office:value-type="float" office:value="0.642057">
                <text:p>0.6420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4057">
                <text:p>0.674057</text:p>
              </table:table-cell>
              <table:table-cell office:value-type="float" office:value="0.848">
                <text:p>0.848</text:p>
              </table:table-cell>
              <table:table-cell office:value-type="float" office:value="0.574583">
                <text:p>0.57458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28">
                <text:p>0.328</text:p>
              </table:table-cell>
              <table:table-cell office:value-type="float" office:value="0.394057">
                <text:p>0.394057</text:p>
              </table:table-cell>
              <table:table-cell office:value-type="float" office:value="0.5264">
                <text:p>0.5264</text:p>
              </table:table-cell>
              <table:table-cell office:value-type="float" office:value="0.624">
                <text:p>0.624</text:p>
              </table:table-cell>
              <table:table-cell office:value-type="float" office:value="0.631086">
                <text:p>0.631086</text:p>
              </table:table-cell>
              <table:table-cell office:value-type="float" office:value="0.634514">
                <text:p>0.634514</text:p>
              </table:table-cell>
              <table:table-cell office:value-type="float" office:value="0.6416">
                <text:p>0.641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4286">
                <text:p>0.674286</text:p>
              </table:table-cell>
              <table:table-cell office:value-type="float" office:value="0.848">
                <text:p>0.848</text:p>
              </table:table-cell>
              <table:table-cell office:value-type="float" office:value="0.574994">
                <text:p>0.57499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42171">
                <text:p>0.342171</text:p>
              </table:table-cell>
              <table:table-cell office:value-type="float" office:value="0.4224">
                <text:p>0.4224</text:p>
              </table:table-cell>
              <table:table-cell office:value-type="float" office:value="0.573943">
                <text:p>0.573943</text:p>
              </table:table-cell>
              <table:table-cell office:value-type="float" office:value="0.624229">
                <text:p>0.624229</text:p>
              </table:table-cell>
              <table:table-cell office:value-type="float" office:value="0.632">
                <text:p>0.632</text:p>
              </table:table-cell>
              <table:table-cell office:value-type="float" office:value="0.637029">
                <text:p>0.637029</text:p>
              </table:table-cell>
              <table:table-cell office:value-type="float" office:value="0.643657">
                <text:p>0.6436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68">
                <text:p>0.6768</text:p>
              </table:table-cell>
              <table:table-cell office:value-type="float" office:value="0.848">
                <text:p>0.848</text:p>
              </table:table-cell>
              <table:table-cell office:value-type="float" office:value="0.584823">
                <text:p>0.58482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3424">
                <text:p>0.3424</text:p>
              </table:table-cell>
              <table:table-cell office:value-type="float" office:value="0.416686">
                <text:p>0.416686</text:p>
              </table:table-cell>
              <table:table-cell office:value-type="float" office:value="0.567314">
                <text:p>0.567314</text:p>
              </table:table-cell>
              <table:table-cell office:value-type="float" office:value="0.624914">
                <text:p>0.624914</text:p>
              </table:table-cell>
              <table:table-cell office:value-type="float" office:value="0.632">
                <text:p>0.632</text:p>
              </table:table-cell>
              <table:table-cell office:value-type="float" office:value="0.637714">
                <text:p>0.637714</text:p>
              </table:table-cell>
              <table:table-cell office:value-type="float" office:value="0.644114">
                <text:p>0.6441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4571">
                <text:p>0.684571</text:p>
              </table:table-cell>
              <table:table-cell office:value-type="float" office:value="0.848">
                <text:p>0.848</text:p>
              </table:table-cell>
              <table:table-cell office:value-type="float" office:value="0.584571">
                <text:p>0.58457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39886">
                <text:p>0.339886</text:p>
              </table:table-cell>
              <table:table-cell office:value-type="float" office:value="0.418971">
                <text:p>0.418971</text:p>
              </table:table-cell>
              <table:table-cell office:value-type="float" office:value="0.584686">
                <text:p>0.584686</text:p>
              </table:table-cell>
              <table:table-cell office:value-type="float" office:value="0.624">
                <text:p>0.624</text:p>
              </table:table-cell>
              <table:table-cell office:value-type="float" office:value="0.630857">
                <text:p>0.630857</text:p>
              </table:table-cell>
              <table:table-cell office:value-type="float" office:value="0.632686">
                <text:p>0.632686</text:p>
              </table:table-cell>
              <table:table-cell office:value-type="float" office:value="0.642514">
                <text:p>0.6425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94171">
                <text:p>0.694171</text:p>
              </table:table-cell>
              <table:table-cell office:value-type="float" office:value="0.848">
                <text:p>0.848</text:p>
              </table:table-cell>
              <table:table-cell office:value-type="float" office:value="0.586377">
                <text:p>0.58637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48571">
                <text:p>0.348571</text:p>
              </table:table-cell>
              <table:table-cell office:value-type="float" office:value="0.428571">
                <text:p>0.428571</text:p>
              </table:table-cell>
              <table:table-cell office:value-type="float" office:value="0.594971">
                <text:p>0.594971</text:p>
              </table:table-cell>
              <table:table-cell office:value-type="float" office:value="0.624457">
                <text:p>0.624457</text:p>
              </table:table-cell>
              <table:table-cell office:value-type="float" office:value="0.632">
                <text:p>0.632</text:p>
              </table:table-cell>
              <table:table-cell office:value-type="float" office:value="0.632457">
                <text:p>0.632457</text:p>
              </table:table-cell>
              <table:table-cell office:value-type="float" office:value="0.640457">
                <text:p>0.6404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91429">
                <text:p>0.691429</text:p>
              </table:table-cell>
              <table:table-cell office:value-type="float" office:value="0.848">
                <text:p>0.848</text:p>
              </table:table-cell>
              <table:table-cell office:value-type="float" office:value="0.588891">
                <text:p>0.58889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44457">
                <text:p>0.344457</text:p>
              </table:table-cell>
              <table:table-cell office:value-type="float" office:value="0.420343">
                <text:p>0.420343</text:p>
              </table:table-cell>
              <table:table-cell office:value-type="float" office:value="0.589257">
                <text:p>0.589257</text:p>
              </table:table-cell>
              <table:table-cell office:value-type="float" office:value="0.6256">
                <text:p>0.6256</text:p>
              </table:table-cell>
              <table:table-cell office:value-type="float" office:value="0.632">
                <text:p>0.632</text:p>
              </table:table-cell>
              <table:table-cell office:value-type="float" office:value="0.6368">
                <text:p>0.6368</text:p>
              </table:table-cell>
              <table:table-cell office:value-type="float" office:value="0.6448">
                <text:p>0.64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703543">
                <text:p>0.703543</text:p>
              </table:table-cell>
              <table:table-cell office:value-type="float" office:value="0.856">
                <text:p>0.856</text:p>
              </table:table-cell>
              <table:table-cell office:value-type="float" office:value="0.58928">
                <text:p>0.5892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36229">
                <text:p>0.336229</text:p>
              </table:table-cell>
              <table:table-cell office:value-type="float" office:value="0.412571">
                <text:p>0.412571</text:p>
              </table:table-cell>
              <table:table-cell office:value-type="float" office:value="0.537371">
                <text:p>0.537371</text:p>
              </table:table-cell>
              <table:table-cell office:value-type="float" office:value="0.623086">
                <text:p>0.623086</text:p>
              </table:table-cell>
              <table:table-cell office:value-type="float" office:value="0.629714">
                <text:p>0.629714</text:p>
              </table:table-cell>
              <table:table-cell office:value-type="float" office:value="0.633829">
                <text:p>0.633829</text:p>
              </table:table-cell>
              <table:table-cell office:value-type="float" office:value="0.641143">
                <text:p>0.6411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0457">
                <text:p>0.680457</text:p>
              </table:table-cell>
              <table:table-cell office:value-type="float" office:value="0.856">
                <text:p>0.856</text:p>
              </table:table-cell>
              <table:table-cell office:value-type="float" office:value="0.57904">
                <text:p>0.5790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28">
                <text:p>0.328</text:p>
              </table:table-cell>
              <table:table-cell office:value-type="float" office:value="0.4048">
                <text:p>0.4048</text:p>
              </table:table-cell>
              <table:table-cell office:value-type="float" office:value="0.542171">
                <text:p>0.542171</text:p>
              </table:table-cell>
              <table:table-cell office:value-type="float" office:value="0.622629">
                <text:p>0.622629</text:p>
              </table:table-cell>
              <table:table-cell office:value-type="float" office:value="0.6304">
                <text:p>0.6304</text:p>
              </table:table-cell>
              <table:table-cell office:value-type="float" office:value="0.634971">
                <text:p>0.634971</text:p>
              </table:table-cell>
              <table:table-cell office:value-type="float" office:value="0.640914">
                <text:p>0.6409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3657">
                <text:p>0.683657</text:p>
              </table:table-cell>
              <table:table-cell office:value-type="float" office:value="0.856">
                <text:p>0.856</text:p>
              </table:table-cell>
              <table:table-cell office:value-type="float" office:value="0.578354">
                <text:p>0.57835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312">
                <text:p>0.3312</text:p>
              </table:table-cell>
              <table:table-cell office:value-type="float" office:value="0.432457">
                <text:p>0.432457</text:p>
              </table:table-cell>
              <table:table-cell office:value-type="float" office:value="0.6144">
                <text:p>0.6144</text:p>
              </table:table-cell>
              <table:table-cell office:value-type="float" office:value="0.626286">
                <text:p>0.626286</text:p>
              </table:table-cell>
              <table:table-cell office:value-type="float" office:value="0.632">
                <text:p>0.632</text:p>
              </table:table-cell>
              <table:table-cell office:value-type="float" office:value="0.634971">
                <text:p>0.634971</text:p>
              </table:table-cell>
              <table:table-cell office:value-type="float" office:value="0.64">
                <text:p>0.6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5714">
                <text:p>0.685714</text:p>
              </table:table-cell>
              <table:table-cell office:value-type="float" office:value="0.856">
                <text:p>0.856</text:p>
              </table:table-cell>
              <table:table-cell office:value-type="float" office:value="0.589303">
                <text:p>0.58930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28">
                <text:p>0.328</text:p>
              </table:table-cell>
              <table:table-cell office:value-type="float" office:value="0.418743">
                <text:p>0.418743</text:p>
              </table:table-cell>
              <table:table-cell office:value-type="float" office:value="0.613257">
                <text:p>0.613257</text:p>
              </table:table-cell>
              <table:table-cell office:value-type="float" office:value="0.624457">
                <text:p>0.624457</text:p>
              </table:table-cell>
              <table:table-cell office:value-type="float" office:value="0.632">
                <text:p>0.632</text:p>
              </table:table-cell>
              <table:table-cell office:value-type="float" office:value="0.634743">
                <text:p>0.634743</text:p>
              </table:table-cell>
              <table:table-cell office:value-type="float" office:value="0.642743">
                <text:p>0.6427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2286">
                <text:p>0.682286</text:p>
              </table:table-cell>
              <table:table-cell office:value-type="float" office:value="0.856">
                <text:p>0.856</text:p>
              </table:table-cell>
              <table:table-cell office:value-type="float" office:value="0.587223">
                <text:p>0.58722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69143">
                <text:p>0.369143</text:p>
              </table:table-cell>
              <table:table-cell office:value-type="float" office:value="0.571429">
                <text:p>0.571429</text:p>
              </table:table-cell>
              <table:table-cell office:value-type="float" office:value="0.624">
                <text:p>0.624</text:p>
              </table:table-cell>
              <table:table-cell office:value-type="float" office:value="0.6304">
                <text:p>0.6304</text:p>
              </table:table-cell>
              <table:table-cell office:value-type="float" office:value="0.632">
                <text:p>0.632</text:p>
              </table:table-cell>
              <table:table-cell office:value-type="float" office:value="0.6384">
                <text:p>0.638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1829">
                <text:p>0.681829</text:p>
              </table:table-cell>
              <table:table-cell office:value-type="float" office:value="0.856">
                <text:p>0.856</text:p>
              </table:table-cell>
              <table:table-cell office:value-type="float" office:value="0.60912">
                <text:p>0.6091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72571">
                <text:p>0.372571</text:p>
              </table:table-cell>
              <table:table-cell office:value-type="float" office:value="0.527086">
                <text:p>0.527086</text:p>
              </table:table-cell>
              <table:table-cell office:value-type="float" office:value="0.623314">
                <text:p>0.623314</text:p>
              </table:table-cell>
              <table:table-cell office:value-type="float" office:value="0.628571">
                <text:p>0.628571</text:p>
              </table:table-cell>
              <table:table-cell office:value-type="float" office:value="0.632">
                <text:p>0.632</text:p>
              </table:table-cell>
              <table:table-cell office:value-type="float" office:value="0.637486">
                <text:p>0.637486</text:p>
              </table:table-cell>
              <table:table-cell office:value-type="float" office:value="0.647086">
                <text:p>0.6470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2743">
                <text:p>0.682743</text:p>
              </table:table-cell>
              <table:table-cell office:value-type="float" office:value="0.856">
                <text:p>0.856</text:p>
              </table:table-cell>
              <table:table-cell office:value-type="float" office:value="0.604686">
                <text:p>0.60468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62514">
                <text:p>0.362514</text:p>
              </table:table-cell>
              <table:table-cell office:value-type="float" office:value="0.524571">
                <text:p>0.524571</text:p>
              </table:table-cell>
              <table:table-cell office:value-type="float" office:value="0.6224">
                <text:p>0.6224</text:p>
              </table:table-cell>
              <table:table-cell office:value-type="float" office:value="0.6256">
                <text:p>0.6256</text:p>
              </table:table-cell>
              <table:table-cell office:value-type="float" office:value="0.632">
                <text:p>0.632</text:p>
              </table:table-cell>
              <table:table-cell office:value-type="float" office:value="0.635886">
                <text:p>0.635886</text:p>
              </table:table-cell>
              <table:table-cell office:value-type="float" office:value="0.643886">
                <text:p>0.6438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5657">
                <text:p>0.675657</text:p>
              </table:table-cell>
              <table:table-cell office:value-type="float" office:value="0.856">
                <text:p>0.856</text:p>
              </table:table-cell>
              <table:table-cell office:value-type="float" office:value="0.601851">
                <text:p>0.60185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58857">
                <text:p>0.358857</text:p>
              </table:table-cell>
              <table:table-cell office:value-type="float" office:value="0.5568">
                <text:p>0.5568</text:p>
              </table:table-cell>
              <table:table-cell office:value-type="float" office:value="0.623086">
                <text:p>0.623086</text:p>
              </table:table-cell>
              <table:table-cell office:value-type="float" office:value="0.626743">
                <text:p>0.626743</text:p>
              </table:table-cell>
              <table:table-cell office:value-type="float" office:value="0.632">
                <text:p>0.632</text:p>
              </table:table-cell>
              <table:table-cell office:value-type="float" office:value="0.634286">
                <text:p>0.634286</text:p>
              </table:table-cell>
              <table:table-cell office:value-type="float" office:value="0.643657">
                <text:p>0.6436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8629">
                <text:p>0.678629</text:p>
              </table:table-cell>
              <table:table-cell office:value-type="float" office:value="0.856">
                <text:p>0.856</text:p>
              </table:table-cell>
              <table:table-cell office:value-type="float" office:value="0.605006">
                <text:p>0.60500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389714">
                <text:p>0.389714</text:p>
              </table:table-cell>
              <table:table-cell office:value-type="float" office:value="0.611657">
                <text:p>0.611657</text:p>
              </table:table-cell>
              <table:table-cell office:value-type="float" office:value="0.624">
                <text:p>0.624</text:p>
              </table:table-cell>
              <table:table-cell office:value-type="float" office:value="0.626971">
                <text:p>0.626971</text:p>
              </table:table-cell>
              <table:table-cell office:value-type="float" office:value="0.632">
                <text:p>0.632</text:p>
              </table:table-cell>
              <table:table-cell office:value-type="float" office:value="0.635429">
                <text:p>0.635429</text:p>
              </table:table-cell>
              <table:table-cell office:value-type="float" office:value="0.6416">
                <text:p>0.641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8">
                <text:p>0.688</text:p>
              </table:table-cell>
              <table:table-cell office:value-type="float" office:value="0.88">
                <text:p>0.88</text:p>
              </table:table-cell>
              <table:table-cell office:value-type="float" office:value="0.614537">
                <text:p>0.61453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59771">
                <text:p>0.359771</text:p>
              </table:table-cell>
              <table:table-cell office:value-type="float" office:value="0.595429">
                <text:p>0.595429</text:p>
              </table:table-cell>
              <table:table-cell office:value-type="float" office:value="0.623314">
                <text:p>0.623314</text:p>
              </table:table-cell>
              <table:table-cell office:value-type="float" office:value="0.626743">
                <text:p>0.626743</text:p>
              </table:table-cell>
              <table:table-cell office:value-type="float" office:value="0.632">
                <text:p>0.632</text:p>
              </table:table-cell>
              <table:table-cell office:value-type="float" office:value="0.632229">
                <text:p>0.632229</text:p>
              </table:table-cell>
              <table:table-cell office:value-type="float" office:value="0.641143">
                <text:p>0.6411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2286">
                <text:p>0.682286</text:p>
              </table:table-cell>
              <table:table-cell office:value-type="float" office:value="0.88">
                <text:p>0.88</text:p>
              </table:table-cell>
              <table:table-cell office:value-type="float" office:value="0.608891">
                <text:p>0.60889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86514">
                <text:p>0.386514</text:p>
              </table:table-cell>
              <table:table-cell office:value-type="float" office:value="0.612343">
                <text:p>0.612343</text:p>
              </table:table-cell>
              <table:table-cell office:value-type="float" office:value="0.624">
                <text:p>0.624</text:p>
              </table:table-cell>
              <table:table-cell office:value-type="float" office:value="0.626286">
                <text:p>0.626286</text:p>
              </table:table-cell>
              <table:table-cell office:value-type="float" office:value="0.632">
                <text:p>0.632</text:p>
              </table:table-cell>
              <table:table-cell office:value-type="float" office:value="0.633143">
                <text:p>0.633143</text:p>
              </table:table-cell>
              <table:table-cell office:value-type="float" office:value="0.6416">
                <text:p>0.641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3829">
                <text:p>0.673829</text:p>
              </table:table-cell>
              <table:table-cell office:value-type="float" office:value="0.88">
                <text:p>0.88</text:p>
              </table:table-cell>
              <table:table-cell office:value-type="float" office:value="0.612571">
                <text:p>0.61257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409371">
                <text:p>0.409371</text:p>
              </table:table-cell>
              <table:table-cell office:value-type="float" office:value="0.615771">
                <text:p>0.615771</text:p>
              </table:table-cell>
              <table:table-cell office:value-type="float" office:value="0.624">
                <text:p>0.624</text:p>
              </table:table-cell>
              <table:table-cell office:value-type="float" office:value="0.626971">
                <text:p>0.626971</text:p>
              </table:table-cell>
              <table:table-cell office:value-type="float" office:value="0.632">
                <text:p>0.632</text:p>
              </table:table-cell>
              <table:table-cell office:value-type="float" office:value="0.634971">
                <text:p>0.634971</text:p>
              </table:table-cell>
              <table:table-cell office:value-type="float" office:value="0.644343">
                <text:p>0.6443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8686">
                <text:p>0.688686</text:p>
              </table:table-cell>
              <table:table-cell office:value-type="float" office:value="0.88">
                <text:p>0.88</text:p>
              </table:table-cell>
              <table:table-cell office:value-type="float" office:value="0.617211">
                <text:p>0.6172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96343">
                <text:p>0.396343</text:p>
              </table:table-cell>
              <table:table-cell office:value-type="float" office:value="0.612114">
                <text:p>0.612114</text:p>
              </table:table-cell>
              <table:table-cell office:value-type="float" office:value="0.624">
                <text:p>0.624</text:p>
              </table:table-cell>
              <table:table-cell office:value-type="float" office:value="0.629029">
                <text:p>0.629029</text:p>
              </table:table-cell>
              <table:table-cell office:value-type="float" office:value="0.632">
                <text:p>0.632</text:p>
              </table:table-cell>
              <table:table-cell office:value-type="float" office:value="0.637714">
                <text:p>0.637714</text:p>
              </table:table-cell>
              <table:table-cell office:value-type="float" office:value="0.646171">
                <text:p>0.646171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7314">
                <text:p>0.687314</text:p>
              </table:table-cell>
              <table:table-cell office:value-type="float" office:value="0.88">
                <text:p>0.88</text:p>
              </table:table-cell>
              <table:table-cell office:value-type="float" office:value="0.616069">
                <text:p>0.61606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432229">
                <text:p>0.432229</text:p>
              </table:table-cell>
              <table:table-cell office:value-type="float" office:value="0.619429">
                <text:p>0.619429</text:p>
              </table:table-cell>
              <table:table-cell office:value-type="float" office:value="0.624">
                <text:p>0.624</text:p>
              </table:table-cell>
              <table:table-cell office:value-type="float" office:value="0.629714">
                <text:p>0.629714</text:p>
              </table:table-cell>
              <table:table-cell office:value-type="float" office:value="0.632">
                <text:p>0.632</text:p>
              </table:table-cell>
              <table:table-cell office:value-type="float" office:value="0.638171">
                <text:p>0.638171</text:p>
              </table:table-cell>
              <table:table-cell office:value-type="float" office:value="0.647314">
                <text:p>0.6473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7086">
                <text:p>0.687086</text:p>
              </table:table-cell>
              <table:table-cell office:value-type="float" office:value="0.88">
                <text:p>0.88</text:p>
              </table:table-cell>
              <table:table-cell office:value-type="float" office:value="0.620594">
                <text:p>0.62059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447543">
                <text:p>0.447543</text:p>
              </table:table-cell>
              <table:table-cell office:value-type="float" office:value="0.622171">
                <text:p>0.622171</text:p>
              </table:table-cell>
              <table:table-cell office:value-type="float" office:value="0.624">
                <text:p>0.624</text:p>
              </table:table-cell>
              <table:table-cell office:value-type="float" office:value="0.631771">
                <text:p>0.631771</text:p>
              </table:table-cell>
              <table:table-cell office:value-type="float" office:value="0.632457">
                <text:p>0.632457</text:p>
              </table:table-cell>
              <table:table-cell office:value-type="float" office:value="0.64">
                <text:p>0.64</text:p>
              </table:table-cell>
              <table:table-cell office:value-type="float" office:value="0.647543">
                <text:p>0.6475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64">
                <text:p>0.6864</text:p>
              </table:table-cell>
              <table:table-cell office:value-type="float" office:value="0.88">
                <text:p>0.88</text:p>
              </table:table-cell>
              <table:table-cell office:value-type="float" office:value="0.622789">
                <text:p>0.62278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466743">
                <text:p>0.466743</text:p>
              </table:table-cell>
              <table:table-cell office:value-type="float" office:value="0.621486">
                <text:p>0.621486</text:p>
              </table:table-cell>
              <table:table-cell office:value-type="float" office:value="0.624">
                <text:p>0.624</text:p>
              </table:table-cell>
              <table:table-cell office:value-type="float" office:value="0.6288">
                <text:p>0.6288</text:p>
              </table:table-cell>
              <table:table-cell office:value-type="float" office:value="0.632">
                <text:p>0.632</text:p>
              </table:table-cell>
              <table:table-cell office:value-type="float" office:value="0.639543">
                <text:p>0.639543</text:p>
              </table:table-cell>
              <table:table-cell office:value-type="float" office:value="0.646629">
                <text:p>0.6466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92343">
                <text:p>0.692343</text:p>
              </table:table-cell>
              <table:table-cell office:value-type="float" office:value="0.888">
                <text:p>0.888</text:p>
              </table:table-cell>
              <table:table-cell office:value-type="float" office:value="0.624754">
                <text:p>0.62475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425143">
                <text:p>0.425143</text:p>
              </table:table-cell>
              <table:table-cell office:value-type="float" office:value="0.621943">
                <text:p>0.621943</text:p>
              </table:table-cell>
              <table:table-cell office:value-type="float" office:value="0.624">
                <text:p>0.624</text:p>
              </table:table-cell>
              <table:table-cell office:value-type="float" office:value="0.630629">
                <text:p>0.630629</text:p>
              </table:table-cell>
              <table:table-cell office:value-type="float" office:value="0.632">
                <text:p>0.632</text:p>
              </table:table-cell>
              <table:table-cell office:value-type="float" office:value="0.637486">
                <text:p>0.637486</text:p>
              </table:table-cell>
              <table:table-cell office:value-type="float" office:value="0.644571">
                <text:p>0.644571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7943">
                <text:p>0.677943</text:p>
              </table:table-cell>
              <table:table-cell office:value-type="float" office:value="0.888">
                <text:p>0.888</text:p>
              </table:table-cell>
              <table:table-cell office:value-type="float" office:value="0.618971">
                <text:p>0.61897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464">
                <text:p>0.464</text:p>
              </table:table-cell>
              <table:table-cell office:value-type="float" office:value="0.621486">
                <text:p>0.621486</text:p>
              </table:table-cell>
              <table:table-cell office:value-type="float" office:value="0.624">
                <text:p>0.624</text:p>
              </table:table-cell>
              <table:table-cell office:value-type="float" office:value="0.631771">
                <text:p>0.631771</text:p>
              </table:table-cell>
              <table:table-cell office:value-type="float" office:value="0.632">
                <text:p>0.632</text:p>
              </table:table-cell>
              <table:table-cell office:value-type="float" office:value="0.637714">
                <text:p>0.637714</text:p>
              </table:table-cell>
              <table:table-cell office:value-type="float" office:value="0.6432">
                <text:p>0.6432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3371">
                <text:p>0.673371</text:p>
              </table:table-cell>
              <table:table-cell office:value-type="float" office:value="0.888">
                <text:p>0.888</text:p>
              </table:table-cell>
              <table:table-cell office:value-type="float" office:value="0.622354">
                <text:p>0.62235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472">
                <text:p>0.472</text:p>
              </table:table-cell>
              <table:table-cell office:value-type="float" office:value="0.623086">
                <text:p>0.623086</text:p>
              </table:table-cell>
              <table:table-cell office:value-type="float" office:value="0.626286">
                <text:p>0.626286</text:p>
              </table:table-cell>
              <table:table-cell office:value-type="float" office:value="0.632">
                <text:p>0.632</text:p>
              </table:table-cell>
              <table:table-cell office:value-type="float" office:value="0.632">
                <text:p>0.632</text:p>
              </table:table-cell>
              <table:table-cell office:value-type="float" office:value="0.64">
                <text:p>0.64</text:p>
              </table:table-cell>
              <table:table-cell office:value-type="float" office:value="0.642286">
                <text:p>0.6422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3829">
                <text:p>0.673829</text:p>
              </table:table-cell>
              <table:table-cell office:value-type="float" office:value="0.888">
                <text:p>0.888</text:p>
              </table:table-cell>
              <table:table-cell office:value-type="float" office:value="0.623749">
                <text:p>0.62374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44">
                <text:p>0.44</text:p>
              </table:table-cell>
              <table:table-cell office:value-type="float" office:value="0.622171">
                <text:p>0.622171</text:p>
              </table:table-cell>
              <table:table-cell office:value-type="float" office:value="0.625371">
                <text:p>0.625371</text:p>
              </table:table-cell>
              <table:table-cell office:value-type="float" office:value="0.632">
                <text:p>0.632</text:p>
              </table:table-cell>
              <table:table-cell office:value-type="float" office:value="0.632457">
                <text:p>0.632457</text:p>
              </table:table-cell>
              <table:table-cell office:value-type="float" office:value="0.64">
                <text:p>0.64</text:p>
              </table:table-cell>
              <table:table-cell office:value-type="float" office:value="0.644343">
                <text:p>0.6443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69257">
                <text:p>0.669257</text:p>
              </table:table-cell>
              <table:table-cell office:value-type="float" office:value="0.888">
                <text:p>0.888</text:p>
              </table:table-cell>
              <table:table-cell office:value-type="float" office:value="0.62016">
                <text:p>0.6201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481829">
                <text:p>0.481829</text:p>
              </table:table-cell>
              <table:table-cell office:value-type="float" office:value="0.624">
                <text:p>0.624</text:p>
              </table:table-cell>
              <table:table-cell office:value-type="float" office:value="0.629486">
                <text:p>0.629486</text:p>
              </table:table-cell>
              <table:table-cell office:value-type="float" office:value="0.632">
                <text:p>0.632</text:p>
              </table:table-cell>
              <table:table-cell office:value-type="float" office:value="0.635657">
                <text:p>0.635657</text:p>
              </table:table-cell>
              <table:table-cell office:value-type="float" office:value="0.64">
                <text:p>0.64</text:p>
              </table:table-cell>
              <table:table-cell office:value-type="float" office:value="0.645714">
                <text:p>0.6457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69714">
                <text:p>0.669714</text:p>
              </table:table-cell>
              <table:table-cell office:value-type="float" office:value="0.888">
                <text:p>0.888</text:p>
              </table:table-cell>
              <table:table-cell office:value-type="float" office:value="0.62544">
                <text:p>0.6254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512914">
                <text:p>0.512914</text:p>
              </table:table-cell>
              <table:table-cell office:value-type="float" office:value="0.624">
                <text:p>0.624</text:p>
              </table:table-cell>
              <table:table-cell office:value-type="float" office:value="0.6304">
                <text:p>0.6304</text:p>
              </table:table-cell>
              <table:table-cell office:value-type="float" office:value="0.632">
                <text:p>0.632</text:p>
              </table:table-cell>
              <table:table-cell office:value-type="float" office:value="0.637943">
                <text:p>0.637943</text:p>
              </table:table-cell>
              <table:table-cell office:value-type="float" office:value="0.640457">
                <text:p>0.6404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69943">
                <text:p>0.669943</text:p>
              </table:table-cell>
              <table:table-cell office:value-type="float" office:value="0.888">
                <text:p>0.888</text:p>
              </table:table-cell>
              <table:table-cell office:value-type="float" office:value="0.629166">
                <text:p>0.62916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52914">
                <text:p>0.552914</text:p>
              </table:table-cell>
              <table:table-cell office:value-type="float" office:value="0.624">
                <text:p>0.624</text:p>
              </table:table-cell>
              <table:table-cell office:value-type="float" office:value="0.629943">
                <text:p>0.629943</text:p>
              </table:table-cell>
              <table:table-cell office:value-type="float" office:value="0.632">
                <text:p>0.632</text:p>
              </table:table-cell>
              <table:table-cell office:value-type="float" office:value="0.637257">
                <text:p>0.637257</text:p>
              </table:table-cell>
              <table:table-cell office:value-type="float" office:value="0.640686">
                <text:p>0.6406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7029">
                <text:p>0.677029</text:p>
              </table:table-cell>
              <table:table-cell office:value-type="float" office:value="0.888">
                <text:p>0.888</text:p>
              </table:table-cell>
              <table:table-cell office:value-type="float" office:value="0.633783">
                <text:p>0.63378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5344">
                <text:p>0.5344</text:p>
              </table:table-cell>
              <table:table-cell office:value-type="float" office:value="0.624">
                <text:p>0.624</text:p>
              </table:table-cell>
              <table:table-cell office:value-type="float" office:value="0.629714">
                <text:p>0.629714</text:p>
              </table:table-cell>
              <table:table-cell office:value-type="float" office:value="0.632">
                <text:p>0.632</text:p>
              </table:table-cell>
              <table:table-cell office:value-type="float" office:value="0.635886">
                <text:p>0.635886</text:p>
              </table:table-cell>
              <table:table-cell office:value-type="float" office:value="0.641829">
                <text:p>0.6418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1314">
                <text:p>0.671314</text:p>
              </table:table-cell>
              <table:table-cell office:value-type="float" office:value="0.888">
                <text:p>0.888</text:p>
              </table:table-cell>
              <table:table-cell office:value-type="float" office:value="0.631314">
                <text:p>0.63131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561371">
                <text:p>0.561371</text:p>
              </table:table-cell>
              <table:table-cell office:value-type="float" office:value="0.624">
                <text:p>0.624</text:p>
              </table:table-cell>
              <table:table-cell office:value-type="float" office:value="0.629714">
                <text:p>0.629714</text:p>
              </table:table-cell>
              <table:table-cell office:value-type="float" office:value="0.632">
                <text:p>0.632</text:p>
              </table:table-cell>
              <table:table-cell office:value-type="float" office:value="0.6368">
                <text:p>0.6368</text:p>
              </table:table-cell>
              <table:table-cell office:value-type="float" office:value="0.641829">
                <text:p>0.6418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1086">
                <text:p>0.671086</text:p>
              </table:table-cell>
              <table:table-cell office:value-type="float" office:value="0.888">
                <text:p>0.888</text:p>
              </table:table-cell>
              <table:table-cell office:value-type="float" office:value="0.63408">
                <text:p>0.6340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546971">
                <text:p>0.546971</text:p>
              </table:table-cell>
              <table:table-cell office:value-type="float" office:value="0.624">
                <text:p>0.624</text:p>
              </table:table-cell>
              <table:table-cell office:value-type="float" office:value="0.630171">
                <text:p>0.630171</text:p>
              </table:table-cell>
              <table:table-cell office:value-type="float" office:value="0.632">
                <text:p>0.632</text:p>
              </table:table-cell>
              <table:table-cell office:value-type="float" office:value="0.64">
                <text:p>0.64</text:p>
              </table:table-cell>
              <table:table-cell office:value-type="float" office:value="0.644114">
                <text:p>0.6441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1086">
                <text:p>0.671086</text:p>
              </table:table-cell>
              <table:table-cell office:value-type="float" office:value="0.888">
                <text:p>0.888</text:p>
              </table:table-cell>
              <table:table-cell office:value-type="float" office:value="0.633234">
                <text:p>0.6332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50857">
                <text:p>0.550857</text:p>
              </table:table-cell>
              <table:table-cell office:value-type="float" office:value="0.624">
                <text:p>0.624</text:p>
              </table:table-cell>
              <table:table-cell office:value-type="float" office:value="0.6304">
                <text:p>0.6304</text:p>
              </table:table-cell>
              <table:table-cell office:value-type="float" office:value="0.632">
                <text:p>0.632</text:p>
              </table:table-cell>
              <table:table-cell office:value-type="float" office:value="0.639314">
                <text:p>0.639314</text:p>
              </table:table-cell>
              <table:table-cell office:value-type="float" office:value="0.644343">
                <text:p>0.6443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5429">
                <text:p>0.675429</text:p>
              </table:table-cell>
              <table:table-cell office:value-type="float" office:value="0.888">
                <text:p>0.888</text:p>
              </table:table-cell>
              <table:table-cell office:value-type="float" office:value="0.634034">
                <text:p>0.63403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19543">
                <text:p>0.519543</text:p>
              </table:table-cell>
              <table:table-cell office:value-type="float" office:value="0.624">
                <text:p>0.624</text:p>
              </table:table-cell>
              <table:table-cell office:value-type="float" office:value="0.629714">
                <text:p>0.629714</text:p>
              </table:table-cell>
              <table:table-cell office:value-type="float" office:value="0.632">
                <text:p>0.632</text:p>
              </table:table-cell>
              <table:table-cell office:value-type="float" office:value="0.638171">
                <text:p>0.638171</text:p>
              </table:table-cell>
              <table:table-cell office:value-type="float" office:value="0.644343">
                <text:p>0.6443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5486">
                <text:p>0.685486</text:p>
              </table:table-cell>
              <table:table-cell office:value-type="float" office:value="0.888">
                <text:p>0.888</text:p>
              </table:table-cell>
              <table:table-cell office:value-type="float" office:value="0.631726">
                <text:p>0.63172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525029">
                <text:p>0.525029</text:p>
              </table:table-cell>
              <table:table-cell office:value-type="float" office:value="0.624">
                <text:p>0.624</text:p>
              </table:table-cell>
              <table:table-cell office:value-type="float" office:value="0.629943">
                <text:p>0.629943</text:p>
              </table:table-cell>
              <table:table-cell office:value-type="float" office:value="0.632">
                <text:p>0.632</text:p>
              </table:table-cell>
              <table:table-cell office:value-type="float" office:value="0.6384">
                <text:p>0.6384</text:p>
              </table:table-cell>
              <table:table-cell office:value-type="float" office:value="0.6448">
                <text:p>0.64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52">
                <text:p>0.6752</text:p>
              </table:table-cell>
              <table:table-cell office:value-type="float" office:value="0.888">
                <text:p>0.888</text:p>
              </table:table-cell>
              <table:table-cell office:value-type="float" office:value="0.631337">
                <text:p>0.63133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486171">
                <text:p>0.486171</text:p>
              </table:table-cell>
              <table:table-cell office:value-type="float" office:value="0.624">
                <text:p>0.624</text:p>
              </table:table-cell>
              <table:table-cell office:value-type="float" office:value="0.629714">
                <text:p>0.629714</text:p>
              </table:table-cell>
              <table:table-cell office:value-type="float" office:value="0.632">
                <text:p>0.632</text:p>
              </table:table-cell>
              <table:table-cell office:value-type="float" office:value="0.637943">
                <text:p>0.637943</text:p>
              </table:table-cell>
              <table:table-cell office:value-type="float" office:value="0.642971">
                <text:p>0.642971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9143">
                <text:p>0.689143</text:p>
              </table:table-cell>
              <table:table-cell office:value-type="float" office:value="0.888">
                <text:p>0.888</text:p>
              </table:table-cell>
              <table:table-cell office:value-type="float" office:value="0.628594">
                <text:p>0.62859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455543">
                <text:p>0.455543</text:p>
              </table:table-cell>
              <table:table-cell office:value-type="float" office:value="0.624">
                <text:p>0.624</text:p>
              </table:table-cell>
              <table:table-cell office:value-type="float" office:value="0.629714">
                <text:p>0.629714</text:p>
              </table:table-cell>
              <table:table-cell office:value-type="float" office:value="0.632">
                <text:p>0.632</text:p>
              </table:table-cell>
              <table:table-cell office:value-type="float" office:value="0.635429">
                <text:p>0.635429</text:p>
              </table:table-cell>
              <table:table-cell office:value-type="float" office:value="0.641829">
                <text:p>0.6418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1371">
                <text:p>0.681371</text:p>
              </table:table-cell>
              <table:table-cell office:value-type="float" office:value="0.888">
                <text:p>0.888</text:p>
              </table:table-cell>
              <table:table-cell office:value-type="float" office:value="0.624389">
                <text:p>0.62438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437714">
                <text:p>0.437714</text:p>
              </table:table-cell>
              <table:table-cell office:value-type="float" office:value="0.624">
                <text:p>0.624</text:p>
              </table:table-cell>
              <table:table-cell office:value-type="float" office:value="0.6288">
                <text:p>0.6288</text:p>
              </table:table-cell>
              <table:table-cell office:value-type="float" office:value="0.632">
                <text:p>0.632</text:p>
              </table:table-cell>
              <table:table-cell office:value-type="float" office:value="0.634743">
                <text:p>0.634743</text:p>
              </table:table-cell>
              <table:table-cell office:value-type="float" office:value="0.640457">
                <text:p>0.6404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8229">
                <text:p>0.688229</text:p>
              </table:table-cell>
              <table:table-cell office:value-type="float" office:value="0.888">
                <text:p>0.888</text:p>
              </table:table-cell>
              <table:table-cell office:value-type="float" office:value="0.622994">
                <text:p>0.62299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4752">
                <text:p>0.4752</text:p>
              </table:table-cell>
              <table:table-cell office:value-type="float" office:value="0.624">
                <text:p>0.624</text:p>
              </table:table-cell>
              <table:table-cell office:value-type="float" office:value="0.630857">
                <text:p>0.630857</text:p>
              </table:table-cell>
              <table:table-cell office:value-type="float" office:value="0.632">
                <text:p>0.632</text:p>
              </table:table-cell>
              <table:table-cell office:value-type="float" office:value="0.637486">
                <text:p>0.637486</text:p>
              </table:table-cell>
              <table:table-cell office:value-type="float" office:value="0.6416">
                <text:p>0.641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92571">
                <text:p>0.692571</text:p>
              </table:table-cell>
              <table:table-cell office:value-type="float" office:value="0.888">
                <text:p>0.888</text:p>
              </table:table-cell>
              <table:table-cell office:value-type="float" office:value="0.627771">
                <text:p>0.62777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439543">
                <text:p>0.439543</text:p>
              </table:table-cell>
              <table:table-cell office:value-type="float" office:value="0.624">
                <text:p>0.624</text:p>
              </table:table-cell>
              <table:table-cell office:value-type="float" office:value="0.6288">
                <text:p>0.6288</text:p>
              </table:table-cell>
              <table:table-cell office:value-type="float" office:value="0.632">
                <text:p>0.632</text:p>
              </table:table-cell>
              <table:table-cell office:value-type="float" office:value="0.6384">
                <text:p>0.6384</text:p>
              </table:table-cell>
              <table:table-cell office:value-type="float" office:value="0.642286">
                <text:p>0.6422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9829">
                <text:p>0.689829</text:p>
              </table:table-cell>
              <table:table-cell office:value-type="float" office:value="0.888">
                <text:p>0.888</text:p>
              </table:table-cell>
              <table:table-cell office:value-type="float" office:value="0.623886">
                <text:p>0.62388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370057">
                <text:p>0.370057</text:p>
              </table:table-cell>
              <table:table-cell office:value-type="float" office:value="0.613257">
                <text:p>0.613257</text:p>
              </table:table-cell>
              <table:table-cell office:value-type="float" office:value="0.625371">
                <text:p>0.625371</text:p>
              </table:table-cell>
              <table:table-cell office:value-type="float" office:value="0.632">
                <text:p>0.632</text:p>
              </table:table-cell>
              <table:table-cell office:value-type="float" office:value="0.633371">
                <text:p>0.633371</text:p>
              </table:table-cell>
              <table:table-cell office:value-type="float" office:value="0.64">
                <text:p>0.64</text:p>
              </table:table-cell>
              <table:table-cell office:value-type="float" office:value="0.647771">
                <text:p>0.647771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700343">
                <text:p>0.700343</text:p>
              </table:table-cell>
              <table:table-cell office:value-type="float" office:value="0.888">
                <text:p>0.888</text:p>
              </table:table-cell>
              <table:table-cell office:value-type="float" office:value="0.615817">
                <text:p>0.61581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363657">
                <text:p>0.363657</text:p>
              </table:table-cell>
              <table:table-cell office:value-type="float" office:value="0.586514">
                <text:p>0.586514</text:p>
              </table:table-cell>
              <table:table-cell office:value-type="float" office:value="0.624">
                <text:p>0.624</text:p>
              </table:table-cell>
              <table:table-cell office:value-type="float" office:value="0.632">
                <text:p>0.632</text:p>
              </table:table-cell>
              <table:table-cell office:value-type="float" office:value="0.632914">
                <text:p>0.632914</text:p>
              </table:table-cell>
              <table:table-cell office:value-type="float" office:value="0.64">
                <text:p>0.64</text:p>
              </table:table-cell>
              <table:table-cell office:value-type="float" office:value="0.642514">
                <text:p>0.6425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703543">
                <text:p>0.703543</text:p>
              </table:table-cell>
              <table:table-cell office:value-type="float" office:value="0.888">
                <text:p>0.888</text:p>
              </table:table-cell>
              <table:table-cell office:value-type="float" office:value="0.612114">
                <text:p>0.61211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367086">
                <text:p>0.367086</text:p>
              </table:table-cell>
              <table:table-cell office:value-type="float" office:value="0.557486">
                <text:p>0.557486</text:p>
              </table:table-cell>
              <table:table-cell office:value-type="float" office:value="0.624">
                <text:p>0.624</text:p>
              </table:table-cell>
              <table:table-cell office:value-type="float" office:value="0.629029">
                <text:p>0.629029</text:p>
              </table:table-cell>
              <table:table-cell office:value-type="float" office:value="0.632">
                <text:p>0.632</text:p>
              </table:table-cell>
              <table:table-cell office:value-type="float" office:value="0.6368">
                <text:p>0.6368</text:p>
              </table:table-cell>
              <table:table-cell office:value-type="float" office:value="0.642971">
                <text:p>0.642971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7152">
                <text:p>0.7152</text:p>
              </table:table-cell>
              <table:table-cell office:value-type="float" office:value="0.888">
                <text:p>0.888</text:p>
              </table:table-cell>
              <table:table-cell office:value-type="float" office:value="0.610057">
                <text:p>0.61005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386743">
                <text:p>0.386743</text:p>
              </table:table-cell>
              <table:table-cell office:value-type="float" office:value="0.617371">
                <text:p>0.617371</text:p>
              </table:table-cell>
              <table:table-cell office:value-type="float" office:value="0.624">
                <text:p>0.624</text:p>
              </table:table-cell>
              <table:table-cell office:value-type="float" office:value="0.627886">
                <text:p>0.627886</text:p>
              </table:table-cell>
              <table:table-cell office:value-type="float" office:value="0.632">
                <text:p>0.632</text:p>
              </table:table-cell>
              <table:table-cell office:value-type="float" office:value="0.636114">
                <text:p>0.636114</text:p>
              </table:table-cell>
              <table:table-cell office:value-type="float" office:value="0.641829">
                <text:p>0.6418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6629">
                <text:p>0.686629</text:p>
              </table:table-cell>
              <table:table-cell office:value-type="float" office:value="0.888">
                <text:p>0.888</text:p>
              </table:table-cell>
              <table:table-cell office:value-type="float" office:value="0.614857">
                <text:p>0.61485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410057">
                <text:p>0.410057</text:p>
              </table:table-cell>
              <table:table-cell office:value-type="float" office:value="0.619429">
                <text:p>0.619429</text:p>
              </table:table-cell>
              <table:table-cell office:value-type="float" office:value="0.624">
                <text:p>0.624</text:p>
              </table:table-cell>
              <table:table-cell office:value-type="float" office:value="0.631086">
                <text:p>0.631086</text:p>
              </table:table-cell>
              <table:table-cell office:value-type="float" office:value="0.632">
                <text:p>0.632</text:p>
              </table:table-cell>
              <table:table-cell office:value-type="float" office:value="0.6368">
                <text:p>0.6368</text:p>
              </table:table-cell>
              <table:table-cell office:value-type="float" office:value="0.642286">
                <text:p>0.6422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7024">
                <text:p>0.7024</text:p>
              </table:table-cell>
              <table:table-cell office:value-type="float" office:value="0.888">
                <text:p>0.888</text:p>
              </table:table-cell>
              <table:table-cell office:value-type="float" office:value="0.619406">
                <text:p>0.61940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416457">
                <text:p>0.416457</text:p>
              </table:table-cell>
              <table:table-cell office:value-type="float" office:value="0.619657">
                <text:p>0.619657</text:p>
              </table:table-cell>
              <table:table-cell office:value-type="float" office:value="0.624229">
                <text:p>0.624229</text:p>
              </table:table-cell>
              <table:table-cell office:value-type="float" office:value="0.632">
                <text:p>0.632</text:p>
              </table:table-cell>
              <table:table-cell office:value-type="float" office:value="0.632">
                <text:p>0.632</text:p>
              </table:table-cell>
              <table:table-cell office:value-type="float" office:value="0.639543">
                <text:p>0.639543</text:p>
              </table:table-cell>
              <table:table-cell office:value-type="float" office:value="0.6432">
                <text:p>0.6432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96686">
                <text:p>0.696686</text:p>
              </table:table-cell>
              <table:table-cell office:value-type="float" office:value="0.888">
                <text:p>0.888</text:p>
              </table:table-cell>
              <table:table-cell office:value-type="float" office:value="0.619977">
                <text:p>0.61997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3856">
                <text:p>0.3856</text:p>
              </table:table-cell>
              <table:table-cell office:value-type="float" office:value="0.616457">
                <text:p>0.616457</text:p>
              </table:table-cell>
              <table:table-cell office:value-type="float" office:value="0.624">
                <text:p>0.624</text:p>
              </table:table-cell>
              <table:table-cell office:value-type="float" office:value="0.631314">
                <text:p>0.631314</text:p>
              </table:table-cell>
              <table:table-cell office:value-type="float" office:value="0.632457">
                <text:p>0.632457</text:p>
              </table:table-cell>
              <table:table-cell office:value-type="float" office:value="0.64">
                <text:p>0.64</text:p>
              </table:table-cell>
              <table:table-cell office:value-type="float" office:value="0.645486">
                <text:p>0.6454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96914">
                <text:p>0.696914</text:p>
              </table:table-cell>
              <table:table-cell office:value-type="float" office:value="0.888">
                <text:p>0.888</text:p>
              </table:table-cell>
              <table:table-cell office:value-type="float" office:value="0.616823">
                <text:p>0.61682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402057">
                <text:p>0.402057</text:p>
              </table:table-cell>
              <table:table-cell office:value-type="float" office:value="0.621029">
                <text:p>0.621029</text:p>
              </table:table-cell>
              <table:table-cell office:value-type="float" office:value="0.624">
                <text:p>0.624</text:p>
              </table:table-cell>
              <table:table-cell office:value-type="float" office:value="0.631771">
                <text:p>0.631771</text:p>
              </table:table-cell>
              <table:table-cell office:value-type="float" office:value="0.632229">
                <text:p>0.632229</text:p>
              </table:table-cell>
              <table:table-cell office:value-type="float" office:value="0.64">
                <text:p>0.64</text:p>
              </table:table-cell>
              <table:table-cell office:value-type="float" office:value="0.645943">
                <text:p>0.6459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98743">
                <text:p>0.698743</text:p>
              </table:table-cell>
              <table:table-cell office:value-type="float" office:value="0.888">
                <text:p>0.888</text:p>
              </table:table-cell>
              <table:table-cell office:value-type="float" office:value="0.619177">
                <text:p>0.61917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74171">
                <text:p>0.374171</text:p>
              </table:table-cell>
              <table:table-cell office:value-type="float" office:value="0.566171">
                <text:p>0.566171</text:p>
              </table:table-cell>
              <table:table-cell office:value-type="float" office:value="0.624">
                <text:p>0.624</text:p>
              </table:table-cell>
              <table:table-cell office:value-type="float" office:value="0.630171">
                <text:p>0.630171</text:p>
              </table:table-cell>
              <table:table-cell office:value-type="float" office:value="0.632">
                <text:p>0.632</text:p>
              </table:table-cell>
              <table:table-cell office:value-type="float" office:value="0.637029">
                <text:p>0.637029</text:p>
              </table:table-cell>
              <table:table-cell office:value-type="float" office:value="0.644343">
                <text:p>0.6443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8457">
                <text:p>0.688457</text:p>
              </table:table-cell>
              <table:table-cell office:value-type="float" office:value="0.888">
                <text:p>0.888</text:p>
              </table:table-cell>
              <table:table-cell office:value-type="float" office:value="0.609234">
                <text:p>0.60923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370057">
                <text:p>0.370057</text:p>
              </table:table-cell>
              <table:table-cell office:value-type="float" office:value="0.596571">
                <text:p>0.596571</text:p>
              </table:table-cell>
              <table:table-cell office:value-type="float" office:value="0.624">
                <text:p>0.624</text:p>
              </table:table-cell>
              <table:table-cell office:value-type="float" office:value="0.630629">
                <text:p>0.630629</text:p>
              </table:table-cell>
              <table:table-cell office:value-type="float" office:value="0.632">
                <text:p>0.632</text:p>
              </table:table-cell>
              <table:table-cell office:value-type="float" office:value="0.634971">
                <text:p>0.634971</text:p>
              </table:table-cell>
              <table:table-cell office:value-type="float" office:value="0.642743">
                <text:p>0.6427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992">
                <text:p>0.6992</text:p>
              </table:table-cell>
              <table:table-cell office:value-type="float" office:value="0.888">
                <text:p>0.888</text:p>
              </table:table-cell>
              <table:table-cell office:value-type="float" office:value="0.612617">
                <text:p>0.61261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380114">
                <text:p>0.380114</text:p>
              </table:table-cell>
              <table:table-cell office:value-type="float" office:value="0.612571">
                <text:p>0.612571</text:p>
              </table:table-cell>
              <table:table-cell office:value-type="float" office:value="0.624">
                <text:p>0.624</text:p>
              </table:table-cell>
              <table:table-cell office:value-type="float" office:value="0.631543">
                <text:p>0.631543</text:p>
              </table:table-cell>
              <table:table-cell office:value-type="float" office:value="0.632">
                <text:p>0.632</text:p>
              </table:table-cell>
              <table:table-cell office:value-type="float" office:value="0.636114">
                <text:p>0.636114</text:p>
              </table:table-cell>
              <table:table-cell office:value-type="float" office:value="0.645029">
                <text:p>0.6450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711314">
                <text:p>0.711314</text:p>
              </table:table-cell>
              <table:table-cell office:value-type="float" office:value="0.888">
                <text:p>0.888</text:p>
              </table:table-cell>
              <table:table-cell office:value-type="float" office:value="0.616869">
                <text:p>0.61686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359771">
                <text:p>0.359771</text:p>
              </table:table-cell>
              <table:table-cell office:value-type="float" office:value="0.575543">
                <text:p>0.575543</text:p>
              </table:table-cell>
              <table:table-cell office:value-type="float" office:value="0.624">
                <text:p>0.624</text:p>
              </table:table-cell>
              <table:table-cell office:value-type="float" office:value="0.630629">
                <text:p>0.630629</text:p>
              </table:table-cell>
              <table:table-cell office:value-type="float" office:value="0.632">
                <text:p>0.632</text:p>
              </table:table-cell>
              <table:table-cell office:value-type="float" office:value="0.639314">
                <text:p>0.639314</text:p>
              </table:table-cell>
              <table:table-cell office:value-type="float" office:value="0.647543">
                <text:p>0.6475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702857">
                <text:p>0.702857</text:p>
              </table:table-cell>
              <table:table-cell office:value-type="float" office:value="0.888">
                <text:p>0.888</text:p>
              </table:table-cell>
              <table:table-cell office:value-type="float" office:value="0.610766">
                <text:p>0.61076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378971">
                <text:p>0.378971</text:p>
              </table:table-cell>
              <table:table-cell office:value-type="float" office:value="0.6032">
                <text:p>0.6032</text:p>
              </table:table-cell>
              <table:table-cell office:value-type="float" office:value="0.624">
                <text:p>0.624</text:p>
              </table:table-cell>
              <table:table-cell office:value-type="float" office:value="0.629714">
                <text:p>0.629714</text:p>
              </table:table-cell>
              <table:table-cell office:value-type="float" office:value="0.632">
                <text:p>0.632</text:p>
              </table:table-cell>
              <table:table-cell office:value-type="float" office:value="0.641143">
                <text:p>0.6411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914">
                <text:p>0.648914</text:p>
              </table:table-cell>
              <table:table-cell office:value-type="float" office:value="0.710857">
                <text:p>0.710857</text:p>
              </table:table-cell>
              <table:table-cell office:value-type="float" office:value="0.888">
                <text:p>0.888</text:p>
              </table:table-cell>
              <table:table-cell office:value-type="float" office:value="0.61648">
                <text:p>0.6164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436114">
                <text:p>0.436114</text:p>
              </table:table-cell>
              <table:table-cell office:value-type="float" office:value="0.620571">
                <text:p>0.620571</text:p>
              </table:table-cell>
              <table:table-cell office:value-type="float" office:value="0.624">
                <text:p>0.624</text:p>
              </table:table-cell>
              <table:table-cell office:value-type="float" office:value="0.631543">
                <text:p>0.631543</text:p>
              </table:table-cell>
              <table:table-cell office:value-type="float" office:value="0.632457">
                <text:p>0.632457</text:p>
              </table:table-cell>
              <table:table-cell office:value-type="float" office:value="0.64">
                <text:p>0.64</text:p>
              </table:table-cell>
              <table:table-cell office:value-type="float" office:value="0.647543">
                <text:p>0.647543</text:p>
              </table:table-cell>
              <table:table-cell office:value-type="float" office:value="0.648">
                <text:p>0.648</text:p>
              </table:table-cell>
              <table:table-cell office:value-type="float" office:value="0.648229">
                <text:p>0.648229</text:p>
              </table:table-cell>
              <table:table-cell office:value-type="float" office:value="0.716343">
                <text:p>0.716343</text:p>
              </table:table-cell>
              <table:table-cell office:value-type="float" office:value="0.888">
                <text:p>0.888</text:p>
              </table:table-cell>
              <table:table-cell office:value-type="float" office:value="0.62448">
                <text:p>0.6244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00686">
                <text:p>0.400686</text:p>
              </table:table-cell>
              <table:table-cell office:value-type="float" office:value="0.6192">
                <text:p>0.6192</text:p>
              </table:table-cell>
              <table:table-cell office:value-type="float" office:value="0.624">
                <text:p>0.624</text:p>
              </table:table-cell>
              <table:table-cell office:value-type="float" office:value="0.630629">
                <text:p>0.630629</text:p>
              </table:table-cell>
              <table:table-cell office:value-type="float" office:value="0.632">
                <text:p>0.632</text:p>
              </table:table-cell>
              <table:table-cell office:value-type="float" office:value="0.637257">
                <text:p>0.637257</text:p>
              </table:table-cell>
              <table:table-cell office:value-type="float" office:value="0.645714">
                <text:p>0.6457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99886">
                <text:p>0.699886</text:p>
              </table:table-cell>
              <table:table-cell office:value-type="float" office:value="0.888">
                <text:p>0.888</text:p>
              </table:table-cell>
              <table:table-cell office:value-type="float" office:value="0.618537">
                <text:p>0.61853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370514">
                <text:p>0.370514</text:p>
              </table:table-cell>
              <table:table-cell office:value-type="float" office:value="0.596343">
                <text:p>0.596343</text:p>
              </table:table-cell>
              <table:table-cell office:value-type="float" office:value="0.624">
                <text:p>0.624</text:p>
              </table:table-cell>
              <table:table-cell office:value-type="float" office:value="0.632">
                <text:p>0.632</text:p>
              </table:table-cell>
              <table:table-cell office:value-type="float" office:value="0.632">
                <text:p>0.632</text:p>
              </table:table-cell>
              <table:table-cell office:value-type="float" office:value="0.637943">
                <text:p>0.637943</text:p>
              </table:table-cell>
              <table:table-cell office:value-type="float" office:value="0.646857">
                <text:p>0.6468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95314">
                <text:p>0.695314</text:p>
              </table:table-cell>
              <table:table-cell office:value-type="float" office:value="0.888">
                <text:p>0.888</text:p>
              </table:table-cell>
              <table:table-cell office:value-type="float" office:value="0.613097">
                <text:p>0.61309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405486">
                <text:p>0.405486</text:p>
              </table:table-cell>
              <table:table-cell office:value-type="float" office:value="0.620114">
                <text:p>0.620114</text:p>
              </table:table-cell>
              <table:table-cell office:value-type="float" office:value="0.626514">
                <text:p>0.626514</text:p>
              </table:table-cell>
              <table:table-cell office:value-type="float" office:value="0.632">
                <text:p>0.632</text:p>
              </table:table-cell>
              <table:table-cell office:value-type="float" office:value="0.6336">
                <text:p>0.6336</text:p>
              </table:table-cell>
              <table:table-cell office:value-type="float" office:value="0.642057">
                <text:p>0.6420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944">
                <text:p>0.6944</text:p>
              </table:table-cell>
              <table:table-cell office:value-type="float" office:value="0.888">
                <text:p>0.888</text:p>
              </table:table-cell>
              <table:table-cell office:value-type="float" office:value="0.619817">
                <text:p>0.61981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416">
                <text:p>0.416</text:p>
              </table:table-cell>
              <table:table-cell office:value-type="float" office:value="0.6208">
                <text:p>0.6208</text:p>
              </table:table-cell>
              <table:table-cell office:value-type="float" office:value="0.626286">
                <text:p>0.626286</text:p>
              </table:table-cell>
              <table:table-cell office:value-type="float" office:value="0.632">
                <text:p>0.632</text:p>
              </table:table-cell>
              <table:table-cell office:value-type="float" office:value="0.633371">
                <text:p>0.633371</text:p>
              </table:table-cell>
              <table:table-cell office:value-type="float" office:value="0.642057">
                <text:p>0.6420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98057">
                <text:p>0.698057</text:p>
              </table:table-cell>
              <table:table-cell office:value-type="float" office:value="0.888">
                <text:p>0.888</text:p>
              </table:table-cell>
              <table:table-cell office:value-type="float" office:value="0.621257">
                <text:p>0.62125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35657">
                <text:p>0.435657</text:p>
              </table:table-cell>
              <table:table-cell office:value-type="float" office:value="0.620343">
                <text:p>0.620343</text:p>
              </table:table-cell>
              <table:table-cell office:value-type="float" office:value="0.624229">
                <text:p>0.624229</text:p>
              </table:table-cell>
              <table:table-cell office:value-type="float" office:value="0.632">
                <text:p>0.632</text:p>
              </table:table-cell>
              <table:table-cell office:value-type="float" office:value="0.632457">
                <text:p>0.632457</text:p>
              </table:table-cell>
              <table:table-cell office:value-type="float" office:value="0.640914">
                <text:p>0.6409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700571">
                <text:p>0.700571</text:p>
              </table:table-cell>
              <table:table-cell office:value-type="float" office:value="0.888">
                <text:p>0.888</text:p>
              </table:table-cell>
              <table:table-cell office:value-type="float" office:value="0.623017">
                <text:p>0.62301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4208">
                <text:p>0.4208</text:p>
              </table:table-cell>
              <table:table-cell office:value-type="float" office:value="0.616686">
                <text:p>0.616686</text:p>
              </table:table-cell>
              <table:table-cell office:value-type="float" office:value="0.624">
                <text:p>0.624</text:p>
              </table:table-cell>
              <table:table-cell office:value-type="float" office:value="0.629714">
                <text:p>0.629714</text:p>
              </table:table-cell>
              <table:table-cell office:value-type="float" office:value="0.632">
                <text:p>0.632</text:p>
              </table:table-cell>
              <table:table-cell office:value-type="float" office:value="0.637714">
                <text:p>0.637714</text:p>
              </table:table-cell>
              <table:table-cell office:value-type="float" office:value="0.647771">
                <text:p>0.647771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703543">
                <text:p>0.703543</text:p>
              </table:table-cell>
              <table:table-cell office:value-type="float" office:value="0.888">
                <text:p>0.888</text:p>
              </table:table-cell>
              <table:table-cell office:value-type="float" office:value="0.620823">
                <text:p>0.62082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370057">
                <text:p>0.370057</text:p>
              </table:table-cell>
              <table:table-cell office:value-type="float" office:value="0.616229">
                <text:p>0.616229</text:p>
              </table:table-cell>
              <table:table-cell office:value-type="float" office:value="0.624">
                <text:p>0.624</text:p>
              </table:table-cell>
              <table:table-cell office:value-type="float" office:value="0.628343">
                <text:p>0.628343</text:p>
              </table:table-cell>
              <table:table-cell office:value-type="float" office:value="0.632">
                <text:p>0.632</text:p>
              </table:table-cell>
              <table:table-cell office:value-type="float" office:value="0.637257">
                <text:p>0.637257</text:p>
              </table:table-cell>
              <table:table-cell office:value-type="float" office:value="0.6464">
                <text:p>0.646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98743">
                <text:p>0.698743</text:p>
              </table:table-cell>
              <table:table-cell office:value-type="float" office:value="0.888">
                <text:p>0.888</text:p>
              </table:table-cell>
              <table:table-cell office:value-type="float" office:value="0.614903">
                <text:p>0.61490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349486">
                <text:p>0.349486</text:p>
              </table:table-cell>
              <table:table-cell office:value-type="float" office:value="0.601143">
                <text:p>0.601143</text:p>
              </table:table-cell>
              <table:table-cell office:value-type="float" office:value="0.624">
                <text:p>0.624</text:p>
              </table:table-cell>
              <table:table-cell office:value-type="float" office:value="0.629257">
                <text:p>0.629257</text:p>
              </table:table-cell>
              <table:table-cell office:value-type="float" office:value="0.632">
                <text:p>0.632</text:p>
              </table:table-cell>
              <table:table-cell office:value-type="float" office:value="0.6368">
                <text:p>0.6368</text:p>
              </table:table-cell>
              <table:table-cell office:value-type="float" office:value="0.645943">
                <text:p>0.6459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93714">
                <text:p>0.693714</text:p>
              </table:table-cell>
              <table:table-cell office:value-type="float" office:value="0.888">
                <text:p>0.888</text:p>
              </table:table-cell>
              <table:table-cell office:value-type="float" office:value="0.610834">
                <text:p>0.61083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481143">
                <text:p>0.481143</text:p>
              </table:table-cell>
              <table:table-cell office:value-type="float" office:value="0.624">
                <text:p>0.624</text:p>
              </table:table-cell>
              <table:table-cell office:value-type="float" office:value="0.624">
                <text:p>0.624</text:p>
              </table:table-cell>
              <table:table-cell office:value-type="float" office:value="0.631771">
                <text:p>0.631771</text:p>
              </table:table-cell>
              <table:table-cell office:value-type="float" office:value="0.632">
                <text:p>0.632</text:p>
              </table:table-cell>
              <table:table-cell office:value-type="float" office:value="0.638171">
                <text:p>0.638171</text:p>
              </table:table-cell>
              <table:table-cell office:value-type="float" office:value="0.647314">
                <text:p>0.6473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93943">
                <text:p>0.693943</text:p>
              </table:table-cell>
              <table:table-cell office:value-type="float" office:value="0.888">
                <text:p>0.888</text:p>
              </table:table-cell>
              <table:table-cell office:value-type="float" office:value="0.626834">
                <text:p>0.62683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494171">
                <text:p>0.494171</text:p>
              </table:table-cell>
              <table:table-cell office:value-type="float" office:value="0.622857">
                <text:p>0.622857</text:p>
              </table:table-cell>
              <table:table-cell office:value-type="float" office:value="0.624">
                <text:p>0.624</text:p>
              </table:table-cell>
              <table:table-cell office:value-type="float" office:value="0.630171">
                <text:p>0.630171</text:p>
              </table:table-cell>
              <table:table-cell office:value-type="float" office:value="0.632">
                <text:p>0.632</text:p>
              </table:table-cell>
              <table:table-cell office:value-type="float" office:value="0.6352">
                <text:p>0.6352</text:p>
              </table:table-cell>
              <table:table-cell office:value-type="float" office:value="0.642743">
                <text:p>0.6427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5486">
                <text:p>0.685486</text:p>
              </table:table-cell>
              <table:table-cell office:value-type="float" office:value="0.888">
                <text:p>0.888</text:p>
              </table:table-cell>
              <table:table-cell office:value-type="float" office:value="0.626263">
                <text:p>0.62626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418743">
                <text:p>0.418743</text:p>
              </table:table-cell>
              <table:table-cell office:value-type="float" office:value="0.618743">
                <text:p>0.618743</text:p>
              </table:table-cell>
              <table:table-cell office:value-type="float" office:value="0.624">
                <text:p>0.624</text:p>
              </table:table-cell>
              <table:table-cell office:value-type="float" office:value="0.625143">
                <text:p>0.625143</text:p>
              </table:table-cell>
              <table:table-cell office:value-type="float" office:value="0.632">
                <text:p>0.632</text:p>
              </table:table-cell>
              <table:table-cell office:value-type="float" office:value="0.632">
                <text:p>0.632</text:p>
              </table:table-cell>
              <table:table-cell office:value-type="float" office:value="0.638629">
                <text:p>0.6386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4571">
                <text:p>0.684571</text:p>
              </table:table-cell>
              <table:table-cell office:value-type="float" office:value="0.888">
                <text:p>0.888</text:p>
              </table:table-cell>
              <table:table-cell office:value-type="float" office:value="0.616983">
                <text:p>0.61698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048">
                <text:p>0.4048</text:p>
              </table:table-cell>
              <table:table-cell office:value-type="float" office:value="0.617829">
                <text:p>0.617829</text:p>
              </table:table-cell>
              <table:table-cell office:value-type="float" office:value="0.624">
                <text:p>0.624</text:p>
              </table:table-cell>
              <table:table-cell office:value-type="float" office:value="0.624">
                <text:p>0.624</text:p>
              </table:table-cell>
              <table:table-cell office:value-type="float" office:value="0.631314">
                <text:p>0.631314</text:p>
              </table:table-cell>
              <table:table-cell office:value-type="float" office:value="0.632">
                <text:p>0.632</text:p>
              </table:table-cell>
              <table:table-cell office:value-type="float" office:value="0.637943">
                <text:p>0.637943</text:p>
              </table:table-cell>
              <table:table-cell office:value-type="float" office:value="0.647314">
                <text:p>0.647314</text:p>
              </table:table-cell>
              <table:table-cell office:value-type="float" office:value="0.648">
                <text:p>0.648</text:p>
              </table:table-cell>
              <table:table-cell office:value-type="float" office:value="0.68">
                <text:p>0.68</text:p>
              </table:table-cell>
              <table:table-cell office:value-type="float" office:value="0.888">
                <text:p>0.888</text:p>
              </table:table-cell>
              <table:table-cell office:value-type="float" office:value="0.61472">
                <text:p>0.6147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491657">
                <text:p>0.491657</text:p>
              </table:table-cell>
              <table:table-cell office:value-type="float" office:value="0.620571">
                <text:p>0.620571</text:p>
              </table:table-cell>
              <table:table-cell office:value-type="float" office:value="0.624">
                <text:p>0.624</text:p>
              </table:table-cell>
              <table:table-cell office:value-type="float" office:value="0.6256">
                <text:p>0.6256</text:p>
              </table:table-cell>
              <table:table-cell office:value-type="float" office:value="0.632">
                <text:p>0.632</text:p>
              </table:table-cell>
              <table:table-cell office:value-type="float" office:value="0.632">
                <text:p>0.632</text:p>
              </table:table-cell>
              <table:table-cell office:value-type="float" office:value="0.638171">
                <text:p>0.638171</text:p>
              </table:table-cell>
              <table:table-cell office:value-type="float" office:value="0.647771">
                <text:p>0.647771</text:p>
              </table:table-cell>
              <table:table-cell office:value-type="float" office:value="0.648">
                <text:p>0.648</text:p>
              </table:table-cell>
              <table:table-cell office:value-type="float" office:value="0.679086">
                <text:p>0.679086</text:p>
              </table:table-cell>
              <table:table-cell office:value-type="float" office:value="0.888">
                <text:p>0.888</text:p>
              </table:table-cell>
              <table:table-cell office:value-type="float" office:value="0.623886">
                <text:p>0.62388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402743">
                <text:p>0.402743</text:p>
              </table:table-cell>
              <table:table-cell office:value-type="float" office:value="0.620114">
                <text:p>0.620114</text:p>
              </table:table-cell>
              <table:table-cell office:value-type="float" office:value="0.624">
                <text:p>0.624</text:p>
              </table:table-cell>
              <table:table-cell office:value-type="float" office:value="0.628114">
                <text:p>0.628114</text:p>
              </table:table-cell>
              <table:table-cell office:value-type="float" office:value="0.632">
                <text:p>0.632</text:p>
              </table:table-cell>
              <table:table-cell office:value-type="float" office:value="0.6352">
                <text:p>0.6352</text:p>
              </table:table-cell>
              <table:table-cell office:value-type="float" office:value="0.645029">
                <text:p>0.6450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84">
                <text:p>0.6784</text:p>
              </table:table-cell>
              <table:table-cell office:value-type="float" office:value="0.888">
                <text:p>0.888</text:p>
              </table:table-cell>
              <table:table-cell office:value-type="float" office:value="0.61616">
                <text:p>0.6161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51429">
                <text:p>0.451429</text:p>
              </table:table-cell>
              <table:table-cell office:value-type="float" office:value="0.6208">
                <text:p>0.6208</text:p>
              </table:table-cell>
              <table:table-cell office:value-type="float" office:value="0.624">
                <text:p>0.624</text:p>
              </table:table-cell>
              <table:table-cell office:value-type="float" office:value="0.625371">
                <text:p>0.625371</text:p>
              </table:table-cell>
              <table:table-cell office:value-type="float" office:value="0.632">
                <text:p>0.632</text:p>
              </table:table-cell>
              <table:table-cell office:value-type="float" office:value="0.632">
                <text:p>0.632</text:p>
              </table:table-cell>
              <table:table-cell office:value-type="float" office:value="0.638857">
                <text:p>0.638857</text:p>
              </table:table-cell>
              <table:table-cell office:value-type="float" office:value="0.647543">
                <text:p>0.647543</text:p>
              </table:table-cell>
              <table:table-cell office:value-type="float" office:value="0.648">
                <text:p>0.648</text:p>
              </table:table-cell>
              <table:table-cell office:value-type="float" office:value="0.685029">
                <text:p>0.685029</text:p>
              </table:table-cell>
              <table:table-cell office:value-type="float" office:value="0.888">
                <text:p>0.888</text:p>
              </table:table-cell>
              <table:table-cell office:value-type="float" office:value="0.620503">
                <text:p>0.62050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00571">
                <text:p>0.500571</text:p>
              </table:table-cell>
              <table:table-cell office:value-type="float" office:value="0.623543">
                <text:p>0.623543</text:p>
              </table:table-cell>
              <table:table-cell office:value-type="float" office:value="0.624">
                <text:p>0.624</text:p>
              </table:table-cell>
              <table:table-cell office:value-type="float" office:value="0.627429">
                <text:p>0.627429</text:p>
              </table:table-cell>
              <table:table-cell office:value-type="float" office:value="0.632">
                <text:p>0.632</text:p>
              </table:table-cell>
              <table:table-cell office:value-type="float" office:value="0.6336">
                <text:p>0.6336</text:p>
              </table:table-cell>
              <table:table-cell office:value-type="float" office:value="0.643657">
                <text:p>0.6436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5257">
                <text:p>0.685257</text:p>
              </table:table-cell>
              <table:table-cell office:value-type="float" office:value="0.888">
                <text:p>0.888</text:p>
              </table:table-cell>
              <table:table-cell office:value-type="float" office:value="0.626606">
                <text:p>0.62660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552">
                <text:p>0.552</text:p>
              </table:table-cell>
              <table:table-cell office:value-type="float" office:value="0.624">
                <text:p>0.624</text:p>
              </table:table-cell>
              <table:table-cell office:value-type="float" office:value="0.624">
                <text:p>0.624</text:p>
              </table:table-cell>
              <table:table-cell office:value-type="float" office:value="0.630629">
                <text:p>0.630629</text:p>
              </table:table-cell>
              <table:table-cell office:value-type="float" office:value="0.632">
                <text:p>0.632</text:p>
              </table:table-cell>
              <table:table-cell office:value-type="float" office:value="0.634286">
                <text:p>0.634286</text:p>
              </table:table-cell>
              <table:table-cell office:value-type="float" office:value="0.6448">
                <text:p>0.64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93714">
                <text:p>0.693714</text:p>
              </table:table-cell>
              <table:table-cell office:value-type="float" office:value="0.888">
                <text:p>0.888</text:p>
              </table:table-cell>
              <table:table-cell office:value-type="float" office:value="0.633143">
                <text:p>0.63314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524343">
                <text:p>0.524343</text:p>
              </table:table-cell>
              <table:table-cell office:value-type="float" office:value="0.622629">
                <text:p>0.622629</text:p>
              </table:table-cell>
              <table:table-cell office:value-type="float" office:value="0.624">
                <text:p>0.624</text:p>
              </table:table-cell>
              <table:table-cell office:value-type="float" office:value="0.630629">
                <text:p>0.630629</text:p>
              </table:table-cell>
              <table:table-cell office:value-type="float" office:value="0.632">
                <text:p>0.632</text:p>
              </table:table-cell>
              <table:table-cell office:value-type="float" office:value="0.639086">
                <text:p>0.6390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95543">
                <text:p>0.695543</text:p>
              </table:table-cell>
              <table:table-cell office:value-type="float" office:value="0.888">
                <text:p>0.888</text:p>
              </table:table-cell>
              <table:table-cell office:value-type="float" office:value="0.631223">
                <text:p>0.63122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536229">
                <text:p>0.536229</text:p>
              </table:table-cell>
              <table:table-cell office:value-type="float" office:value="0.624">
                <text:p>0.624</text:p>
              </table:table-cell>
              <table:table-cell office:value-type="float" office:value="0.624">
                <text:p>0.624</text:p>
              </table:table-cell>
              <table:table-cell office:value-type="float" office:value="0.629714">
                <text:p>0.629714</text:p>
              </table:table-cell>
              <table:table-cell office:value-type="float" office:value="0.632">
                <text:p>0.632</text:p>
              </table:table-cell>
              <table:table-cell office:value-type="float" office:value="0.639771">
                <text:p>0.639771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8686">
                <text:p>0.688686</text:p>
              </table:table-cell>
              <table:table-cell office:value-type="float" office:value="0.888">
                <text:p>0.888</text:p>
              </table:table-cell>
              <table:table-cell office:value-type="float" office:value="0.63184">
                <text:p>0.6318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529829">
                <text:p>0.529829</text:p>
              </table:table-cell>
              <table:table-cell office:value-type="float" office:value="0.624">
                <text:p>0.624</text:p>
              </table:table-cell>
              <table:table-cell office:value-type="float" office:value="0.624">
                <text:p>0.624</text:p>
              </table:table-cell>
              <table:table-cell office:value-type="float" office:value="0.629029">
                <text:p>0.629029</text:p>
              </table:table-cell>
              <table:table-cell office:value-type="float" office:value="0.632">
                <text:p>0.632</text:p>
              </table:table-cell>
              <table:table-cell office:value-type="float" office:value="0.637714">
                <text:p>0.637714</text:p>
              </table:table-cell>
              <table:table-cell office:value-type="float" office:value="0.645943">
                <text:p>0.6459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8457">
                <text:p>0.688457</text:p>
              </table:table-cell>
              <table:table-cell office:value-type="float" office:value="0.888">
                <text:p>0.888</text:p>
              </table:table-cell>
              <table:table-cell office:value-type="float" office:value="0.630697">
                <text:p>0.63069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536686">
                <text:p>0.536686</text:p>
              </table:table-cell>
              <table:table-cell office:value-type="float" office:value="0.624">
                <text:p>0.624</text:p>
              </table:table-cell>
              <table:table-cell office:value-type="float" office:value="0.624">
                <text:p>0.624</text:p>
              </table:table-cell>
              <table:table-cell office:value-type="float" office:value="0.626514">
                <text:p>0.626514</text:p>
              </table:table-cell>
              <table:table-cell office:value-type="float" office:value="0.632">
                <text:p>0.632</text:p>
              </table:table-cell>
              <table:table-cell office:value-type="float" office:value="0.6352">
                <text:p>0.6352</text:p>
              </table:table-cell>
              <table:table-cell office:value-type="float" office:value="0.643886">
                <text:p>0.6438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1829">
                <text:p>0.681829</text:p>
              </table:table-cell>
              <table:table-cell office:value-type="float" office:value="0.888">
                <text:p>0.888</text:p>
              </table:table-cell>
              <table:table-cell office:value-type="float" office:value="0.630011">
                <text:p>0.63001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541486">
                <text:p>0.541486</text:p>
              </table:table-cell>
              <table:table-cell office:value-type="float" office:value="0.624">
                <text:p>0.624</text:p>
              </table:table-cell>
              <table:table-cell office:value-type="float" office:value="0.624">
                <text:p>0.624</text:p>
              </table:table-cell>
              <table:table-cell office:value-type="float" office:value="0.6304">
                <text:p>0.6304</text:p>
              </table:table-cell>
              <table:table-cell office:value-type="float" office:value="0.632">
                <text:p>0.632</text:p>
              </table:table-cell>
              <table:table-cell office:value-type="float" office:value="0.638171">
                <text:p>0.638171</text:p>
              </table:table-cell>
              <table:table-cell office:value-type="float" office:value="0.646629">
                <text:p>0.6466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8">
                <text:p>0.688</text:p>
              </table:table-cell>
              <table:table-cell office:value-type="float" office:value="0.888">
                <text:p>0.888</text:p>
              </table:table-cell>
              <table:table-cell office:value-type="float" office:value="0.632069">
                <text:p>0.63206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5408">
                <text:p>0.5408</text:p>
              </table:table-cell>
              <table:table-cell office:value-type="float" office:value="0.624">
                <text:p>0.624</text:p>
              </table:table-cell>
              <table:table-cell office:value-type="float" office:value="0.628114">
                <text:p>0.628114</text:p>
              </table:table-cell>
              <table:table-cell office:value-type="float" office:value="0.632">
                <text:p>0.632</text:p>
              </table:table-cell>
              <table:table-cell office:value-type="float" office:value="0.632686">
                <text:p>0.632686</text:p>
              </table:table-cell>
              <table:table-cell office:value-type="float" office:value="0.640457">
                <text:p>0.6404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96686">
                <text:p>0.696686</text:p>
              </table:table-cell>
              <table:table-cell office:value-type="float" office:value="0.888">
                <text:p>0.888</text:p>
              </table:table-cell>
              <table:table-cell office:value-type="float" office:value="0.633874">
                <text:p>0.63387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439543">
                <text:p>0.439543</text:p>
              </table:table-cell>
              <table:table-cell office:value-type="float" office:value="0.624">
                <text:p>0.624</text:p>
              </table:table-cell>
              <table:table-cell office:value-type="float" office:value="0.624">
                <text:p>0.624</text:p>
              </table:table-cell>
              <table:table-cell office:value-type="float" office:value="0.628571">
                <text:p>0.628571</text:p>
              </table:table-cell>
              <table:table-cell office:value-type="float" office:value="0.632">
                <text:p>0.632</text:p>
              </table:table-cell>
              <table:table-cell office:value-type="float" office:value="0.636343">
                <text:p>0.636343</text:p>
              </table:table-cell>
              <table:table-cell office:value-type="float" office:value="0.646857">
                <text:p>0.6468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3886">
                <text:p>0.683886</text:p>
              </table:table-cell>
              <table:table-cell office:value-type="float" office:value="0.888">
                <text:p>0.888</text:p>
              </table:table-cell>
              <table:table-cell office:value-type="float" office:value="0.62112">
                <text:p>0.6211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12229">
                <text:p>0.512229</text:p>
              </table:table-cell>
              <table:table-cell office:value-type="float" office:value="0.624">
                <text:p>0.624</text:p>
              </table:table-cell>
              <table:table-cell office:value-type="float" office:value="0.624">
                <text:p>0.624</text:p>
              </table:table-cell>
              <table:table-cell office:value-type="float" office:value="0.6304">
                <text:p>0.6304</text:p>
              </table:table-cell>
              <table:table-cell office:value-type="float" office:value="0.632">
                <text:p>0.632</text:p>
              </table:table-cell>
              <table:table-cell office:value-type="float" office:value="0.639314">
                <text:p>0.6393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">
                <text:p>0.68</text:p>
              </table:table-cell>
              <table:table-cell office:value-type="float" office:value="0.888">
                <text:p>0.888</text:p>
              </table:table-cell>
              <table:table-cell office:value-type="float" office:value="0.628594">
                <text:p>0.62859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490514">
                <text:p>0.490514</text:p>
              </table:table-cell>
              <table:table-cell office:value-type="float" office:value="0.624">
                <text:p>0.624</text:p>
              </table:table-cell>
              <table:table-cell office:value-type="float" office:value="0.624">
                <text:p>0.624</text:p>
              </table:table-cell>
              <table:table-cell office:value-type="float" office:value="0.627886">
                <text:p>0.627886</text:p>
              </table:table-cell>
              <table:table-cell office:value-type="float" office:value="0.632">
                <text:p>0.632</text:p>
              </table:table-cell>
              <table:table-cell office:value-type="float" office:value="0.634286">
                <text:p>0.634286</text:p>
              </table:table-cell>
              <table:table-cell office:value-type="float" office:value="0.645029">
                <text:p>0.6450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84">
                <text:p>0.6784</text:p>
              </table:table-cell>
              <table:table-cell office:value-type="float" office:value="0.888">
                <text:p>0.888</text:p>
              </table:table-cell>
              <table:table-cell office:value-type="float" office:value="0.625211">
                <text:p>0.62521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4672">
                <text:p>0.4672</text:p>
              </table:table-cell>
              <table:table-cell office:value-type="float" office:value="0.624">
                <text:p>0.624</text:p>
              </table:table-cell>
              <table:table-cell office:value-type="float" office:value="0.624">
                <text:p>0.624</text:p>
              </table:table-cell>
              <table:table-cell office:value-type="float" office:value="0.628114">
                <text:p>0.628114</text:p>
              </table:table-cell>
              <table:table-cell office:value-type="float" office:value="0.632">
                <text:p>0.632</text:p>
              </table:table-cell>
              <table:table-cell office:value-type="float" office:value="0.637257">
                <text:p>0.637257</text:p>
              </table:table-cell>
              <table:table-cell office:value-type="float" office:value="0.647543">
                <text:p>0.6475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1314">
                <text:p>0.671314</text:p>
              </table:table-cell>
              <table:table-cell office:value-type="float" office:value="0.888">
                <text:p>0.888</text:p>
              </table:table-cell>
              <table:table-cell office:value-type="float" office:value="0.622743">
                <text:p>0.622743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512686">
                <text:p>0.512686</text:p>
              </table:table-cell>
              <table:table-cell office:value-type="float" office:value="0.624">
                <text:p>0.624</text:p>
              </table:table-cell>
              <table:table-cell office:value-type="float" office:value="0.626514">
                <text:p>0.626514</text:p>
              </table:table-cell>
              <table:table-cell office:value-type="float" office:value="0.632">
                <text:p>0.632</text:p>
              </table:table-cell>
              <table:table-cell office:value-type="float" office:value="0.632914">
                <text:p>0.632914</text:p>
              </table:table-cell>
              <table:table-cell office:value-type="float" office:value="0.640914">
                <text:p>0.6409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1314">
                <text:p>0.671314</text:p>
              </table:table-cell>
              <table:table-cell office:value-type="float" office:value="0.888">
                <text:p>0.888</text:p>
              </table:table-cell>
              <table:table-cell office:value-type="float" office:value="0.628434">
                <text:p>0.62843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501943">
                <text:p>0.501943</text:p>
              </table:table-cell>
              <table:table-cell office:value-type="float" office:value="0.624">
                <text:p>0.624</text:p>
              </table:table-cell>
              <table:table-cell office:value-type="float" office:value="0.624457">
                <text:p>0.624457</text:p>
              </table:table-cell>
              <table:table-cell office:value-type="float" office:value="0.632">
                <text:p>0.632</text:p>
              </table:table-cell>
              <table:table-cell office:value-type="float" office:value="0.632457">
                <text:p>0.632457</text:p>
              </table:table-cell>
              <table:table-cell office:value-type="float" office:value="0.642286">
                <text:p>0.6422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4057">
                <text:p>0.674057</text:p>
              </table:table-cell>
              <table:table-cell office:value-type="float" office:value="0.888">
                <text:p>0.888</text:p>
              </table:table-cell>
              <table:table-cell office:value-type="float" office:value="0.62752">
                <text:p>0.6275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514743">
                <text:p>0.514743</text:p>
              </table:table-cell>
              <table:table-cell office:value-type="float" office:value="0.624">
                <text:p>0.624</text:p>
              </table:table-cell>
              <table:table-cell office:value-type="float" office:value="0.626057">
                <text:p>0.626057</text:p>
              </table:table-cell>
              <table:table-cell office:value-type="float" office:value="0.632">
                <text:p>0.632</text:p>
              </table:table-cell>
              <table:table-cell office:value-type="float" office:value="0.636571">
                <text:p>0.636571</text:p>
              </table:table-cell>
              <table:table-cell office:value-type="float" office:value="0.645257">
                <text:p>0.6452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5886">
                <text:p>0.675886</text:p>
              </table:table-cell>
              <table:table-cell office:value-type="float" office:value="0.888">
                <text:p>0.888</text:p>
              </table:table-cell>
              <table:table-cell office:value-type="float" office:value="0.629851">
                <text:p>0.62985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556114">
                <text:p>0.556114</text:p>
              </table:table-cell>
              <table:table-cell office:value-type="float" office:value="0.624">
                <text:p>0.624</text:p>
              </table:table-cell>
              <table:table-cell office:value-type="float" office:value="0.629029">
                <text:p>0.629029</text:p>
              </table:table-cell>
              <table:table-cell office:value-type="float" office:value="0.632">
                <text:p>0.632</text:p>
              </table:table-cell>
              <table:table-cell office:value-type="float" office:value="0.636571">
                <text:p>0.636571</text:p>
              </table:table-cell>
              <table:table-cell office:value-type="float" office:value="0.645714">
                <text:p>0.6457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0686">
                <text:p>0.680686</text:p>
              </table:table-cell>
              <table:table-cell office:value-type="float" office:value="0.888">
                <text:p>0.888</text:p>
              </table:table-cell>
              <table:table-cell office:value-type="float" office:value="0.634811">
                <text:p>0.63481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552457">
                <text:p>0.552457</text:p>
              </table:table-cell>
              <table:table-cell office:value-type="float" office:value="0.624">
                <text:p>0.624</text:p>
              </table:table-cell>
              <table:table-cell office:value-type="float" office:value="0.629486">
                <text:p>0.629486</text:p>
              </table:table-cell>
              <table:table-cell office:value-type="float" office:value="0.632">
                <text:p>0.632</text:p>
              </table:table-cell>
              <table:table-cell office:value-type="float" office:value="0.633829">
                <text:p>0.633829</text:p>
              </table:table-cell>
              <table:table-cell office:value-type="float" office:value="0.6448">
                <text:p>0.64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0457">
                <text:p>0.680457</text:p>
              </table:table-cell>
              <table:table-cell office:value-type="float" office:value="0.888">
                <text:p>0.888</text:p>
              </table:table-cell>
              <table:table-cell office:value-type="float" office:value="0.634103">
                <text:p>0.63410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508571">
                <text:p>0.508571</text:p>
              </table:table-cell>
              <table:table-cell office:value-type="float" office:value="0.624">
                <text:p>0.624</text:p>
              </table:table-cell>
              <table:table-cell office:value-type="float" office:value="0.629257">
                <text:p>0.629257</text:p>
              </table:table-cell>
              <table:table-cell office:value-type="float" office:value="0.632">
                <text:p>0.632</text:p>
              </table:table-cell>
              <table:table-cell office:value-type="float" office:value="0.632457">
                <text:p>0.632457</text:p>
              </table:table-cell>
              <table:table-cell office:value-type="float" office:value="0.6432">
                <text:p>0.6432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0686">
                <text:p>0.680686</text:p>
              </table:table-cell>
              <table:table-cell office:value-type="float" office:value="0.888">
                <text:p>0.888</text:p>
              </table:table-cell>
              <table:table-cell office:value-type="float" office:value="0.629417">
                <text:p>0.62941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56">
                <text:p>0.56</text:p>
              </table:table-cell>
              <table:table-cell office:value-type="float" office:value="0.624">
                <text:p>0.624</text:p>
              </table:table-cell>
              <table:table-cell office:value-type="float" office:value="0.629486">
                <text:p>0.629486</text:p>
              </table:table-cell>
              <table:table-cell office:value-type="float" office:value="0.632">
                <text:p>0.632</text:p>
              </table:table-cell>
              <table:table-cell office:value-type="float" office:value="0.6352">
                <text:p>0.6352</text:p>
              </table:table-cell>
              <table:table-cell office:value-type="float" office:value="0.644343">
                <text:p>0.6443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5029">
                <text:p>0.685029</text:p>
              </table:table-cell>
              <table:table-cell office:value-type="float" office:value="0.888">
                <text:p>0.888</text:p>
              </table:table-cell>
              <table:table-cell office:value-type="float" office:value="0.635406">
                <text:p>0.63540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98171">
                <text:p>0.598171</text:p>
              </table:table-cell>
              <table:table-cell office:value-type="float" office:value="0.624457">
                <text:p>0.624457</text:p>
              </table:table-cell>
              <table:table-cell office:value-type="float" office:value="0.632">
                <text:p>0.632</text:p>
              </table:table-cell>
              <table:table-cell office:value-type="float" office:value="0.632">
                <text:p>0.632</text:p>
              </table:table-cell>
              <table:table-cell office:value-type="float" office:value="0.635657">
                <text:p>0.635657</text:p>
              </table:table-cell>
              <table:table-cell office:value-type="float" office:value="0.644114">
                <text:p>0.6441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9143">
                <text:p>0.689143</text:p>
              </table:table-cell>
              <table:table-cell office:value-type="float" office:value="0.888">
                <text:p>0.888</text:p>
              </table:table-cell>
              <table:table-cell office:value-type="float" office:value="0.639954">
                <text:p>0.63995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557714">
                <text:p>0.557714</text:p>
              </table:table-cell>
              <table:table-cell office:value-type="float" office:value="0.624">
                <text:p>0.624</text:p>
              </table:table-cell>
              <table:table-cell office:value-type="float" office:value="0.628114">
                <text:p>0.628114</text:p>
              </table:table-cell>
              <table:table-cell office:value-type="float" office:value="0.632">
                <text:p>0.632</text:p>
              </table:table-cell>
              <table:table-cell office:value-type="float" office:value="0.632914">
                <text:p>0.632914</text:p>
              </table:table-cell>
              <table:table-cell office:value-type="float" office:value="0.641829">
                <text:p>0.6418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4514">
                <text:p>0.674514</text:p>
              </table:table-cell>
              <table:table-cell office:value-type="float" office:value="0.888">
                <text:p>0.888</text:p>
              </table:table-cell>
              <table:table-cell office:value-type="float" office:value="0.633509">
                <text:p>0.63350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554286">
                <text:p>0.554286</text:p>
              </table:table-cell>
              <table:table-cell office:value-type="float" office:value="0.624">
                <text:p>0.624</text:p>
              </table:table-cell>
              <table:table-cell office:value-type="float" office:value="0.629257">
                <text:p>0.629257</text:p>
              </table:table-cell>
              <table:table-cell office:value-type="float" office:value="0.632">
                <text:p>0.632</text:p>
              </table:table-cell>
              <table:table-cell office:value-type="float" office:value="0.634514">
                <text:p>0.634514</text:p>
              </table:table-cell>
              <table:table-cell office:value-type="float" office:value="0.643886">
                <text:p>0.6438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6114">
                <text:p>0.676114</text:p>
              </table:table-cell>
              <table:table-cell office:value-type="float" office:value="0.888">
                <text:p>0.888</text:p>
              </table:table-cell>
              <table:table-cell office:value-type="float" office:value="0.633806">
                <text:p>0.63380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569143">
                <text:p>0.569143</text:p>
              </table:table-cell>
              <table:table-cell office:value-type="float" office:value="0.624457">
                <text:p>0.624457</text:p>
              </table:table-cell>
              <table:table-cell office:value-type="float" office:value="0.632">
                <text:p>0.632</text:p>
              </table:table-cell>
              <table:table-cell office:value-type="float" office:value="0.632">
                <text:p>0.632</text:p>
              </table:table-cell>
              <table:table-cell office:value-type="float" office:value="0.636571">
                <text:p>0.636571</text:p>
              </table:table-cell>
              <table:table-cell office:value-type="float" office:value="0.645257">
                <text:p>0.6452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7086">
                <text:p>0.687086</text:p>
              </table:table-cell>
              <table:table-cell office:value-type="float" office:value="0.888">
                <text:p>0.888</text:p>
              </table:table-cell>
              <table:table-cell office:value-type="float" office:value="0.637051">
                <text:p>0.63705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567086">
                <text:p>0.567086</text:p>
              </table:table-cell>
              <table:table-cell office:value-type="float" office:value="0.624">
                <text:p>0.624</text:p>
              </table:table-cell>
              <table:table-cell office:value-type="float" office:value="0.631771">
                <text:p>0.631771</text:p>
              </table:table-cell>
              <table:table-cell office:value-type="float" office:value="0.632">
                <text:p>0.632</text:p>
              </table:table-cell>
              <table:table-cell office:value-type="float" office:value="0.637943">
                <text:p>0.637943</text:p>
              </table:table-cell>
              <table:table-cell office:value-type="float" office:value="0.646857">
                <text:p>0.6468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6343">
                <text:p>0.676343</text:p>
              </table:table-cell>
              <table:table-cell office:value-type="float" office:value="0.888">
                <text:p>0.888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13257">
                <text:p>0.613257</text:p>
              </table:table-cell>
              <table:table-cell office:value-type="float" office:value="0.6256">
                <text:p>0.6256</text:p>
              </table:table-cell>
              <table:table-cell office:value-type="float" office:value="0.632">
                <text:p>0.632</text:p>
              </table:table-cell>
              <table:table-cell office:value-type="float" office:value="0.632">
                <text:p>0.632</text:p>
              </table:table-cell>
              <table:table-cell office:value-type="float" office:value="0.639771">
                <text:p>0.639771</text:p>
              </table:table-cell>
              <table:table-cell office:value-type="float" office:value="0.646629">
                <text:p>0.6466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68">
                <text:p>0.6768</text:p>
              </table:table-cell>
              <table:table-cell office:value-type="float" office:value="0.888">
                <text:p>0.888</text:p>
              </table:table-cell>
              <table:table-cell office:value-type="float" office:value="0.641006">
                <text:p>0.64100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595886">
                <text:p>0.595886</text:p>
              </table:table-cell>
              <table:table-cell office:value-type="float" office:value="0.624">
                <text:p>0.624</text:p>
              </table:table-cell>
              <table:table-cell office:value-type="float" office:value="0.629943">
                <text:p>0.629943</text:p>
              </table:table-cell>
              <table:table-cell office:value-type="float" office:value="0.632">
                <text:p>0.632</text:p>
              </table:table-cell>
              <table:table-cell office:value-type="float" office:value="0.635886">
                <text:p>0.635886</text:p>
              </table:table-cell>
              <table:table-cell office:value-type="float" office:value="0.645029">
                <text:p>0.6450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3371">
                <text:p>0.673371</text:p>
              </table:table-cell>
              <table:table-cell office:value-type="float" office:value="0.888">
                <text:p>0.888</text:p>
              </table:table-cell>
              <table:table-cell office:value-type="float" office:value="0.638011">
                <text:p>0.63801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5536">
                <text:p>0.5536</text:p>
              </table:table-cell>
              <table:table-cell office:value-type="float" office:value="0.624">
                <text:p>0.624</text:p>
              </table:table-cell>
              <table:table-cell office:value-type="float" office:value="0.629714">
                <text:p>0.629714</text:p>
              </table:table-cell>
              <table:table-cell office:value-type="float" office:value="0.632">
                <text:p>0.632</text:p>
              </table:table-cell>
              <table:table-cell office:value-type="float" office:value="0.639543">
                <text:p>0.639543</text:p>
              </table:table-cell>
              <table:table-cell office:value-type="float" office:value="0.647314">
                <text:p>0.6473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6857">
                <text:p>0.686857</text:p>
              </table:table-cell>
              <table:table-cell office:value-type="float" office:value="0.888">
                <text:p>0.888</text:p>
              </table:table-cell>
              <table:table-cell office:value-type="float" office:value="0.635703">
                <text:p>0.63570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648">
                <text:p>0.5648</text:p>
              </table:table-cell>
              <table:table-cell office:value-type="float" office:value="0.624457">
                <text:p>0.624457</text:p>
              </table:table-cell>
              <table:table-cell office:value-type="float" office:value="0.632">
                <text:p>0.632</text:p>
              </table:table-cell>
              <table:table-cell office:value-type="float" office:value="0.632">
                <text:p>0.632</text:p>
              </table:table-cell>
              <table:table-cell office:value-type="float" office:value="0.64">
                <text:p>0.64</text:p>
              </table:table-cell>
              <table:table-cell office:value-type="float" office:value="0.646857">
                <text:p>0.6468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0457">
                <text:p>0.680457</text:p>
              </table:table-cell>
              <table:table-cell office:value-type="float" office:value="0.888">
                <text:p>0.888</text:p>
              </table:table-cell>
              <table:table-cell office:value-type="float" office:value="0.636457">
                <text:p>0.63645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553143">
                <text:p>0.553143</text:p>
              </table:table-cell>
              <table:table-cell office:value-type="float" office:value="0.624">
                <text:p>0.624</text:p>
              </table:table-cell>
              <table:table-cell office:value-type="float" office:value="0.631771">
                <text:p>0.631771</text:p>
              </table:table-cell>
              <table:table-cell office:value-type="float" office:value="0.632">
                <text:p>0.632</text:p>
              </table:table-cell>
              <table:table-cell office:value-type="float" office:value="0.637714">
                <text:p>0.637714</text:p>
              </table:table-cell>
              <table:table-cell office:value-type="float" office:value="0.646171">
                <text:p>0.646171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">
                <text:p>0.68</text:p>
              </table:table-cell>
              <table:table-cell office:value-type="float" office:value="0.888">
                <text:p>0.888</text:p>
              </table:table-cell>
              <table:table-cell office:value-type="float" office:value="0.63488">
                <text:p>0.6348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535086">
                <text:p>0.535086</text:p>
              </table:table-cell>
              <table:table-cell office:value-type="float" office:value="0.624">
                <text:p>0.624</text:p>
              </table:table-cell>
              <table:table-cell office:value-type="float" office:value="0.631543">
                <text:p>0.631543</text:p>
              </table:table-cell>
              <table:table-cell office:value-type="float" office:value="0.632">
                <text:p>0.632</text:p>
              </table:table-cell>
              <table:table-cell office:value-type="float" office:value="0.636114">
                <text:p>0.636114</text:p>
              </table:table-cell>
              <table:table-cell office:value-type="float" office:value="0.647086">
                <text:p>0.6470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7086">
                <text:p>0.687086</text:p>
              </table:table-cell>
              <table:table-cell office:value-type="float" office:value="0.888">
                <text:p>0.888</text:p>
              </table:table-cell>
              <table:table-cell office:value-type="float" office:value="0.633691">
                <text:p>0.63369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519314">
                <text:p>0.519314</text:p>
              </table:table-cell>
              <table:table-cell office:value-type="float" office:value="0.624">
                <text:p>0.624</text:p>
              </table:table-cell>
              <table:table-cell office:value-type="float" office:value="0.631543">
                <text:p>0.631543</text:p>
              </table:table-cell>
              <table:table-cell office:value-type="float" office:value="0.632">
                <text:p>0.632</text:p>
              </table:table-cell>
              <table:table-cell office:value-type="float" office:value="0.633829">
                <text:p>0.633829</text:p>
              </table:table-cell>
              <table:table-cell office:value-type="float" office:value="0.644343">
                <text:p>0.6443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98286">
                <text:p>0.698286</text:p>
              </table:table-cell>
              <table:table-cell office:value-type="float" office:value="0.888">
                <text:p>0.888</text:p>
              </table:table-cell>
              <table:table-cell office:value-type="float" office:value="0.632731">
                <text:p>0.63273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533029">
                <text:p>0.533029</text:p>
              </table:table-cell>
              <table:table-cell office:value-type="float" office:value="0.624">
                <text:p>0.624</text:p>
              </table:table-cell>
              <table:table-cell office:value-type="float" office:value="0.630629">
                <text:p>0.630629</text:p>
              </table:table-cell>
              <table:table-cell office:value-type="float" office:value="0.632">
                <text:p>0.632</text:p>
              </table:table-cell>
              <table:table-cell office:value-type="float" office:value="0.636343">
                <text:p>0.636343</text:p>
              </table:table-cell>
              <table:table-cell office:value-type="float" office:value="0.643886">
                <text:p>0.6438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704914">
                <text:p>0.704914</text:p>
              </table:table-cell>
              <table:table-cell office:value-type="float" office:value="0.888">
                <text:p>0.888</text:p>
              </table:table-cell>
              <table:table-cell office:value-type="float" office:value="0.63488">
                <text:p>0.6348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501029">
                <text:p>0.501029</text:p>
              </table:table-cell>
              <table:table-cell office:value-type="float" office:value="0.624">
                <text:p>0.624</text:p>
              </table:table-cell>
              <table:table-cell office:value-type="float" office:value="0.629486">
                <text:p>0.629486</text:p>
              </table:table-cell>
              <table:table-cell office:value-type="float" office:value="0.632">
                <text:p>0.632</text:p>
              </table:table-cell>
              <table:table-cell office:value-type="float" office:value="0.637943">
                <text:p>0.637943</text:p>
              </table:table-cell>
              <table:table-cell office:value-type="float" office:value="0.6448">
                <text:p>0.64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714286">
                <text:p>0.714286</text:p>
              </table:table-cell>
              <table:table-cell office:value-type="float" office:value="0.888">
                <text:p>0.888</text:p>
              </table:table-cell>
              <table:table-cell office:value-type="float" office:value="0.632754">
                <text:p>0.63275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578057">
                <text:p>0.578057</text:p>
              </table:table-cell>
              <table:table-cell office:value-type="float" office:value="0.624">
                <text:p>0.624</text:p>
              </table:table-cell>
              <table:table-cell office:value-type="float" office:value="0.631314">
                <text:p>0.631314</text:p>
              </table:table-cell>
              <table:table-cell office:value-type="float" office:value="0.632">
                <text:p>0.632</text:p>
              </table:table-cell>
              <table:table-cell office:value-type="float" office:value="0.637257">
                <text:p>0.637257</text:p>
              </table:table-cell>
              <table:table-cell office:value-type="float" office:value="0.645943">
                <text:p>0.6459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717714">
                <text:p>0.717714</text:p>
              </table:table-cell>
              <table:table-cell office:value-type="float" office:value="0.888">
                <text:p>0.888</text:p>
              </table:table-cell>
              <table:table-cell office:value-type="float" office:value="0.641029">
                <text:p>0.64102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479771">
                <text:p>0.479771</text:p>
              </table:table-cell>
              <table:table-cell office:value-type="float" office:value="0.624">
                <text:p>0.624</text:p>
              </table:table-cell>
              <table:table-cell office:value-type="float" office:value="0.630171">
                <text:p>0.630171</text:p>
              </table:table-cell>
              <table:table-cell office:value-type="float" office:value="0.632">
                <text:p>0.632</text:p>
              </table:table-cell>
              <table:table-cell office:value-type="float" office:value="0.640457">
                <text:p>0.6404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719543">
                <text:p>0.719543</text:p>
              </table:table-cell>
              <table:table-cell office:value-type="float" office:value="0.888">
                <text:p>0.888</text:p>
              </table:table-cell>
              <table:table-cell office:value-type="float" office:value="0.631794">
                <text:p>0.63179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457829">
                <text:p>0.457829</text:p>
              </table:table-cell>
              <table:table-cell office:value-type="float" office:value="0.624">
                <text:p>0.624</text:p>
              </table:table-cell>
              <table:table-cell office:value-type="float" office:value="0.628114">
                <text:p>0.628114</text:p>
              </table:table-cell>
              <table:table-cell office:value-type="float" office:value="0.632">
                <text:p>0.632</text:p>
              </table:table-cell>
              <table:table-cell office:value-type="float" office:value="0.638171">
                <text:p>0.638171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686">
                <text:p>0.648686</text:p>
              </table:table-cell>
              <table:table-cell office:value-type="float" office:value="0.729143">
                <text:p>0.729143</text:p>
              </table:table-cell>
              <table:table-cell office:value-type="float" office:value="0.888">
                <text:p>0.888</text:p>
              </table:table-cell>
              <table:table-cell office:value-type="float" office:value="0.630194">
                <text:p>0.63019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516571">
                <text:p>0.516571</text:p>
              </table:table-cell>
              <table:table-cell office:value-type="float" office:value="0.624">
                <text:p>0.624</text:p>
              </table:table-cell>
              <table:table-cell office:value-type="float" office:value="0.631086">
                <text:p>0.631086</text:p>
              </table:table-cell>
              <table:table-cell office:value-type="float" office:value="0.632686">
                <text:p>0.632686</text:p>
              </table:table-cell>
              <table:table-cell office:value-type="float" office:value="0.640914">
                <text:p>0.6409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9143">
                <text:p>0.649143</text:p>
              </table:table-cell>
              <table:table-cell office:value-type="float" office:value="0.718171">
                <text:p>0.718171</text:p>
              </table:table-cell>
              <table:table-cell office:value-type="float" office:value="0.888">
                <text:p>0.888</text:p>
              </table:table-cell>
              <table:table-cell office:value-type="float" office:value="0.635657">
                <text:p>0.63565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504914">
                <text:p>0.504914</text:p>
              </table:table-cell>
              <table:table-cell office:value-type="float" office:value="0.624">
                <text:p>0.624</text:p>
              </table:table-cell>
              <table:table-cell office:value-type="float" office:value="0.631086">
                <text:p>0.631086</text:p>
              </table:table-cell>
              <table:table-cell office:value-type="float" office:value="0.632457">
                <text:p>0.632457</text:p>
              </table:table-cell>
              <table:table-cell office:value-type="float" office:value="0.640914">
                <text:p>0.6409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9829">
                <text:p>0.649829</text:p>
              </table:table-cell>
              <table:table-cell office:value-type="float" office:value="0.704914">
                <text:p>0.704914</text:p>
              </table:table-cell>
              <table:table-cell office:value-type="float" office:value="0.888">
                <text:p>0.888</text:p>
              </table:table-cell>
              <table:table-cell office:value-type="float" office:value="0.633211">
                <text:p>0.63321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4704">
                <text:p>0.4704</text:p>
              </table:table-cell>
              <table:table-cell office:value-type="float" office:value="0.623771">
                <text:p>0.623771</text:p>
              </table:table-cell>
              <table:table-cell office:value-type="float" office:value="0.630629">
                <text:p>0.630629</text:p>
              </table:table-cell>
              <table:table-cell office:value-type="float" office:value="0.632">
                <text:p>0.632</text:p>
              </table:table-cell>
              <table:table-cell office:value-type="float" office:value="0.637257">
                <text:p>0.637257</text:p>
              </table:table-cell>
              <table:table-cell office:value-type="float" office:value="0.6464">
                <text:p>0.646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706743">
                <text:p>0.706743</text:p>
              </table:table-cell>
              <table:table-cell office:value-type="float" office:value="0.888">
                <text:p>0.888</text:p>
              </table:table-cell>
              <table:table-cell office:value-type="float" office:value="0.62912">
                <text:p>0.6291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426286">
                <text:p>0.426286</text:p>
              </table:table-cell>
              <table:table-cell office:value-type="float" office:value="0.623314">
                <text:p>0.623314</text:p>
              </table:table-cell>
              <table:table-cell office:value-type="float" office:value="0.628114">
                <text:p>0.628114</text:p>
              </table:table-cell>
              <table:table-cell office:value-type="float" office:value="0.632">
                <text:p>0.632</text:p>
              </table:table-cell>
              <table:table-cell office:value-type="float" office:value="0.634057">
                <text:p>0.634057</text:p>
              </table:table-cell>
              <table:table-cell office:value-type="float" office:value="0.642514">
                <text:p>0.6425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7104">
                <text:p>0.7104</text:p>
              </table:table-cell>
              <table:table-cell office:value-type="float" office:value="0.888">
                <text:p>0.888</text:p>
              </table:table-cell>
              <table:table-cell office:value-type="float" office:value="0.624069">
                <text:p>0.62406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434514">
                <text:p>0.434514</text:p>
              </table:table-cell>
              <table:table-cell office:value-type="float" office:value="0.624">
                <text:p>0.624</text:p>
              </table:table-cell>
              <table:table-cell office:value-type="float" office:value="0.628343">
                <text:p>0.628343</text:p>
              </table:table-cell>
              <table:table-cell office:value-type="float" office:value="0.632">
                <text:p>0.632</text:p>
              </table:table-cell>
              <table:table-cell office:value-type="float" office:value="0.6352">
                <text:p>0.6352</text:p>
              </table:table-cell>
              <table:table-cell office:value-type="float" office:value="0.643657">
                <text:p>0.6436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686">
                <text:p>0.648686</text:p>
              </table:table-cell>
              <table:table-cell office:value-type="float" office:value="0.696686">
                <text:p>0.696686</text:p>
              </table:table-cell>
              <table:table-cell office:value-type="float" office:value="0.888">
                <text:p>0.888</text:p>
              </table:table-cell>
              <table:table-cell office:value-type="float" office:value="0.623909">
                <text:p>0.62390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405029">
                <text:p>0.405029</text:p>
              </table:table-cell>
              <table:table-cell office:value-type="float" office:value="0.622857">
                <text:p>0.622857</text:p>
              </table:table-cell>
              <table:table-cell office:value-type="float" office:value="0.6272">
                <text:p>0.6272</text:p>
              </table:table-cell>
              <table:table-cell office:value-type="float" office:value="0.632">
                <text:p>0.632</text:p>
              </table:table-cell>
              <table:table-cell office:value-type="float" office:value="0.634743">
                <text:p>0.634743</text:p>
              </table:table-cell>
              <table:table-cell office:value-type="float" office:value="0.642057">
                <text:p>0.6420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457">
                <text:p>0.648457</text:p>
              </table:table-cell>
              <table:table-cell office:value-type="float" office:value="0.706971">
                <text:p>0.706971</text:p>
              </table:table-cell>
              <table:table-cell office:value-type="float" office:value="0.888">
                <text:p>0.888</text:p>
              </table:table-cell>
              <table:table-cell office:value-type="float" office:value="0.621531">
                <text:p>0.62153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415543">
                <text:p>0.415543</text:p>
              </table:table-cell>
              <table:table-cell office:value-type="float" office:value="0.623771">
                <text:p>0.623771</text:p>
              </table:table-cell>
              <table:table-cell office:value-type="float" office:value="0.6272">
                <text:p>0.6272</text:p>
              </table:table-cell>
              <table:table-cell office:value-type="float" office:value="0.632">
                <text:p>0.632</text:p>
              </table:table-cell>
              <table:table-cell office:value-type="float" office:value="0.637486">
                <text:p>0.637486</text:p>
              </table:table-cell>
              <table:table-cell office:value-type="float" office:value="0.645029">
                <text:p>0.6450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710857">
                <text:p>0.710857</text:p>
              </table:table-cell>
              <table:table-cell office:value-type="float" office:value="0.888">
                <text:p>0.888</text:p>
              </table:table-cell>
              <table:table-cell office:value-type="float" office:value="0.623589">
                <text:p>0.62358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440457">
                <text:p>0.440457</text:p>
              </table:table-cell>
              <table:table-cell office:value-type="float" office:value="0.624">
                <text:p>0.624</text:p>
              </table:table-cell>
              <table:table-cell office:value-type="float" office:value="0.6288">
                <text:p>0.6288</text:p>
              </table:table-cell>
              <table:table-cell office:value-type="float" office:value="0.632">
                <text:p>0.632</text:p>
              </table:table-cell>
              <table:table-cell office:value-type="float" office:value="0.639314">
                <text:p>0.6393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914">
                <text:p>0.648914</text:p>
              </table:table-cell>
              <table:table-cell office:value-type="float" office:value="0.7248">
                <text:p>0.7248</text:p>
              </table:table-cell>
              <table:table-cell office:value-type="float" office:value="0.888">
                <text:p>0.888</text:p>
              </table:table-cell>
              <table:table-cell office:value-type="float" office:value="0.628229">
                <text:p>0.62822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442286">
                <text:p>0.442286</text:p>
              </table:table-cell>
              <table:table-cell office:value-type="float" office:value="0.624">
                <text:p>0.624</text:p>
              </table:table-cell>
              <table:table-cell office:value-type="float" office:value="0.6304">
                <text:p>0.6304</text:p>
              </table:table-cell>
              <table:table-cell office:value-type="float" office:value="0.633829">
                <text:p>0.633829</text:p>
              </table:table-cell>
              <table:table-cell office:value-type="float" office:value="0.641829">
                <text:p>0.6418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9829">
                <text:p>0.649829</text:p>
              </table:table-cell>
              <table:table-cell office:value-type="float" office:value="0.722057">
                <text:p>0.722057</text:p>
              </table:table-cell>
              <table:table-cell office:value-type="float" office:value="0.888">
                <text:p>0.888</text:p>
              </table:table-cell>
              <table:table-cell office:value-type="float" office:value="0.628823">
                <text:p>0.62882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456229">
                <text:p>0.456229</text:p>
              </table:table-cell>
              <table:table-cell office:value-type="float" office:value="0.624">
                <text:p>0.624</text:p>
              </table:table-cell>
              <table:table-cell office:value-type="float" office:value="0.631314">
                <text:p>0.631314</text:p>
              </table:table-cell>
              <table:table-cell office:value-type="float" office:value="0.633143">
                <text:p>0.633143</text:p>
              </table:table-cell>
              <table:table-cell office:value-type="float" office:value="0.642057">
                <text:p>0.6420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52343">
                <text:p>0.652343</text:p>
              </table:table-cell>
              <table:table-cell office:value-type="float" office:value="0.7136">
                <text:p>0.7136</text:p>
              </table:table-cell>
              <table:table-cell office:value-type="float" office:value="0.888">
                <text:p>0.888</text:p>
              </table:table-cell>
              <table:table-cell office:value-type="float" office:value="0.629669">
                <text:p>0.62966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367086">
                <text:p>0.367086</text:p>
              </table:table-cell>
              <table:table-cell office:value-type="float" office:value="0.608457">
                <text:p>0.608457</text:p>
              </table:table-cell>
              <table:table-cell office:value-type="float" office:value="0.6272">
                <text:p>0.6272</text:p>
              </table:table-cell>
              <table:table-cell office:value-type="float" office:value="0.632">
                <text:p>0.632</text:p>
              </table:table-cell>
              <table:table-cell office:value-type="float" office:value="0.636343">
                <text:p>0.636343</text:p>
              </table:table-cell>
              <table:table-cell office:value-type="float" office:value="0.645714">
                <text:p>0.6457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96">
                <text:p>0.6496</text:p>
              </table:table-cell>
              <table:table-cell office:value-type="float" office:value="0.728229">
                <text:p>0.728229</text:p>
              </table:table-cell>
              <table:table-cell office:value-type="float" office:value="0.888">
                <text:p>0.888</text:p>
              </table:table-cell>
              <table:table-cell office:value-type="float" office:value="0.619063">
                <text:p>0.61906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383314">
                <text:p>0.383314</text:p>
              </table:table-cell>
              <table:table-cell office:value-type="float" office:value="0.622857">
                <text:p>0.622857</text:p>
              </table:table-cell>
              <table:table-cell office:value-type="float" office:value="0.6256">
                <text:p>0.6256</text:p>
              </table:table-cell>
              <table:table-cell office:value-type="float" office:value="0.632">
                <text:p>0.632</text:p>
              </table:table-cell>
              <table:table-cell office:value-type="float" office:value="0.632686">
                <text:p>0.632686</text:p>
              </table:table-cell>
              <table:table-cell office:value-type="float" office:value="0.642743">
                <text:p>0.6427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725943">
                <text:p>0.725943</text:p>
              </table:table-cell>
              <table:table-cell office:value-type="float" office:value="0.888">
                <text:p>0.888</text:p>
              </table:table-cell>
              <table:table-cell office:value-type="float" office:value="0.620914">
                <text:p>0.62091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359314">
                <text:p>0.359314</text:p>
              </table:table-cell>
              <table:table-cell office:value-type="float" office:value="0.5728">
                <text:p>0.5728</text:p>
              </table:table-cell>
              <table:table-cell office:value-type="float" office:value="0.625143">
                <text:p>0.625143</text:p>
              </table:table-cell>
              <table:table-cell office:value-type="float" office:value="0.632">
                <text:p>0.632</text:p>
              </table:table-cell>
              <table:table-cell office:value-type="float" office:value="0.632">
                <text:p>0.632</text:p>
              </table:table-cell>
              <table:table-cell office:value-type="float" office:value="0.641143">
                <text:p>0.6411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734171">
                <text:p>0.734171</text:p>
              </table:table-cell>
              <table:table-cell office:value-type="float" office:value="0.888">
                <text:p>0.888</text:p>
              </table:table-cell>
              <table:table-cell office:value-type="float" office:value="0.614057">
                <text:p>0.61405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712">
                <text:p>0.3712</text:p>
              </table:table-cell>
              <table:table-cell office:value-type="float" office:value="0.614629">
                <text:p>0.614629</text:p>
              </table:table-cell>
              <table:table-cell office:value-type="float" office:value="0.626057">
                <text:p>0.626057</text:p>
              </table:table-cell>
              <table:table-cell office:value-type="float" office:value="0.632">
                <text:p>0.632</text:p>
              </table:table-cell>
              <table:table-cell office:value-type="float" office:value="0.634057">
                <text:p>0.634057</text:p>
              </table:table-cell>
              <table:table-cell office:value-type="float" office:value="0.644343">
                <text:p>0.6443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749029">
                <text:p>0.749029</text:p>
              </table:table-cell>
              <table:table-cell office:value-type="float" office:value="0.888">
                <text:p>0.888</text:p>
              </table:table-cell>
              <table:table-cell office:value-type="float" office:value="0.621531">
                <text:p>0.62153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351086">
                <text:p>0.351086</text:p>
              </table:table-cell>
              <table:table-cell office:value-type="float" office:value="0.553143">
                <text:p>0.553143</text:p>
              </table:table-cell>
              <table:table-cell office:value-type="float" office:value="0.624">
                <text:p>0.624</text:p>
              </table:table-cell>
              <table:table-cell office:value-type="float" office:value="0.629943">
                <text:p>0.629943</text:p>
              </table:table-cell>
              <table:table-cell office:value-type="float" office:value="0.632">
                <text:p>0.632</text:p>
              </table:table-cell>
              <table:table-cell office:value-type="float" office:value="0.637029">
                <text:p>0.6370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747886">
                <text:p>0.747886</text:p>
              </table:table-cell>
              <table:table-cell office:value-type="float" office:value="0.888">
                <text:p>0.888</text:p>
              </table:table-cell>
              <table:table-cell office:value-type="float" office:value="0.611909">
                <text:p>0.61190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352914">
                <text:p>0.352914</text:p>
              </table:table-cell>
              <table:table-cell office:value-type="float" office:value="0.509943">
                <text:p>0.509943</text:p>
              </table:table-cell>
              <table:table-cell office:value-type="float" office:value="0.624">
                <text:p>0.624</text:p>
              </table:table-cell>
              <table:table-cell office:value-type="float" office:value="0.626743">
                <text:p>0.626743</text:p>
              </table:table-cell>
              <table:table-cell office:value-type="float" office:value="0.632">
                <text:p>0.632</text:p>
              </table:table-cell>
              <table:table-cell office:value-type="float" office:value="0.637943">
                <text:p>0.6379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725029">
                <text:p>0.725029</text:p>
              </table:table-cell>
              <table:table-cell office:value-type="float" office:value="0.888">
                <text:p>0.888</text:p>
              </table:table-cell>
              <table:table-cell office:value-type="float" office:value="0.605257">
                <text:p>0.60525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354971">
                <text:p>0.354971</text:p>
              </table:table-cell>
              <table:table-cell office:value-type="float" office:value="0.597486">
                <text:p>0.597486</text:p>
              </table:table-cell>
              <table:table-cell office:value-type="float" office:value="0.624">
                <text:p>0.624</text:p>
              </table:table-cell>
              <table:table-cell office:value-type="float" office:value="0.631086">
                <text:p>0.631086</text:p>
              </table:table-cell>
              <table:table-cell office:value-type="float" office:value="0.632">
                <text:p>0.632</text:p>
              </table:table-cell>
              <table:table-cell office:value-type="float" office:value="0.642743">
                <text:p>0.6427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736">
                <text:p>0.736</text:p>
              </table:table-cell>
              <table:table-cell office:value-type="float" office:value="0.888">
                <text:p>0.888</text:p>
              </table:table-cell>
              <table:table-cell office:value-type="float" office:value="0.616229">
                <text:p>0.61622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350629">
                <text:p>0.350629</text:p>
              </table:table-cell>
              <table:table-cell office:value-type="float" office:value="0.562057">
                <text:p>0.562057</text:p>
              </table:table-cell>
              <table:table-cell office:value-type="float" office:value="0.625371">
                <text:p>0.625371</text:p>
              </table:table-cell>
              <table:table-cell office:value-type="float" office:value="0.632">
                <text:p>0.632</text:p>
              </table:table-cell>
              <table:table-cell office:value-type="float" office:value="0.636343">
                <text:p>0.636343</text:p>
              </table:table-cell>
              <table:table-cell office:value-type="float" office:value="0.647314">
                <text:p>0.6473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914">
                <text:p>0.648914</text:p>
              </table:table-cell>
              <table:table-cell office:value-type="float" office:value="0.736229">
                <text:p>0.736229</text:p>
              </table:table-cell>
              <table:table-cell office:value-type="float" office:value="0.888">
                <text:p>0.888</text:p>
              </table:table-cell>
              <table:table-cell office:value-type="float" office:value="0.613486">
                <text:p>0.61348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3568">
                <text:p>0.3568</text:p>
              </table:table-cell>
              <table:table-cell office:value-type="float" office:value="0.541029">
                <text:p>0.541029</text:p>
              </table:table-cell>
              <table:table-cell office:value-type="float" office:value="0.625829">
                <text:p>0.625829</text:p>
              </table:table-cell>
              <table:table-cell office:value-type="float" office:value="0.632">
                <text:p>0.632</text:p>
              </table:table-cell>
              <table:table-cell office:value-type="float" office:value="0.635657">
                <text:p>0.635657</text:p>
              </table:table-cell>
              <table:table-cell office:value-type="float" office:value="0.645029">
                <text:p>0.645029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914">
                <text:p>0.648914</text:p>
              </table:table-cell>
              <table:table-cell office:value-type="float" office:value="0.750857">
                <text:p>0.750857</text:p>
              </table:table-cell>
              <table:table-cell office:value-type="float" office:value="0.888">
                <text:p>0.888</text:p>
              </table:table-cell>
              <table:table-cell office:value-type="float" office:value="0.613211">
                <text:p>0.61321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358629">
                <text:p>0.358629</text:p>
              </table:table-cell>
              <table:table-cell office:value-type="float" office:value="0.542171">
                <text:p>0.542171</text:p>
              </table:table-cell>
              <table:table-cell office:value-type="float" office:value="0.625829">
                <text:p>0.625829</text:p>
              </table:table-cell>
              <table:table-cell office:value-type="float" office:value="0.632">
                <text:p>0.632</text:p>
              </table:table-cell>
              <table:table-cell office:value-type="float" office:value="0.635886">
                <text:p>0.635886</text:p>
              </table:table-cell>
              <table:table-cell office:value-type="float" office:value="0.6448">
                <text:p>0.64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96">
                <text:p>0.6496</text:p>
              </table:table-cell>
              <table:table-cell office:value-type="float" office:value="0.743086">
                <text:p>0.743086</text:p>
              </table:table-cell>
              <table:table-cell office:value-type="float" office:value="0.888">
                <text:p>0.888</text:p>
              </table:table-cell>
              <table:table-cell office:value-type="float" office:value="0.6128">
                <text:p>0.612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423314">
                <text:p>0.423314</text:p>
              </table:table-cell>
              <table:table-cell office:value-type="float" office:value="0.623543">
                <text:p>0.623543</text:p>
              </table:table-cell>
              <table:table-cell office:value-type="float" office:value="0.630629">
                <text:p>0.630629</text:p>
              </table:table-cell>
              <table:table-cell office:value-type="float" office:value="0.632">
                <text:p>0.632</text:p>
              </table:table-cell>
              <table:table-cell office:value-type="float" office:value="0.637257">
                <text:p>0.637257</text:p>
              </table:table-cell>
              <table:table-cell office:value-type="float" office:value="0.645486">
                <text:p>0.6454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719771">
                <text:p>0.719771</text:p>
              </table:table-cell>
              <table:table-cell office:value-type="float" office:value="0.888">
                <text:p>0.888</text:p>
              </table:table-cell>
              <table:table-cell office:value-type="float" office:value="0.6256">
                <text:p>0.625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371886">
                <text:p>0.371886</text:p>
              </table:table-cell>
              <table:table-cell office:value-type="float" office:value="0.5568">
                <text:p>0.5568</text:p>
              </table:table-cell>
              <table:table-cell office:value-type="float" office:value="0.625829">
                <text:p>0.625829</text:p>
              </table:table-cell>
              <table:table-cell office:value-type="float" office:value="0.632">
                <text:p>0.632</text:p>
              </table:table-cell>
              <table:table-cell office:value-type="float" office:value="0.635886">
                <text:p>0.635886</text:p>
              </table:table-cell>
              <table:table-cell office:value-type="float" office:value="0.645943">
                <text:p>0.6459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736914">
                <text:p>0.736914</text:p>
              </table:table-cell>
              <table:table-cell office:value-type="float" office:value="0.888">
                <text:p>0.888</text:p>
              </table:table-cell>
              <table:table-cell office:value-type="float" office:value="0.614926">
                <text:p>0.61492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365714">
                <text:p>0.365714</text:p>
              </table:table-cell>
              <table:table-cell office:value-type="float" office:value="0.468343">
                <text:p>0.468343</text:p>
              </table:table-cell>
              <table:table-cell office:value-type="float" office:value="0.623543">
                <text:p>0.623543</text:p>
              </table:table-cell>
              <table:table-cell office:value-type="float" office:value="0.629486">
                <text:p>0.629486</text:p>
              </table:table-cell>
              <table:table-cell office:value-type="float" office:value="0.633829">
                <text:p>0.633829</text:p>
              </table:table-cell>
              <table:table-cell office:value-type="float" office:value="0.642743">
                <text:p>0.642743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457">
                <text:p>0.648457</text:p>
              </table:table-cell>
              <table:table-cell office:value-type="float" office:value="0.787429">
                <text:p>0.787429</text:p>
              </table:table-cell>
              <table:table-cell office:value-type="float" office:value="0.888">
                <text:p>0.888</text:p>
              </table:table-cell>
              <table:table-cell office:value-type="float" office:value="0.609554">
                <text:p>0.60955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52686">
                <text:p>0.352686</text:p>
              </table:table-cell>
              <table:table-cell office:value-type="float" office:value="0.476343">
                <text:p>0.476343</text:p>
              </table:table-cell>
              <table:table-cell office:value-type="float" office:value="0.624229">
                <text:p>0.624229</text:p>
              </table:table-cell>
              <table:table-cell office:value-type="float" office:value="0.632">
                <text:p>0.632</text:p>
              </table:table-cell>
              <table:table-cell office:value-type="float" office:value="0.635886">
                <text:p>0.635886</text:p>
              </table:table-cell>
              <table:table-cell office:value-type="float" office:value="0.643886">
                <text:p>0.6438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48914">
                <text:p>0.648914</text:p>
              </table:table-cell>
              <table:table-cell office:value-type="float" office:value="0.800457">
                <text:p>0.800457</text:p>
              </table:table-cell>
              <table:table-cell office:value-type="float" office:value="0.888">
                <text:p>0.888</text:p>
              </table:table-cell>
              <table:table-cell office:value-type="float" office:value="0.61104">
                <text:p>0.6110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363429">
                <text:p>0.363429</text:p>
              </table:table-cell>
              <table:table-cell office:value-type="float" office:value="0.5072">
                <text:p>0.5072</text:p>
              </table:table-cell>
              <table:table-cell office:value-type="float" office:value="0.626743">
                <text:p>0.626743</text:p>
              </table:table-cell>
              <table:table-cell office:value-type="float" office:value="0.632">
                <text:p>0.632</text:p>
              </table:table-cell>
              <table:table-cell office:value-type="float" office:value="0.638171">
                <text:p>0.638171</text:p>
              </table:table-cell>
              <table:table-cell office:value-type="float" office:value="0.645714">
                <text:p>0.6457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7486">
                <text:p>0.677486</text:p>
              </table:table-cell>
              <table:table-cell office:value-type="float" office:value="0.8464">
                <text:p>0.8464</text:p>
              </table:table-cell>
              <table:table-cell office:value-type="float" office:value="0.888">
                <text:p>0.888</text:p>
              </table:table-cell>
              <table:table-cell office:value-type="float" office:value="0.623314">
                <text:p>0.62331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344">
                <text:p>0.344</text:p>
              </table:table-cell>
              <table:table-cell office:value-type="float" office:value="0.425829">
                <text:p>0.425829</text:p>
              </table:table-cell>
              <table:table-cell office:value-type="float" office:value="0.6128">
                <text:p>0.6128</text:p>
              </table:table-cell>
              <table:table-cell office:value-type="float" office:value="0.632">
                <text:p>0.632</text:p>
              </table:table-cell>
              <table:table-cell office:value-type="float" office:value="0.636343">
                <text:p>0.636343</text:p>
              </table:table-cell>
              <table:table-cell office:value-type="float" office:value="0.645257">
                <text:p>0.6452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62171">
                <text:p>0.662171</text:p>
              </table:table-cell>
              <table:table-cell office:value-type="float" office:value="0.838629">
                <text:p>0.838629</text:p>
              </table:table-cell>
              <table:table-cell office:value-type="float" office:value="0.888">
                <text:p>0.888</text:p>
              </table:table-cell>
              <table:table-cell office:value-type="float" office:value="0.609303">
                <text:p>0.60930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334171">
                <text:p>0.334171</text:p>
              </table:table-cell>
              <table:table-cell office:value-type="float" office:value="0.406629">
                <text:p>0.406629</text:p>
              </table:table-cell>
              <table:table-cell office:value-type="float" office:value="0.562743">
                <text:p>0.562743</text:p>
              </table:table-cell>
              <table:table-cell office:value-type="float" office:value="0.630857">
                <text:p>0.630857</text:p>
              </table:table-cell>
              <table:table-cell office:value-type="float" office:value="0.635886">
                <text:p>0.635886</text:p>
              </table:table-cell>
              <table:table-cell office:value-type="float" office:value="0.645257">
                <text:p>0.645257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79086">
                <text:p>0.679086</text:p>
              </table:table-cell>
              <table:table-cell office:value-type="float" office:value="0.8576">
                <text:p>0.8576</text:p>
              </table:table-cell>
              <table:table-cell office:value-type="float" office:value="0.888">
                <text:p>0.888</text:p>
              </table:table-cell>
              <table:table-cell office:value-type="float" office:value="0.604823">
                <text:p>0.60482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340343">
                <text:p>0.340343</text:p>
              </table:table-cell>
              <table:table-cell office:value-type="float" office:value="0.405714">
                <text:p>0.405714</text:p>
              </table:table-cell>
              <table:table-cell office:value-type="float" office:value="0.509486">
                <text:p>0.509486</text:p>
              </table:table-cell>
              <table:table-cell office:value-type="float" office:value="0.627657">
                <text:p>0.627657</text:p>
              </table:table-cell>
              <table:table-cell office:value-type="float" office:value="0.634057">
                <text:p>0.634057</text:p>
              </table:table-cell>
              <table:table-cell office:value-type="float" office:value="0.645486">
                <text:p>0.6454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96686">
                <text:p>0.696686</text:p>
              </table:table-cell>
              <table:table-cell office:value-type="float" office:value="0.851429">
                <text:p>0.851429</text:p>
              </table:table-cell>
              <table:table-cell office:value-type="float" office:value="0.888">
                <text:p>0.888</text:p>
              </table:table-cell>
              <table:table-cell office:value-type="float" office:value="0.600686">
                <text:p>0.60068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333257">
                <text:p>0.333257</text:p>
              </table:table-cell>
              <table:table-cell office:value-type="float" office:value="0.405257">
                <text:p>0.405257</text:p>
              </table:table-cell>
              <table:table-cell office:value-type="float" office:value="0.523657">
                <text:p>0.523657</text:p>
              </table:table-cell>
              <table:table-cell office:value-type="float" office:value="0.627429">
                <text:p>0.627429</text:p>
              </table:table-cell>
              <table:table-cell office:value-type="float" office:value="0.632686">
                <text:p>0.632686</text:p>
              </table:table-cell>
              <table:table-cell office:value-type="float" office:value="0.642514">
                <text:p>0.6425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16">
                <text:p>0.6816</text:p>
              </table:table-cell>
              <table:table-cell office:value-type="float" office:value="0.848457">
                <text:p>0.848457</text:p>
              </table:table-cell>
              <table:table-cell office:value-type="float" office:value="0.888">
                <text:p>0.888</text:p>
              </table:table-cell>
              <table:table-cell office:value-type="float" office:value="0.599086">
                <text:p>0.59908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334629">
                <text:p>0.334629</text:p>
              </table:table-cell>
              <table:table-cell office:value-type="float" office:value="0.406171">
                <text:p>0.406171</text:p>
              </table:table-cell>
              <table:table-cell office:value-type="float" office:value="0.560914">
                <text:p>0.560914</text:p>
              </table:table-cell>
              <table:table-cell office:value-type="float" office:value="0.629486">
                <text:p>0.629486</text:p>
              </table:table-cell>
              <table:table-cell office:value-type="float" office:value="0.635657">
                <text:p>0.635657</text:p>
              </table:table-cell>
              <table:table-cell office:value-type="float" office:value="0.644114">
                <text:p>0.644114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83657">
                <text:p>0.683657</text:p>
              </table:table-cell>
              <table:table-cell office:value-type="float" office:value="0.845486">
                <text:p>0.845486</text:p>
              </table:table-cell>
              <table:table-cell office:value-type="float" office:value="0.888">
                <text:p>0.888</text:p>
              </table:table-cell>
              <table:table-cell office:value-type="float" office:value="0.603611">
                <text:p>0.60361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333943">
                <text:p>0.333943</text:p>
              </table:table-cell>
              <table:table-cell office:value-type="float" office:value="0.410743">
                <text:p>0.410743</text:p>
              </table:table-cell>
              <table:table-cell office:value-type="float" office:value="0.595429">
                <text:p>0.595429</text:p>
              </table:table-cell>
              <table:table-cell office:value-type="float" office:value="0.631543">
                <text:p>0.631543</text:p>
              </table:table-cell>
              <table:table-cell office:value-type="float" office:value="0.6368">
                <text:p>0.6368</text:p>
              </table:table-cell>
              <table:table-cell office:value-type="float" office:value="0.642971">
                <text:p>0.642971</text:p>
              </table:table-cell>
              <table:table-cell office:value-type="float" office:value="0.648">
                <text:p>0.648</text:p>
              </table:table-cell>
              <table:table-cell office:value-type="float" office:value="0.648457">
                <text:p>0.648457</text:p>
              </table:table-cell>
              <table:table-cell office:value-type="float" office:value="0.709943">
                <text:p>0.709943</text:p>
              </table:table-cell>
              <table:table-cell office:value-type="float" office:value="0.853257">
                <text:p>0.853257</text:p>
              </table:table-cell>
              <table:table-cell office:value-type="float" office:value="0.888">
                <text:p>0.888</text:p>
              </table:table-cell>
              <table:table-cell office:value-type="float" office:value="0.611109">
                <text:p>0.61110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328">
                <text:p>0.328</text:p>
              </table:table-cell>
              <table:table-cell office:value-type="float" office:value="0.414171">
                <text:p>0.414171</text:p>
              </table:table-cell>
              <table:table-cell office:value-type="float" office:value="0.5872">
                <text:p>0.5872</text:p>
              </table:table-cell>
              <table:table-cell office:value-type="float" office:value="0.632">
                <text:p>0.632</text:p>
              </table:table-cell>
              <table:table-cell office:value-type="float" office:value="0.637257">
                <text:p>0.637257</text:p>
              </table:table-cell>
              <table:table-cell office:value-type="float" office:value="0.642971">
                <text:p>0.642971</text:p>
              </table:table-cell>
              <table:table-cell office:value-type="float" office:value="0.648">
                <text:p>0.648</text:p>
              </table:table-cell>
              <table:table-cell office:value-type="float" office:value="0.649371">
                <text:p>0.649371</text:p>
              </table:table-cell>
              <table:table-cell office:value-type="float" office:value="0.730286">
                <text:p>0.730286</text:p>
              </table:table-cell>
              <table:table-cell office:value-type="float" office:value="0.8576">
                <text:p>0.8576</text:p>
              </table:table-cell>
              <table:table-cell office:value-type="float" office:value="0.888">
                <text:p>0.888</text:p>
              </table:table-cell>
              <table:table-cell office:value-type="float" office:value="0.612686">
                <text:p>0.61268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338057">
                <text:p>0.338057</text:p>
              </table:table-cell>
              <table:table-cell office:value-type="float" office:value="0.424229">
                <text:p>0.424229</text:p>
              </table:table-cell>
              <table:table-cell office:value-type="float" office:value="0.589029">
                <text:p>0.589029</text:p>
              </table:table-cell>
              <table:table-cell office:value-type="float" office:value="0.631771">
                <text:p>0.631771</text:p>
              </table:table-cell>
              <table:table-cell office:value-type="float" office:value="0.634514">
                <text:p>0.634514</text:p>
              </table:table-cell>
              <table:table-cell office:value-type="float" office:value="0.641371">
                <text:p>0.641371</text:p>
              </table:table-cell>
              <table:table-cell office:value-type="float" office:value="0.648">
                <text:p>0.648</text:p>
              </table:table-cell>
              <table:table-cell office:value-type="float" office:value="0.648229">
                <text:p>0.648229</text:p>
              </table:table-cell>
              <table:table-cell office:value-type="float" office:value="0.701486">
                <text:p>0.701486</text:p>
              </table:table-cell>
              <table:table-cell office:value-type="float" office:value="0.860343">
                <text:p>0.860343</text:p>
              </table:table-cell>
              <table:table-cell office:value-type="float" office:value="0.888">
                <text:p>0.888</text:p>
              </table:table-cell>
              <table:table-cell office:value-type="float" office:value="0.611703">
                <text:p>0.61170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35314">
                <text:p>0.335314</text:p>
              </table:table-cell>
              <table:table-cell office:value-type="float" office:value="0.408">
                <text:p>0.408</text:p>
              </table:table-cell>
              <table:table-cell office:value-type="float" office:value="0.536457">
                <text:p>0.536457</text:p>
              </table:table-cell>
              <table:table-cell office:value-type="float" office:value="0.627429">
                <text:p>0.627429</text:p>
              </table:table-cell>
              <table:table-cell office:value-type="float" office:value="0.6336">
                <text:p>0.6336</text:p>
              </table:table-cell>
              <table:table-cell office:value-type="float" office:value="0.6416">
                <text:p>0.6416</text:p>
              </table:table-cell>
              <table:table-cell office:value-type="float" office:value="0.648">
                <text:p>0.648</text:p>
              </table:table-cell>
              <table:table-cell office:value-type="float" office:value="0.649829">
                <text:p>0.649829</text:p>
              </table:table-cell>
              <table:table-cell office:value-type="float" office:value="0.732114">
                <text:p>0.732114</text:p>
              </table:table-cell>
              <table:table-cell office:value-type="float" office:value="0.867657">
                <text:p>0.867657</text:p>
              </table:table-cell>
              <table:table-cell office:value-type="float" office:value="0.888">
                <text:p>0.888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328">
                <text:p>0.328</text:p>
              </table:table-cell>
              <table:table-cell office:value-type="float" office:value="0.395657">
                <text:p>0.395657</text:p>
              </table:table-cell>
              <table:table-cell office:value-type="float" office:value="0.522057">
                <text:p>0.522057</text:p>
              </table:table-cell>
              <table:table-cell office:value-type="float" office:value="0.6256">
                <text:p>0.6256</text:p>
              </table:table-cell>
              <table:table-cell office:value-type="float" office:value="0.632686">
                <text:p>0.632686</text:p>
              </table:table-cell>
              <table:table-cell office:value-type="float" office:value="0.641829">
                <text:p>0.641829</text:p>
              </table:table-cell>
              <table:table-cell office:value-type="float" office:value="0.648">
                <text:p>0.648</text:p>
              </table:table-cell>
              <table:table-cell office:value-type="float" office:value="0.650057">
                <text:p>0.650057</text:p>
              </table:table-cell>
              <table:table-cell office:value-type="float" office:value="0.746971">
                <text:p>0.746971</text:p>
              </table:table-cell>
              <table:table-cell office:value-type="float" office:value="0.866971">
                <text:p>0.866971</text:p>
              </table:table-cell>
              <table:table-cell office:value-type="float" office:value="0.888">
                <text:p>0.888</text:p>
              </table:table-cell>
              <table:table-cell office:value-type="float" office:value="0.605783">
                <text:p>0.60578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336229">
                <text:p>0.336229</text:p>
              </table:table-cell>
              <table:table-cell office:value-type="float" office:value="0.405714">
                <text:p>0.405714</text:p>
              </table:table-cell>
              <table:table-cell office:value-type="float" office:value="0.574857">
                <text:p>0.574857</text:p>
              </table:table-cell>
              <table:table-cell office:value-type="float" office:value="0.629257">
                <text:p>0.629257</text:p>
              </table:table-cell>
              <table:table-cell office:value-type="float" office:value="0.637029">
                <text:p>0.637029</text:p>
              </table:table-cell>
              <table:table-cell office:value-type="float" office:value="0.645943">
                <text:p>0.645943</text:p>
              </table:table-cell>
              <table:table-cell office:value-type="float" office:value="0.648">
                <text:p>0.648</text:p>
              </table:table-cell>
              <table:table-cell office:value-type="float" office:value="0.661257">
                <text:p>0.661257</text:p>
              </table:table-cell>
              <table:table-cell office:value-type="float" office:value="0.797714">
                <text:p>0.797714</text:p>
              </table:table-cell>
              <table:table-cell office:value-type="float" office:value="0.8752">
                <text:p>0.8752</text:p>
              </table:table-cell>
              <table:table-cell office:value-type="float" office:value="0.888">
                <text:p>0.888</text:p>
              </table:table-cell>
              <table:table-cell office:value-type="float" office:value="0.62112">
                <text:p>0.6211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3264">
                <text:p>0.3264</text:p>
              </table:table-cell>
              <table:table-cell office:value-type="float" office:value="0.383543">
                <text:p>0.383543</text:p>
              </table:table-cell>
              <table:table-cell office:value-type="float" office:value="0.469257">
                <text:p>0.469257</text:p>
              </table:table-cell>
              <table:table-cell office:value-type="float" office:value="0.623086">
                <text:p>0.623086</text:p>
              </table:table-cell>
              <table:table-cell office:value-type="float" office:value="0.632914">
                <text:p>0.632914</text:p>
              </table:table-cell>
              <table:table-cell office:value-type="float" office:value="0.643429">
                <text:p>0.643429</text:p>
              </table:table-cell>
              <table:table-cell office:value-type="float" office:value="0.648">
                <text:p>0.648</text:p>
              </table:table-cell>
              <table:table-cell office:value-type="float" office:value="0.6496">
                <text:p>0.6496</text:p>
              </table:table-cell>
              <table:table-cell office:value-type="float" office:value="0.769143">
                <text:p>0.769143</text:p>
              </table:table-cell>
              <table:table-cell office:value-type="float" office:value="0.872">
                <text:p>0.872</text:p>
              </table:table-cell>
              <table:table-cell office:value-type="float" office:value="0.888">
                <text:p>0.888</text:p>
              </table:table-cell>
              <table:table-cell office:value-type="float" office:value="0.601737">
                <text:p>0.60173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333029">
                <text:p>0.333029</text:p>
              </table:table-cell>
              <table:table-cell office:value-type="float" office:value="0.401143">
                <text:p>0.401143</text:p>
              </table:table-cell>
              <table:table-cell office:value-type="float" office:value="0.456914">
                <text:p>0.456914</text:p>
              </table:table-cell>
              <table:table-cell office:value-type="float" office:value="0.610743">
                <text:p>0.610743</text:p>
              </table:table-cell>
              <table:table-cell office:value-type="float" office:value="0.634286">
                <text:p>0.634286</text:p>
              </table:table-cell>
              <table:table-cell office:value-type="float" office:value="0.644571">
                <text:p>0.644571</text:p>
              </table:table-cell>
              <table:table-cell office:value-type="float" office:value="0.648">
                <text:p>0.648</text:p>
              </table:table-cell>
              <table:table-cell office:value-type="float" office:value="0.649829">
                <text:p>0.649829</text:p>
              </table:table-cell>
              <table:table-cell office:value-type="float" office:value="0.764343">
                <text:p>0.764343</text:p>
              </table:table-cell>
              <table:table-cell office:value-type="float" office:value="0.8656">
                <text:p>0.8656</text:p>
              </table:table-cell>
              <table:table-cell office:value-type="float" office:value="0.888">
                <text:p>0.888</text:p>
              </table:table-cell>
              <table:table-cell office:value-type="float" office:value="0.600846">
                <text:p>0.60084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328">
                <text:p>0.328</text:p>
              </table:table-cell>
              <table:table-cell office:value-type="float" office:value="0.402971">
                <text:p>0.402971</text:p>
              </table:table-cell>
              <table:table-cell office:value-type="float" office:value="0.490743">
                <text:p>0.490743</text:p>
              </table:table-cell>
              <table:table-cell office:value-type="float" office:value="0.629257">
                <text:p>0.629257</text:p>
              </table:table-cell>
              <table:table-cell office:value-type="float" office:value="0.635886">
                <text:p>0.635886</text:p>
              </table:table-cell>
              <table:table-cell office:value-type="float" office:value="0.647314">
                <text:p>0.647314</text:p>
              </table:table-cell>
              <table:table-cell office:value-type="float" office:value="0.648">
                <text:p>0.648</text:p>
              </table:table-cell>
              <table:table-cell office:value-type="float" office:value="0.662629">
                <text:p>0.662629</text:p>
              </table:table-cell>
              <table:table-cell office:value-type="float" office:value="0.789714">
                <text:p>0.789714</text:p>
              </table:table-cell>
              <table:table-cell office:value-type="float" office:value="0.872">
                <text:p>0.872</text:p>
              </table:table-cell>
              <table:table-cell office:value-type="float" office:value="0.888">
                <text:p>0.888</text:p>
              </table:table-cell>
              <table:table-cell office:value-type="float" office:value="0.610651">
                <text:p>0.61065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358857">
                <text:p>0.358857</text:p>
              </table:table-cell>
              <table:table-cell office:value-type="float" office:value="0.411429">
                <text:p>0.411429</text:p>
              </table:table-cell>
              <table:table-cell office:value-type="float" office:value="0.581943">
                <text:p>0.581943</text:p>
              </table:table-cell>
              <table:table-cell office:value-type="float" office:value="0.632229">
                <text:p>0.632229</text:p>
              </table:table-cell>
              <table:table-cell office:value-type="float" office:value="0.644343">
                <text:p>0.644343</text:p>
              </table:table-cell>
              <table:table-cell office:value-type="float" office:value="0.648">
                <text:p>0.648</text:p>
              </table:table-cell>
              <table:table-cell office:value-type="float" office:value="0.650286">
                <text:p>0.650286</text:p>
              </table:table-cell>
              <table:table-cell office:value-type="float" office:value="0.714743">
                <text:p>0.714743</text:p>
              </table:table-cell>
              <table:table-cell office:value-type="float" office:value="0.821257">
                <text:p>0.821257</text:p>
              </table:table-cell>
              <table:table-cell office:value-type="float" office:value="0.877943">
                <text:p>0.877943</text:p>
              </table:table-cell>
              <table:table-cell office:value-type="float" office:value="0.888">
                <text:p>0.888</text:p>
              </table:table-cell>
              <table:table-cell office:value-type="float" office:value="0.634103">
                <text:p>0.634103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354743">
                <text:p>0.354743</text:p>
              </table:table-cell>
              <table:table-cell office:value-type="float" office:value="0.428343">
                <text:p>0.428343</text:p>
              </table:table-cell>
              <table:table-cell office:value-type="float" office:value="0.605943">
                <text:p>0.605943</text:p>
              </table:table-cell>
              <table:table-cell office:value-type="float" office:value="0.635886">
                <text:p>0.635886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669943">
                <text:p>0.669943</text:p>
              </table:table-cell>
              <table:table-cell office:value-type="float" office:value="0.762743">
                <text:p>0.762743</text:p>
              </table:table-cell>
              <table:table-cell office:value-type="float" office:value="0.834514">
                <text:p>0.834514</text:p>
              </table:table-cell>
              <table:table-cell office:value-type="float" office:value="0.877943">
                <text:p>0.877943</text:p>
              </table:table-cell>
              <table:table-cell office:value-type="float" office:value="0.888">
                <text:p>0.888</text:p>
              </table:table-cell>
              <table:table-cell office:value-type="float" office:value="0.646606">
                <text:p>0.64660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3712">
                <text:p>0.3712</text:p>
              </table:table-cell>
              <table:table-cell office:value-type="float" office:value="0.467886">
                <text:p>0.467886</text:p>
              </table:table-cell>
              <table:table-cell office:value-type="float" office:value="0.631086">
                <text:p>0.631086</text:p>
              </table:table-cell>
              <table:table-cell office:value-type="float" office:value="0.6432">
                <text:p>0.6432</text:p>
              </table:table-cell>
              <table:table-cell office:value-type="float" office:value="0.648">
                <text:p>0.648</text:p>
              </table:table-cell>
              <table:table-cell office:value-type="float" office:value="0.658514">
                <text:p>0.658514</text:p>
              </table:table-cell>
              <table:table-cell office:value-type="float" office:value="0.729829">
                <text:p>0.729829</text:p>
              </table:table-cell>
              <table:table-cell office:value-type="float" office:value="0.797029">
                <text:p>0.797029</text:p>
              </table:table-cell>
              <table:table-cell office:value-type="float" office:value="0.8464">
                <text:p>0.8464</text:p>
              </table:table-cell>
              <table:table-cell office:value-type="float" office:value="0.88">
                <text:p>0.88</text:p>
              </table:table-cell>
              <table:table-cell office:value-type="float" office:value="0.896">
                <text:p>0.896</text:p>
              </table:table-cell>
              <table:table-cell office:value-type="float" office:value="0.667314">
                <text:p>0.66731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367086">
                <text:p>0.367086</text:p>
              </table:table-cell>
              <table:table-cell office:value-type="float" office:value="0.504229">
                <text:p>0.504229</text:p>
              </table:table-cell>
              <table:table-cell office:value-type="float" office:value="0.635429">
                <text:p>0.635429</text:p>
              </table:table-cell>
              <table:table-cell office:value-type="float" office:value="0.646857">
                <text:p>0.646857</text:p>
              </table:table-cell>
              <table:table-cell office:value-type="float" office:value="0.648229">
                <text:p>0.648229</text:p>
              </table:table-cell>
              <table:table-cell office:value-type="float" office:value="0.687086">
                <text:p>0.687086</text:p>
              </table:table-cell>
              <table:table-cell office:value-type="float" office:value="0.779429">
                <text:p>0.779429</text:p>
              </table:table-cell>
              <table:table-cell office:value-type="float" office:value="0.825829">
                <text:p>0.825829</text:p>
              </table:table-cell>
              <table:table-cell office:value-type="float" office:value="0.860343">
                <text:p>0.860343</text:p>
              </table:table-cell>
              <table:table-cell office:value-type="float" office:value="0.882514">
                <text:p>0.882514</text:p>
              </table:table-cell>
              <table:table-cell office:value-type="float" office:value="0.896">
                <text:p>0.896</text:p>
              </table:table-cell>
              <table:table-cell office:value-type="float" office:value="0.683703">
                <text:p>0.68370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46514">
                <text:p>0.346514</text:p>
              </table:table-cell>
              <table:table-cell office:value-type="float" office:value="0.446629">
                <text:p>0.446629</text:p>
              </table:table-cell>
              <table:table-cell office:value-type="float" office:value="0.635429">
                <text:p>0.635429</text:p>
              </table:table-cell>
              <table:table-cell office:value-type="float" office:value="0.648">
                <text:p>0.648</text:p>
              </table:table-cell>
              <table:table-cell office:value-type="float" office:value="0.6528">
                <text:p>0.6528</text:p>
              </table:table-cell>
              <table:table-cell office:value-type="float" office:value="0.737829">
                <text:p>0.737829</text:p>
              </table:table-cell>
              <table:table-cell office:value-type="float" office:value="0.805257">
                <text:p>0.805257</text:p>
              </table:table-cell>
              <table:table-cell office:value-type="float" office:value="0.837029">
                <text:p>0.837029</text:p>
              </table:table-cell>
              <table:table-cell office:value-type="float" office:value="0.8672">
                <text:p>0.8672</text:p>
              </table:table-cell>
              <table:table-cell office:value-type="float" office:value="0.883657">
                <text:p>0.883657</text:p>
              </table:table-cell>
              <table:table-cell office:value-type="float" office:value="0.896">
                <text:p>0.896</text:p>
              </table:table-cell>
              <table:table-cell office:value-type="float" office:value="0.686034">
                <text:p>0.68603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346514">
                <text:p>0.346514</text:p>
              </table:table-cell>
              <table:table-cell office:value-type="float" office:value="0.429029">
                <text:p>0.429029</text:p>
              </table:table-cell>
              <table:table-cell office:value-type="float" office:value="0.6352">
                <text:p>0.6352</text:p>
              </table:table-cell>
              <table:table-cell office:value-type="float" office:value="0.648">
                <text:p>0.648</text:p>
              </table:table-cell>
              <table:table-cell office:value-type="float" office:value="0.689371">
                <text:p>0.689371</text:p>
              </table:table-cell>
              <table:table-cell office:value-type="float" office:value="0.7712">
                <text:p>0.7712</text:p>
              </table:table-cell>
              <table:table-cell office:value-type="float" office:value="0.803657">
                <text:p>0.803657</text:p>
              </table:table-cell>
              <table:table-cell office:value-type="float" office:value="0.833371">
                <text:p>0.833371</text:p>
              </table:table-cell>
              <table:table-cell office:value-type="float" office:value="0.867886">
                <text:p>0.867886</text:p>
              </table:table-cell>
              <table:table-cell office:value-type="float" office:value="0.8832">
                <text:p>0.8832</text:p>
              </table:table-cell>
              <table:table-cell office:value-type="float" office:value="0.896">
                <text:p>0.896</text:p>
              </table:table-cell>
              <table:table-cell office:value-type="float" office:value="0.690743">
                <text:p>0.69074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348571">
                <text:p>0.348571</text:p>
              </table:table-cell>
              <table:table-cell office:value-type="float" office:value="0.499886">
                <text:p>0.499886</text:p>
              </table:table-cell>
              <table:table-cell office:value-type="float" office:value="0.643657">
                <text:p>0.643657</text:p>
              </table:table-cell>
              <table:table-cell office:value-type="float" office:value="0.658743">
                <text:p>0.658743</text:p>
              </table:table-cell>
              <table:table-cell office:value-type="float" office:value="0.730514">
                <text:p>0.730514</text:p>
              </table:table-cell>
              <table:table-cell office:value-type="float" office:value="0.786514">
                <text:p>0.786514</text:p>
              </table:table-cell>
              <table:table-cell office:value-type="float" office:value="0.822171">
                <text:p>0.822171</text:p>
              </table:table-cell>
              <table:table-cell office:value-type="float" office:value="0.854857">
                <text:p>0.854857</text:p>
              </table:table-cell>
              <table:table-cell office:value-type="float" office:value="0.8752">
                <text:p>0.8752</text:p>
              </table:table-cell>
              <table:table-cell office:value-type="float" office:value="0.883429">
                <text:p>0.883429</text:p>
              </table:table-cell>
              <table:table-cell office:value-type="float" office:value="0.896">
                <text:p>0.896</text:p>
              </table:table-cell>
              <table:table-cell office:value-type="float" office:value="0.710354">
                <text:p>0.71035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352686">
                <text:p>0.352686</text:p>
              </table:table-cell>
              <table:table-cell office:value-type="float" office:value="0.514514">
                <text:p>0.514514</text:p>
              </table:table-cell>
              <table:table-cell office:value-type="float" office:value="0.647314">
                <text:p>0.647314</text:p>
              </table:table-cell>
              <table:table-cell office:value-type="float" office:value="0.7056">
                <text:p>0.7056</text:p>
              </table:table-cell>
              <table:table-cell office:value-type="float" office:value="0.765257">
                <text:p>0.765257</text:p>
              </table:table-cell>
              <table:table-cell office:value-type="float" office:value="0.809371">
                <text:p>0.809371</text:p>
              </table:table-cell>
              <table:table-cell office:value-type="float" office:value="0.845486">
                <text:p>0.845486</text:p>
              </table:table-cell>
              <table:table-cell office:value-type="float" office:value="0.869257">
                <text:p>0.869257</text:p>
              </table:table-cell>
              <table:table-cell office:value-type="float" office:value="0.878629">
                <text:p>0.878629</text:p>
              </table:table-cell>
              <table:table-cell office:value-type="float" office:value="0.884114">
                <text:p>0.884114</text:p>
              </table:table-cell>
              <table:table-cell office:value-type="float" office:value="0.896">
                <text:p>0.896</text:p>
              </table:table-cell>
              <table:table-cell office:value-type="float" office:value="0.727223">
                <text:p>0.72722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378057">
                <text:p>0.378057</text:p>
              </table:table-cell>
              <table:table-cell office:value-type="float" office:value="0.611657">
                <text:p>0.611657</text:p>
              </table:table-cell>
              <table:table-cell office:value-type="float" office:value="0.675886">
                <text:p>0.675886</text:p>
              </table:table-cell>
              <table:table-cell office:value-type="float" office:value="0.7504">
                <text:p>0.7504</text:p>
              </table:table-cell>
              <table:table-cell office:value-type="float" office:value="0.809371">
                <text:p>0.809371</text:p>
              </table:table-cell>
              <table:table-cell office:value-type="float" office:value="0.843429">
                <text:p>0.843429</text:p>
              </table:table-cell>
              <table:table-cell office:value-type="float" office:value="0.865371">
                <text:p>0.865371</text:p>
              </table:table-cell>
              <table:table-cell office:value-type="float" office:value="0.873829">
                <text:p>0.873829</text:p>
              </table:table-cell>
              <table:table-cell office:value-type="float" office:value="0.88">
                <text:p>0.88</text:p>
              </table:table-cell>
              <table:table-cell office:value-type="float" office:value="0.884114">
                <text:p>0.884114</text:p>
              </table:table-cell>
              <table:table-cell office:value-type="float" office:value="0.896">
                <text:p>0.896</text:p>
              </table:table-cell>
              <table:table-cell office:value-type="float" office:value="0.757211">
                <text:p>0.757211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468571">
                <text:p>0.468571</text:p>
              </table:table-cell>
              <table:table-cell office:value-type="float" office:value="0.650743">
                <text:p>0.650743</text:p>
              </table:table-cell>
              <table:table-cell office:value-type="float" office:value="0.724343">
                <text:p>0.724343</text:p>
              </table:table-cell>
              <table:table-cell office:value-type="float" office:value="0.7904">
                <text:p>0.7904</text:p>
              </table:table-cell>
              <table:table-cell office:value-type="float" office:value="0.832457">
                <text:p>0.832457</text:p>
              </table:table-cell>
              <table:table-cell office:value-type="float" office:value="0.855543">
                <text:p>0.855543</text:p>
              </table:table-cell>
              <table:table-cell office:value-type="float" office:value="0.8688">
                <text:p>0.8688</text:p>
              </table:table-cell>
              <table:table-cell office:value-type="float" office:value="0.874743">
                <text:p>0.874743</text:p>
              </table:table-cell>
              <table:table-cell office:value-type="float" office:value="0.88">
                <text:p>0.88</text:p>
              </table:table-cell>
              <table:table-cell office:value-type="float" office:value="0.883886">
                <text:p>0.883886</text:p>
              </table:table-cell>
              <table:table-cell office:value-type="float" office:value="0.896">
                <text:p>0.896</text:p>
              </table:table-cell>
              <table:table-cell office:value-type="float" office:value="0.782949">
                <text:p>0.78294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460571">
                <text:p>0.460571</text:p>
              </table:table-cell>
              <table:table-cell office:value-type="float" office:value="0.655771">
                <text:p>0.655771</text:p>
              </table:table-cell>
              <table:table-cell office:value-type="float" office:value="0.761829">
                <text:p>0.761829</text:p>
              </table:table-cell>
              <table:table-cell office:value-type="float" office:value="0.8176">
                <text:p>0.8176</text:p>
              </table:table-cell>
              <table:table-cell office:value-type="float" office:value="0.8432">
                <text:p>0.8432</text:p>
              </table:table-cell>
              <table:table-cell office:value-type="float" office:value="0.8608">
                <text:p>0.8608</text:p>
              </table:table-cell>
              <table:table-cell office:value-type="float" office:value="0.871543">
                <text:p>0.871543</text:p>
              </table:table-cell>
              <table:table-cell office:value-type="float" office:value="0.875657">
                <text:p>0.875657</text:p>
              </table:table-cell>
              <table:table-cell office:value-type="float" office:value="0.88">
                <text:p>0.88</text:p>
              </table:table-cell>
              <table:table-cell office:value-type="float" office:value="0.885257">
                <text:p>0.885257</text:p>
              </table:table-cell>
              <table:table-cell office:value-type="float" office:value="0.896">
                <text:p>0.896</text:p>
              </table:table-cell>
              <table:table-cell office:value-type="float" office:value="0.791223">
                <text:p>0.79122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465829">
                <text:p>0.465829</text:p>
              </table:table-cell>
              <table:table-cell office:value-type="float" office:value="0.695086">
                <text:p>0.695086</text:p>
              </table:table-cell>
              <table:table-cell office:value-type="float" office:value="0.789714">
                <text:p>0.789714</text:p>
              </table:table-cell>
              <table:table-cell office:value-type="float" office:value="0.834286">
                <text:p>0.834286</text:p>
              </table:table-cell>
              <table:table-cell office:value-type="float" office:value="0.855543">
                <text:p>0.855543</text:p>
              </table:table-cell>
              <table:table-cell office:value-type="float" office:value="0.866514">
                <text:p>0.866514</text:p>
              </table:table-cell>
              <table:table-cell office:value-type="float" office:value="0.872">
                <text:p>0.872</text:p>
              </table:table-cell>
              <table:table-cell office:value-type="float" office:value="0.877257">
                <text:p>0.877257</text:p>
              </table:table-cell>
              <table:table-cell office:value-type="float" office:value="0.88">
                <text:p>0.88</text:p>
              </table:table-cell>
              <table:table-cell office:value-type="float" office:value="0.8864">
                <text:p>0.8864</text:p>
              </table:table-cell>
              <table:table-cell office:value-type="float" office:value="0.896">
                <text:p>0.896</text:p>
              </table:table-cell>
              <table:table-cell office:value-type="float" office:value="0.802263">
                <text:p>0.80226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484343">
                <text:p>0.484343</text:p>
              </table:table-cell>
              <table:table-cell office:value-type="float" office:value="0.6976">
                <text:p>0.6976</text:p>
              </table:table-cell>
              <table:table-cell office:value-type="float" office:value="0.797257">
                <text:p>0.797257</text:p>
              </table:table-cell>
              <table:table-cell office:value-type="float" office:value="0.8384">
                <text:p>0.8384</text:p>
              </table:table-cell>
              <table:table-cell office:value-type="float" office:value="0.858057">
                <text:p>0.858057</text:p>
              </table:table-cell>
              <table:table-cell office:value-type="float" office:value="0.869714">
                <text:p>0.869714</text:p>
              </table:table-cell>
              <table:table-cell office:value-type="float" office:value="0.872457">
                <text:p>0.872457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5486">
                <text:p>0.885486</text:p>
              </table:table-cell>
              <table:table-cell office:value-type="float" office:value="0.896">
                <text:p>0.896</text:p>
              </table:table-cell>
              <table:table-cell office:value-type="float" office:value="0.806331">
                <text:p>0.80633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5984">
                <text:p>0.5984</text:p>
              </table:table-cell>
              <table:table-cell office:value-type="float" office:value="0.745143">
                <text:p>0.745143</text:p>
              </table:table-cell>
              <table:table-cell office:value-type="float" office:value="0.805714">
                <text:p>0.805714</text:p>
              </table:table-cell>
              <table:table-cell office:value-type="float" office:value="0.843429">
                <text:p>0.843429</text:p>
              </table:table-cell>
              <table:table-cell office:value-type="float" office:value="0.862629">
                <text:p>0.862629</text:p>
              </table:table-cell>
              <table:table-cell office:value-type="float" office:value="0.872">
                <text:p>0.872</text:p>
              </table:table-cell>
              <table:table-cell office:value-type="float" office:value="0.874514">
                <text:p>0.87451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7314">
                <text:p>0.887314</text:p>
              </table:table-cell>
              <table:table-cell office:value-type="float" office:value="0.896">
                <text:p>0.896</text:p>
              </table:table-cell>
              <table:table-cell office:value-type="float" office:value="0.824914">
                <text:p>0.82491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595657">
                <text:p>0.595657</text:p>
              </table:table-cell>
              <table:table-cell office:value-type="float" office:value="0.751314">
                <text:p>0.751314</text:p>
              </table:table-cell>
              <table:table-cell office:value-type="float" office:value="0.8032">
                <text:p>0.8032</text:p>
              </table:table-cell>
              <table:table-cell office:value-type="float" office:value="0.843657">
                <text:p>0.843657</text:p>
              </table:table-cell>
              <table:table-cell office:value-type="float" office:value="0.862629">
                <text:p>0.862629</text:p>
              </table:table-cell>
              <table:table-cell office:value-type="float" office:value="0.872">
                <text:p>0.872</text:p>
              </table:table-cell>
              <table:table-cell office:value-type="float" office:value="0.874971">
                <text:p>0.874971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8229">
                <text:p>0.888229</text:p>
              </table:table-cell>
              <table:table-cell office:value-type="float" office:value="0.896">
                <text:p>0.896</text:p>
              </table:table-cell>
              <table:table-cell office:value-type="float" office:value="0.825166">
                <text:p>0.825166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642057">
                <text:p>0.642057</text:p>
              </table:table-cell>
              <table:table-cell office:value-type="float" office:value="0.770514">
                <text:p>0.770514</text:p>
              </table:table-cell>
              <table:table-cell office:value-type="float" office:value="0.8176">
                <text:p>0.8176</text:p>
              </table:table-cell>
              <table:table-cell office:value-type="float" office:value="0.850971">
                <text:p>0.850971</text:p>
              </table:table-cell>
              <table:table-cell office:value-type="float" office:value="0.864229">
                <text:p>0.864229</text:p>
              </table:table-cell>
              <table:table-cell office:value-type="float" office:value="0.872">
                <text:p>0.872</text:p>
              </table:table-cell>
              <table:table-cell office:value-type="float" office:value="0.8736">
                <text:p>0.873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7771">
                <text:p>0.887771</text:p>
              </table:table-cell>
              <table:table-cell office:value-type="float" office:value="0.896">
                <text:p>0.896</text:p>
              </table:table-cell>
              <table:table-cell office:value-type="float" office:value="0.833874">
                <text:p>0.83387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677257">
                <text:p>0.677257</text:p>
              </table:table-cell>
              <table:table-cell office:value-type="float" office:value="0.7808">
                <text:p>0.7808</text:p>
              </table:table-cell>
              <table:table-cell office:value-type="float" office:value="0.823771">
                <text:p>0.823771</text:p>
              </table:table-cell>
              <table:table-cell office:value-type="float" office:value="0.854857">
                <text:p>0.854857</text:p>
              </table:table-cell>
              <table:table-cell office:value-type="float" office:value="0.868114">
                <text:p>0.868114</text:p>
              </table:table-cell>
              <table:table-cell office:value-type="float" office:value="0.872">
                <text:p>0.872</text:p>
              </table:table-cell>
              <table:table-cell office:value-type="float" office:value="0.876571">
                <text:p>0.876571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7771">
                <text:p>0.887771</text:p>
              </table:table-cell>
              <table:table-cell office:value-type="float" office:value="0.896">
                <text:p>0.896</text:p>
              </table:table-cell>
              <table:table-cell office:value-type="float" office:value="0.840114">
                <text:p>0.84011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656229">
                <text:p>0.656229</text:p>
              </table:table-cell>
              <table:table-cell office:value-type="float" office:value="0.792">
                <text:p>0.792</text:p>
              </table:table-cell>
              <table:table-cell office:value-type="float" office:value="0.839771">
                <text:p>0.839771</text:p>
              </table:table-cell>
              <table:table-cell office:value-type="float" office:value="0.861943">
                <text:p>0.861943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7714">
                <text:p>0.87771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8914">
                <text:p>0.888914</text:p>
              </table:table-cell>
              <table:table-cell office:value-type="float" office:value="0.896">
                <text:p>0.896</text:p>
              </table:table-cell>
              <table:table-cell office:value-type="float" office:value="0.842057">
                <text:p>0.84205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694629">
                <text:p>0.694629</text:p>
              </table:table-cell>
              <table:table-cell office:value-type="float" office:value="0.798629">
                <text:p>0.798629</text:p>
              </table:table-cell>
              <table:table-cell office:value-type="float" office:value="0.844343">
                <text:p>0.844343</text:p>
              </table:table-cell>
              <table:table-cell office:value-type="float" office:value="0.862171">
                <text:p>0.862171</text:p>
              </table:table-cell>
              <table:table-cell office:value-type="float" office:value="0.871771">
                <text:p>0.871771</text:p>
              </table:table-cell>
              <table:table-cell office:value-type="float" office:value="0.872">
                <text:p>0.872</text:p>
              </table:table-cell>
              <table:table-cell office:value-type="float" office:value="0.879314">
                <text:p>0.87931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96">
                <text:p>0.8896</text:p>
              </table:table-cell>
              <table:table-cell office:value-type="float" office:value="0.896">
                <text:p>0.896</text:p>
              </table:table-cell>
              <table:table-cell office:value-type="float" office:value="0.847246">
                <text:p>0.84724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704457">
                <text:p>0.704457</text:p>
              </table:table-cell>
              <table:table-cell office:value-type="float" office:value="0.807086">
                <text:p>0.807086</text:p>
              </table:table-cell>
              <table:table-cell office:value-type="float" office:value="0.8448">
                <text:p>0.8448</text:p>
              </table:table-cell>
              <table:table-cell office:value-type="float" office:value="0.8608">
                <text:p>0.8608</text:p>
              </table:table-cell>
              <table:table-cell office:value-type="float" office:value="0.871543">
                <text:p>0.871543</text:p>
              </table:table-cell>
              <table:table-cell office:value-type="float" office:value="0.872457">
                <text:p>0.872457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8457">
                <text:p>0.888457</text:p>
              </table:table-cell>
              <table:table-cell office:value-type="float" office:value="0.896">
                <text:p>0.896</text:p>
              </table:table-cell>
              <table:table-cell office:value-type="float" office:value="0.84896">
                <text:p>0.8489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641371">
                <text:p>0.641371</text:p>
              </table:table-cell>
              <table:table-cell office:value-type="float" office:value="0.794286">
                <text:p>0.794286</text:p>
              </table:table-cell>
              <table:table-cell office:value-type="float" office:value="0.836571">
                <text:p>0.836571</text:p>
              </table:table-cell>
              <table:table-cell office:value-type="float" office:value="0.856457">
                <text:p>0.856457</text:p>
              </table:table-cell>
              <table:table-cell office:value-type="float" office:value="0.869029">
                <text:p>0.869029</text:p>
              </table:table-cell>
              <table:table-cell office:value-type="float" office:value="0.872">
                <text:p>0.872</text:p>
              </table:table-cell>
              <table:table-cell office:value-type="float" office:value="0.877943">
                <text:p>0.877943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6629">
                <text:p>0.886629</text:p>
              </table:table-cell>
              <table:table-cell office:value-type="float" office:value="0.896">
                <text:p>0.896</text:p>
              </table:table-cell>
              <table:table-cell office:value-type="float" office:value="0.839429">
                <text:p>0.83942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698514">
                <text:p>0.698514</text:p>
              </table:table-cell>
              <table:table-cell office:value-type="float" office:value="0.821486">
                <text:p>0.821486</text:p>
              </table:table-cell>
              <table:table-cell office:value-type="float" office:value="0.848686">
                <text:p>0.848686</text:p>
              </table:table-cell>
              <table:table-cell office:value-type="float" office:value="0.861714">
                <text:p>0.861714</text:p>
              </table:table-cell>
              <table:table-cell office:value-type="float" office:value="0.870857">
                <text:p>0.870857</text:p>
              </table:table-cell>
              <table:table-cell office:value-type="float" office:value="0.872">
                <text:p>0.872</text:p>
              </table:table-cell>
              <table:table-cell office:value-type="float" office:value="0.877029">
                <text:p>0.87702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8686">
                <text:p>0.888686</text:p>
              </table:table-cell>
              <table:table-cell office:value-type="float" office:value="0.896">
                <text:p>0.896</text:p>
              </table:table-cell>
              <table:table-cell office:value-type="float" office:value="0.849897">
                <text:p>0.84989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720914">
                <text:p>0.720914</text:p>
              </table:table-cell>
              <table:table-cell office:value-type="float" office:value="0.809371">
                <text:p>0.809371</text:p>
              </table:table-cell>
              <table:table-cell office:value-type="float" office:value="0.850286">
                <text:p>0.850286</text:p>
              </table:table-cell>
              <table:table-cell office:value-type="float" office:value="0.865143">
                <text:p>0.865143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9543">
                <text:p>0.879543</text:p>
              </table:table-cell>
              <table:table-cell office:value-type="float" office:value="0.88">
                <text:p>0.88</text:p>
              </table:table-cell>
              <table:table-cell office:value-type="float" office:value="0.880229">
                <text:p>0.880229</text:p>
              </table:table-cell>
              <table:table-cell office:value-type="float" office:value="0.892114">
                <text:p>0.892114</text:p>
              </table:table-cell>
              <table:table-cell office:value-type="float" office:value="0.896">
                <text:p>0.896</text:p>
              </table:table-cell>
              <table:table-cell office:value-type="float" office:value="0.85216">
                <text:p>0.8521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710857">
                <text:p>0.710857</text:p>
              </table:table-cell>
              <table:table-cell office:value-type="float" office:value="0.808229">
                <text:p>0.808229</text:p>
              </table:table-cell>
              <table:table-cell office:value-type="float" office:value="0.848686">
                <text:p>0.848686</text:p>
              </table:table-cell>
              <table:table-cell office:value-type="float" office:value="0.863086">
                <text:p>0.863086</text:p>
              </table:table-cell>
              <table:table-cell office:value-type="float" office:value="0.871543">
                <text:p>0.871543</text:p>
              </table:table-cell>
              <table:table-cell office:value-type="float" office:value="0.872">
                <text:p>0.872</text:p>
              </table:table-cell>
              <table:table-cell office:value-type="float" office:value="0.879314">
                <text:p>0.879314</text:p>
              </table:table-cell>
              <table:table-cell office:value-type="float" office:value="0.88">
                <text:p>0.88</text:p>
              </table:table-cell>
              <table:table-cell office:value-type="float" office:value="0.882971">
                <text:p>0.882971</text:p>
              </table:table-cell>
              <table:table-cell office:value-type="float" office:value="0.892571">
                <text:p>0.892571</text:p>
              </table:table-cell>
              <table:table-cell office:value-type="float" office:value="0.896">
                <text:p>0.896</text:p>
              </table:table-cell>
              <table:table-cell office:value-type="float" office:value="0.850926">
                <text:p>0.85092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21143">
                <text:p>0.721143</text:p>
              </table:table-cell>
              <table:table-cell office:value-type="float" office:value="0.815314">
                <text:p>0.815314</text:p>
              </table:table-cell>
              <table:table-cell office:value-type="float" office:value="0.849829">
                <text:p>0.849829</text:p>
              </table:table-cell>
              <table:table-cell office:value-type="float" office:value="0.8624">
                <text:p>0.8624</text:p>
              </table:table-cell>
              <table:table-cell office:value-type="float" office:value="0.872">
                <text:p>0.872</text:p>
              </table:table-cell>
              <table:table-cell office:value-type="float" office:value="0.872229">
                <text:p>0.87222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5486">
                <text:p>0.885486</text:p>
              </table:table-cell>
              <table:table-cell office:value-type="float" office:value="0.8928">
                <text:p>0.8928</text:p>
              </table:table-cell>
              <table:table-cell office:value-type="float" office:value="0.896">
                <text:p>0.896</text:p>
              </table:table-cell>
              <table:table-cell office:value-type="float" office:value="0.85312">
                <text:p>0.8531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745371">
                <text:p>0.745371</text:p>
              </table:table-cell>
              <table:table-cell office:value-type="float" office:value="0.839086">
                <text:p>0.839086</text:p>
              </table:table-cell>
              <table:table-cell office:value-type="float" office:value="0.860343">
                <text:p>0.860343</text:p>
              </table:table-cell>
              <table:table-cell office:value-type="float" office:value="0.870629">
                <text:p>0.870629</text:p>
              </table:table-cell>
              <table:table-cell office:value-type="float" office:value="0.872">
                <text:p>0.872</text:p>
              </table:table-cell>
              <table:table-cell office:value-type="float" office:value="0.872457">
                <text:p>0.872457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4114">
                <text:p>0.884114</text:p>
              </table:table-cell>
              <table:table-cell office:value-type="float" office:value="0.892114">
                <text:p>0.892114</text:p>
              </table:table-cell>
              <table:table-cell office:value-type="float" office:value="0.896">
                <text:p>0.896</text:p>
              </table:table-cell>
              <table:table-cell office:value-type="float" office:value="0.859611">
                <text:p>0.859611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752229">
                <text:p>0.752229</text:p>
              </table:table-cell>
              <table:table-cell office:value-type="float" office:value="0.848229">
                <text:p>0.848229</text:p>
              </table:table-cell>
              <table:table-cell office:value-type="float" office:value="0.865371">
                <text:p>0.865371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914">
                <text:p>0.87291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1143">
                <text:p>0.881143</text:p>
              </table:table-cell>
              <table:table-cell office:value-type="float" office:value="0.890514">
                <text:p>0.890514</text:p>
              </table:table-cell>
              <table:table-cell office:value-type="float" office:value="0.896">
                <text:p>0.896</text:p>
              </table:table-cell>
              <table:table-cell office:value-type="float" office:value="0.86144">
                <text:p>0.86144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797257">
                <text:p>0.797257</text:p>
              </table:table-cell>
              <table:table-cell office:value-type="float" office:value="0.850971">
                <text:p>0.850971</text:p>
              </table:table-cell>
              <table:table-cell office:value-type="float" office:value="0.865829">
                <text:p>0.865829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9771">
                <text:p>0.879771</text:p>
              </table:table-cell>
              <table:table-cell office:value-type="float" office:value="0.88">
                <text:p>0.88</text:p>
              </table:table-cell>
              <table:table-cell office:value-type="float" office:value="0.880686">
                <text:p>0.880686</text:p>
              </table:table-cell>
              <table:table-cell office:value-type="float" office:value="0.890743">
                <text:p>0.890743</text:p>
              </table:table-cell>
              <table:table-cell office:value-type="float" office:value="0.896">
                <text:p>0.896</text:p>
              </table:table-cell>
              <table:table-cell office:value-type="float" office:value="0.866126">
                <text:p>0.86612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758171">
                <text:p>0.758171</text:p>
              </table:table-cell>
              <table:table-cell office:value-type="float" office:value="0.848914">
                <text:p>0.848914</text:p>
              </table:table-cell>
              <table:table-cell office:value-type="float" office:value="0.865143">
                <text:p>0.865143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3143">
                <text:p>0.873143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0229">
                <text:p>0.880229</text:p>
              </table:table-cell>
              <table:table-cell office:value-type="float" office:value="0.891886">
                <text:p>0.891886</text:p>
              </table:table-cell>
              <table:table-cell office:value-type="float" office:value="0.896">
                <text:p>0.896</text:p>
              </table:table-cell>
              <table:table-cell office:value-type="float" office:value="0.862149">
                <text:p>0.86214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780571">
                <text:p>0.780571</text:p>
              </table:table-cell>
              <table:table-cell office:value-type="float" office:value="0.853714">
                <text:p>0.853714</text:p>
              </table:table-cell>
              <table:table-cell office:value-type="float" office:value="0.867429">
                <text:p>0.867429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4286">
                <text:p>0.87428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90743">
                <text:p>0.890743</text:p>
              </table:table-cell>
              <table:table-cell office:value-type="float" office:value="0.896">
                <text:p>0.896</text:p>
              </table:table-cell>
              <table:table-cell office:value-type="float" office:value="0.865074">
                <text:p>0.865074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7904">
                <text:p>0.7904</text:p>
              </table:table-cell>
              <table:table-cell office:value-type="float" office:value="0.858514">
                <text:p>0.858514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5657">
                <text:p>0.875657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0457">
                <text:p>0.880457</text:p>
              </table:table-cell>
              <table:table-cell office:value-type="float" office:value="0.891429">
                <text:p>0.891429</text:p>
              </table:table-cell>
              <table:table-cell office:value-type="float" office:value="0.896">
                <text:p>0.896</text:p>
              </table:table-cell>
              <table:table-cell office:value-type="float" office:value="0.867246">
                <text:p>0.86724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781486">
                <text:p>0.781486</text:p>
              </table:table-cell>
              <table:table-cell office:value-type="float" office:value="0.853943">
                <text:p>0.853943</text:p>
              </table:table-cell>
              <table:table-cell office:value-type="float" office:value="0.870171">
                <text:p>0.870171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3829">
                <text:p>0.87382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0229">
                <text:p>0.880229</text:p>
              </table:table-cell>
              <table:table-cell office:value-type="float" office:value="0.890743">
                <text:p>0.890743</text:p>
              </table:table-cell>
              <table:table-cell office:value-type="float" office:value="0.896">
                <text:p>0.896</text:p>
              </table:table-cell>
              <table:table-cell office:value-type="float" office:value="0.86544">
                <text:p>0.86544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788343">
                <text:p>0.788343</text:p>
              </table:table-cell>
              <table:table-cell office:value-type="float" office:value="0.855771">
                <text:p>0.855771</text:p>
              </table:table-cell>
              <table:table-cell office:value-type="float" office:value="0.8688">
                <text:p>0.8688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4286">
                <text:p>0.87428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8686">
                <text:p>0.888686</text:p>
              </table:table-cell>
              <table:table-cell office:value-type="float" office:value="0.896">
                <text:p>0.896</text:p>
              </table:table-cell>
              <table:table-cell office:value-type="float" office:value="0.865989">
                <text:p>0.86598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794971">
                <text:p>0.794971</text:p>
              </table:table-cell>
              <table:table-cell office:value-type="float" office:value="0.861943">
                <text:p>0.861943</text:p>
              </table:table-cell>
              <table:table-cell office:value-type="float" office:value="0.870857">
                <text:p>0.870857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7257">
                <text:p>0.877257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1371">
                <text:p>0.881371</text:p>
              </table:table-cell>
              <table:table-cell office:value-type="float" office:value="0.8912">
                <text:p>0.8912</text:p>
              </table:table-cell>
              <table:table-cell office:value-type="float" office:value="0.896">
                <text:p>0.896</text:p>
              </table:table-cell>
              <table:table-cell office:value-type="float" office:value="0.86816">
                <text:p>0.8681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97029">
                <text:p>0.797029</text:p>
              </table:table-cell>
              <table:table-cell office:value-type="float" office:value="0.861714">
                <text:p>0.861714</text:p>
              </table:table-cell>
              <table:table-cell office:value-type="float" office:value="0.871314">
                <text:p>0.871314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84">
                <text:p>0.878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1143">
                <text:p>0.881143</text:p>
              </table:table-cell>
              <table:table-cell office:value-type="float" office:value="0.8912">
                <text:p>0.8912</text:p>
              </table:table-cell>
              <table:table-cell office:value-type="float" office:value="0.896">
                <text:p>0.896</text:p>
              </table:table-cell>
              <table:table-cell office:value-type="float" office:value="0.86848">
                <text:p>0.86848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812343">
                <text:p>0.812343</text:p>
              </table:table-cell>
              <table:table-cell office:value-type="float" office:value="0.863771">
                <text:p>0.863771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9771">
                <text:p>0.879771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16">
                <text:p>0.8816</text:p>
              </table:table-cell>
              <table:table-cell office:value-type="float" office:value="0.890743">
                <text:p>0.890743</text:p>
              </table:table-cell>
              <table:table-cell office:value-type="float" office:value="0.896">
                <text:p>0.896</text:p>
              </table:table-cell>
              <table:table-cell office:value-type="float" office:value="0.870423">
                <text:p>0.870423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766629">
                <text:p>0.766629</text:p>
              </table:table-cell>
              <table:table-cell office:value-type="float" office:value="0.860343">
                <text:p>0.860343</text:p>
              </table:table-cell>
              <table:table-cell office:value-type="float" office:value="0.869714">
                <text:p>0.869714</text:p>
              </table:table-cell>
              <table:table-cell office:value-type="float" office:value="0.872">
                <text:p>0.872</text:p>
              </table:table-cell>
              <table:table-cell office:value-type="float" office:value="0.872457">
                <text:p>0.872457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2743">
                <text:p>0.882743</text:p>
              </table:table-cell>
              <table:table-cell office:value-type="float" office:value="0.891657">
                <text:p>0.891657</text:p>
              </table:table-cell>
              <table:table-cell office:value-type="float" office:value="0.896">
                <text:p>0.896</text:p>
              </table:table-cell>
              <table:table-cell office:value-type="float" office:value="0.865554">
                <text:p>0.86555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821257">
                <text:p>0.821257</text:p>
              </table:table-cell>
              <table:table-cell office:value-type="float" office:value="0.862629">
                <text:p>0.862629</text:p>
              </table:table-cell>
              <table:table-cell office:value-type="float" office:value="0.871543">
                <text:p>0.871543</text:p>
              </table:table-cell>
              <table:table-cell office:value-type="float" office:value="0.872">
                <text:p>0.872</text:p>
              </table:table-cell>
              <table:table-cell office:value-type="float" office:value="0.872457">
                <text:p>0.872457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1143">
                <text:p>0.881143</text:p>
              </table:table-cell>
              <table:table-cell office:value-type="float" office:value="0.891657">
                <text:p>0.891657</text:p>
              </table:table-cell>
              <table:table-cell office:value-type="float" office:value="0.896">
                <text:p>0.896</text:p>
              </table:table-cell>
              <table:table-cell office:value-type="float" office:value="0.871269">
                <text:p>0.87126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822857">
                <text:p>0.822857</text:p>
              </table:table-cell>
              <table:table-cell office:value-type="float" office:value="0.860343">
                <text:p>0.860343</text:p>
              </table:table-cell>
              <table:table-cell office:value-type="float" office:value="0.871314">
                <text:p>0.871314</text:p>
              </table:table-cell>
              <table:table-cell office:value-type="float" office:value="0.872">
                <text:p>0.872</text:p>
              </table:table-cell>
              <table:table-cell office:value-type="float" office:value="0.873829">
                <text:p>0.87382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0914">
                <text:p>0.880914</text:p>
              </table:table-cell>
              <table:table-cell office:value-type="float" office:value="0.890514">
                <text:p>0.890514</text:p>
              </table:table-cell>
              <table:table-cell office:value-type="float" office:value="0.896">
                <text:p>0.896</text:p>
              </table:table-cell>
              <table:table-cell office:value-type="float" office:value="0.871177">
                <text:p>0.871177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800457">
                <text:p>0.800457</text:p>
              </table:table-cell>
              <table:table-cell office:value-type="float" office:value="0.860571">
                <text:p>0.860571</text:p>
              </table:table-cell>
              <table:table-cell office:value-type="float" office:value="0.871543">
                <text:p>0.871543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7029">
                <text:p>0.87702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0686">
                <text:p>0.880686</text:p>
              </table:table-cell>
              <table:table-cell office:value-type="float" office:value="0.890057">
                <text:p>0.890057</text:p>
              </table:table-cell>
              <table:table-cell office:value-type="float" office:value="0.896">
                <text:p>0.896</text:p>
              </table:table-cell>
              <table:table-cell office:value-type="float" office:value="0.868434">
                <text:p>0.868434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7936">
                <text:p>0.7936</text:p>
              </table:table-cell>
              <table:table-cell office:value-type="float" office:value="0.862857">
                <text:p>0.862857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68">
                <text:p>0.876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0457">
                <text:p>0.880457</text:p>
              </table:table-cell>
              <table:table-cell office:value-type="float" office:value="0.890743">
                <text:p>0.890743</text:p>
              </table:table-cell>
              <table:table-cell office:value-type="float" office:value="0.896">
                <text:p>0.896</text:p>
              </table:table-cell>
              <table:table-cell office:value-type="float" office:value="0.868046">
                <text:p>0.86804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764571">
                <text:p>0.764571</text:p>
              </table:table-cell>
              <table:table-cell office:value-type="float" office:value="0.862629">
                <text:p>0.862629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5429">
                <text:p>0.87542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64">
                <text:p>0.8864</text:p>
              </table:table-cell>
              <table:table-cell office:value-type="float" office:value="0.896">
                <text:p>0.896</text:p>
              </table:table-cell>
              <table:table-cell office:value-type="float" office:value="0.864503">
                <text:p>0.86450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836571">
                <text:p>0.836571</text:p>
              </table:table-cell>
              <table:table-cell office:value-type="float" office:value="0.8688">
                <text:p>0.8688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9543">
                <text:p>0.879543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8229">
                <text:p>0.888229</text:p>
              </table:table-cell>
              <table:table-cell office:value-type="float" office:value="0.896">
                <text:p>0.896</text:p>
              </table:table-cell>
              <table:table-cell office:value-type="float" office:value="0.872914">
                <text:p>0.872914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799543">
                <text:p>0.799543</text:p>
              </table:table-cell>
              <table:table-cell office:value-type="float" office:value="0.866057">
                <text:p>0.866057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9086">
                <text:p>0.87908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0229">
                <text:p>0.880229</text:p>
              </table:table-cell>
              <table:table-cell office:value-type="float" office:value="0.890514">
                <text:p>0.890514</text:p>
              </table:table-cell>
              <table:table-cell office:value-type="float" office:value="0.896">
                <text:p>0.896</text:p>
              </table:table-cell>
              <table:table-cell office:value-type="float" office:value="0.869143">
                <text:p>0.86914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55886">
                <text:p>0.755886</text:p>
              </table:table-cell>
              <table:table-cell office:value-type="float" office:value="0.860343">
                <text:p>0.860343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229">
                <text:p>0.87222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0686">
                <text:p>0.880686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864343">
                <text:p>0.864343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745829">
                <text:p>0.745829</text:p>
              </table:table-cell>
              <table:table-cell office:value-type="float" office:value="0.860343">
                <text:p>0.860343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36">
                <text:p>0.873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0229">
                <text:p>0.880229</text:p>
              </table:table-cell>
              <table:table-cell office:value-type="float" office:value="0.891886">
                <text:p>0.891886</text:p>
              </table:table-cell>
              <table:table-cell office:value-type="float" office:value="0.896">
                <text:p>0.896</text:p>
              </table:table-cell>
              <table:table-cell office:value-type="float" office:value="0.863589">
                <text:p>0.86358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753143">
                <text:p>0.753143</text:p>
              </table:table-cell>
              <table:table-cell office:value-type="float" office:value="0.858057">
                <text:p>0.858057</text:p>
              </table:table-cell>
              <table:table-cell office:value-type="float" office:value="0.8704">
                <text:p>0.8704</text:p>
              </table:table-cell>
              <table:table-cell office:value-type="float" office:value="0.872">
                <text:p>0.872</text:p>
              </table:table-cell>
              <table:table-cell office:value-type="float" office:value="0.872457">
                <text:p>0.872457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96">
                <text:p>0.8896</text:p>
              </table:table-cell>
              <table:table-cell office:value-type="float" office:value="0.896">
                <text:p>0.896</text:p>
              </table:table-cell>
              <table:table-cell office:value-type="float" office:value="0.863566">
                <text:p>0.86356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776">
                <text:p>0.776</text:p>
              </table:table-cell>
              <table:table-cell office:value-type="float" office:value="0.857829">
                <text:p>0.857829</text:p>
              </table:table-cell>
              <table:table-cell office:value-type="float" office:value="0.868114">
                <text:p>0.868114</text:p>
              </table:table-cell>
              <table:table-cell office:value-type="float" office:value="0.872">
                <text:p>0.872</text:p>
              </table:table-cell>
              <table:table-cell office:value-type="float" office:value="0.872914">
                <text:p>0.87291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9829">
                <text:p>0.889829</text:p>
              </table:table-cell>
              <table:table-cell office:value-type="float" office:value="0.896">
                <text:p>0.896</text:p>
              </table:table-cell>
              <table:table-cell office:value-type="float" office:value="0.865669">
                <text:p>0.86566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796571">
                <text:p>0.796571</text:p>
              </table:table-cell>
              <table:table-cell office:value-type="float" office:value="0.855314">
                <text:p>0.855314</text:p>
              </table:table-cell>
              <table:table-cell office:value-type="float" office:value="0.867886">
                <text:p>0.867886</text:p>
              </table:table-cell>
              <table:table-cell office:value-type="float" office:value="0.872">
                <text:p>0.872</text:p>
              </table:table-cell>
              <table:table-cell office:value-type="float" office:value="0.874286">
                <text:p>0.87428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1143">
                <text:p>0.881143</text:p>
              </table:table-cell>
              <table:table-cell office:value-type="float" office:value="0.891657">
                <text:p>0.891657</text:p>
              </table:table-cell>
              <table:table-cell office:value-type="float" office:value="0.896">
                <text:p>0.896</text:p>
              </table:table-cell>
              <table:table-cell office:value-type="float" office:value="0.867886">
                <text:p>0.867886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794743">
                <text:p>0.794743</text:p>
              </table:table-cell>
              <table:table-cell office:value-type="float" office:value="0.858286">
                <text:p>0.858286</text:p>
              </table:table-cell>
              <table:table-cell office:value-type="float" office:value="0.868571">
                <text:p>0.868571</text:p>
              </table:table-cell>
              <table:table-cell office:value-type="float" office:value="0.872">
                <text:p>0.872</text:p>
              </table:table-cell>
              <table:table-cell office:value-type="float" office:value="0.872914">
                <text:p>0.87291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0914">
                <text:p>0.880914</text:p>
              </table:table-cell>
              <table:table-cell office:value-type="float" office:value="0.891886">
                <text:p>0.891886</text:p>
              </table:table-cell>
              <table:table-cell office:value-type="float" office:value="0.896">
                <text:p>0.896</text:p>
              </table:table-cell>
              <table:table-cell office:value-type="float" office:value="0.867931">
                <text:p>0.86793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802514">
                <text:p>0.802514</text:p>
              </table:table-cell>
              <table:table-cell office:value-type="float" office:value="0.858514">
                <text:p>0.858514</text:p>
              </table:table-cell>
              <table:table-cell office:value-type="float" office:value="0.869943">
                <text:p>0.869943</text:p>
              </table:table-cell>
              <table:table-cell office:value-type="float" office:value="0.872">
                <text:p>0.872</text:p>
              </table:table-cell>
              <table:table-cell office:value-type="float" office:value="0.874286">
                <text:p>0.87428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2514">
                <text:p>0.882514</text:p>
              </table:table-cell>
              <table:table-cell office:value-type="float" office:value="0.893943">
                <text:p>0.893943</text:p>
              </table:table-cell>
              <table:table-cell office:value-type="float" office:value="0.896">
                <text:p>0.896</text:p>
              </table:table-cell>
              <table:table-cell office:value-type="float" office:value="0.869371">
                <text:p>0.869371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789029">
                <text:p>0.789029</text:p>
              </table:table-cell>
              <table:table-cell office:value-type="float" office:value="0.856686">
                <text:p>0.856686</text:p>
              </table:table-cell>
              <table:table-cell office:value-type="float" office:value="0.869257">
                <text:p>0.869257</text:p>
              </table:table-cell>
              <table:table-cell office:value-type="float" office:value="0.872">
                <text:p>0.872</text:p>
              </table:table-cell>
              <table:table-cell office:value-type="float" office:value="0.874514">
                <text:p>0.87451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3886">
                <text:p>0.883886</text:p>
              </table:table-cell>
              <table:table-cell office:value-type="float" office:value="0.893486">
                <text:p>0.893486</text:p>
              </table:table-cell>
              <table:table-cell office:value-type="float" office:value="0.896">
                <text:p>0.896</text:p>
              </table:table-cell>
              <table:table-cell office:value-type="float" office:value="0.867886">
                <text:p>0.867886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783543">
                <text:p>0.783543</text:p>
              </table:table-cell>
              <table:table-cell office:value-type="float" office:value="0.859886">
                <text:p>0.859886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68">
                <text:p>0.876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5486">
                <text:p>0.885486</text:p>
              </table:table-cell>
              <table:table-cell office:value-type="float" office:value="0.893029">
                <text:p>0.893029</text:p>
              </table:table-cell>
              <table:table-cell office:value-type="float" office:value="0.896">
                <text:p>0.896</text:p>
              </table:table-cell>
              <table:table-cell office:value-type="float" office:value="0.868274">
                <text:p>0.86827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7856">
                <text:p>0.7856</text:p>
              </table:table-cell>
              <table:table-cell office:value-type="float" office:value="0.858514">
                <text:p>0.858514</text:p>
              </table:table-cell>
              <table:table-cell office:value-type="float" office:value="0.869257">
                <text:p>0.869257</text:p>
              </table:table-cell>
              <table:table-cell office:value-type="float" office:value="0.872">
                <text:p>0.872</text:p>
              </table:table-cell>
              <table:table-cell office:value-type="float" office:value="0.872914">
                <text:p>0.87291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32">
                <text:p>0.8832</text:p>
              </table:table-cell>
              <table:table-cell office:value-type="float" office:value="0.891886">
                <text:p>0.891886</text:p>
              </table:table-cell>
              <table:table-cell office:value-type="float" office:value="0.896">
                <text:p>0.896</text:p>
              </table:table-cell>
              <table:table-cell office:value-type="float" office:value="0.867337">
                <text:p>0.86733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36457">
                <text:p>0.736457</text:p>
              </table:table-cell>
              <table:table-cell office:value-type="float" office:value="0.853486">
                <text:p>0.853486</text:p>
              </table:table-cell>
              <table:table-cell office:value-type="float" office:value="0.863771">
                <text:p>0.863771</text:p>
              </table:table-cell>
              <table:table-cell office:value-type="float" office:value="0.871771">
                <text:p>0.871771</text:p>
              </table:table-cell>
              <table:table-cell office:value-type="float" office:value="0.872">
                <text:p>0.872</text:p>
              </table:table-cell>
              <table:table-cell office:value-type="float" office:value="0.8768">
                <text:p>0.876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1371">
                <text:p>0.881371</text:p>
              </table:table-cell>
              <table:table-cell office:value-type="float" office:value="0.891429">
                <text:p>0.891429</text:p>
              </table:table-cell>
              <table:table-cell office:value-type="float" office:value="0.896">
                <text:p>0.896</text:p>
              </table:table-cell>
              <table:table-cell office:value-type="float" office:value="0.860709">
                <text:p>0.86070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752686">
                <text:p>0.752686</text:p>
              </table:table-cell>
              <table:table-cell office:value-type="float" office:value="0.856686">
                <text:p>0.856686</text:p>
              </table:table-cell>
              <table:table-cell office:value-type="float" office:value="0.867429">
                <text:p>0.867429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8857">
                <text:p>0.878857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32">
                <text:p>0.8832</text:p>
              </table:table-cell>
              <table:table-cell office:value-type="float" office:value="0.893029">
                <text:p>0.893029</text:p>
              </table:table-cell>
              <table:table-cell office:value-type="float" office:value="0.896">
                <text:p>0.896</text:p>
              </table:table-cell>
              <table:table-cell office:value-type="float" office:value="0.863589">
                <text:p>0.86358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728914">
                <text:p>0.728914</text:p>
              </table:table-cell>
              <table:table-cell office:value-type="float" office:value="0.850286">
                <text:p>0.850286</text:p>
              </table:table-cell>
              <table:table-cell office:value-type="float" office:value="0.864">
                <text:p>0.864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6571">
                <text:p>0.876571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2743">
                <text:p>0.882743</text:p>
              </table:table-cell>
              <table:table-cell office:value-type="float" office:value="0.892114">
                <text:p>0.892114</text:p>
              </table:table-cell>
              <table:table-cell office:value-type="float" office:value="0.896">
                <text:p>0.896</text:p>
              </table:table-cell>
              <table:table-cell office:value-type="float" office:value="0.859863">
                <text:p>0.859863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757714">
                <text:p>0.757714</text:p>
              </table:table-cell>
              <table:table-cell office:value-type="float" office:value="0.852343">
                <text:p>0.852343</text:p>
              </table:table-cell>
              <table:table-cell office:value-type="float" office:value="0.866743">
                <text:p>0.866743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8171">
                <text:p>0.878171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2057">
                <text:p>0.882057</text:p>
              </table:table-cell>
              <table:table-cell office:value-type="float" office:value="0.892343">
                <text:p>0.892343</text:p>
              </table:table-cell>
              <table:table-cell office:value-type="float" office:value="0.896">
                <text:p>0.896</text:p>
              </table:table-cell>
              <table:table-cell office:value-type="float" office:value="0.863337">
                <text:p>0.86333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777371">
                <text:p>0.777371</text:p>
              </table:table-cell>
              <table:table-cell office:value-type="float" office:value="0.856">
                <text:p>0.856</text:p>
              </table:table-cell>
              <table:table-cell office:value-type="float" office:value="0.867657">
                <text:p>0.867657</text:p>
              </table:table-cell>
              <table:table-cell office:value-type="float" office:value="0.872">
                <text:p>0.872</text:p>
              </table:table-cell>
              <table:table-cell office:value-type="float" office:value="0.873371">
                <text:p>0.873371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2743">
                <text:p>0.882743</text:p>
              </table:table-cell>
              <table:table-cell office:value-type="float" office:value="0.893029">
                <text:p>0.893029</text:p>
              </table:table-cell>
              <table:table-cell office:value-type="float" office:value="0.896">
                <text:p>0.896</text:p>
              </table:table-cell>
              <table:table-cell office:value-type="float" office:value="0.866217">
                <text:p>0.866217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802971">
                <text:p>0.802971</text:p>
              </table:table-cell>
              <table:table-cell office:value-type="float" office:value="0.857143">
                <text:p>0.857143</text:p>
              </table:table-cell>
              <table:table-cell office:value-type="float" office:value="0.866286">
                <text:p>0.866286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8171">
                <text:p>0.878171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2971">
                <text:p>0.882971</text:p>
              </table:table-cell>
              <table:table-cell office:value-type="float" office:value="0.893257">
                <text:p>0.893257</text:p>
              </table:table-cell>
              <table:table-cell office:value-type="float" office:value="0.896">
                <text:p>0.896</text:p>
              </table:table-cell>
              <table:table-cell office:value-type="float" office:value="0.86848">
                <text:p>0.86848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747657">
                <text:p>0.747657</text:p>
              </table:table-cell>
              <table:table-cell office:value-type="float" office:value="0.855543">
                <text:p>0.855543</text:p>
              </table:table-cell>
              <table:table-cell office:value-type="float" office:value="0.865371">
                <text:p>0.865371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0914">
                <text:p>0.880914</text:p>
              </table:table-cell>
              <table:table-cell office:value-type="float" office:value="0.892114">
                <text:p>0.892114</text:p>
              </table:table-cell>
              <table:table-cell office:value-type="float" office:value="0.896">
                <text:p>0.896</text:p>
              </table:table-cell>
              <table:table-cell office:value-type="float" office:value="0.86256">
                <text:p>0.8625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776">
                <text:p>0.776</text:p>
              </table:table-cell>
              <table:table-cell office:value-type="float" office:value="0.856914">
                <text:p>0.856914</text:p>
              </table:table-cell>
              <table:table-cell office:value-type="float" office:value="0.867429">
                <text:p>0.867429</text:p>
              </table:table-cell>
              <table:table-cell office:value-type="float" office:value="0.872">
                <text:p>0.872</text:p>
              </table:table-cell>
              <table:table-cell office:value-type="float" office:value="0.874057">
                <text:p>0.874057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1829">
                <text:p>0.881829</text:p>
              </table:table-cell>
              <table:table-cell office:value-type="float" office:value="0.892343">
                <text:p>0.892343</text:p>
              </table:table-cell>
              <table:table-cell office:value-type="float" office:value="0.896">
                <text:p>0.896</text:p>
              </table:table-cell>
              <table:table-cell office:value-type="float" office:value="0.866057">
                <text:p>0.866057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770514">
                <text:p>0.770514</text:p>
              </table:table-cell>
              <table:table-cell office:value-type="float" office:value="0.860343">
                <text:p>0.860343</text:p>
              </table:table-cell>
              <table:table-cell office:value-type="float" office:value="0.871314">
                <text:p>0.871314</text:p>
              </table:table-cell>
              <table:table-cell office:value-type="float" office:value="0.872">
                <text:p>0.872</text:p>
              </table:table-cell>
              <table:table-cell office:value-type="float" office:value="0.879771">
                <text:p>0.879771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3886">
                <text:p>0.883886</text:p>
              </table:table-cell>
              <table:table-cell office:value-type="float" office:value="0.893486">
                <text:p>0.893486</text:p>
              </table:table-cell>
              <table:table-cell office:value-type="float" office:value="0.896">
                <text:p>0.896</text:p>
              </table:table-cell>
              <table:table-cell office:value-type="float" office:value="0.867131">
                <text:p>0.86713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7936">
                <text:p>0.7936</text:p>
              </table:table-cell>
              <table:table-cell office:value-type="float" office:value="0.862629">
                <text:p>0.862629</text:p>
              </table:table-cell>
              <table:table-cell office:value-type="float" office:value="0.870857">
                <text:p>0.870857</text:p>
              </table:table-cell>
              <table:table-cell office:value-type="float" office:value="0.872">
                <text:p>0.872</text:p>
              </table:table-cell>
              <table:table-cell office:value-type="float" office:value="0.8768">
                <text:p>0.876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3886">
                <text:p>0.883886</text:p>
              </table:table-cell>
              <table:table-cell office:value-type="float" office:value="0.893714">
                <text:p>0.893714</text:p>
              </table:table-cell>
              <table:table-cell office:value-type="float" office:value="0.896">
                <text:p>0.896</text:p>
              </table:table-cell>
              <table:table-cell office:value-type="float" office:value="0.869349">
                <text:p>0.86934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8571">
                <text:p>0.788571</text:p>
              </table:table-cell>
              <table:table-cell office:value-type="float" office:value="0.861029">
                <text:p>0.861029</text:p>
              </table:table-cell>
              <table:table-cell office:value-type="float" office:value="0.869029">
                <text:p>0.869029</text:p>
              </table:table-cell>
              <table:table-cell office:value-type="float" office:value="0.872">
                <text:p>0.872</text:p>
              </table:table-cell>
              <table:table-cell office:value-type="float" office:value="0.874286">
                <text:p>0.87428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5486">
                <text:p>0.885486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6848">
                <text:p>0.86848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7616">
                <text:p>0.7616</text:p>
              </table:table-cell>
              <table:table-cell office:value-type="float" office:value="0.853714">
                <text:p>0.853714</text:p>
              </table:table-cell>
              <table:table-cell office:value-type="float" office:value="0.864">
                <text:p>0.864</text:p>
              </table:table-cell>
              <table:table-cell office:value-type="float" office:value="0.871771">
                <text:p>0.871771</text:p>
              </table:table-cell>
              <table:table-cell office:value-type="float" office:value="0.872">
                <text:p>0.872</text:p>
              </table:table-cell>
              <table:table-cell office:value-type="float" office:value="0.877943">
                <text:p>0.877943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4114">
                <text:p>0.884114</text:p>
              </table:table-cell>
              <table:table-cell office:value-type="float" office:value="0.893257">
                <text:p>0.893257</text:p>
              </table:table-cell>
              <table:table-cell office:value-type="float" office:value="0.896">
                <text:p>0.896</text:p>
              </table:table-cell>
              <table:table-cell office:value-type="float" office:value="0.86384">
                <text:p>0.86384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751771">
                <text:p>0.751771</text:p>
              </table:table-cell>
              <table:table-cell office:value-type="float" office:value="0.856229">
                <text:p>0.856229</text:p>
              </table:table-cell>
              <table:table-cell office:value-type="float" office:value="0.867657">
                <text:p>0.867657</text:p>
              </table:table-cell>
              <table:table-cell office:value-type="float" office:value="0.872">
                <text:p>0.872</text:p>
              </table:table-cell>
              <table:table-cell office:value-type="float" office:value="0.8736">
                <text:p>0.873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5486">
                <text:p>0.885486</text:p>
              </table:table-cell>
              <table:table-cell office:value-type="float" office:value="0.893486">
                <text:p>0.893486</text:p>
              </table:table-cell>
              <table:table-cell office:value-type="float" office:value="0.896">
                <text:p>0.896</text:p>
              </table:table-cell>
              <table:table-cell office:value-type="float" office:value="0.864023">
                <text:p>0.864023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770514">
                <text:p>0.770514</text:p>
              </table:table-cell>
              <table:table-cell office:value-type="float" office:value="0.860114">
                <text:p>0.860114</text:p>
              </table:table-cell>
              <table:table-cell office:value-type="float" office:value="0.870171">
                <text:p>0.870171</text:p>
              </table:table-cell>
              <table:table-cell office:value-type="float" office:value="0.872">
                <text:p>0.872</text:p>
              </table:table-cell>
              <table:table-cell office:value-type="float" office:value="0.875429">
                <text:p>0.87542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64">
                <text:p>0.8864</text:p>
              </table:table-cell>
              <table:table-cell office:value-type="float" office:value="0.893257">
                <text:p>0.893257</text:p>
              </table:table-cell>
              <table:table-cell office:value-type="float" office:value="0.896">
                <text:p>0.896</text:p>
              </table:table-cell>
              <table:table-cell office:value-type="float" office:value="0.866789">
                <text:p>0.86678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794743">
                <text:p>0.794743</text:p>
              </table:table-cell>
              <table:table-cell office:value-type="float" office:value="0.864686">
                <text:p>0.864686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6571">
                <text:p>0.876571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48">
                <text:p>0.8848</text:p>
              </table:table-cell>
              <table:table-cell office:value-type="float" office:value="0.893486">
                <text:p>0.893486</text:p>
              </table:table-cell>
              <table:table-cell office:value-type="float" office:value="0.896">
                <text:p>0.896</text:p>
              </table:table-cell>
              <table:table-cell office:value-type="float" office:value="0.869829">
                <text:p>0.86982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763886">
                <text:p>0.763886</text:p>
              </table:table-cell>
              <table:table-cell office:value-type="float" office:value="0.863771">
                <text:p>0.863771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6343">
                <text:p>0.876343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5943">
                <text:p>0.885943</text:p>
              </table:table-cell>
              <table:table-cell office:value-type="float" office:value="0.893486">
                <text:p>0.893486</text:p>
              </table:table-cell>
              <table:table-cell office:value-type="float" office:value="0.896">
                <text:p>0.896</text:p>
              </table:table-cell>
              <table:table-cell office:value-type="float" office:value="0.866743">
                <text:p>0.86674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760914">
                <text:p>0.760914</text:p>
              </table:table-cell>
              <table:table-cell office:value-type="float" office:value="0.858514">
                <text:p>0.858514</text:p>
              </table:table-cell>
              <table:table-cell office:value-type="float" office:value="0.868114">
                <text:p>0.868114</text:p>
              </table:table-cell>
              <table:table-cell office:value-type="float" office:value="0.872">
                <text:p>0.872</text:p>
              </table:table-cell>
              <table:table-cell office:value-type="float" office:value="0.875657">
                <text:p>0.875657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5257">
                <text:p>0.885257</text:p>
              </table:table-cell>
              <table:table-cell office:value-type="float" office:value="0.893257">
                <text:p>0.893257</text:p>
              </table:table-cell>
              <table:table-cell office:value-type="float" office:value="0.896">
                <text:p>0.896</text:p>
              </table:table-cell>
              <table:table-cell office:value-type="float" office:value="0.865371">
                <text:p>0.865371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7792">
                <text:p>0.7792</text:p>
              </table:table-cell>
              <table:table-cell office:value-type="float" office:value="0.8608">
                <text:p>0.8608</text:p>
              </table:table-cell>
              <table:table-cell office:value-type="float" office:value="0.869714">
                <text:p>0.869714</text:p>
              </table:table-cell>
              <table:table-cell office:value-type="float" office:value="0.872">
                <text:p>0.872</text:p>
              </table:table-cell>
              <table:table-cell office:value-type="float" office:value="0.874743">
                <text:p>0.874743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5029">
                <text:p>0.885029</text:p>
              </table:table-cell>
              <table:table-cell office:value-type="float" office:value="0.8928">
                <text:p>0.8928</text:p>
              </table:table-cell>
              <table:table-cell office:value-type="float" office:value="0.896">
                <text:p>0.896</text:p>
              </table:table-cell>
              <table:table-cell office:value-type="float" office:value="0.867429">
                <text:p>0.86742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762514">
                <text:p>0.762514</text:p>
              </table:table-cell>
              <table:table-cell office:value-type="float" office:value="0.860114">
                <text:p>0.860114</text:p>
              </table:table-cell>
              <table:table-cell office:value-type="float" office:value="0.869257">
                <text:p>0.869257</text:p>
              </table:table-cell>
              <table:table-cell office:value-type="float" office:value="0.872">
                <text:p>0.872</text:p>
              </table:table-cell>
              <table:table-cell office:value-type="float" office:value="0.874971">
                <text:p>0.874971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5486">
                <text:p>0.885486</text:p>
              </table:table-cell>
              <table:table-cell office:value-type="float" office:value="0.892343">
                <text:p>0.892343</text:p>
              </table:table-cell>
              <table:table-cell office:value-type="float" office:value="0.896">
                <text:p>0.896</text:p>
              </table:table-cell>
              <table:table-cell office:value-type="float" office:value="0.865669">
                <text:p>0.86566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711086">
                <text:p>0.711086</text:p>
              </table:table-cell>
              <table:table-cell office:value-type="float" office:value="0.855086">
                <text:p>0.855086</text:p>
              </table:table-cell>
              <table:table-cell office:value-type="float" office:value="0.866971">
                <text:p>0.866971</text:p>
              </table:table-cell>
              <table:table-cell office:value-type="float" office:value="0.872">
                <text:p>0.872</text:p>
              </table:table-cell>
              <table:table-cell office:value-type="float" office:value="0.874971">
                <text:p>0.874971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7314">
                <text:p>0.887314</text:p>
              </table:table-cell>
              <table:table-cell office:value-type="float" office:value="0.8928">
                <text:p>0.8928</text:p>
              </table:table-cell>
              <table:table-cell office:value-type="float" office:value="0.896">
                <text:p>0.896</text:p>
              </table:table-cell>
              <table:table-cell office:value-type="float" office:value="0.860023">
                <text:p>0.86002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4171">
                <text:p>0.774171</text:p>
              </table:table-cell>
              <table:table-cell office:value-type="float" office:value="0.8608">
                <text:p>0.8608</text:p>
              </table:table-cell>
              <table:table-cell office:value-type="float" office:value="0.871314">
                <text:p>0.871314</text:p>
              </table:table-cell>
              <table:table-cell office:value-type="float" office:value="0.872">
                <text:p>0.872</text:p>
              </table:table-cell>
              <table:table-cell office:value-type="float" office:value="0.876343">
                <text:p>0.876343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0457">
                <text:p>0.880457</text:p>
              </table:table-cell>
              <table:table-cell office:value-type="float" office:value="0.888">
                <text:p>0.888</text:p>
              </table:table-cell>
              <table:table-cell office:value-type="float" office:value="0.893714">
                <text:p>0.893714</text:p>
              </table:table-cell>
              <table:table-cell office:value-type="float" office:value="0.896">
                <text:p>0.896</text:p>
              </table:table-cell>
              <table:table-cell office:value-type="float" office:value="0.86768">
                <text:p>0.86768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797714">
                <text:p>0.797714</text:p>
              </table:table-cell>
              <table:table-cell office:value-type="float" office:value="0.860571">
                <text:p>0.860571</text:p>
              </table:table-cell>
              <table:table-cell office:value-type="float" office:value="0.870171">
                <text:p>0.870171</text:p>
              </table:table-cell>
              <table:table-cell office:value-type="float" office:value="0.872">
                <text:p>0.872</text:p>
              </table:table-cell>
              <table:table-cell office:value-type="float" office:value="0.873829">
                <text:p>0.87382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8">
                <text:p>0.888</text:p>
              </table:table-cell>
              <table:table-cell office:value-type="float" office:value="0.893257">
                <text:p>0.893257</text:p>
              </table:table-cell>
              <table:table-cell office:value-type="float" office:value="0.896">
                <text:p>0.896</text:p>
              </table:table-cell>
              <table:table-cell office:value-type="float" office:value="0.869554">
                <text:p>0.86955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819886">
                <text:p>0.819886</text:p>
              </table:table-cell>
              <table:table-cell office:value-type="float" office:value="0.861486">
                <text:p>0.861486</text:p>
              </table:table-cell>
              <table:table-cell office:value-type="float" office:value="0.871543">
                <text:p>0.871543</text:p>
              </table:table-cell>
              <table:table-cell office:value-type="float" office:value="0.872">
                <text:p>0.872</text:p>
              </table:table-cell>
              <table:table-cell office:value-type="float" office:value="0.873143">
                <text:p>0.873143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0914">
                <text:p>0.880914</text:p>
              </table:table-cell>
              <table:table-cell office:value-type="float" office:value="0.888">
                <text:p>0.888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72137">
                <text:p>0.872137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792457">
                <text:p>0.792457</text:p>
              </table:table-cell>
              <table:table-cell office:value-type="float" office:value="0.860114">
                <text:p>0.860114</text:p>
              </table:table-cell>
              <table:table-cell office:value-type="float" office:value="0.871086">
                <text:p>0.871086</text:p>
              </table:table-cell>
              <table:table-cell office:value-type="float" office:value="0.872">
                <text:p>0.872</text:p>
              </table:table-cell>
              <table:table-cell office:value-type="float" office:value="0.873829">
                <text:p>0.87382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2286">
                <text:p>0.882286</text:p>
              </table:table-cell>
              <table:table-cell office:value-type="float" office:value="0.888">
                <text:p>0.888</text:p>
              </table:table-cell>
              <table:table-cell office:value-type="float" office:value="0.895771">
                <text:p>0.895771</text:p>
              </table:table-cell>
              <table:table-cell office:value-type="float" office:value="0.896">
                <text:p>0.896</text:p>
              </table:table-cell>
              <table:table-cell office:value-type="float" office:value="0.869554">
                <text:p>0.869554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821257">
                <text:p>0.821257</text:p>
              </table:table-cell>
              <table:table-cell office:value-type="float" office:value="0.864686">
                <text:p>0.864686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7714">
                <text:p>0.87771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2971">
                <text:p>0.882971</text:p>
              </table:table-cell>
              <table:table-cell office:value-type="float" office:value="0.888229">
                <text:p>0.8882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3486">
                <text:p>0.87348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816686">
                <text:p>0.816686</text:p>
              </table:table-cell>
              <table:table-cell office:value-type="float" office:value="0.863543">
                <text:p>0.863543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7943">
                <text:p>0.877943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0686">
                <text:p>0.880686</text:p>
              </table:table-cell>
              <table:table-cell office:value-type="float" office:value="0.888">
                <text:p>0.888</text:p>
              </table:table-cell>
              <table:table-cell office:value-type="float" office:value="0.895314">
                <text:p>0.895314</text:p>
              </table:table-cell>
              <table:table-cell office:value-type="float" office:value="0.896">
                <text:p>0.896</text:p>
              </table:table-cell>
              <table:table-cell office:value-type="float" office:value="0.872617">
                <text:p>0.87261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813486">
                <text:p>0.813486</text:p>
              </table:table-cell>
              <table:table-cell office:value-type="float" office:value="0.862629">
                <text:p>0.862629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7257">
                <text:p>0.877257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2514">
                <text:p>0.882514</text:p>
              </table:table-cell>
              <table:table-cell office:value-type="float" office:value="0.888686">
                <text:p>0.8886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2457">
                <text:p>0.872457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8032">
                <text:p>0.8032</text:p>
              </table:table-cell>
              <table:table-cell office:value-type="float" office:value="0.8608">
                <text:p>0.8608</text:p>
              </table:table-cell>
              <table:table-cell office:value-type="float" office:value="0.869943">
                <text:p>0.869943</text:p>
              </table:table-cell>
              <table:table-cell office:value-type="float" office:value="0.872">
                <text:p>0.872</text:p>
              </table:table-cell>
              <table:table-cell office:value-type="float" office:value="0.876571">
                <text:p>0.876571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2971">
                <text:p>0.882971</text:p>
              </table:table-cell>
              <table:table-cell office:value-type="float" office:value="0.888">
                <text:p>0.888</text:p>
              </table:table-cell>
              <table:table-cell office:value-type="float" office:value="0.894171">
                <text:p>0.894171</text:p>
              </table:table-cell>
              <table:table-cell office:value-type="float" office:value="0.896">
                <text:p>0.896</text:p>
              </table:table-cell>
              <table:table-cell office:value-type="float" office:value="0.870766">
                <text:p>0.870766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796571">
                <text:p>0.796571</text:p>
              </table:table-cell>
              <table:table-cell office:value-type="float" office:value="0.862171">
                <text:p>0.862171</text:p>
              </table:table-cell>
              <table:table-cell office:value-type="float" office:value="0.870629">
                <text:p>0.870629</text:p>
              </table:table-cell>
              <table:table-cell office:value-type="float" office:value="0.872">
                <text:p>0.872</text:p>
              </table:table-cell>
              <table:table-cell office:value-type="float" office:value="0.8784">
                <text:p>0.878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1371">
                <text:p>0.881371</text:p>
              </table:table-cell>
              <table:table-cell office:value-type="float" office:value="0.888">
                <text:p>0.888</text:p>
              </table:table-cell>
              <table:table-cell office:value-type="float" office:value="0.894171">
                <text:p>0.894171</text:p>
              </table:table-cell>
              <table:table-cell office:value-type="float" office:value="0.896">
                <text:p>0.896</text:p>
              </table:table-cell>
              <table:table-cell office:value-type="float" office:value="0.870331">
                <text:p>0.870331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753143">
                <text:p>0.753143</text:p>
              </table:table-cell>
              <table:table-cell office:value-type="float" office:value="0.861029">
                <text:p>0.861029</text:p>
              </table:table-cell>
              <table:table-cell office:value-type="float" office:value="0.870171">
                <text:p>0.870171</text:p>
              </table:table-cell>
              <table:table-cell office:value-type="float" office:value="0.872">
                <text:p>0.872</text:p>
              </table:table-cell>
              <table:table-cell office:value-type="float" office:value="0.875886">
                <text:p>0.87588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1829">
                <text:p>0.881829</text:p>
              </table:table-cell>
              <table:table-cell office:value-type="float" office:value="0.888">
                <text:p>0.888</text:p>
              </table:table-cell>
              <table:table-cell office:value-type="float" office:value="0.894171">
                <text:p>0.894171</text:p>
              </table:table-cell>
              <table:table-cell office:value-type="float" office:value="0.896">
                <text:p>0.896</text:p>
              </table:table-cell>
              <table:table-cell office:value-type="float" office:value="0.865623">
                <text:p>0.86562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65714">
                <text:p>0.765714</text:p>
              </table:table-cell>
              <table:table-cell office:value-type="float" office:value="0.861714">
                <text:p>0.861714</text:p>
              </table:table-cell>
              <table:table-cell office:value-type="float" office:value="0.871771">
                <text:p>0.871771</text:p>
              </table:table-cell>
              <table:table-cell office:value-type="float" office:value="0.872">
                <text:p>0.872</text:p>
              </table:table-cell>
              <table:table-cell office:value-type="float" office:value="0.877257">
                <text:p>0.877257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1829">
                <text:p>0.881829</text:p>
              </table:table-cell>
              <table:table-cell office:value-type="float" office:value="0.888">
                <text:p>0.888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67269">
                <text:p>0.86726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779429">
                <text:p>0.779429</text:p>
              </table:table-cell>
              <table:table-cell office:value-type="float" office:value="0.862857">
                <text:p>0.862857</text:p>
              </table:table-cell>
              <table:table-cell office:value-type="float" office:value="0.870857">
                <text:p>0.870857</text:p>
              </table:table-cell>
              <table:table-cell office:value-type="float" office:value="0.872">
                <text:p>0.872</text:p>
              </table:table-cell>
              <table:table-cell office:value-type="float" office:value="0.874514">
                <text:p>0.87451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0457">
                <text:p>0.880457</text:p>
              </table:table-cell>
              <table:table-cell office:value-type="float" office:value="0.888">
                <text:p>0.888</text:p>
              </table:table-cell>
              <table:table-cell office:value-type="float" office:value="0.893029">
                <text:p>0.893029</text:p>
              </table:table-cell>
              <table:table-cell office:value-type="float" office:value="0.896">
                <text:p>0.896</text:p>
              </table:table-cell>
              <table:table-cell office:value-type="float" office:value="0.868114">
                <text:p>0.86811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757943">
                <text:p>0.757943</text:p>
              </table:table-cell>
              <table:table-cell office:value-type="float" office:value="0.861714">
                <text:p>0.861714</text:p>
              </table:table-cell>
              <table:table-cell office:value-type="float" office:value="0.870629">
                <text:p>0.870629</text:p>
              </table:table-cell>
              <table:table-cell office:value-type="float" office:value="0.872">
                <text:p>0.872</text:p>
              </table:table-cell>
              <table:table-cell office:value-type="float" office:value="0.874971">
                <text:p>0.874971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7314">
                <text:p>0.887314</text:p>
              </table:table-cell>
              <table:table-cell office:value-type="float" office:value="0.893714">
                <text:p>0.893714</text:p>
              </table:table-cell>
              <table:table-cell office:value-type="float" office:value="0.896">
                <text:p>0.896</text:p>
              </table:table-cell>
              <table:table-cell office:value-type="float" office:value="0.865829">
                <text:p>0.865829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723429">
                <text:p>0.723429</text:p>
              </table:table-cell>
              <table:table-cell office:value-type="float" office:value="0.860114">
                <text:p>0.860114</text:p>
              </table:table-cell>
              <table:table-cell office:value-type="float" office:value="0.869943">
                <text:p>0.869943</text:p>
              </table:table-cell>
              <table:table-cell office:value-type="float" office:value="0.872">
                <text:p>0.872</text:p>
              </table:table-cell>
              <table:table-cell office:value-type="float" office:value="0.876114">
                <text:p>0.87611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0229">
                <text:p>0.880229</text:p>
              </table:table-cell>
              <table:table-cell office:value-type="float" office:value="0.888">
                <text:p>0.888</text:p>
              </table:table-cell>
              <table:table-cell office:value-type="float" office:value="0.893943">
                <text:p>0.893943</text:p>
              </table:table-cell>
              <table:table-cell office:value-type="float" office:value="0.896">
                <text:p>0.896</text:p>
              </table:table-cell>
              <table:table-cell office:value-type="float" office:value="0.862377">
                <text:p>0.862377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754971">
                <text:p>0.754971</text:p>
              </table:table-cell>
              <table:table-cell office:value-type="float" office:value="0.859886">
                <text:p>0.859886</text:p>
              </table:table-cell>
              <table:table-cell office:value-type="float" office:value="0.870857">
                <text:p>0.870857</text:p>
              </table:table-cell>
              <table:table-cell office:value-type="float" office:value="0.872">
                <text:p>0.872</text:p>
              </table:table-cell>
              <table:table-cell office:value-type="float" office:value="0.874743">
                <text:p>0.874743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2743">
                <text:p>0.882743</text:p>
              </table:table-cell>
              <table:table-cell office:value-type="float" office:value="0.888">
                <text:p>0.888</text:p>
              </table:table-cell>
              <table:table-cell office:value-type="float" office:value="0.894171">
                <text:p>0.894171</text:p>
              </table:table-cell>
              <table:table-cell office:value-type="float" office:value="0.896">
                <text:p>0.896</text:p>
              </table:table-cell>
              <table:table-cell office:value-type="float" office:value="0.865737">
                <text:p>0.865737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770514">
                <text:p>0.770514</text:p>
              </table:table-cell>
              <table:table-cell office:value-type="float" office:value="0.861943">
                <text:p>0.861943</text:p>
              </table:table-cell>
              <table:table-cell office:value-type="float" office:value="0.8688">
                <text:p>0.8688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9314">
                <text:p>0.879314</text:p>
              </table:table-cell>
              <table:table-cell office:value-type="float" office:value="0.88">
                <text:p>0.88</text:p>
              </table:table-cell>
              <table:table-cell office:value-type="float" office:value="0.882057">
                <text:p>0.882057</text:p>
              </table:table-cell>
              <table:table-cell office:value-type="float" office:value="0.888">
                <text:p>0.888</text:p>
              </table:table-cell>
              <table:table-cell office:value-type="float" office:value="0.894171">
                <text:p>0.894171</text:p>
              </table:table-cell>
              <table:table-cell office:value-type="float" office:value="0.896">
                <text:p>0.896</text:p>
              </table:table-cell>
              <table:table-cell office:value-type="float" office:value="0.86688">
                <text:p>0.86688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7408">
                <text:p>0.7408</text:p>
              </table:table-cell>
              <table:table-cell office:value-type="float" office:value="0.861943">
                <text:p>0.861943</text:p>
              </table:table-cell>
              <table:table-cell office:value-type="float" office:value="0.869257">
                <text:p>0.869257</text:p>
              </table:table-cell>
              <table:table-cell office:value-type="float" office:value="0.872">
                <text:p>0.872</text:p>
              </table:table-cell>
              <table:table-cell office:value-type="float" office:value="0.874743">
                <text:p>0.874743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4571">
                <text:p>0.884571</text:p>
              </table:table-cell>
              <table:table-cell office:value-type="float" office:value="0.888">
                <text:p>0.888</text:p>
              </table:table-cell>
              <table:table-cell office:value-type="float" office:value="0.895086">
                <text:p>0.895086</text:p>
              </table:table-cell>
              <table:table-cell office:value-type="float" office:value="0.896">
                <text:p>0.896</text:p>
              </table:table-cell>
              <table:table-cell office:value-type="float" office:value="0.86464">
                <text:p>0.86464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768914">
                <text:p>0.768914</text:p>
              </table:table-cell>
              <table:table-cell office:value-type="float" office:value="0.864">
                <text:p>0.864</text:p>
              </table:table-cell>
              <table:table-cell office:value-type="float" office:value="0.871086">
                <text:p>0.871086</text:p>
              </table:table-cell>
              <table:table-cell office:value-type="float" office:value="0.872">
                <text:p>0.872</text:p>
              </table:table-cell>
              <table:table-cell office:value-type="float" office:value="0.877029">
                <text:p>0.87702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4114">
                <text:p>0.884114</text:p>
              </table:table-cell>
              <table:table-cell office:value-type="float" office:value="0.888229">
                <text:p>0.8882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8137">
                <text:p>0.868137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7824">
                <text:p>0.7824</text:p>
              </table:table-cell>
              <table:table-cell office:value-type="float" office:value="0.863543">
                <text:p>0.863543</text:p>
              </table:table-cell>
              <table:table-cell office:value-type="float" office:value="0.871086">
                <text:p>0.871086</text:p>
              </table:table-cell>
              <table:table-cell office:value-type="float" office:value="0.872">
                <text:p>0.872</text:p>
              </table:table-cell>
              <table:table-cell office:value-type="float" office:value="0.878171">
                <text:p>0.878171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2057">
                <text:p>0.882057</text:p>
              </table:table-cell>
              <table:table-cell office:value-type="float" office:value="0.888">
                <text:p>0.888</text:p>
              </table:table-cell>
              <table:table-cell office:value-type="float" office:value="0.894857">
                <text:p>0.894857</text:p>
              </table:table-cell>
              <table:table-cell office:value-type="float" office:value="0.896">
                <text:p>0.896</text:p>
              </table:table-cell>
              <table:table-cell office:value-type="float" office:value="0.869211">
                <text:p>0.869211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7904">
                <text:p>0.7904</text:p>
              </table:table-cell>
              <table:table-cell office:value-type="float" office:value="0.8608">
                <text:p>0.8608</text:p>
              </table:table-cell>
              <table:table-cell office:value-type="float" office:value="0.869257">
                <text:p>0.869257</text:p>
              </table:table-cell>
              <table:table-cell office:value-type="float" office:value="0.872">
                <text:p>0.872</text:p>
              </table:table-cell>
              <table:table-cell office:value-type="float" office:value="0.8784">
                <text:p>0.878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0229">
                <text:p>0.880229</text:p>
              </table:table-cell>
              <table:table-cell office:value-type="float" office:value="0.888">
                <text:p>0.888</text:p>
              </table:table-cell>
              <table:table-cell office:value-type="float" office:value="0.893257">
                <text:p>0.893257</text:p>
              </table:table-cell>
              <table:table-cell office:value-type="float" office:value="0.896">
                <text:p>0.896</text:p>
              </table:table-cell>
              <table:table-cell office:value-type="float" office:value="0.869234">
                <text:p>0.86923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808">
                <text:p>0.7808</text:p>
              </table:table-cell>
              <table:table-cell office:value-type="float" office:value="0.8576">
                <text:p>0.8576</text:p>
              </table:table-cell>
              <table:table-cell office:value-type="float" office:value="0.8672">
                <text:p>0.8672</text:p>
              </table:table-cell>
              <table:table-cell office:value-type="float" office:value="0.872">
                <text:p>0.872</text:p>
              </table:table-cell>
              <table:table-cell office:value-type="float" office:value="0.874514">
                <text:p>0.87451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7771">
                <text:p>0.887771</text:p>
              </table:table-cell>
              <table:table-cell office:value-type="float" office:value="0.892114">
                <text:p>0.892114</text:p>
              </table:table-cell>
              <table:table-cell office:value-type="float" office:value="0.896">
                <text:p>0.896</text:p>
              </table:table-cell>
              <table:table-cell office:value-type="float" office:value="0.8672">
                <text:p>0.8672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7584">
                <text:p>0.7584</text:p>
              </table:table-cell>
              <table:table-cell office:value-type="float" office:value="0.855771">
                <text:p>0.855771</text:p>
              </table:table-cell>
              <table:table-cell office:value-type="float" office:value="0.867657">
                <text:p>0.867657</text:p>
              </table:table-cell>
              <table:table-cell office:value-type="float" office:value="0.872">
                <text:p>0.872</text:p>
              </table:table-cell>
              <table:table-cell office:value-type="float" office:value="0.874286">
                <text:p>0.87428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0914">
                <text:p>0.880914</text:p>
              </table:table-cell>
              <table:table-cell office:value-type="float" office:value="0.888">
                <text:p>0.888</text:p>
              </table:table-cell>
              <table:table-cell office:value-type="float" office:value="0.892571">
                <text:p>0.892571</text:p>
              </table:table-cell>
              <table:table-cell office:value-type="float" office:value="0.896">
                <text:p>0.896</text:p>
              </table:table-cell>
              <table:table-cell office:value-type="float" office:value="0.86496">
                <text:p>0.86496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738057">
                <text:p>0.738057</text:p>
              </table:table-cell>
              <table:table-cell office:value-type="float" office:value="0.854857">
                <text:p>0.854857</text:p>
              </table:table-cell>
              <table:table-cell office:value-type="float" office:value="0.865371">
                <text:p>0.865371</text:p>
              </table:table-cell>
              <table:table-cell office:value-type="float" office:value="0.872">
                <text:p>0.872</text:p>
              </table:table-cell>
              <table:table-cell office:value-type="float" office:value="0.872229">
                <text:p>0.87222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2286">
                <text:p>0.882286</text:p>
              </table:table-cell>
              <table:table-cell office:value-type="float" office:value="0.888">
                <text:p>0.888</text:p>
              </table:table-cell>
              <table:table-cell office:value-type="float" office:value="0.893943">
                <text:p>0.893943</text:p>
              </table:table-cell>
              <table:table-cell office:value-type="float" office:value="0.896">
                <text:p>0.896</text:p>
              </table:table-cell>
              <table:table-cell office:value-type="float" office:value="0.862674">
                <text:p>0.86267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7792">
                <text:p>0.7792</text:p>
              </table:table-cell>
              <table:table-cell office:value-type="float" office:value="0.855314">
                <text:p>0.855314</text:p>
              </table:table-cell>
              <table:table-cell office:value-type="float" office:value="0.864">
                <text:p>0.864</text:p>
              </table:table-cell>
              <table:table-cell office:value-type="float" office:value="0.871314">
                <text:p>0.871314</text:p>
              </table:table-cell>
              <table:table-cell office:value-type="float" office:value="0.872">
                <text:p>0.872</text:p>
              </table:table-cell>
              <table:table-cell office:value-type="float" office:value="0.879771">
                <text:p>0.879771</text:p>
              </table:table-cell>
              <table:table-cell office:value-type="float" office:value="0.88">
                <text:p>0.88</text:p>
              </table:table-cell>
              <table:table-cell office:value-type="float" office:value="0.8832">
                <text:p>0.8832</text:p>
              </table:table-cell>
              <table:table-cell office:value-type="float" office:value="0.888">
                <text:p>0.888</text:p>
              </table:table-cell>
              <table:table-cell office:value-type="float" office:value="0.894629">
                <text:p>0.894629</text:p>
              </table:table-cell>
              <table:table-cell office:value-type="float" office:value="0.896">
                <text:p>0.896</text:p>
              </table:table-cell>
              <table:table-cell office:value-type="float" office:value="0.866743">
                <text:p>0.866743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803886">
                <text:p>0.803886</text:p>
              </table:table-cell>
              <table:table-cell office:value-type="float" office:value="0.853943">
                <text:p>0.853943</text:p>
              </table:table-cell>
              <table:table-cell office:value-type="float" office:value="0.864">
                <text:p>0.864</text:p>
              </table:table-cell>
              <table:table-cell office:value-type="float" office:value="0.8688">
                <text:p>0.8688</text:p>
              </table:table-cell>
              <table:table-cell office:value-type="float" office:value="0.872">
                <text:p>0.872</text:p>
              </table:table-cell>
              <table:table-cell office:value-type="float" office:value="0.877943">
                <text:p>0.877943</text:p>
              </table:table-cell>
              <table:table-cell office:value-type="float" office:value="0.88">
                <text:p>0.88</text:p>
              </table:table-cell>
              <table:table-cell office:value-type="float" office:value="0.882057">
                <text:p>0.882057</text:p>
              </table:table-cell>
              <table:table-cell office:value-type="float" office:value="0.888">
                <text:p>0.888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68503">
                <text:p>0.868503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764343">
                <text:p>0.764343</text:p>
              </table:table-cell>
              <table:table-cell office:value-type="float" office:value="0.857143">
                <text:p>0.857143</text:p>
              </table:table-cell>
              <table:table-cell office:value-type="float" office:value="0.865829">
                <text:p>0.865829</text:p>
              </table:table-cell>
              <table:table-cell office:value-type="float" office:value="0.872">
                <text:p>0.872</text:p>
              </table:table-cell>
              <table:table-cell office:value-type="float" office:value="0.874057">
                <text:p>0.874057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4343">
                <text:p>0.884343</text:p>
              </table:table-cell>
              <table:table-cell office:value-type="float" office:value="0.888">
                <text:p>0.888</text:p>
              </table:table-cell>
              <table:table-cell office:value-type="float" office:value="0.895314">
                <text:p>0.895314</text:p>
              </table:table-cell>
              <table:table-cell office:value-type="float" office:value="0.896">
                <text:p>0.896</text:p>
              </table:table-cell>
              <table:table-cell office:value-type="float" office:value="0.866103">
                <text:p>0.866103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778514">
                <text:p>0.778514</text:p>
              </table:table-cell>
              <table:table-cell office:value-type="float" office:value="0.858057">
                <text:p>0.858057</text:p>
              </table:table-cell>
              <table:table-cell office:value-type="float" office:value="0.864686">
                <text:p>0.864686</text:p>
              </table:table-cell>
              <table:table-cell office:value-type="float" office:value="0.872">
                <text:p>0.872</text:p>
              </table:table-cell>
              <table:table-cell office:value-type="float" office:value="0.874286">
                <text:p>0.87428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4114">
                <text:p>0.884114</text:p>
              </table:table-cell>
              <table:table-cell office:value-type="float" office:value="0.888">
                <text:p>0.888</text:p>
              </table:table-cell>
              <table:table-cell office:value-type="float" office:value="0.894629">
                <text:p>0.894629</text:p>
              </table:table-cell>
              <table:table-cell office:value-type="float" office:value="0.896">
                <text:p>0.896</text:p>
              </table:table-cell>
              <table:table-cell office:value-type="float" office:value="0.867429">
                <text:p>0.86742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788114">
                <text:p>0.788114</text:p>
              </table:table-cell>
              <table:table-cell office:value-type="float" office:value="0.851429">
                <text:p>0.851429</text:p>
              </table:table-cell>
              <table:table-cell office:value-type="float" office:value="0.8656">
                <text:p>0.8656</text:p>
              </table:table-cell>
              <table:table-cell office:value-type="float" office:value="0.872">
                <text:p>0.872</text:p>
              </table:table-cell>
              <table:table-cell office:value-type="float" office:value="0.8768">
                <text:p>0.876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48">
                <text:p>0.8848</text:p>
              </table:table-cell>
              <table:table-cell office:value-type="float" office:value="0.888">
                <text:p>0.888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68114">
                <text:p>0.868114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783771">
                <text:p>0.783771</text:p>
              </table:table-cell>
              <table:table-cell office:value-type="float" office:value="0.856">
                <text:p>0.856</text:p>
              </table:table-cell>
              <table:table-cell office:value-type="float" office:value="0.867429">
                <text:p>0.867429</text:p>
              </table:table-cell>
              <table:table-cell office:value-type="float" office:value="0.872">
                <text:p>0.872</text:p>
              </table:table-cell>
              <table:table-cell office:value-type="float" office:value="0.877714">
                <text:p>0.87771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5029">
                <text:p>0.885029</text:p>
              </table:table-cell>
              <table:table-cell office:value-type="float" office:value="0.888">
                <text:p>0.888</text:p>
              </table:table-cell>
              <table:table-cell office:value-type="float" office:value="0.895543">
                <text:p>0.895543</text:p>
              </table:table-cell>
              <table:table-cell office:value-type="float" office:value="0.896">
                <text:p>0.896</text:p>
              </table:table-cell>
              <table:table-cell office:value-type="float" office:value="0.868549">
                <text:p>0.868549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730971">
                <text:p>0.730971</text:p>
              </table:table-cell>
              <table:table-cell office:value-type="float" office:value="0.852571">
                <text:p>0.852571</text:p>
              </table:table-cell>
              <table:table-cell office:value-type="float" office:value="0.862171">
                <text:p>0.862171</text:p>
              </table:table-cell>
              <table:table-cell office:value-type="float" office:value="0.871771">
                <text:p>0.871771</text:p>
              </table:table-cell>
              <table:table-cell office:value-type="float" office:value="0.873143">
                <text:p>0.873143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4114">
                <text:p>0.884114</text:p>
              </table:table-cell>
              <table:table-cell office:value-type="float" office:value="0.888">
                <text:p>0.888</text:p>
              </table:table-cell>
              <table:table-cell office:value-type="float" office:value="0.895086">
                <text:p>0.895086</text:p>
              </table:table-cell>
              <table:table-cell office:value-type="float" office:value="0.896">
                <text:p>0.896</text:p>
              </table:table-cell>
              <table:table-cell office:value-type="float" office:value="0.861783">
                <text:p>0.86178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30743">
                <text:p>0.730743</text:p>
              </table:table-cell>
              <table:table-cell office:value-type="float" office:value="0.852571">
                <text:p>0.852571</text:p>
              </table:table-cell>
              <table:table-cell office:value-type="float" office:value="0.863543">
                <text:p>0.863543</text:p>
              </table:table-cell>
              <table:table-cell office:value-type="float" office:value="0.870629">
                <text:p>0.870629</text:p>
              </table:table-cell>
              <table:table-cell office:value-type="float" office:value="0.874743">
                <text:p>0.874743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5714">
                <text:p>0.885714</text:p>
              </table:table-cell>
              <table:table-cell office:value-type="float" office:value="0.888">
                <text:p>0.888</text:p>
              </table:table-cell>
              <table:table-cell office:value-type="float" office:value="0.895543">
                <text:p>0.895543</text:p>
              </table:table-cell>
              <table:table-cell office:value-type="float" office:value="0.896">
                <text:p>0.896</text:p>
              </table:table-cell>
              <table:table-cell office:value-type="float" office:value="0.862149">
                <text:p>0.86214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7984">
                <text:p>0.7984</text:p>
              </table:table-cell>
              <table:table-cell office:value-type="float" office:value="0.854857">
                <text:p>0.854857</text:p>
              </table:table-cell>
              <table:table-cell office:value-type="float" office:value="0.864">
                <text:p>0.864</text:p>
              </table:table-cell>
              <table:table-cell office:value-type="float" office:value="0.871086">
                <text:p>0.871086</text:p>
              </table:table-cell>
              <table:table-cell office:value-type="float" office:value="0.874743">
                <text:p>0.874743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6857">
                <text:p>0.886857</text:p>
              </table:table-cell>
              <table:table-cell office:value-type="float" office:value="0.888457">
                <text:p>0.8884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944">
                <text:p>0.86944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756571">
                <text:p>0.756571</text:p>
              </table:table-cell>
              <table:table-cell office:value-type="float" office:value="0.851657">
                <text:p>0.851657</text:p>
              </table:table-cell>
              <table:table-cell office:value-type="float" office:value="0.861029">
                <text:p>0.861029</text:p>
              </table:table-cell>
              <table:table-cell office:value-type="float" office:value="0.869486">
                <text:p>0.869486</text:p>
              </table:table-cell>
              <table:table-cell office:value-type="float" office:value="0.872229">
                <text:p>0.87222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6629">
                <text:p>0.886629</text:p>
              </table:table-cell>
              <table:table-cell office:value-type="float" office:value="0.889829">
                <text:p>0.8898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4343">
                <text:p>0.864343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709257">
                <text:p>0.709257</text:p>
              </table:table-cell>
              <table:table-cell office:value-type="float" office:value="0.840914">
                <text:p>0.840914</text:p>
              </table:table-cell>
              <table:table-cell office:value-type="float" office:value="0.857371">
                <text:p>0.857371</text:p>
              </table:table-cell>
              <table:table-cell office:value-type="float" office:value="0.866286">
                <text:p>0.866286</text:p>
              </table:table-cell>
              <table:table-cell office:value-type="float" office:value="0.872914">
                <text:p>0.872914</text:p>
              </table:table-cell>
              <table:table-cell office:value-type="float" office:value="0.88">
                <text:p>0.88</text:p>
              </table:table-cell>
              <table:table-cell office:value-type="float" office:value="0.880229">
                <text:p>0.880229</text:p>
              </table:table-cell>
              <table:table-cell office:value-type="float" office:value="0.888">
                <text:p>0.888</text:p>
              </table:table-cell>
              <table:table-cell office:value-type="float" office:value="0.8896">
                <text:p>0.8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8057">
                <text:p>0.858057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733029">
                <text:p>0.733029</text:p>
              </table:table-cell>
              <table:table-cell office:value-type="float" office:value="0.846171">
                <text:p>0.846171</text:p>
              </table:table-cell>
              <table:table-cell office:value-type="float" office:value="0.8592">
                <text:p>0.8592</text:p>
              </table:table-cell>
              <table:table-cell office:value-type="float" office:value="0.866743">
                <text:p>0.866743</text:p>
              </table:table-cell>
              <table:table-cell office:value-type="float" office:value="0.872">
                <text:p>0.872</text:p>
              </table:table-cell>
              <table:table-cell office:value-type="float" office:value="0.878629">
                <text:p>0.878629</text:p>
              </table:table-cell>
              <table:table-cell office:value-type="float" office:value="0.88">
                <text:p>0.88</text:p>
              </table:table-cell>
              <table:table-cell office:value-type="float" office:value="0.885029">
                <text:p>0.885029</text:p>
              </table:table-cell>
              <table:table-cell office:value-type="float" office:value="0.888229">
                <text:p>0.8882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0503">
                <text:p>0.860503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688457">
                <text:p>0.688457</text:p>
              </table:table-cell>
              <table:table-cell office:value-type="float" office:value="0.835886">
                <text:p>0.835886</text:p>
              </table:table-cell>
              <table:table-cell office:value-type="float" office:value="0.859429">
                <text:p>0.859429</text:p>
              </table:table-cell>
              <table:table-cell office:value-type="float" office:value="0.866743">
                <text:p>0.866743</text:p>
              </table:table-cell>
              <table:table-cell office:value-type="float" office:value="0.872">
                <text:p>0.872</text:p>
              </table:table-cell>
              <table:table-cell office:value-type="float" office:value="0.8784">
                <text:p>0.8784</text:p>
              </table:table-cell>
              <table:table-cell office:value-type="float" office:value="0.88">
                <text:p>0.88</text:p>
              </table:table-cell>
              <table:table-cell office:value-type="float" office:value="0.882743">
                <text:p>0.882743</text:p>
              </table:table-cell>
              <table:table-cell office:value-type="float" office:value="0.888">
                <text:p>0.888</text:p>
              </table:table-cell>
              <table:table-cell office:value-type="float" office:value="0.895771">
                <text:p>0.895771</text:p>
              </table:table-cell>
              <table:table-cell office:value-type="float" office:value="0.896">
                <text:p>0.896</text:p>
              </table:table-cell>
              <table:table-cell office:value-type="float" office:value="0.854743">
                <text:p>0.854743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706286">
                <text:p>0.706286</text:p>
              </table:table-cell>
              <table:table-cell office:value-type="float" office:value="0.836343">
                <text:p>0.836343</text:p>
              </table:table-cell>
              <table:table-cell office:value-type="float" office:value="0.858743">
                <text:p>0.858743</text:p>
              </table:table-cell>
              <table:table-cell office:value-type="float" office:value="0.866514">
                <text:p>0.866514</text:p>
              </table:table-cell>
              <table:table-cell office:value-type="float" office:value="0.872">
                <text:p>0.872</text:p>
              </table:table-cell>
              <table:table-cell office:value-type="float" office:value="0.877486">
                <text:p>0.877486</text:p>
              </table:table-cell>
              <table:table-cell office:value-type="float" office:value="0.88">
                <text:p>0.88</text:p>
              </table:table-cell>
              <table:table-cell office:value-type="float" office:value="0.884343">
                <text:p>0.884343</text:p>
              </table:table-cell>
              <table:table-cell office:value-type="float" office:value="0.888457">
                <text:p>0.8884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6617">
                <text:p>0.856617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757714">
                <text:p>0.757714</text:p>
              </table:table-cell>
              <table:table-cell office:value-type="float" office:value="0.851886">
                <text:p>0.851886</text:p>
              </table:table-cell>
              <table:table-cell office:value-type="float" office:value="0.862857">
                <text:p>0.862857</text:p>
              </table:table-cell>
              <table:table-cell office:value-type="float" office:value="0.8704">
                <text:p>0.8704</text:p>
              </table:table-cell>
              <table:table-cell office:value-type="float" office:value="0.872">
                <text:p>0.872</text:p>
              </table:table-cell>
              <table:table-cell office:value-type="float" office:value="0.879543">
                <text:p>0.879543</text:p>
              </table:table-cell>
              <table:table-cell office:value-type="float" office:value="0.88">
                <text:p>0.88</text:p>
              </table:table-cell>
              <table:table-cell office:value-type="float" office:value="0.888">
                <text:p>0.888</text:p>
              </table:table-cell>
              <table:table-cell office:value-type="float" office:value="0.889143">
                <text:p>0.8891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4754">
                <text:p>0.86475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725257">
                <text:p>0.725257</text:p>
              </table:table-cell>
              <table:table-cell office:value-type="float" office:value="0.8528">
                <text:p>0.8528</text:p>
              </table:table-cell>
              <table:table-cell office:value-type="float" office:value="0.863314">
                <text:p>0.863314</text:p>
              </table:table-cell>
              <table:table-cell office:value-type="float" office:value="0.870171">
                <text:p>0.870171</text:p>
              </table:table-cell>
              <table:table-cell office:value-type="float" office:value="0.872">
                <text:p>0.872</text:p>
              </table:table-cell>
              <table:table-cell office:value-type="float" office:value="0.878629">
                <text:p>0.878629</text:p>
              </table:table-cell>
              <table:table-cell office:value-type="float" office:value="0.88">
                <text:p>0.88</text:p>
              </table:table-cell>
              <table:table-cell office:value-type="float" office:value="0.888">
                <text:p>0.888</text:p>
              </table:table-cell>
              <table:table-cell office:value-type="float" office:value="0.888914">
                <text:p>0.8889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1509">
                <text:p>0.86150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746514">
                <text:p>0.746514</text:p>
              </table:table-cell>
              <table:table-cell office:value-type="float" office:value="0.849143">
                <text:p>0.849143</text:p>
              </table:table-cell>
              <table:table-cell office:value-type="float" office:value="0.861029">
                <text:p>0.861029</text:p>
              </table:table-cell>
              <table:table-cell office:value-type="float" office:value="0.869029">
                <text:p>0.869029</text:p>
              </table:table-cell>
              <table:table-cell office:value-type="float" office:value="0.8736">
                <text:p>0.873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64">
                <text:p>0.8864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32">
                <text:p>0.863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53143">
                <text:p>0.753143</text:p>
              </table:table-cell>
              <table:table-cell office:value-type="float" office:value="0.850514">
                <text:p>0.850514</text:p>
              </table:table-cell>
              <table:table-cell office:value-type="float" office:value="0.861029">
                <text:p>0.861029</text:p>
              </table:table-cell>
              <table:table-cell office:value-type="float" office:value="0.870857">
                <text:p>0.870857</text:p>
              </table:table-cell>
              <table:table-cell office:value-type="float" office:value="0.874057">
                <text:p>0.874057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6629">
                <text:p>0.886629</text:p>
              </table:table-cell>
              <table:table-cell office:value-type="float" office:value="0.890514">
                <text:p>0.8905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4274">
                <text:p>0.864274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707886">
                <text:p>0.707886</text:p>
              </table:table-cell>
              <table:table-cell office:value-type="float" office:value="0.843886">
                <text:p>0.843886</text:p>
              </table:table-cell>
              <table:table-cell office:value-type="float" office:value="0.861029">
                <text:p>0.861029</text:p>
              </table:table-cell>
              <table:table-cell office:value-type="float" office:value="0.8688">
                <text:p>0.8688</text:p>
              </table:table-cell>
              <table:table-cell office:value-type="float" office:value="0.872">
                <text:p>0.872</text:p>
              </table:table-cell>
              <table:table-cell office:value-type="float" office:value="0.8784">
                <text:p>0.8784</text:p>
              </table:table-cell>
              <table:table-cell office:value-type="float" office:value="0.88">
                <text:p>0.88</text:p>
              </table:table-cell>
              <table:table-cell office:value-type="float" office:value="0.885257">
                <text:p>0.885257</text:p>
              </table:table-cell>
              <table:table-cell office:value-type="float" office:value="0.888229">
                <text:p>0.8882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8149">
                <text:p>0.858149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647314">
                <text:p>0.647314</text:p>
              </table:table-cell>
              <table:table-cell office:value-type="float" office:value="0.839771">
                <text:p>0.839771</text:p>
              </table:table-cell>
              <table:table-cell office:value-type="float" office:value="0.860114">
                <text:p>0.860114</text:p>
              </table:table-cell>
              <table:table-cell office:value-type="float" office:value="0.868571">
                <text:p>0.868571</text:p>
              </table:table-cell>
              <table:table-cell office:value-type="float" office:value="0.872">
                <text:p>0.872</text:p>
              </table:table-cell>
              <table:table-cell office:value-type="float" office:value="0.879543">
                <text:p>0.879543</text:p>
              </table:table-cell>
              <table:table-cell office:value-type="float" office:value="0.88">
                <text:p>0.88</text:p>
              </table:table-cell>
              <table:table-cell office:value-type="float" office:value="0.885943">
                <text:p>0.885943</text:p>
              </table:table-cell>
              <table:table-cell office:value-type="float" office:value="0.888229">
                <text:p>0.8882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1749">
                <text:p>0.85174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662629">
                <text:p>0.662629</text:p>
              </table:table-cell>
              <table:table-cell office:value-type="float" office:value="0.834286">
                <text:p>0.834286</text:p>
              </table:table-cell>
              <table:table-cell office:value-type="float" office:value="0.855314">
                <text:p>0.855314</text:p>
              </table:table-cell>
              <table:table-cell office:value-type="float" office:value="0.866286">
                <text:p>0.866286</text:p>
              </table:table-cell>
              <table:table-cell office:value-type="float" office:value="0.872">
                <text:p>0.872</text:p>
              </table:table-cell>
              <table:table-cell office:value-type="float" office:value="0.878171">
                <text:p>0.878171</text:p>
              </table:table-cell>
              <table:table-cell office:value-type="float" office:value="0.88">
                <text:p>0.88</text:p>
              </table:table-cell>
              <table:table-cell office:value-type="float" office:value="0.8832">
                <text:p>0.8832</text:p>
              </table:table-cell>
              <table:table-cell office:value-type="float" office:value="0.888">
                <text:p>0.888</text:p>
              </table:table-cell>
              <table:table-cell office:value-type="float" office:value="0.894629">
                <text:p>0.894629</text:p>
              </table:table-cell>
              <table:table-cell office:value-type="float" office:value="0.896">
                <text:p>0.896</text:p>
              </table:table-cell>
              <table:table-cell office:value-type="float" office:value="0.851451">
                <text:p>0.851451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660571">
                <text:p>0.660571</text:p>
              </table:table-cell>
              <table:table-cell office:value-type="float" office:value="0.831314">
                <text:p>0.831314</text:p>
              </table:table-cell>
              <table:table-cell office:value-type="float" office:value="0.854629">
                <text:p>0.854629</text:p>
              </table:table-cell>
              <table:table-cell office:value-type="float" office:value="0.864686">
                <text:p>0.864686</text:p>
              </table:table-cell>
              <table:table-cell office:value-type="float" office:value="0.872">
                <text:p>0.872</text:p>
              </table:table-cell>
              <table:table-cell office:value-type="float" office:value="0.877029">
                <text:p>0.877029</text:p>
              </table:table-cell>
              <table:table-cell office:value-type="float" office:value="0.88">
                <text:p>0.88</text:p>
              </table:table-cell>
              <table:table-cell office:value-type="float" office:value="0.883886">
                <text:p>0.883886</text:p>
              </table:table-cell>
              <table:table-cell office:value-type="float" office:value="0.888">
                <text:p>0.888</text:p>
              </table:table-cell>
              <table:table-cell office:value-type="float" office:value="0.895314">
                <text:p>0.895314</text:p>
              </table:table-cell>
              <table:table-cell office:value-type="float" office:value="0.896">
                <text:p>0.896</text:p>
              </table:table-cell>
              <table:table-cell office:value-type="float" office:value="0.850743">
                <text:p>0.850743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690971">
                <text:p>0.690971</text:p>
              </table:table-cell>
              <table:table-cell office:value-type="float" office:value="0.845714">
                <text:p>0.845714</text:p>
              </table:table-cell>
              <table:table-cell office:value-type="float" office:value="0.859886">
                <text:p>0.859886</text:p>
              </table:table-cell>
              <table:table-cell office:value-type="float" office:value="0.867429">
                <text:p>0.867429</text:p>
              </table:table-cell>
              <table:table-cell office:value-type="float" office:value="0.872">
                <text:p>0.872</text:p>
              </table:table-cell>
              <table:table-cell office:value-type="float" office:value="0.875657">
                <text:p>0.875657</text:p>
              </table:table-cell>
              <table:table-cell office:value-type="float" office:value="0.88">
                <text:p>0.88</text:p>
              </table:table-cell>
              <table:table-cell office:value-type="float" office:value="0.882971">
                <text:p>0.882971</text:p>
              </table:table-cell>
              <table:table-cell office:value-type="float" office:value="0.888">
                <text:p>0.888</text:p>
              </table:table-cell>
              <table:table-cell office:value-type="float" office:value="0.895543">
                <text:p>0.895543</text:p>
              </table:table-cell>
              <table:table-cell office:value-type="float" office:value="0.896">
                <text:p>0.896</text:p>
              </table:table-cell>
              <table:table-cell office:value-type="float" office:value="0.855817">
                <text:p>0.855817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7104">
                <text:p>0.7104</text:p>
              </table:table-cell>
              <table:table-cell office:value-type="float" office:value="0.847086">
                <text:p>0.847086</text:p>
              </table:table-cell>
              <table:table-cell office:value-type="float" office:value="0.859657">
                <text:p>0.859657</text:p>
              </table:table-cell>
              <table:table-cell office:value-type="float" office:value="0.868114">
                <text:p>0.868114</text:p>
              </table:table-cell>
              <table:table-cell office:value-type="float" office:value="0.872">
                <text:p>0.872</text:p>
              </table:table-cell>
              <table:table-cell office:value-type="float" office:value="0.874057">
                <text:p>0.874057</text:p>
              </table:table-cell>
              <table:table-cell office:value-type="float" office:value="0.88">
                <text:p>0.88</text:p>
              </table:table-cell>
              <table:table-cell office:value-type="float" office:value="0.882743">
                <text:p>0.882743</text:p>
              </table:table-cell>
              <table:table-cell office:value-type="float" office:value="0.888229">
                <text:p>0.8882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7829">
                <text:p>0.85782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7248">
                <text:p>0.7248</text:p>
              </table:table-cell>
              <table:table-cell office:value-type="float" office:value="0.845486">
                <text:p>0.845486</text:p>
              </table:table-cell>
              <table:table-cell office:value-type="float" office:value="0.859657">
                <text:p>0.859657</text:p>
              </table:table-cell>
              <table:table-cell office:value-type="float" office:value="0.868114">
                <text:p>0.868114</text:p>
              </table:table-cell>
              <table:table-cell office:value-type="float" office:value="0.872">
                <text:p>0.872</text:p>
              </table:table-cell>
              <table:table-cell office:value-type="float" office:value="0.8768">
                <text:p>0.8768</text:p>
              </table:table-cell>
              <table:table-cell office:value-type="float" office:value="0.88">
                <text:p>0.88</text:p>
              </table:table-cell>
              <table:table-cell office:value-type="float" office:value="0.886629">
                <text:p>0.886629</text:p>
              </table:table-cell>
              <table:table-cell office:value-type="float" office:value="0.890743">
                <text:p>0.8907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0023">
                <text:p>0.860023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718171">
                <text:p>0.718171</text:p>
              </table:table-cell>
              <table:table-cell office:value-type="float" office:value="0.844114">
                <text:p>0.844114</text:p>
              </table:table-cell>
              <table:table-cell office:value-type="float" office:value="0.856914">
                <text:p>0.856914</text:p>
              </table:table-cell>
              <table:table-cell office:value-type="float" office:value="0.867886">
                <text:p>0.867886</text:p>
              </table:table-cell>
              <table:table-cell office:value-type="float" office:value="0.872">
                <text:p>0.872</text:p>
              </table:table-cell>
              <table:table-cell office:value-type="float" office:value="0.876571">
                <text:p>0.876571</text:p>
              </table:table-cell>
              <table:table-cell office:value-type="float" office:value="0.88">
                <text:p>0.88</text:p>
              </table:table-cell>
              <table:table-cell office:value-type="float" office:value="0.887314">
                <text:p>0.887314</text:p>
              </table:table-cell>
              <table:table-cell office:value-type="float" office:value="0.892114">
                <text:p>0.8921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9109">
                <text:p>0.85910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7632">
                <text:p>0.7632</text:p>
              </table:table-cell>
              <table:table-cell office:value-type="float" office:value="0.850743">
                <text:p>0.850743</text:p>
              </table:table-cell>
              <table:table-cell office:value-type="float" office:value="0.858286">
                <text:p>0.858286</text:p>
              </table:table-cell>
              <table:table-cell office:value-type="float" office:value="0.867657">
                <text:p>0.867657</text:p>
              </table:table-cell>
              <table:table-cell office:value-type="float" office:value="0.872">
                <text:p>0.872</text:p>
              </table:table-cell>
              <table:table-cell office:value-type="float" office:value="0.877714">
                <text:p>0.877714</text:p>
              </table:table-cell>
              <table:table-cell office:value-type="float" office:value="0.88">
                <text:p>0.88</text:p>
              </table:table-cell>
              <table:table-cell office:value-type="float" office:value="0.886171">
                <text:p>0.886171</text:p>
              </table:table-cell>
              <table:table-cell office:value-type="float" office:value="0.888457">
                <text:p>0.8884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4023">
                <text:p>0.86402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584">
                <text:p>0.7584</text:p>
              </table:table-cell>
              <table:table-cell office:value-type="float" office:value="0.853943">
                <text:p>0.853943</text:p>
              </table:table-cell>
              <table:table-cell office:value-type="float" office:value="0.862629">
                <text:p>0.862629</text:p>
              </table:table-cell>
              <table:table-cell office:value-type="float" office:value="0.872">
                <text:p>0.872</text:p>
              </table:table-cell>
              <table:table-cell office:value-type="float" office:value="0.872229">
                <text:p>0.872229</text:p>
              </table:table-cell>
              <table:table-cell office:value-type="float" office:value="0.88">
                <text:p>0.88</text:p>
              </table:table-cell>
              <table:table-cell office:value-type="float" office:value="0.881829">
                <text:p>0.881829</text:p>
              </table:table-cell>
              <table:table-cell office:value-type="float" office:value="0.888">
                <text:p>0.888</text:p>
              </table:table-cell>
              <table:table-cell office:value-type="float" office:value="0.891886">
                <text:p>0.8918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5691">
                <text:p>0.865691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821943">
                <text:p>0.821943</text:p>
              </table:table-cell>
              <table:table-cell office:value-type="float" office:value="0.855314">
                <text:p>0.855314</text:p>
              </table:table-cell>
              <table:table-cell office:value-type="float" office:value="0.864457">
                <text:p>0.864457</text:p>
              </table:table-cell>
              <table:table-cell office:value-type="float" office:value="0.872">
                <text:p>0.872</text:p>
              </table:table-cell>
              <table:table-cell office:value-type="float" office:value="0.873371">
                <text:p>0.873371</text:p>
              </table:table-cell>
              <table:table-cell office:value-type="float" office:value="0.88">
                <text:p>0.88</text:p>
              </table:table-cell>
              <table:table-cell office:value-type="float" office:value="0.883657">
                <text:p>0.883657</text:p>
              </table:table-cell>
              <table:table-cell office:value-type="float" office:value="0.888">
                <text:p>0.888</text:p>
              </table:table-cell>
              <table:table-cell office:value-type="float" office:value="0.891657">
                <text:p>0.8916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264">
                <text:p>0.87264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804114">
                <text:p>0.804114</text:p>
              </table:table-cell>
              <table:table-cell office:value-type="float" office:value="0.8528">
                <text:p>0.8528</text:p>
              </table:table-cell>
              <table:table-cell office:value-type="float" office:value="0.861029">
                <text:p>0.861029</text:p>
              </table:table-cell>
              <table:table-cell office:value-type="float" office:value="0.869257">
                <text:p>0.869257</text:p>
              </table:table-cell>
              <table:table-cell office:value-type="float" office:value="0.873371">
                <text:p>0.873371</text:p>
              </table:table-cell>
              <table:table-cell office:value-type="float" office:value="0.88">
                <text:p>0.88</text:p>
              </table:table-cell>
              <table:table-cell office:value-type="float" office:value="0.883429">
                <text:p>0.883429</text:p>
              </table:table-cell>
              <table:table-cell office:value-type="float" office:value="0.888">
                <text:p>0.888</text:p>
              </table:table-cell>
              <table:table-cell office:value-type="float" office:value="0.891886">
                <text:p>0.8918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9989">
                <text:p>0.869989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774857">
                <text:p>0.774857</text:p>
              </table:table-cell>
              <table:table-cell office:value-type="float" office:value="0.853943">
                <text:p>0.853943</text:p>
              </table:table-cell>
              <table:table-cell office:value-type="float" office:value="0.863086">
                <text:p>0.863086</text:p>
              </table:table-cell>
              <table:table-cell office:value-type="float" office:value="0.872">
                <text:p>0.872</text:p>
              </table:table-cell>
              <table:table-cell office:value-type="float" office:value="0.878171">
                <text:p>0.878171</text:p>
              </table:table-cell>
              <table:table-cell office:value-type="float" office:value="0.88">
                <text:p>0.88</text:p>
              </table:table-cell>
              <table:table-cell office:value-type="float" office:value="0.886629">
                <text:p>0.886629</text:p>
              </table:table-cell>
              <table:table-cell office:value-type="float" office:value="0.888">
                <text:p>0.888</text:p>
              </table:table-cell>
              <table:table-cell office:value-type="float" office:value="0.893714">
                <text:p>0.8937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864">
                <text:p>0.86864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751543">
                <text:p>0.751543</text:p>
              </table:table-cell>
              <table:table-cell office:value-type="float" office:value="0.853714">
                <text:p>0.853714</text:p>
              </table:table-cell>
              <table:table-cell office:value-type="float" office:value="0.864457">
                <text:p>0.864457</text:p>
              </table:table-cell>
              <table:table-cell office:value-type="float" office:value="0.872">
                <text:p>0.872</text:p>
              </table:table-cell>
              <table:table-cell office:value-type="float" office:value="0.874971">
                <text:p>0.874971</text:p>
              </table:table-cell>
              <table:table-cell office:value-type="float" office:value="0.88">
                <text:p>0.88</text:p>
              </table:table-cell>
              <table:table-cell office:value-type="float" office:value="0.8848">
                <text:p>0.8848</text:p>
              </table:table-cell>
              <table:table-cell office:value-type="float" office:value="0.888">
                <text:p>0.888</text:p>
              </table:table-cell>
              <table:table-cell office:value-type="float" office:value="0.895086">
                <text:p>0.8950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6057">
                <text:p>0.866057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7952">
                <text:p>0.7952</text:p>
              </table:table-cell>
              <table:table-cell office:value-type="float" office:value="0.858743">
                <text:p>0.858743</text:p>
              </table:table-cell>
              <table:table-cell office:value-type="float" office:value="0.8672">
                <text:p>0.8672</text:p>
              </table:table-cell>
              <table:table-cell office:value-type="float" office:value="0.872">
                <text:p>0.872</text:p>
              </table:table-cell>
              <table:table-cell office:value-type="float" office:value="0.878171">
                <text:p>0.878171</text:p>
              </table:table-cell>
              <table:table-cell office:value-type="float" office:value="0.88">
                <text:p>0.88</text:p>
              </table:table-cell>
              <table:table-cell office:value-type="float" office:value="0.887543">
                <text:p>0.887543</text:p>
              </table:table-cell>
              <table:table-cell office:value-type="float" office:value="0.888">
                <text:p>0.888</text:p>
              </table:table-cell>
              <table:table-cell office:value-type="float" office:value="0.893257">
                <text:p>0.8932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1611">
                <text:p>0.871611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768686">
                <text:p>0.768686</text:p>
              </table:table-cell>
              <table:table-cell office:value-type="float" office:value="0.856">
                <text:p>0.856</text:p>
              </table:table-cell>
              <table:table-cell office:value-type="float" office:value="0.864686">
                <text:p>0.864686</text:p>
              </table:table-cell>
              <table:table-cell office:value-type="float" office:value="0.872">
                <text:p>0.872</text:p>
              </table:table-cell>
              <table:table-cell office:value-type="float" office:value="0.876571">
                <text:p>0.876571</text:p>
              </table:table-cell>
              <table:table-cell office:value-type="float" office:value="0.88">
                <text:p>0.88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3257">
                <text:p>0.8932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832">
                <text:p>0.8683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750171">
                <text:p>0.750171</text:p>
              </table:table-cell>
              <table:table-cell office:value-type="float" office:value="0.8544">
                <text:p>0.8544</text:p>
              </table:table-cell>
              <table:table-cell office:value-type="float" office:value="0.864686">
                <text:p>0.864686</text:p>
              </table:table-cell>
              <table:table-cell office:value-type="float" office:value="0.872">
                <text:p>0.872</text:p>
              </table:table-cell>
              <table:table-cell office:value-type="float" office:value="0.876343">
                <text:p>0.876343</text:p>
              </table:table-cell>
              <table:table-cell office:value-type="float" office:value="0.8816">
                <text:p>0.8816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656">
                <text:p>0.86656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701714">
                <text:p>0.701714</text:p>
              </table:table-cell>
              <table:table-cell office:value-type="float" office:value="0.8544">
                <text:p>0.8544</text:p>
              </table:table-cell>
              <table:table-cell office:value-type="float" office:value="0.864457">
                <text:p>0.864457</text:p>
              </table:table-cell>
              <table:table-cell office:value-type="float" office:value="0.872">
                <text:p>0.872</text:p>
              </table:table-cell>
              <table:table-cell office:value-type="float" office:value="0.877714">
                <text:p>0.877714</text:p>
              </table:table-cell>
              <table:table-cell office:value-type="float" office:value="0.8832">
                <text:p>0.8832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5771">
                <text:p>0.8957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2126">
                <text:p>0.862126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688686">
                <text:p>0.688686</text:p>
              </table:table-cell>
              <table:table-cell office:value-type="float" office:value="0.850514">
                <text:p>0.850514</text:p>
              </table:table-cell>
              <table:table-cell office:value-type="float" office:value="0.864">
                <text:p>0.864</text:p>
              </table:table-cell>
              <table:table-cell office:value-type="float" office:value="0.871314">
                <text:p>0.871314</text:p>
              </table:table-cell>
              <table:table-cell office:value-type="float" office:value="0.8768">
                <text:p>0.8768</text:p>
              </table:table-cell>
              <table:table-cell office:value-type="float" office:value="0.882286">
                <text:p>0.882286</text:p>
              </table:table-cell>
              <table:table-cell office:value-type="float" office:value="0.888">
                <text:p>0.888</text:p>
              </table:table-cell>
              <table:table-cell office:value-type="float" office:value="0.888229">
                <text:p>0.8882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0183">
                <text:p>0.86018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693943">
                <text:p>0.693943</text:p>
              </table:table-cell>
              <table:table-cell office:value-type="float" office:value="0.850743">
                <text:p>0.850743</text:p>
              </table:table-cell>
              <table:table-cell office:value-type="float" office:value="0.864">
                <text:p>0.864</text:p>
              </table:table-cell>
              <table:table-cell office:value-type="float" office:value="0.871086">
                <text:p>0.871086</text:p>
              </table:table-cell>
              <table:table-cell office:value-type="float" office:value="0.876571">
                <text:p>0.876571</text:p>
              </table:table-cell>
              <table:table-cell office:value-type="float" office:value="0.880457">
                <text:p>0.880457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5543">
                <text:p>0.8955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0434">
                <text:p>0.860434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687543">
                <text:p>0.687543</text:p>
              </table:table-cell>
              <table:table-cell office:value-type="float" office:value="0.850514">
                <text:p>0.850514</text:p>
              </table:table-cell>
              <table:table-cell office:value-type="float" office:value="0.864">
                <text:p>0.864</text:p>
              </table:table-cell>
              <table:table-cell office:value-type="float" office:value="0.8704">
                <text:p>0.8704</text:p>
              </table:table-cell>
              <table:table-cell office:value-type="float" office:value="0.876571">
                <text:p>0.876571</text:p>
              </table:table-cell>
              <table:table-cell office:value-type="float" office:value="0.881143">
                <text:p>0.881143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3714">
                <text:p>0.8937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9589">
                <text:p>0.85958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662629">
                <text:p>0.662629</text:p>
              </table:table-cell>
              <table:table-cell office:value-type="float" office:value="0.842057">
                <text:p>0.842057</text:p>
              </table:table-cell>
              <table:table-cell office:value-type="float" office:value="0.863314">
                <text:p>0.863314</text:p>
              </table:table-cell>
              <table:table-cell office:value-type="float" office:value="0.870629">
                <text:p>0.870629</text:p>
              </table:table-cell>
              <table:table-cell office:value-type="float" office:value="0.874743">
                <text:p>0.874743</text:p>
              </table:table-cell>
              <table:table-cell office:value-type="float" office:value="0.88">
                <text:p>0.88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2343">
                <text:p>0.8923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5771">
                <text:p>0.855771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657143">
                <text:p>0.657143</text:p>
              </table:table-cell>
              <table:table-cell office:value-type="float" office:value="0.837943">
                <text:p>0.837943</text:p>
              </table:table-cell>
              <table:table-cell office:value-type="float" office:value="0.861029">
                <text:p>0.861029</text:p>
              </table:table-cell>
              <table:table-cell office:value-type="float" office:value="0.8688">
                <text:p>0.8688</text:p>
              </table:table-cell>
              <table:table-cell office:value-type="float" office:value="0.874514">
                <text:p>0.874514</text:p>
              </table:table-cell>
              <table:table-cell office:value-type="float" office:value="0.881371">
                <text:p>0.881371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3029">
                <text:p>0.8930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4583">
                <text:p>0.854583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712914">
                <text:p>0.712914</text:p>
              </table:table-cell>
              <table:table-cell office:value-type="float" office:value="0.849371">
                <text:p>0.849371</text:p>
              </table:table-cell>
              <table:table-cell office:value-type="float" office:value="0.863314">
                <text:p>0.863314</text:p>
              </table:table-cell>
              <table:table-cell office:value-type="float" office:value="0.871314">
                <text:p>0.871314</text:p>
              </table:table-cell>
              <table:table-cell office:value-type="float" office:value="0.875886">
                <text:p>0.875886</text:p>
              </table:table-cell>
              <table:table-cell office:value-type="float" office:value="0.882514">
                <text:p>0.882514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3257">
                <text:p>0.8932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2057">
                <text:p>0.862057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762971">
                <text:p>0.762971</text:p>
              </table:table-cell>
              <table:table-cell office:value-type="float" office:value="0.854171">
                <text:p>0.854171</text:p>
              </table:table-cell>
              <table:table-cell office:value-type="float" office:value="0.865143">
                <text:p>0.865143</text:p>
              </table:table-cell>
              <table:table-cell office:value-type="float" office:value="0.872">
                <text:p>0.872</text:p>
              </table:table-cell>
              <table:table-cell office:value-type="float" office:value="0.879543">
                <text:p>0.879543</text:p>
              </table:table-cell>
              <table:table-cell office:value-type="float" office:value="0.882743">
                <text:p>0.882743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3257">
                <text:p>0.8932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8183">
                <text:p>0.868183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7808">
                <text:p>0.7808</text:p>
              </table:table-cell>
              <table:table-cell office:value-type="float" office:value="0.856457">
                <text:p>0.856457</text:p>
              </table:table-cell>
              <table:table-cell office:value-type="float" office:value="0.864914">
                <text:p>0.864914</text:p>
              </table:table-cell>
              <table:table-cell office:value-type="float" office:value="0.872">
                <text:p>0.872</text:p>
              </table:table-cell>
              <table:table-cell office:value-type="float" office:value="0.879771">
                <text:p>0.879771</text:p>
              </table:table-cell>
              <table:table-cell office:value-type="float" office:value="0.881143">
                <text:p>0.881143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5771">
                <text:p>0.8957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0286">
                <text:p>0.870286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7984">
                <text:p>0.7984</text:p>
              </table:table-cell>
              <table:table-cell office:value-type="float" office:value="0.8608">
                <text:p>0.8608</text:p>
              </table:table-cell>
              <table:table-cell office:value-type="float" office:value="0.867886">
                <text:p>0.867886</text:p>
              </table:table-cell>
              <table:table-cell office:value-type="float" office:value="0.874514">
                <text:p>0.874514</text:p>
              </table:table-cell>
              <table:table-cell office:value-type="float" office:value="0.88">
                <text:p>0.88</text:p>
              </table:table-cell>
              <table:table-cell office:value-type="float" office:value="0.8848">
                <text:p>0.8848</text:p>
              </table:table-cell>
              <table:table-cell office:value-type="float" office:value="0.888">
                <text:p>0.888</text:p>
              </table:table-cell>
              <table:table-cell office:value-type="float" office:value="0.892343">
                <text:p>0.8923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3874">
                <text:p>0.87387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805714">
                <text:p>0.805714</text:p>
              </table:table-cell>
              <table:table-cell office:value-type="float" office:value="0.861714">
                <text:p>0.861714</text:p>
              </table:table-cell>
              <table:table-cell office:value-type="float" office:value="0.868571">
                <text:p>0.868571</text:p>
              </table:table-cell>
              <table:table-cell office:value-type="float" office:value="0.8768">
                <text:p>0.8768</text:p>
              </table:table-cell>
              <table:table-cell office:value-type="float" office:value="0.88">
                <text:p>0.88</text:p>
              </table:table-cell>
              <table:table-cell office:value-type="float" office:value="0.8848">
                <text:p>0.8848</text:p>
              </table:table-cell>
              <table:table-cell office:value-type="float" office:value="0.888">
                <text:p>0.888</text:p>
              </table:table-cell>
              <table:table-cell office:value-type="float" office:value="0.8896">
                <text:p>0.8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472">
                <text:p>0.87472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8176">
                <text:p>0.8176</text:p>
              </table:table-cell>
              <table:table-cell office:value-type="float" office:value="0.859657">
                <text:p>0.859657</text:p>
              </table:table-cell>
              <table:table-cell office:value-type="float" office:value="0.867657">
                <text:p>0.867657</text:p>
              </table:table-cell>
              <table:table-cell office:value-type="float" office:value="0.874971">
                <text:p>0.874971</text:p>
              </table:table-cell>
              <table:table-cell office:value-type="float" office:value="0.88">
                <text:p>0.88</text:p>
              </table:table-cell>
              <table:table-cell office:value-type="float" office:value="0.885943">
                <text:p>0.885943</text:p>
              </table:table-cell>
              <table:table-cell office:value-type="float" office:value="0.888">
                <text:p>0.888</text:p>
              </table:table-cell>
              <table:table-cell office:value-type="float" office:value="0.891429">
                <text:p>0.8914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5726">
                <text:p>0.87572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803657">
                <text:p>0.803657</text:p>
              </table:table-cell>
              <table:table-cell office:value-type="float" office:value="0.861029">
                <text:p>0.861029</text:p>
              </table:table-cell>
              <table:table-cell office:value-type="float" office:value="0.8688">
                <text:p>0.8688</text:p>
              </table:table-cell>
              <table:table-cell office:value-type="float" office:value="0.876343">
                <text:p>0.876343</text:p>
              </table:table-cell>
              <table:table-cell office:value-type="float" office:value="0.88">
                <text:p>0.88</text:p>
              </table:table-cell>
              <table:table-cell office:value-type="float" office:value="0.8864">
                <text:p>0.8864</text:p>
              </table:table-cell>
              <table:table-cell office:value-type="float" office:value="0.888">
                <text:p>0.888</text:p>
              </table:table-cell>
              <table:table-cell office:value-type="float" office:value="0.890514">
                <text:p>0.8905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4674">
                <text:p>0.874674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742629">
                <text:p>0.742629</text:p>
              </table:table-cell>
              <table:table-cell office:value-type="float" office:value="0.854857">
                <text:p>0.854857</text:p>
              </table:table-cell>
              <table:table-cell office:value-type="float" office:value="0.864686">
                <text:p>0.864686</text:p>
              </table:table-cell>
              <table:table-cell office:value-type="float" office:value="0.872">
                <text:p>0.872</text:p>
              </table:table-cell>
              <table:table-cell office:value-type="float" office:value="0.878629">
                <text:p>0.878629</text:p>
              </table:table-cell>
              <table:table-cell office:value-type="float" office:value="0.88">
                <text:p>0.88</text:p>
              </table:table-cell>
              <table:table-cell office:value-type="float" office:value="0.887771">
                <text:p>0.887771</text:p>
              </table:table-cell>
              <table:table-cell office:value-type="float" office:value="0.888">
                <text:p>0.888</text:p>
              </table:table-cell>
              <table:table-cell office:value-type="float" office:value="0.893029">
                <text:p>0.8930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576">
                <text:p>0.86576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731429">
                <text:p>0.731429</text:p>
              </table:table-cell>
              <table:table-cell office:value-type="float" office:value="0.857829">
                <text:p>0.857829</text:p>
              </table:table-cell>
              <table:table-cell office:value-type="float" office:value="0.866743">
                <text:p>0.866743</text:p>
              </table:table-cell>
              <table:table-cell office:value-type="float" office:value="0.872">
                <text:p>0.872</text:p>
              </table:table-cell>
              <table:table-cell office:value-type="float" office:value="0.879771">
                <text:p>0.879771</text:p>
              </table:table-cell>
              <table:table-cell office:value-type="float" office:value="0.880686">
                <text:p>0.880686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3029">
                <text:p>0.8930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5349">
                <text:p>0.865349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773029">
                <text:p>0.773029</text:p>
              </table:table-cell>
              <table:table-cell office:value-type="float" office:value="0.857829">
                <text:p>0.857829</text:p>
              </table:table-cell>
              <table:table-cell office:value-type="float" office:value="0.864914">
                <text:p>0.864914</text:p>
              </table:table-cell>
              <table:table-cell office:value-type="float" office:value="0.872">
                <text:p>0.872</text:p>
              </table:table-cell>
              <table:table-cell office:value-type="float" office:value="0.877257">
                <text:p>0.877257</text:p>
              </table:table-cell>
              <table:table-cell office:value-type="float" office:value="0.88">
                <text:p>0.88</text:p>
              </table:table-cell>
              <table:table-cell office:value-type="float" office:value="0.886857">
                <text:p>0.886857</text:p>
              </table:table-cell>
              <table:table-cell office:value-type="float" office:value="0.888">
                <text:p>0.888</text:p>
              </table:table-cell>
              <table:table-cell office:value-type="float" office:value="0.894171">
                <text:p>0.8941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9006">
                <text:p>0.869006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728457">
                <text:p>0.728457</text:p>
              </table:table-cell>
              <table:table-cell office:value-type="float" office:value="0.861029">
                <text:p>0.861029</text:p>
              </table:table-cell>
              <table:table-cell office:value-type="float" office:value="0.866971">
                <text:p>0.866971</text:p>
              </table:table-cell>
              <table:table-cell office:value-type="float" office:value="0.872">
                <text:p>0.872</text:p>
              </table:table-cell>
              <table:table-cell office:value-type="float" office:value="0.88">
                <text:p>0.88</text:p>
              </table:table-cell>
              <table:table-cell office:value-type="float" office:value="0.880686">
                <text:p>0.880686</text:p>
              </table:table-cell>
              <table:table-cell office:value-type="float" office:value="0.888">
                <text:p>0.888</text:p>
              </table:table-cell>
              <table:table-cell office:value-type="float" office:value="0.888686">
                <text:p>0.8886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5783">
                <text:p>0.86578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705143">
                <text:p>0.705143</text:p>
              </table:table-cell>
              <table:table-cell office:value-type="float" office:value="0.858286">
                <text:p>0.858286</text:p>
              </table:table-cell>
              <table:table-cell office:value-type="float" office:value="0.864229">
                <text:p>0.864229</text:p>
              </table:table-cell>
              <table:table-cell office:value-type="float" office:value="0.872">
                <text:p>0.872</text:p>
              </table:table-cell>
              <table:table-cell office:value-type="float" office:value="0.875429">
                <text:p>0.875429</text:p>
              </table:table-cell>
              <table:table-cell office:value-type="float" office:value="0.88">
                <text:p>0.88</text:p>
              </table:table-cell>
              <table:table-cell office:value-type="float" office:value="0.886857">
                <text:p>0.886857</text:p>
              </table:table-cell>
              <table:table-cell office:value-type="float" office:value="0.888">
                <text:p>0.888</text:p>
              </table:table-cell>
              <table:table-cell office:value-type="float" office:value="0.893714">
                <text:p>0.8937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1966">
                <text:p>0.861966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747657">
                <text:p>0.747657</text:p>
              </table:table-cell>
              <table:table-cell office:value-type="float" office:value="0.8624">
                <text:p>0.8624</text:p>
              </table:table-cell>
              <table:table-cell office:value-type="float" office:value="0.866743">
                <text:p>0.866743</text:p>
              </table:table-cell>
              <table:table-cell office:value-type="float" office:value="0.872">
                <text:p>0.872</text:p>
              </table:table-cell>
              <table:table-cell office:value-type="float" office:value="0.877257">
                <text:p>0.877257</text:p>
              </table:table-cell>
              <table:table-cell office:value-type="float" office:value="0.880229">
                <text:p>0.880229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5314">
                <text:p>0.8953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736">
                <text:p>0.86736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772343">
                <text:p>0.772343</text:p>
              </table:table-cell>
              <table:table-cell office:value-type="float" office:value="0.860571">
                <text:p>0.860571</text:p>
              </table:table-cell>
              <table:table-cell office:value-type="float" office:value="0.8672">
                <text:p>0.8672</text:p>
              </table:table-cell>
              <table:table-cell office:value-type="float" office:value="0.872">
                <text:p>0.872</text:p>
              </table:table-cell>
              <table:table-cell office:value-type="float" office:value="0.877714">
                <text:p>0.877714</text:p>
              </table:table-cell>
              <table:table-cell office:value-type="float" office:value="0.882971">
                <text:p>0.882971</text:p>
              </table:table-cell>
              <table:table-cell office:value-type="float" office:value="0.888">
                <text:p>0.888</text:p>
              </table:table-cell>
              <table:table-cell office:value-type="float" office:value="0.888457">
                <text:p>0.8884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0126">
                <text:p>0.870126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796114">
                <text:p>0.796114</text:p>
              </table:table-cell>
              <table:table-cell office:value-type="float" office:value="0.860571">
                <text:p>0.860571</text:p>
              </table:table-cell>
              <table:table-cell office:value-type="float" office:value="0.866286">
                <text:p>0.866286</text:p>
              </table:table-cell>
              <table:table-cell office:value-type="float" office:value="0.872">
                <text:p>0.872</text:p>
              </table:table-cell>
              <table:table-cell office:value-type="float" office:value="0.876571">
                <text:p>0.876571</text:p>
              </table:table-cell>
              <table:table-cell office:value-type="float" office:value="0.88">
                <text:p>0.88</text:p>
              </table:table-cell>
              <table:table-cell office:value-type="float" office:value="0.887543">
                <text:p>0.887543</text:p>
              </table:table-cell>
              <table:table-cell office:value-type="float" office:value="0.888">
                <text:p>0.888</text:p>
              </table:table-cell>
              <table:table-cell office:value-type="float" office:value="0.891429">
                <text:p>0.8914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1451">
                <text:p>0.871451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789029">
                <text:p>0.789029</text:p>
              </table:table-cell>
              <table:table-cell office:value-type="float" office:value="0.861257">
                <text:p>0.861257</text:p>
              </table:table-cell>
              <table:table-cell office:value-type="float" office:value="0.869486">
                <text:p>0.869486</text:p>
              </table:table-cell>
              <table:table-cell office:value-type="float" office:value="0.872">
                <text:p>0.872</text:p>
              </table:table-cell>
              <table:table-cell office:value-type="float" office:value="0.878171">
                <text:p>0.878171</text:p>
              </table:table-cell>
              <table:table-cell office:value-type="float" office:value="0.8816">
                <text:p>0.8816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2571">
                <text:p>0.8925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1611">
                <text:p>0.87161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8064">
                <text:p>0.8064</text:p>
              </table:table-cell>
              <table:table-cell office:value-type="float" office:value="0.861257">
                <text:p>0.861257</text:p>
              </table:table-cell>
              <table:table-cell office:value-type="float" office:value="0.867657">
                <text:p>0.867657</text:p>
              </table:table-cell>
              <table:table-cell office:value-type="float" office:value="0.872">
                <text:p>0.872</text:p>
              </table:table-cell>
              <table:table-cell office:value-type="float" office:value="0.877486">
                <text:p>0.877486</text:p>
              </table:table-cell>
              <table:table-cell office:value-type="float" office:value="0.883657">
                <text:p>0.883657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5543">
                <text:p>0.8955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36">
                <text:p>0.873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769829">
                <text:p>0.769829</text:p>
              </table:table-cell>
              <table:table-cell office:value-type="float" office:value="0.859429">
                <text:p>0.859429</text:p>
              </table:table-cell>
              <table:table-cell office:value-type="float" office:value="0.864914">
                <text:p>0.864914</text:p>
              </table:table-cell>
              <table:table-cell office:value-type="float" office:value="0.872">
                <text:p>0.872</text:p>
              </table:table-cell>
              <table:table-cell office:value-type="float" office:value="0.8752">
                <text:p>0.8752</text:p>
              </table:table-cell>
              <table:table-cell office:value-type="float" office:value="0.881371">
                <text:p>0.881371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5314">
                <text:p>0.8953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9006">
                <text:p>0.869006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753829">
                <text:p>0.753829</text:p>
              </table:table-cell>
              <table:table-cell office:value-type="float" office:value="0.861714">
                <text:p>0.861714</text:p>
              </table:table-cell>
              <table:table-cell office:value-type="float" office:value="0.8672">
                <text:p>0.8672</text:p>
              </table:table-cell>
              <table:table-cell office:value-type="float" office:value="0.872">
                <text:p>0.872</text:p>
              </table:table-cell>
              <table:table-cell office:value-type="float" office:value="0.879086">
                <text:p>0.879086</text:p>
              </table:table-cell>
              <table:table-cell office:value-type="float" office:value="0.883429">
                <text:p>0.883429</text:p>
              </table:table-cell>
              <table:table-cell office:value-type="float" office:value="0.888">
                <text:p>0.888</text:p>
              </table:table-cell>
              <table:table-cell office:value-type="float" office:value="0.888229">
                <text:p>0.8882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8549">
                <text:p>0.868549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776229">
                <text:p>0.776229</text:p>
              </table:table-cell>
              <table:table-cell office:value-type="float" office:value="0.863314">
                <text:p>0.863314</text:p>
              </table:table-cell>
              <table:table-cell office:value-type="float" office:value="0.8688">
                <text:p>0.8688</text:p>
              </table:table-cell>
              <table:table-cell office:value-type="float" office:value="0.872686">
                <text:p>0.872686</text:p>
              </table:table-cell>
              <table:table-cell office:value-type="float" office:value="0.88">
                <text:p>0.88</text:p>
              </table:table-cell>
              <table:table-cell office:value-type="float" office:value="0.885257">
                <text:p>0.885257</text:p>
              </table:table-cell>
              <table:table-cell office:value-type="float" office:value="0.888">
                <text:p>0.888</text:p>
              </table:table-cell>
              <table:table-cell office:value-type="float" office:value="0.888457">
                <text:p>0.8884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1474">
                <text:p>0.871474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7936">
                <text:p>0.7936</text:p>
              </table:table-cell>
              <table:table-cell office:value-type="float" office:value="0.864">
                <text:p>0.864</text:p>
              </table:table-cell>
              <table:table-cell office:value-type="float" office:value="0.868571">
                <text:p>0.868571</text:p>
              </table:table-cell>
              <table:table-cell office:value-type="float" office:value="0.872">
                <text:p>0.872</text:p>
              </table:table-cell>
              <table:table-cell office:value-type="float" office:value="0.879314">
                <text:p>0.879314</text:p>
              </table:table-cell>
              <table:table-cell office:value-type="float" office:value="0.884114">
                <text:p>0.884114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3714">
                <text:p>0.8937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2731">
                <text:p>0.872731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776914">
                <text:p>0.776914</text:p>
              </table:table-cell>
              <table:table-cell office:value-type="float" office:value="0.861029">
                <text:p>0.861029</text:p>
              </table:table-cell>
              <table:table-cell office:value-type="float" office:value="0.865829">
                <text:p>0.865829</text:p>
              </table:table-cell>
              <table:table-cell office:value-type="float" office:value="0.872">
                <text:p>0.872</text:p>
              </table:table-cell>
              <table:table-cell office:value-type="float" office:value="0.877486">
                <text:p>0.877486</text:p>
              </table:table-cell>
              <table:table-cell office:value-type="float" office:value="0.884343">
                <text:p>0.884343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3029">
                <text:p>0.8930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0263">
                <text:p>0.870263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789486">
                <text:p>0.789486</text:p>
              </table:table-cell>
              <table:table-cell office:value-type="float" office:value="0.862857">
                <text:p>0.862857</text:p>
              </table:table-cell>
              <table:table-cell office:value-type="float" office:value="0.8672">
                <text:p>0.8672</text:p>
              </table:table-cell>
              <table:table-cell office:value-type="float" office:value="0.872">
                <text:p>0.872</text:p>
              </table:table-cell>
              <table:table-cell office:value-type="float" office:value="0.874743">
                <text:p>0.874743</text:p>
              </table:table-cell>
              <table:table-cell office:value-type="float" office:value="0.880229">
                <text:p>0.880229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89829">
                <text:p>0.8898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0834">
                <text:p>0.870834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778057">
                <text:p>0.778057</text:p>
              </table:table-cell>
              <table:table-cell office:value-type="float" office:value="0.861486">
                <text:p>0.861486</text:p>
              </table:table-cell>
              <table:table-cell office:value-type="float" office:value="0.866514">
                <text:p>0.866514</text:p>
              </table:table-cell>
              <table:table-cell office:value-type="float" office:value="0.872">
                <text:p>0.872</text:p>
              </table:table-cell>
              <table:table-cell office:value-type="float" office:value="0.876114">
                <text:p>0.876114</text:p>
              </table:table-cell>
              <table:table-cell office:value-type="float" office:value="0.882057">
                <text:p>0.882057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89143">
                <text:p>0.8891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9737">
                <text:p>0.869737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765257">
                <text:p>0.765257</text:p>
              </table:table-cell>
              <table:table-cell office:value-type="float" office:value="0.858286">
                <text:p>0.858286</text:p>
              </table:table-cell>
              <table:table-cell office:value-type="float" office:value="0.864">
                <text:p>0.864</text:p>
              </table:table-cell>
              <table:table-cell office:value-type="float" office:value="0.8704">
                <text:p>0.8704</text:p>
              </table:table-cell>
              <table:table-cell office:value-type="float" office:value="0.874057">
                <text:p>0.874057</text:p>
              </table:table-cell>
              <table:table-cell office:value-type="float" office:value="0.88">
                <text:p>0.88</text:p>
              </table:table-cell>
              <table:table-cell office:value-type="float" office:value="0.882971">
                <text:p>0.882971</text:p>
              </table:table-cell>
              <table:table-cell office:value-type="float" office:value="0.888">
                <text:p>0.888</text:p>
              </table:table-cell>
              <table:table-cell office:value-type="float" office:value="0.888914">
                <text:p>0.8889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6789">
                <text:p>0.866789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805714">
                <text:p>0.805714</text:p>
              </table:table-cell>
              <table:table-cell office:value-type="float" office:value="0.861257">
                <text:p>0.861257</text:p>
              </table:table-cell>
              <table:table-cell office:value-type="float" office:value="0.864914">
                <text:p>0.864914</text:p>
              </table:table-cell>
              <table:table-cell office:value-type="float" office:value="0.872">
                <text:p>0.872</text:p>
              </table:table-cell>
              <table:table-cell office:value-type="float" office:value="0.874971">
                <text:p>0.874971</text:p>
              </table:table-cell>
              <table:table-cell office:value-type="float" office:value="0.88">
                <text:p>0.88</text:p>
              </table:table-cell>
              <table:table-cell office:value-type="float" office:value="0.886629">
                <text:p>0.886629</text:p>
              </table:table-cell>
              <table:table-cell office:value-type="float" office:value="0.888">
                <text:p>0.888</text:p>
              </table:table-cell>
              <table:table-cell office:value-type="float" office:value="0.892343">
                <text:p>0.8923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2183">
                <text:p>0.87218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76229">
                <text:p>0.776229</text:p>
              </table:table-cell>
              <table:table-cell office:value-type="float" office:value="0.856686">
                <text:p>0.856686</text:p>
              </table:table-cell>
              <table:table-cell office:value-type="float" office:value="0.864">
                <text:p>0.864</text:p>
              </table:table-cell>
              <table:table-cell office:value-type="float" office:value="0.8704">
                <text:p>0.8704</text:p>
              </table:table-cell>
              <table:table-cell office:value-type="float" office:value="0.874514">
                <text:p>0.874514</text:p>
              </table:table-cell>
              <table:table-cell office:value-type="float" office:value="0.88">
                <text:p>0.88</text:p>
              </table:table-cell>
              <table:table-cell office:value-type="float" office:value="0.884571">
                <text:p>0.884571</text:p>
              </table:table-cell>
              <table:table-cell office:value-type="float" office:value="0.888">
                <text:p>0.888</text:p>
              </table:table-cell>
              <table:table-cell office:value-type="float" office:value="0.890971">
                <text:p>0.8909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8137">
                <text:p>0.868137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754286">
                <text:p>0.754286</text:p>
              </table:table-cell>
              <table:table-cell office:value-type="float" office:value="0.853714">
                <text:p>0.853714</text:p>
              </table:table-cell>
              <table:table-cell office:value-type="float" office:value="0.864">
                <text:p>0.864</text:p>
              </table:table-cell>
              <table:table-cell office:value-type="float" office:value="0.869486">
                <text:p>0.869486</text:p>
              </table:table-cell>
              <table:table-cell office:value-type="float" office:value="0.8736">
                <text:p>0.8736</text:p>
              </table:table-cell>
              <table:table-cell office:value-type="float" office:value="0.88">
                <text:p>0.88</text:p>
              </table:table-cell>
              <table:table-cell office:value-type="float" office:value="0.882971">
                <text:p>0.882971</text:p>
              </table:table-cell>
              <table:table-cell office:value-type="float" office:value="0.888">
                <text:p>0.888</text:p>
              </table:table-cell>
              <table:table-cell office:value-type="float" office:value="0.889371">
                <text:p>0.8893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5143">
                <text:p>0.865143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761371">
                <text:p>0.761371</text:p>
              </table:table-cell>
              <table:table-cell office:value-type="float" office:value="0.852571">
                <text:p>0.852571</text:p>
              </table:table-cell>
              <table:table-cell office:value-type="float" office:value="0.863314">
                <text:p>0.863314</text:p>
              </table:table-cell>
              <table:table-cell office:value-type="float" office:value="0.869943">
                <text:p>0.869943</text:p>
              </table:table-cell>
              <table:table-cell office:value-type="float" office:value="0.874514">
                <text:p>0.874514</text:p>
              </table:table-cell>
              <table:table-cell office:value-type="float" office:value="0.88">
                <text:p>0.88</text:p>
              </table:table-cell>
              <table:table-cell office:value-type="float" office:value="0.883886">
                <text:p>0.883886</text:p>
              </table:table-cell>
              <table:table-cell office:value-type="float" office:value="0.888">
                <text:p>0.888</text:p>
              </table:table-cell>
              <table:table-cell office:value-type="float" office:value="0.889143">
                <text:p>0.8891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5874">
                <text:p>0.865874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736686">
                <text:p>0.736686</text:p>
              </table:table-cell>
              <table:table-cell office:value-type="float" office:value="0.855086">
                <text:p>0.855086</text:p>
              </table:table-cell>
              <table:table-cell office:value-type="float" office:value="0.864">
                <text:p>0.864</text:p>
              </table:table-cell>
              <table:table-cell office:value-type="float" office:value="0.872">
                <text:p>0.872</text:p>
              </table:table-cell>
              <table:table-cell office:value-type="float" office:value="0.877029">
                <text:p>0.877029</text:p>
              </table:table-cell>
              <table:table-cell office:value-type="float" office:value="0.88">
                <text:p>0.88</text:p>
              </table:table-cell>
              <table:table-cell office:value-type="float" office:value="0.883886">
                <text:p>0.883886</text:p>
              </table:table-cell>
              <table:table-cell office:value-type="float" office:value="0.888">
                <text:p>0.888</text:p>
              </table:table-cell>
              <table:table-cell office:value-type="float" office:value="0.890057">
                <text:p>0.8900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4274">
                <text:p>0.864274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757943">
                <text:p>0.757943</text:p>
              </table:table-cell>
              <table:table-cell office:value-type="float" office:value="0.851657">
                <text:p>0.851657</text:p>
              </table:table-cell>
              <table:table-cell office:value-type="float" office:value="0.863543">
                <text:p>0.863543</text:p>
              </table:table-cell>
              <table:table-cell office:value-type="float" office:value="0.869486">
                <text:p>0.869486</text:p>
              </table:table-cell>
              <table:table-cell office:value-type="float" office:value="0.872">
                <text:p>0.872</text:p>
              </table:table-cell>
              <table:table-cell office:value-type="float" office:value="0.877943">
                <text:p>0.877943</text:p>
              </table:table-cell>
              <table:table-cell office:value-type="float" office:value="0.88">
                <text:p>0.88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5771">
                <text:p>0.895771</text:p>
              </table:table-cell>
              <table:table-cell office:value-type="float" office:value="0.896">
                <text:p>0.896</text:p>
              </table:table-cell>
              <table:table-cell office:value-type="float" office:value="0.864434">
                <text:p>0.864434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829943">
                <text:p>0.829943</text:p>
              </table:table-cell>
              <table:table-cell office:value-type="float" office:value="0.853029">
                <text:p>0.853029</text:p>
              </table:table-cell>
              <table:table-cell office:value-type="float" office:value="0.863543">
                <text:p>0.863543</text:p>
              </table:table-cell>
              <table:table-cell office:value-type="float" office:value="0.869714">
                <text:p>0.869714</text:p>
              </table:table-cell>
              <table:table-cell office:value-type="float" office:value="0.872">
                <text:p>0.872</text:p>
              </table:table-cell>
              <table:table-cell office:value-type="float" office:value="0.879543">
                <text:p>0.879543</text:p>
              </table:table-cell>
              <table:table-cell office:value-type="float" office:value="0.883886">
                <text:p>0.883886</text:p>
              </table:table-cell>
              <table:table-cell office:value-type="float" office:value="0.888">
                <text:p>0.888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2594">
                <text:p>0.87259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8272">
                <text:p>0.8272</text:p>
              </table:table-cell>
              <table:table-cell office:value-type="float" office:value="0.853486">
                <text:p>0.853486</text:p>
              </table:table-cell>
              <table:table-cell office:value-type="float" office:value="0.863771">
                <text:p>0.863771</text:p>
              </table:table-cell>
              <table:table-cell office:value-type="float" office:value="0.870171">
                <text:p>0.870171</text:p>
              </table:table-cell>
              <table:table-cell office:value-type="float" office:value="0.873371">
                <text:p>0.873371</text:p>
              </table:table-cell>
              <table:table-cell office:value-type="float" office:value="0.88">
                <text:p>0.88</text:p>
              </table:table-cell>
              <table:table-cell office:value-type="float" office:value="0.883886">
                <text:p>0.883886</text:p>
              </table:table-cell>
              <table:table-cell office:value-type="float" office:value="0.888">
                <text:p>0.888</text:p>
              </table:table-cell>
              <table:table-cell office:value-type="float" office:value="0.891429">
                <text:p>0.8914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2731">
                <text:p>0.872731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804343">
                <text:p>0.804343</text:p>
              </table:table-cell>
              <table:table-cell office:value-type="float" office:value="0.853486">
                <text:p>0.853486</text:p>
              </table:table-cell>
              <table:table-cell office:value-type="float" office:value="0.861257">
                <text:p>0.861257</text:p>
              </table:table-cell>
              <table:table-cell office:value-type="float" office:value="0.8704">
                <text:p>0.8704</text:p>
              </table:table-cell>
              <table:table-cell office:value-type="float" office:value="0.872">
                <text:p>0.872</text:p>
              </table:table-cell>
              <table:table-cell office:value-type="float" office:value="0.88">
                <text:p>0.88</text:p>
              </table:table-cell>
              <table:table-cell office:value-type="float" office:value="0.880686">
                <text:p>0.880686</text:p>
              </table:table-cell>
              <table:table-cell office:value-type="float" office:value="0.888">
                <text:p>0.888</text:p>
              </table:table-cell>
              <table:table-cell office:value-type="float" office:value="0.889371">
                <text:p>0.8893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9554">
                <text:p>0.869554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787657">
                <text:p>0.787657</text:p>
              </table:table-cell>
              <table:table-cell office:value-type="float" office:value="0.857143">
                <text:p>0.857143</text:p>
              </table:table-cell>
              <table:table-cell office:value-type="float" office:value="0.864457">
                <text:p>0.864457</text:p>
              </table:table-cell>
              <table:table-cell office:value-type="float" office:value="0.872">
                <text:p>0.872</text:p>
              </table:table-cell>
              <table:table-cell office:value-type="float" office:value="0.874971">
                <text:p>0.874971</text:p>
              </table:table-cell>
              <table:table-cell office:value-type="float" office:value="0.88">
                <text:p>0.88</text:p>
              </table:table-cell>
              <table:table-cell office:value-type="float" office:value="0.8816">
                <text:p>0.8816</text:p>
              </table:table-cell>
              <table:table-cell office:value-type="float" office:value="0.888">
                <text:p>0.888</text:p>
              </table:table-cell>
              <table:table-cell office:value-type="float" office:value="0.890057">
                <text:p>0.8900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9189">
                <text:p>0.869189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7824">
                <text:p>0.7824</text:p>
              </table:table-cell>
              <table:table-cell office:value-type="float" office:value="0.854857">
                <text:p>0.854857</text:p>
              </table:table-cell>
              <table:table-cell office:value-type="float" office:value="0.864">
                <text:p>0.864</text:p>
              </table:table-cell>
              <table:table-cell office:value-type="float" office:value="0.8704">
                <text:p>0.8704</text:p>
              </table:table-cell>
              <table:table-cell office:value-type="float" office:value="0.873143">
                <text:p>0.873143</text:p>
              </table:table-cell>
              <table:table-cell office:value-type="float" office:value="0.88">
                <text:p>0.88</text:p>
              </table:table-cell>
              <table:table-cell office:value-type="float" office:value="0.882971">
                <text:p>0.882971</text:p>
              </table:table-cell>
              <table:table-cell office:value-type="float" office:value="0.888">
                <text:p>0.888</text:p>
              </table:table-cell>
              <table:table-cell office:value-type="float" office:value="0.890057">
                <text:p>0.8900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8183">
                <text:p>0.86818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91543">
                <text:p>0.791543</text:p>
              </table:table-cell>
              <table:table-cell office:value-type="float" office:value="0.8528">
                <text:p>0.8528</text:p>
              </table:table-cell>
              <table:table-cell office:value-type="float" office:value="0.862857">
                <text:p>0.862857</text:p>
              </table:table-cell>
              <table:table-cell office:value-type="float" office:value="0.8704">
                <text:p>0.8704</text:p>
              </table:table-cell>
              <table:table-cell office:value-type="float" office:value="0.872457">
                <text:p>0.872457</text:p>
              </table:table-cell>
              <table:table-cell office:value-type="float" office:value="0.88">
                <text:p>0.88</text:p>
              </table:table-cell>
              <table:table-cell office:value-type="float" office:value="0.882286">
                <text:p>0.882286</text:p>
              </table:table-cell>
              <table:table-cell office:value-type="float" office:value="0.888">
                <text:p>0.888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8663">
                <text:p>0.868663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792">
                <text:p>0.792</text:p>
              </table:table-cell>
              <table:table-cell office:value-type="float" office:value="0.857143">
                <text:p>0.857143</text:p>
              </table:table-cell>
              <table:table-cell office:value-type="float" office:value="0.866057">
                <text:p>0.866057</text:p>
              </table:table-cell>
              <table:table-cell office:value-type="float" office:value="0.872">
                <text:p>0.872</text:p>
              </table:table-cell>
              <table:table-cell office:value-type="float" office:value="0.8752">
                <text:p>0.8752</text:p>
              </table:table-cell>
              <table:table-cell office:value-type="float" office:value="0.88">
                <text:p>0.88</text:p>
              </table:table-cell>
              <table:table-cell office:value-type="float" office:value="0.882286">
                <text:p>0.882286</text:p>
              </table:table-cell>
              <table:table-cell office:value-type="float" office:value="0.888">
                <text:p>0.888</text:p>
              </table:table-cell>
              <table:table-cell office:value-type="float" office:value="0.8896">
                <text:p>0.8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9829">
                <text:p>0.869829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811657">
                <text:p>0.811657</text:p>
              </table:table-cell>
              <table:table-cell office:value-type="float" office:value="0.862171">
                <text:p>0.862171</text:p>
              </table:table-cell>
              <table:table-cell office:value-type="float" office:value="0.869714">
                <text:p>0.869714</text:p>
              </table:table-cell>
              <table:table-cell office:value-type="float" office:value="0.872">
                <text:p>0.872</text:p>
              </table:table-cell>
              <table:table-cell office:value-type="float" office:value="0.877486">
                <text:p>0.877486</text:p>
              </table:table-cell>
              <table:table-cell office:value-type="float" office:value="0.88">
                <text:p>0.88</text:p>
              </table:table-cell>
              <table:table-cell office:value-type="float" office:value="0.883886">
                <text:p>0.883886</text:p>
              </table:table-cell>
              <table:table-cell office:value-type="float" office:value="0.888">
                <text:p>0.888</text:p>
              </table:table-cell>
              <table:table-cell office:value-type="float" office:value="0.891429">
                <text:p>0.8914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3234">
                <text:p>0.873234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744914">
                <text:p>0.744914</text:p>
              </table:table-cell>
              <table:table-cell office:value-type="float" office:value="0.858743">
                <text:p>0.858743</text:p>
              </table:table-cell>
              <table:table-cell office:value-type="float" office:value="0.869029">
                <text:p>0.869029</text:p>
              </table:table-cell>
              <table:table-cell office:value-type="float" office:value="0.872">
                <text:p>0.872</text:p>
              </table:table-cell>
              <table:table-cell office:value-type="float" office:value="0.877029">
                <text:p>0.877029</text:p>
              </table:table-cell>
              <table:table-cell office:value-type="float" office:value="0.88">
                <text:p>0.88</text:p>
              </table:table-cell>
              <table:table-cell office:value-type="float" office:value="0.882743">
                <text:p>0.882743</text:p>
              </table:table-cell>
              <table:table-cell office:value-type="float" office:value="0.888">
                <text:p>0.888</text:p>
              </table:table-cell>
              <table:table-cell office:value-type="float" office:value="0.890971">
                <text:p>0.8909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5943">
                <text:p>0.865943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736686">
                <text:p>0.736686</text:p>
              </table:table-cell>
              <table:table-cell office:value-type="float" office:value="0.852571">
                <text:p>0.852571</text:p>
              </table:table-cell>
              <table:table-cell office:value-type="float" office:value="0.864">
                <text:p>0.864</text:p>
              </table:table-cell>
              <table:table-cell office:value-type="float" office:value="0.870857">
                <text:p>0.870857</text:p>
              </table:table-cell>
              <table:table-cell office:value-type="float" office:value="0.872">
                <text:p>0.872</text:p>
              </table:table-cell>
              <table:table-cell office:value-type="float" office:value="0.88">
                <text:p>0.88</text:p>
              </table:table-cell>
              <table:table-cell office:value-type="float" office:value="0.8816">
                <text:p>0.8816</text:p>
              </table:table-cell>
              <table:table-cell office:value-type="float" office:value="0.888">
                <text:p>0.888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32">
                <text:p>0.8632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758629">
                <text:p>0.758629</text:p>
              </table:table-cell>
              <table:table-cell office:value-type="float" office:value="0.850514">
                <text:p>0.850514</text:p>
              </table:table-cell>
              <table:table-cell office:value-type="float" office:value="0.863543">
                <text:p>0.863543</text:p>
              </table:table-cell>
              <table:table-cell office:value-type="float" office:value="0.869486">
                <text:p>0.869486</text:p>
              </table:table-cell>
              <table:table-cell office:value-type="float" office:value="0.872">
                <text:p>0.872</text:p>
              </table:table-cell>
              <table:table-cell office:value-type="float" office:value="0.878171">
                <text:p>0.878171</text:p>
              </table:table-cell>
              <table:table-cell office:value-type="float" office:value="0.88">
                <text:p>0.88</text:p>
              </table:table-cell>
              <table:table-cell office:value-type="float" office:value="0.887543">
                <text:p>0.887543</text:p>
              </table:table-cell>
              <table:table-cell office:value-type="float" office:value="0.890057">
                <text:p>0.8900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4594">
                <text:p>0.864594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728914">
                <text:p>0.728914</text:p>
              </table:table-cell>
              <table:table-cell office:value-type="float" office:value="0.849829">
                <text:p>0.849829</text:p>
              </table:table-cell>
              <table:table-cell office:value-type="float" office:value="0.864457">
                <text:p>0.864457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9543">
                <text:p>0.879543</text:p>
              </table:table-cell>
              <table:table-cell office:value-type="float" office:value="0.88">
                <text:p>0.88</text:p>
              </table:table-cell>
              <table:table-cell office:value-type="float" office:value="0.885943">
                <text:p>0.885943</text:p>
              </table:table-cell>
              <table:table-cell office:value-type="float" office:value="0.888">
                <text:p>0.888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1669">
                <text:p>0.861669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784457">
                <text:p>0.784457</text:p>
              </table:table-cell>
              <table:table-cell office:value-type="float" office:value="0.858514">
                <text:p>0.858514</text:p>
              </table:table-cell>
              <table:table-cell office:value-type="float" office:value="0.869257">
                <text:p>0.869257</text:p>
              </table:table-cell>
              <table:table-cell office:value-type="float" office:value="0.872">
                <text:p>0.872</text:p>
              </table:table-cell>
              <table:table-cell office:value-type="float" office:value="0.877943">
                <text:p>0.877943</text:p>
              </table:table-cell>
              <table:table-cell office:value-type="float" office:value="0.88">
                <text:p>0.88</text:p>
              </table:table-cell>
              <table:table-cell office:value-type="float" office:value="0.883429">
                <text:p>0.883429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5771">
                <text:p>0.895771</text:p>
              </table:table-cell>
              <table:table-cell office:value-type="float" office:value="0.896">
                <text:p>0.896</text:p>
              </table:table-cell>
              <table:table-cell office:value-type="float" office:value="0.869737">
                <text:p>0.869737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775086">
                <text:p>0.775086</text:p>
              </table:table-cell>
              <table:table-cell office:value-type="float" office:value="0.858286">
                <text:p>0.858286</text:p>
              </table:table-cell>
              <table:table-cell office:value-type="float" office:value="0.869257">
                <text:p>0.869257</text:p>
              </table:table-cell>
              <table:table-cell office:value-type="float" office:value="0.872">
                <text:p>0.872</text:p>
              </table:table-cell>
              <table:table-cell office:value-type="float" office:value="0.878171">
                <text:p>0.878171</text:p>
              </table:table-cell>
              <table:table-cell office:value-type="float" office:value="0.88">
                <text:p>0.88</text:p>
              </table:table-cell>
              <table:table-cell office:value-type="float" office:value="0.882514">
                <text:p>0.882514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5314">
                <text:p>0.895314</text:p>
              </table:table-cell>
              <table:table-cell office:value-type="float" office:value="0.896">
                <text:p>0.896</text:p>
              </table:table-cell>
              <table:table-cell office:value-type="float" office:value="0.868663">
                <text:p>0.868663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758857">
                <text:p>0.758857</text:p>
              </table:table-cell>
              <table:table-cell office:value-type="float" office:value="0.858286">
                <text:p>0.858286</text:p>
              </table:table-cell>
              <table:table-cell office:value-type="float" office:value="0.870629">
                <text:p>0.870629</text:p>
              </table:table-cell>
              <table:table-cell office:value-type="float" office:value="0.872229">
                <text:p>0.87222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4114">
                <text:p>0.884114</text:p>
              </table:table-cell>
              <table:table-cell office:value-type="float" office:value="0.888">
                <text:p>0.888</text:p>
              </table:table-cell>
              <table:table-cell office:value-type="float" office:value="0.888686">
                <text:p>0.8886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768">
                <text:p>0.8676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65257">
                <text:p>0.765257</text:p>
              </table:table-cell>
              <table:table-cell office:value-type="float" office:value="0.858514">
                <text:p>0.858514</text:p>
              </table:table-cell>
              <table:table-cell office:value-type="float" office:value="0.871314">
                <text:p>0.871314</text:p>
              </table:table-cell>
              <table:table-cell office:value-type="float" office:value="0.872">
                <text:p>0.872</text:p>
              </table:table-cell>
              <table:table-cell office:value-type="float" office:value="0.879543">
                <text:p>0.879543</text:p>
              </table:table-cell>
              <table:table-cell office:value-type="float" office:value="0.88">
                <text:p>0.88</text:p>
              </table:table-cell>
              <table:table-cell office:value-type="float" office:value="0.882286">
                <text:p>0.882286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5314">
                <text:p>0.895314</text:p>
              </table:table-cell>
              <table:table-cell office:value-type="float" office:value="0.896">
                <text:p>0.896</text:p>
              </table:table-cell>
              <table:table-cell office:value-type="float" office:value="0.868023">
                <text:p>0.868023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803886">
                <text:p>0.803886</text:p>
              </table:table-cell>
              <table:table-cell office:value-type="float" office:value="0.859657">
                <text:p>0.859657</text:p>
              </table:table-cell>
              <table:table-cell office:value-type="float" office:value="0.869257">
                <text:p>0.869257</text:p>
              </table:table-cell>
              <table:table-cell office:value-type="float" office:value="0.872">
                <text:p>0.872</text:p>
              </table:table-cell>
              <table:table-cell office:value-type="float" office:value="0.8784">
                <text:p>0.8784</text:p>
              </table:table-cell>
              <table:table-cell office:value-type="float" office:value="0.88">
                <text:p>0.88</text:p>
              </table:table-cell>
              <table:table-cell office:value-type="float" office:value="0.882057">
                <text:p>0.882057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3943">
                <text:p>0.893943</text:p>
              </table:table-cell>
              <table:table-cell office:value-type="float" office:value="0.896">
                <text:p>0.896</text:p>
              </table:table-cell>
              <table:table-cell office:value-type="float" office:value="0.87152">
                <text:p>0.87152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768686">
                <text:p>0.768686</text:p>
              </table:table-cell>
              <table:table-cell office:value-type="float" office:value="0.858286">
                <text:p>0.858286</text:p>
              </table:table-cell>
              <table:table-cell office:value-type="float" office:value="0.868571">
                <text:p>0.868571</text:p>
              </table:table-cell>
              <table:table-cell office:value-type="float" office:value="0.872">
                <text:p>0.872</text:p>
              </table:table-cell>
              <table:table-cell office:value-type="float" office:value="0.8784">
                <text:p>0.8784</text:p>
              </table:table-cell>
              <table:table-cell office:value-type="float" office:value="0.88">
                <text:p>0.88</text:p>
              </table:table-cell>
              <table:table-cell office:value-type="float" office:value="0.880914">
                <text:p>0.880914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67726">
                <text:p>0.867726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729829">
                <text:p>0.729829</text:p>
              </table:table-cell>
              <table:table-cell office:value-type="float" office:value="0.857371">
                <text:p>0.857371</text:p>
              </table:table-cell>
              <table:table-cell office:value-type="float" office:value="0.869029">
                <text:p>0.869029</text:p>
              </table:table-cell>
              <table:table-cell office:value-type="float" office:value="0.872">
                <text:p>0.872</text:p>
              </table:table-cell>
              <table:table-cell office:value-type="float" office:value="0.876343">
                <text:p>0.876343</text:p>
              </table:table-cell>
              <table:table-cell office:value-type="float" office:value="0.88">
                <text:p>0.88</text:p>
              </table:table-cell>
              <table:table-cell office:value-type="float" office:value="0.880914">
                <text:p>0.880914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5771">
                <text:p>0.895771</text:p>
              </table:table-cell>
              <table:table-cell office:value-type="float" office:value="0.896">
                <text:p>0.896</text:p>
              </table:table-cell>
              <table:table-cell office:value-type="float" office:value="0.863726">
                <text:p>0.863726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709714">
                <text:p>0.709714</text:p>
              </table:table-cell>
              <table:table-cell office:value-type="float" office:value="0.855314">
                <text:p>0.855314</text:p>
              </table:table-cell>
              <table:table-cell office:value-type="float" office:value="0.869257">
                <text:p>0.869257</text:p>
              </table:table-cell>
              <table:table-cell office:value-type="float" office:value="0.872">
                <text:p>0.872</text:p>
              </table:table-cell>
              <table:table-cell office:value-type="float" office:value="0.875886">
                <text:p>0.87588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6171">
                <text:p>0.886171</text:p>
              </table:table-cell>
              <table:table-cell office:value-type="float" office:value="0.888">
                <text:p>0.888</text:p>
              </table:table-cell>
              <table:table-cell office:value-type="float" office:value="0.895543">
                <text:p>0.895543</text:p>
              </table:table-cell>
              <table:table-cell office:value-type="float" office:value="0.896">
                <text:p>0.896</text:p>
              </table:table-cell>
              <table:table-cell office:value-type="float" office:value="0.861189">
                <text:p>0.861189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762514">
                <text:p>0.762514</text:p>
              </table:table-cell>
              <table:table-cell office:value-type="float" office:value="0.858743">
                <text:p>0.858743</text:p>
              </table:table-cell>
              <table:table-cell office:value-type="float" office:value="0.870629">
                <text:p>0.870629</text:p>
              </table:table-cell>
              <table:table-cell office:value-type="float" office:value="0.872">
                <text:p>0.872</text:p>
              </table:table-cell>
              <table:table-cell office:value-type="float" office:value="0.879086">
                <text:p>0.879086</text:p>
              </table:table-cell>
              <table:table-cell office:value-type="float" office:value="0.88">
                <text:p>0.88</text:p>
              </table:table-cell>
              <table:table-cell office:value-type="float" office:value="0.882743">
                <text:p>0.882743</text:p>
              </table:table-cell>
              <table:table-cell office:value-type="float" office:value="0.888">
                <text:p>0.888</text:p>
              </table:table-cell>
              <table:table-cell office:value-type="float" office:value="0.8896">
                <text:p>0.8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7931">
                <text:p>0.867931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769371">
                <text:p>0.769371</text:p>
              </table:table-cell>
              <table:table-cell office:value-type="float" office:value="0.858514">
                <text:p>0.858514</text:p>
              </table:table-cell>
              <table:table-cell office:value-type="float" office:value="0.869943">
                <text:p>0.869943</text:p>
              </table:table-cell>
              <table:table-cell office:value-type="float" office:value="0.872">
                <text:p>0.872</text:p>
              </table:table-cell>
              <table:table-cell office:value-type="float" office:value="0.8768">
                <text:p>0.8768</text:p>
              </table:table-cell>
              <table:table-cell office:value-type="float" office:value="0.88">
                <text:p>0.88</text:p>
              </table:table-cell>
              <table:table-cell office:value-type="float" office:value="0.882743">
                <text:p>0.882743</text:p>
              </table:table-cell>
              <table:table-cell office:value-type="float" office:value="0.888">
                <text:p>0.888</text:p>
              </table:table-cell>
              <table:table-cell office:value-type="float" office:value="0.889143">
                <text:p>0.8891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8251">
                <text:p>0.868251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781714">
                <text:p>0.781714</text:p>
              </table:table-cell>
              <table:table-cell office:value-type="float" office:value="0.856229">
                <text:p>0.856229</text:p>
              </table:table-cell>
              <table:table-cell office:value-type="float" office:value="0.867657">
                <text:p>0.867657</text:p>
              </table:table-cell>
              <table:table-cell office:value-type="float" office:value="0.872">
                <text:p>0.872</text:p>
              </table:table-cell>
              <table:table-cell office:value-type="float" office:value="0.873829">
                <text:p>0.873829</text:p>
              </table:table-cell>
              <table:table-cell office:value-type="float" office:value="0.88">
                <text:p>0.88</text:p>
              </table:table-cell>
              <table:table-cell office:value-type="float" office:value="0.881371">
                <text:p>0.881371</text:p>
              </table:table-cell>
              <table:table-cell office:value-type="float" office:value="0.888">
                <text:p>0.888</text:p>
              </table:table-cell>
              <table:table-cell office:value-type="float" office:value="0.888686">
                <text:p>0.8886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8549">
                <text:p>0.86854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770057">
                <text:p>0.770057</text:p>
              </table:table-cell>
              <table:table-cell office:value-type="float" office:value="0.856686">
                <text:p>0.856686</text:p>
              </table:table-cell>
              <table:table-cell office:value-type="float" office:value="0.866514">
                <text:p>0.866514</text:p>
              </table:table-cell>
              <table:table-cell office:value-type="float" office:value="0.872">
                <text:p>0.872</text:p>
              </table:table-cell>
              <table:table-cell office:value-type="float" office:value="0.8752">
                <text:p>0.8752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48">
                <text:p>0.8848</text:p>
              </table:table-cell>
              <table:table-cell office:value-type="float" office:value="0.888229">
                <text:p>0.8882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6949">
                <text:p>0.866949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8144">
                <text:p>0.8144</text:p>
              </table:table-cell>
              <table:table-cell office:value-type="float" office:value="0.854629">
                <text:p>0.854629</text:p>
              </table:table-cell>
              <table:table-cell office:value-type="float" office:value="0.865143">
                <text:p>0.865143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9543">
                <text:p>0.879543</text:p>
              </table:table-cell>
              <table:table-cell office:value-type="float" office:value="0.88">
                <text:p>0.88</text:p>
              </table:table-cell>
              <table:table-cell office:value-type="float" office:value="0.882514">
                <text:p>0.882514</text:p>
              </table:table-cell>
              <table:table-cell office:value-type="float" office:value="0.888">
                <text:p>0.888</text:p>
              </table:table-cell>
              <table:table-cell office:value-type="float" office:value="0.895314">
                <text:p>0.895314</text:p>
              </table:table-cell>
              <table:table-cell office:value-type="float" office:value="0.896">
                <text:p>0.896</text:p>
              </table:table-cell>
              <table:table-cell office:value-type="float" office:value="0.870354">
                <text:p>0.87035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6457">
                <text:p>0.776457</text:p>
              </table:table-cell>
              <table:table-cell office:value-type="float" office:value="0.850743">
                <text:p>0.850743</text:p>
              </table:table-cell>
              <table:table-cell office:value-type="float" office:value="0.862629">
                <text:p>0.862629</text:p>
              </table:table-cell>
              <table:table-cell office:value-type="float" office:value="0.869029">
                <text:p>0.869029</text:p>
              </table:table-cell>
              <table:table-cell office:value-type="float" office:value="0.872">
                <text:p>0.872</text:p>
              </table:table-cell>
              <table:table-cell office:value-type="float" office:value="0.877257">
                <text:p>0.877257</text:p>
              </table:table-cell>
              <table:table-cell office:value-type="float" office:value="0.88">
                <text:p>0.88</text:p>
              </table:table-cell>
              <table:table-cell office:value-type="float" office:value="0.880686">
                <text:p>0.880686</text:p>
              </table:table-cell>
              <table:table-cell office:value-type="float" office:value="0.888">
                <text:p>0.888</text:p>
              </table:table-cell>
              <table:table-cell office:value-type="float" office:value="0.895086">
                <text:p>0.895086</text:p>
              </table:table-cell>
              <table:table-cell office:value-type="float" office:value="0.896">
                <text:p>0.896</text:p>
              </table:table-cell>
              <table:table-cell office:value-type="float" office:value="0.865189">
                <text:p>0.865189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786971">
                <text:p>0.786971</text:p>
              </table:table-cell>
              <table:table-cell office:value-type="float" office:value="0.853257">
                <text:p>0.853257</text:p>
              </table:table-cell>
              <table:table-cell office:value-type="float" office:value="0.863771">
                <text:p>0.863771</text:p>
              </table:table-cell>
              <table:table-cell office:value-type="float" office:value="0.869943">
                <text:p>0.869943</text:p>
              </table:table-cell>
              <table:table-cell office:value-type="float" office:value="0.872">
                <text:p>0.872</text:p>
              </table:table-cell>
              <table:table-cell office:value-type="float" office:value="0.879314">
                <text:p>0.879314</text:p>
              </table:table-cell>
              <table:table-cell office:value-type="float" office:value="0.88">
                <text:p>0.88</text:p>
              </table:table-cell>
              <table:table-cell office:value-type="float" office:value="0.884343">
                <text:p>0.884343</text:p>
              </table:table-cell>
              <table:table-cell office:value-type="float" office:value="0.888">
                <text:p>0.888</text:p>
              </table:table-cell>
              <table:table-cell office:value-type="float" office:value="0.895314">
                <text:p>0.895314</text:p>
              </table:table-cell>
              <table:table-cell office:value-type="float" office:value="0.896">
                <text:p>0.896</text:p>
              </table:table-cell>
              <table:table-cell office:value-type="float" office:value="0.867291">
                <text:p>0.867291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752">
                <text:p>0.752</text:p>
              </table:table-cell>
              <table:table-cell office:value-type="float" office:value="0.849829">
                <text:p>0.849829</text:p>
              </table:table-cell>
              <table:table-cell office:value-type="float" office:value="0.863314">
                <text:p>0.863314</text:p>
              </table:table-cell>
              <table:table-cell office:value-type="float" office:value="0.871771">
                <text:p>0.871771</text:p>
              </table:table-cell>
              <table:table-cell office:value-type="float" office:value="0.873371">
                <text:p>0.873371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4343">
                <text:p>0.884343</text:p>
              </table:table-cell>
              <table:table-cell office:value-type="float" office:value="0.888">
                <text:p>0.888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63703">
                <text:p>0.863703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754743">
                <text:p>0.754743</text:p>
              </table:table-cell>
              <table:table-cell office:value-type="float" office:value="0.850057">
                <text:p>0.850057</text:p>
              </table:table-cell>
              <table:table-cell office:value-type="float" office:value="0.861257">
                <text:p>0.861257</text:p>
              </table:table-cell>
              <table:table-cell office:value-type="float" office:value="0.8688">
                <text:p>0.8688</text:p>
              </table:table-cell>
              <table:table-cell office:value-type="float" office:value="0.872">
                <text:p>0.872</text:p>
              </table:table-cell>
              <table:table-cell office:value-type="float" office:value="0.879543">
                <text:p>0.879543</text:p>
              </table:table-cell>
              <table:table-cell office:value-type="float" office:value="0.88">
                <text:p>0.88</text:p>
              </table:table-cell>
              <table:table-cell office:value-type="float" office:value="0.882286">
                <text:p>0.882286</text:p>
              </table:table-cell>
              <table:table-cell office:value-type="float" office:value="0.888">
                <text:p>0.888</text:p>
              </table:table-cell>
              <table:table-cell office:value-type="float" office:value="0.893714">
                <text:p>0.893714</text:p>
              </table:table-cell>
              <table:table-cell office:value-type="float" office:value="0.896">
                <text:p>0.896</text:p>
              </table:table-cell>
              <table:table-cell office:value-type="float" office:value="0.86304">
                <text:p>0.86304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72">
                <text:p>0.72</text:p>
              </table:table-cell>
              <table:table-cell office:value-type="float" office:value="0.845714">
                <text:p>0.845714</text:p>
              </table:table-cell>
              <table:table-cell office:value-type="float" office:value="0.8592">
                <text:p>0.8592</text:p>
              </table:table-cell>
              <table:table-cell office:value-type="float" office:value="0.868571">
                <text:p>0.868571</text:p>
              </table:table-cell>
              <table:table-cell office:value-type="float" office:value="0.872">
                <text:p>0.872</text:p>
              </table:table-cell>
              <table:table-cell office:value-type="float" office:value="0.879771">
                <text:p>0.879771</text:p>
              </table:table-cell>
              <table:table-cell office:value-type="float" office:value="0.88">
                <text:p>0.88</text:p>
              </table:table-cell>
              <table:table-cell office:value-type="float" office:value="0.8832">
                <text:p>0.8832</text:p>
              </table:table-cell>
              <table:table-cell office:value-type="float" office:value="0.888">
                <text:p>0.888</text:p>
              </table:table-cell>
              <table:table-cell office:value-type="float" office:value="0.894171">
                <text:p>0.894171</text:p>
              </table:table-cell>
              <table:table-cell office:value-type="float" office:value="0.896">
                <text:p>0.896</text:p>
              </table:table-cell>
              <table:table-cell office:value-type="float" office:value="0.859063">
                <text:p>0.859063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770057">
                <text:p>0.770057</text:p>
              </table:table-cell>
              <table:table-cell office:value-type="float" office:value="0.856">
                <text:p>0.856</text:p>
              </table:table-cell>
              <table:table-cell office:value-type="float" office:value="0.866743">
                <text:p>0.866743</text:p>
              </table:table-cell>
              <table:table-cell office:value-type="float" office:value="0.872">
                <text:p>0.872</text:p>
              </table:table-cell>
              <table:table-cell office:value-type="float" office:value="0.874057">
                <text:p>0.874057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5257">
                <text:p>0.885257</text:p>
              </table:table-cell>
              <table:table-cell office:value-type="float" office:value="0.888">
                <text:p>0.888</text:p>
              </table:table-cell>
              <table:table-cell office:value-type="float" office:value="0.893714">
                <text:p>0.893714</text:p>
              </table:table-cell>
              <table:table-cell office:value-type="float" office:value="0.896">
                <text:p>0.896</text:p>
              </table:table-cell>
              <table:table-cell office:value-type="float" office:value="0.866583">
                <text:p>0.866583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765714">
                <text:p>0.765714</text:p>
              </table:table-cell>
              <table:table-cell office:value-type="float" office:value="0.856914">
                <text:p>0.856914</text:p>
              </table:table-cell>
              <table:table-cell office:value-type="float" office:value="0.8672">
                <text:p>0.8672</text:p>
              </table:table-cell>
              <table:table-cell office:value-type="float" office:value="0.872">
                <text:p>0.872</text:p>
              </table:table-cell>
              <table:table-cell office:value-type="float" office:value="0.874286">
                <text:p>0.87428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4343">
                <text:p>0.884343</text:p>
              </table:table-cell>
              <table:table-cell office:value-type="float" office:value="0.888">
                <text:p>0.888</text:p>
              </table:table-cell>
              <table:table-cell office:value-type="float" office:value="0.894629">
                <text:p>0.894629</text:p>
              </table:table-cell>
              <table:table-cell office:value-type="float" office:value="0.896">
                <text:p>0.896</text:p>
              </table:table-cell>
              <table:table-cell office:value-type="float" office:value="0.866309">
                <text:p>0.86630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760914">
                <text:p>0.760914</text:p>
              </table:table-cell>
              <table:table-cell office:value-type="float" office:value="0.849371">
                <text:p>0.849371</text:p>
              </table:table-cell>
              <table:table-cell office:value-type="float" office:value="0.863543">
                <text:p>0.863543</text:p>
              </table:table-cell>
              <table:table-cell office:value-type="float" office:value="0.871086">
                <text:p>0.871086</text:p>
              </table:table-cell>
              <table:table-cell office:value-type="float" office:value="0.872">
                <text:p>0.872</text:p>
              </table:table-cell>
              <table:table-cell office:value-type="float" office:value="0.879543">
                <text:p>0.879543</text:p>
              </table:table-cell>
              <table:table-cell office:value-type="float" office:value="0.88">
                <text:p>0.88</text:p>
              </table:table-cell>
              <table:table-cell office:value-type="float" office:value="0.880457">
                <text:p>0.880457</text:p>
              </table:table-cell>
              <table:table-cell office:value-type="float" office:value="0.888">
                <text:p>0.888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63931">
                <text:p>0.863931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754971">
                <text:p>0.754971</text:p>
              </table:table-cell>
              <table:table-cell office:value-type="float" office:value="0.848457">
                <text:p>0.848457</text:p>
              </table:table-cell>
              <table:table-cell office:value-type="float" office:value="0.863086">
                <text:p>0.863086</text:p>
              </table:table-cell>
              <table:table-cell office:value-type="float" office:value="0.870857">
                <text:p>0.870857</text:p>
              </table:table-cell>
              <table:table-cell office:value-type="float" office:value="0.872">
                <text:p>0.872</text:p>
              </table:table-cell>
              <table:table-cell office:value-type="float" office:value="0.879314">
                <text:p>0.879314</text:p>
              </table:table-cell>
              <table:table-cell office:value-type="float" office:value="0.88">
                <text:p>0.88</text:p>
              </table:table-cell>
              <table:table-cell office:value-type="float" office:value="0.881371">
                <text:p>0.881371</text:p>
              </table:table-cell>
              <table:table-cell office:value-type="float" office:value="0.888">
                <text:p>0.888</text:p>
              </table:table-cell>
              <table:table-cell office:value-type="float" office:value="0.893257">
                <text:p>0.893257</text:p>
              </table:table-cell>
              <table:table-cell office:value-type="float" office:value="0.896">
                <text:p>0.896</text:p>
              </table:table-cell>
              <table:table-cell office:value-type="float" office:value="0.863131">
                <text:p>0.863131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759314">
                <text:p>0.759314</text:p>
              </table:table-cell>
              <table:table-cell office:value-type="float" office:value="0.849371">
                <text:p>0.849371</text:p>
              </table:table-cell>
              <table:table-cell office:value-type="float" office:value="0.862857">
                <text:p>0.862857</text:p>
              </table:table-cell>
              <table:table-cell office:value-type="float" office:value="0.870857">
                <text:p>0.870857</text:p>
              </table:table-cell>
              <table:table-cell office:value-type="float" office:value="0.872">
                <text:p>0.872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2057">
                <text:p>0.882057</text:p>
              </table:table-cell>
              <table:table-cell office:value-type="float" office:value="0.888">
                <text:p>0.888</text:p>
              </table:table-cell>
              <table:table-cell office:value-type="float" office:value="0.893486">
                <text:p>0.893486</text:p>
              </table:table-cell>
              <table:table-cell office:value-type="float" office:value="0.896">
                <text:p>0.896</text:p>
              </table:table-cell>
              <table:table-cell office:value-type="float" office:value="0.863794">
                <text:p>0.86379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48571">
                <text:p>0.748571</text:p>
              </table:table-cell>
              <table:table-cell office:value-type="float" office:value="0.853029">
                <text:p>0.853029</text:p>
              </table:table-cell>
              <table:table-cell office:value-type="float" office:value="0.862857">
                <text:p>0.862857</text:p>
              </table:table-cell>
              <table:table-cell office:value-type="float" office:value="0.869943">
                <text:p>0.869943</text:p>
              </table:table-cell>
              <table:table-cell office:value-type="float" office:value="0.873143">
                <text:p>0.873143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1371">
                <text:p>0.881371</text:p>
              </table:table-cell>
              <table:table-cell office:value-type="float" office:value="0.888">
                <text:p>0.888</text:p>
              </table:table-cell>
              <table:table-cell office:value-type="float" office:value="0.892114">
                <text:p>0.892114</text:p>
              </table:table-cell>
              <table:table-cell office:value-type="float" office:value="0.896">
                <text:p>0.896</text:p>
              </table:table-cell>
              <table:table-cell office:value-type="float" office:value="0.862903">
                <text:p>0.862903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762743">
                <text:p>0.762743</text:p>
              </table:table-cell>
              <table:table-cell office:value-type="float" office:value="0.853257">
                <text:p>0.853257</text:p>
              </table:table-cell>
              <table:table-cell office:value-type="float" office:value="0.8624">
                <text:p>0.8624</text:p>
              </table:table-cell>
              <table:table-cell office:value-type="float" office:value="0.869943">
                <text:p>0.869943</text:p>
              </table:table-cell>
              <table:table-cell office:value-type="float" office:value="0.872229">
                <text:p>0.87222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3429">
                <text:p>0.883429</text:p>
              </table:table-cell>
              <table:table-cell office:value-type="float" office:value="0.888">
                <text:p>0.888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6464">
                <text:p>0.86464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775543">
                <text:p>0.775543</text:p>
              </table:table-cell>
              <table:table-cell office:value-type="float" office:value="0.852114">
                <text:p>0.852114</text:p>
              </table:table-cell>
              <table:table-cell office:value-type="float" office:value="0.862629">
                <text:p>0.862629</text:p>
              </table:table-cell>
              <table:table-cell office:value-type="float" office:value="0.872">
                <text:p>0.872</text:p>
              </table:table-cell>
              <table:table-cell office:value-type="float" office:value="0.874514">
                <text:p>0.87451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64">
                <text:p>0.8864</text:p>
              </table:table-cell>
              <table:table-cell office:value-type="float" office:value="0.888">
                <text:p>0.888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672">
                <text:p>0.86672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757943">
                <text:p>0.757943</text:p>
              </table:table-cell>
              <table:table-cell office:value-type="float" office:value="0.852114">
                <text:p>0.852114</text:p>
              </table:table-cell>
              <table:table-cell office:value-type="float" office:value="0.864457">
                <text:p>0.864457</text:p>
              </table:table-cell>
              <table:table-cell office:value-type="float" office:value="0.872">
                <text:p>0.872</text:p>
              </table:table-cell>
              <table:table-cell office:value-type="float" office:value="0.876114">
                <text:p>0.87611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5486">
                <text:p>0.885486</text:p>
              </table:table-cell>
              <table:table-cell office:value-type="float" office:value="0.888686">
                <text:p>0.8886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528">
                <text:p>0.86528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7488">
                <text:p>0.7488</text:p>
              </table:table-cell>
              <table:table-cell office:value-type="float" office:value="0.849371">
                <text:p>0.849371</text:p>
              </table:table-cell>
              <table:table-cell office:value-type="float" office:value="0.861029">
                <text:p>0.861029</text:p>
              </table:table-cell>
              <table:table-cell office:value-type="float" office:value="0.871543">
                <text:p>0.871543</text:p>
              </table:table-cell>
              <table:table-cell office:value-type="float" office:value="0.875657">
                <text:p>0.875657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1143">
                <text:p>0.881143</text:p>
              </table:table-cell>
              <table:table-cell office:value-type="float" office:value="0.888">
                <text:p>0.888</text:p>
              </table:table-cell>
              <table:table-cell office:value-type="float" office:value="0.893714">
                <text:p>0.893714</text:p>
              </table:table-cell>
              <table:table-cell office:value-type="float" office:value="0.896">
                <text:p>0.896</text:p>
              </table:table-cell>
              <table:table-cell office:value-type="float" office:value="0.862926">
                <text:p>0.862926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678171">
                <text:p>0.678171</text:p>
              </table:table-cell>
              <table:table-cell office:value-type="float" office:value="0.842971">
                <text:p>0.842971</text:p>
              </table:table-cell>
              <table:table-cell office:value-type="float" office:value="0.858057">
                <text:p>0.858057</text:p>
              </table:table-cell>
              <table:table-cell office:value-type="float" office:value="0.867886">
                <text:p>0.867886</text:p>
              </table:table-cell>
              <table:table-cell office:value-type="float" office:value="0.872">
                <text:p>0.872</text:p>
              </table:table-cell>
              <table:table-cell office:value-type="float" office:value="0.879314">
                <text:p>0.87931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7771">
                <text:p>0.887771</text:p>
              </table:table-cell>
              <table:table-cell office:value-type="float" office:value="0.892114">
                <text:p>0.892114</text:p>
              </table:table-cell>
              <table:table-cell office:value-type="float" office:value="0.896">
                <text:p>0.896</text:p>
              </table:table-cell>
              <table:table-cell office:value-type="float" office:value="0.853829">
                <text:p>0.853829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641829">
                <text:p>0.641829</text:p>
              </table:table-cell>
              <table:table-cell office:value-type="float" office:value="0.836114">
                <text:p>0.836114</text:p>
              </table:table-cell>
              <table:table-cell office:value-type="float" office:value="0.857829">
                <text:p>0.857829</text:p>
              </table:table-cell>
              <table:table-cell office:value-type="float" office:value="0.8688">
                <text:p>0.8688</text:p>
              </table:table-cell>
              <table:table-cell office:value-type="float" office:value="0.872">
                <text:p>0.872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2971">
                <text:p>0.882971</text:p>
              </table:table-cell>
              <table:table-cell office:value-type="float" office:value="0.888">
                <text:p>0.888</text:p>
              </table:table-cell>
              <table:table-cell office:value-type="float" office:value="0.893486">
                <text:p>0.893486</text:p>
              </table:table-cell>
              <table:table-cell office:value-type="float" office:value="0.896">
                <text:p>0.896</text:p>
              </table:table-cell>
              <table:table-cell office:value-type="float" office:value="0.850103">
                <text:p>0.850103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657371">
                <text:p>0.657371</text:p>
              </table:table-cell>
              <table:table-cell office:value-type="float" office:value="0.836571">
                <text:p>0.836571</text:p>
              </table:table-cell>
              <table:table-cell office:value-type="float" office:value="0.858514">
                <text:p>0.858514</text:p>
              </table:table-cell>
              <table:table-cell office:value-type="float" office:value="0.868114">
                <text:p>0.868114</text:p>
              </table:table-cell>
              <table:table-cell office:value-type="float" office:value="0.872">
                <text:p>0.872</text:p>
              </table:table-cell>
              <table:table-cell office:value-type="float" office:value="0.878171">
                <text:p>0.878171</text:p>
              </table:table-cell>
              <table:table-cell office:value-type="float" office:value="0.88">
                <text:p>0.88</text:p>
              </table:table-cell>
              <table:table-cell office:value-type="float" office:value="0.881829">
                <text:p>0.881829</text:p>
              </table:table-cell>
              <table:table-cell office:value-type="float" office:value="0.888">
                <text:p>0.888</text:p>
              </table:table-cell>
              <table:table-cell office:value-type="float" office:value="0.893257">
                <text:p>0.893257</text:p>
              </table:table-cell>
              <table:table-cell office:value-type="float" office:value="0.896">
                <text:p>0.896</text:p>
              </table:table-cell>
              <table:table-cell office:value-type="float" office:value="0.851383">
                <text:p>0.851383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636343">
                <text:p>0.636343</text:p>
              </table:table-cell>
              <table:table-cell office:value-type="float" office:value="0.832">
                <text:p>0.832</text:p>
              </table:table-cell>
              <table:table-cell office:value-type="float" office:value="0.857371">
                <text:p>0.857371</text:p>
              </table:table-cell>
              <table:table-cell office:value-type="float" office:value="0.866743">
                <text:p>0.866743</text:p>
              </table:table-cell>
              <table:table-cell office:value-type="float" office:value="0.872">
                <text:p>0.872</text:p>
              </table:table-cell>
              <table:table-cell office:value-type="float" office:value="0.877714">
                <text:p>0.877714</text:p>
              </table:table-cell>
              <table:table-cell office:value-type="float" office:value="0.88">
                <text:p>0.88</text:p>
              </table:table-cell>
              <table:table-cell office:value-type="float" office:value="0.883429">
                <text:p>0.883429</text:p>
              </table:table-cell>
              <table:table-cell office:value-type="float" office:value="0.888">
                <text:p>0.888</text:p>
              </table:table-cell>
              <table:table-cell office:value-type="float" office:value="0.895771">
                <text:p>0.895771</text:p>
              </table:table-cell>
              <table:table-cell office:value-type="float" office:value="0.896">
                <text:p>0.896</text:p>
              </table:table-cell>
              <table:table-cell office:value-type="float" office:value="0.848937">
                <text:p>0.848937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708571">
                <text:p>0.708571</text:p>
              </table:table-cell>
              <table:table-cell office:value-type="float" office:value="0.839086">
                <text:p>0.839086</text:p>
              </table:table-cell>
              <table:table-cell office:value-type="float" office:value="0.858286">
                <text:p>0.858286</text:p>
              </table:table-cell>
              <table:table-cell office:value-type="float" office:value="0.866286">
                <text:p>0.866286</text:p>
              </table:table-cell>
              <table:table-cell office:value-type="float" office:value="0.872">
                <text:p>0.872</text:p>
              </table:table-cell>
              <table:table-cell office:value-type="float" office:value="0.874971">
                <text:p>0.874971</text:p>
              </table:table-cell>
              <table:table-cell office:value-type="float" office:value="0.88">
                <text:p>0.88</text:p>
              </table:table-cell>
              <table:table-cell office:value-type="float" office:value="0.882286">
                <text:p>0.882286</text:p>
              </table:table-cell>
              <table:table-cell office:value-type="float" office:value="0.888">
                <text:p>0.888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6549">
                <text:p>0.85654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2">
                <text:p>0.72</text:p>
              </table:table-cell>
              <table:table-cell office:value-type="float" office:value="0.8416">
                <text:p>0.8416</text:p>
              </table:table-cell>
              <table:table-cell office:value-type="float" office:value="0.861486">
                <text:p>0.861486</text:p>
              </table:table-cell>
              <table:table-cell office:value-type="float" office:value="0.868114">
                <text:p>0.868114</text:p>
              </table:table-cell>
              <table:table-cell office:value-type="float" office:value="0.872">
                <text:p>0.872</text:p>
              </table:table-cell>
              <table:table-cell office:value-type="float" office:value="0.874514">
                <text:p>0.874514</text:p>
              </table:table-cell>
              <table:table-cell office:value-type="float" office:value="0.88">
                <text:p>0.88</text:p>
              </table:table-cell>
              <table:table-cell office:value-type="float" office:value="0.882286">
                <text:p>0.882286</text:p>
              </table:table-cell>
              <table:table-cell office:value-type="float" office:value="0.888229">
                <text:p>0.8882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8423">
                <text:p>0.858423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693943">
                <text:p>0.693943</text:p>
              </table:table-cell>
              <table:table-cell office:value-type="float" office:value="0.832686">
                <text:p>0.832686</text:p>
              </table:table-cell>
              <table:table-cell office:value-type="float" office:value="0.856914">
                <text:p>0.856914</text:p>
              </table:table-cell>
              <table:table-cell office:value-type="float" office:value="0.865143">
                <text:p>0.865143</text:p>
              </table:table-cell>
              <table:table-cell office:value-type="float" office:value="0.872">
                <text:p>0.872</text:p>
              </table:table-cell>
              <table:table-cell office:value-type="float" office:value="0.874057">
                <text:p>0.874057</text:p>
              </table:table-cell>
              <table:table-cell office:value-type="float" office:value="0.88">
                <text:p>0.88</text:p>
              </table:table-cell>
              <table:table-cell office:value-type="float" office:value="0.8832">
                <text:p>0.8832</text:p>
              </table:table-cell>
              <table:table-cell office:value-type="float" office:value="0.888229">
                <text:p>0.8882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4217">
                <text:p>0.85421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741943">
                <text:p>0.741943</text:p>
              </table:table-cell>
              <table:table-cell office:value-type="float" office:value="0.843429">
                <text:p>0.843429</text:p>
              </table:table-cell>
              <table:table-cell office:value-type="float" office:value="0.858743">
                <text:p>0.858743</text:p>
              </table:table-cell>
              <table:table-cell office:value-type="float" office:value="0.867657">
                <text:p>0.867657</text:p>
              </table:table-cell>
              <table:table-cell office:value-type="float" office:value="0.872">
                <text:p>0.872</text:p>
              </table:table-cell>
              <table:table-cell office:value-type="float" office:value="0.8752">
                <text:p>0.8752</text:p>
              </table:table-cell>
              <table:table-cell office:value-type="float" office:value="0.88">
                <text:p>0.88</text:p>
              </table:table-cell>
              <table:table-cell office:value-type="float" office:value="0.884114">
                <text:p>0.884114</text:p>
              </table:table-cell>
              <table:table-cell office:value-type="float" office:value="0.888914">
                <text:p>0.8889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08">
                <text:p>0.8608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744229">
                <text:p>0.744229</text:p>
              </table:table-cell>
              <table:table-cell office:value-type="float" office:value="0.845486">
                <text:p>0.845486</text:p>
              </table:table-cell>
              <table:table-cell office:value-type="float" office:value="0.861714">
                <text:p>0.861714</text:p>
              </table:table-cell>
              <table:table-cell office:value-type="float" office:value="0.866514">
                <text:p>0.866514</text:p>
              </table:table-cell>
              <table:table-cell office:value-type="float" office:value="0.872">
                <text:p>0.872</text:p>
              </table:table-cell>
              <table:table-cell office:value-type="float" office:value="0.875886">
                <text:p>0.875886</text:p>
              </table:table-cell>
              <table:table-cell office:value-type="float" office:value="0.88">
                <text:p>0.88</text:p>
              </table:table-cell>
              <table:table-cell office:value-type="float" office:value="0.885943">
                <text:p>0.885943</text:p>
              </table:table-cell>
              <table:table-cell office:value-type="float" office:value="0.890514">
                <text:p>0.8905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1829">
                <text:p>0.861829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743771">
                <text:p>0.743771</text:p>
              </table:table-cell>
              <table:table-cell office:value-type="float" office:value="0.845257">
                <text:p>0.845257</text:p>
              </table:table-cell>
              <table:table-cell office:value-type="float" office:value="0.861029">
                <text:p>0.861029</text:p>
              </table:table-cell>
              <table:table-cell office:value-type="float" office:value="0.869257">
                <text:p>0.869257</text:p>
              </table:table-cell>
              <table:table-cell office:value-type="float" office:value="0.872457">
                <text:p>0.872457</text:p>
              </table:table-cell>
              <table:table-cell office:value-type="float" office:value="0.88">
                <text:p>0.88</text:p>
              </table:table-cell>
              <table:table-cell office:value-type="float" office:value="0.880457">
                <text:p>0.880457</text:p>
              </table:table-cell>
              <table:table-cell office:value-type="float" office:value="0.888">
                <text:p>0.888</text:p>
              </table:table-cell>
              <table:table-cell office:value-type="float" office:value="0.8896">
                <text:p>0.8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2583">
                <text:p>0.862583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7664">
                <text:p>0.7664</text:p>
              </table:table-cell>
              <table:table-cell office:value-type="float" office:value="0.852343">
                <text:p>0.852343</text:p>
              </table:table-cell>
              <table:table-cell office:value-type="float" office:value="0.864229">
                <text:p>0.864229</text:p>
              </table:table-cell>
              <table:table-cell office:value-type="float" office:value="0.872">
                <text:p>0.872</text:p>
              </table:table-cell>
              <table:table-cell office:value-type="float" office:value="0.873143">
                <text:p>0.873143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5943">
                <text:p>0.885943</text:p>
              </table:table-cell>
              <table:table-cell office:value-type="float" office:value="0.890514">
                <text:p>0.8905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6057">
                <text:p>0.866057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765486">
                <text:p>0.765486</text:p>
              </table:table-cell>
              <table:table-cell office:value-type="float" office:value="0.850057">
                <text:p>0.850057</text:p>
              </table:table-cell>
              <table:table-cell office:value-type="float" office:value="0.863086">
                <text:p>0.863086</text:p>
              </table:table-cell>
              <table:table-cell office:value-type="float" office:value="0.872">
                <text:p>0.872</text:p>
              </table:table-cell>
              <table:table-cell office:value-type="float" office:value="0.874514">
                <text:p>0.87451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7314">
                <text:p>0.887314</text:p>
              </table:table-cell>
              <table:table-cell office:value-type="float" office:value="0.892571">
                <text:p>0.8925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6103">
                <text:p>0.86610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784914">
                <text:p>0.784914</text:p>
              </table:table-cell>
              <table:table-cell office:value-type="float" office:value="0.850971">
                <text:p>0.850971</text:p>
              </table:table-cell>
              <table:table-cell office:value-type="float" office:value="0.863086">
                <text:p>0.863086</text:p>
              </table:table-cell>
              <table:table-cell office:value-type="float" office:value="0.872">
                <text:p>0.872</text:p>
              </table:table-cell>
              <table:table-cell office:value-type="float" office:value="0.8752">
                <text:p>0.8752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7314">
                <text:p>0.887314</text:p>
              </table:table-cell>
              <table:table-cell office:value-type="float" office:value="0.8912">
                <text:p>0.8912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8069">
                <text:p>0.868069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750629">
                <text:p>0.750629</text:p>
              </table:table-cell>
              <table:table-cell office:value-type="float" office:value="0.8496">
                <text:p>0.8496</text:p>
              </table:table-cell>
              <table:table-cell office:value-type="float" office:value="0.862857">
                <text:p>0.862857</text:p>
              </table:table-cell>
              <table:table-cell office:value-type="float" office:value="0.871314">
                <text:p>0.871314</text:p>
              </table:table-cell>
              <table:table-cell office:value-type="float" office:value="0.872">
                <text:p>0.872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5486">
                <text:p>0.885486</text:p>
              </table:table-cell>
              <table:table-cell office:value-type="float" office:value="0.890971">
                <text:p>0.8909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3886">
                <text:p>0.86388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713371">
                <text:p>0.713371</text:p>
              </table:table-cell>
              <table:table-cell office:value-type="float" office:value="0.838171">
                <text:p>0.838171</text:p>
              </table:table-cell>
              <table:table-cell office:value-type="float" office:value="0.860571">
                <text:p>0.860571</text:p>
              </table:table-cell>
              <table:table-cell office:value-type="float" office:value="0.869943">
                <text:p>0.869943</text:p>
              </table:table-cell>
              <table:table-cell office:value-type="float" office:value="0.872">
                <text:p>0.872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4114">
                <text:p>0.884114</text:p>
              </table:table-cell>
              <table:table-cell office:value-type="float" office:value="0.8912">
                <text:p>0.8912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8537">
                <text:p>0.85853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35543">
                <text:p>0.735543</text:p>
              </table:table-cell>
              <table:table-cell office:value-type="float" office:value="0.840686">
                <text:p>0.840686</text:p>
              </table:table-cell>
              <table:table-cell office:value-type="float" office:value="0.859429">
                <text:p>0.859429</text:p>
              </table:table-cell>
              <table:table-cell office:value-type="float" office:value="0.8688">
                <text:p>0.8688</text:p>
              </table:table-cell>
              <table:table-cell office:value-type="float" office:value="0.872">
                <text:p>0.872</text:p>
              </table:table-cell>
              <table:table-cell office:value-type="float" office:value="0.879314">
                <text:p>0.879314</text:p>
              </table:table-cell>
              <table:table-cell office:value-type="float" office:value="0.88">
                <text:p>0.88</text:p>
              </table:table-cell>
              <table:table-cell office:value-type="float" office:value="0.883657">
                <text:p>0.883657</text:p>
              </table:table-cell>
              <table:table-cell office:value-type="float" office:value="0.890057">
                <text:p>0.8900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0549">
                <text:p>0.860549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757029">
                <text:p>0.757029</text:p>
              </table:table-cell>
              <table:table-cell office:value-type="float" office:value="0.835657">
                <text:p>0.835657</text:p>
              </table:table-cell>
              <table:table-cell office:value-type="float" office:value="0.856229">
                <text:p>0.856229</text:p>
              </table:table-cell>
              <table:table-cell office:value-type="float" office:value="0.8672">
                <text:p>0.8672</text:p>
              </table:table-cell>
              <table:table-cell office:value-type="float" office:value="0.872">
                <text:p>0.872</text:p>
              </table:table-cell>
              <table:table-cell office:value-type="float" office:value="0.878171">
                <text:p>0.878171</text:p>
              </table:table-cell>
              <table:table-cell office:value-type="float" office:value="0.88">
                <text:p>0.88</text:p>
              </table:table-cell>
              <table:table-cell office:value-type="float" office:value="0.883886">
                <text:p>0.883886</text:p>
              </table:table-cell>
              <table:table-cell office:value-type="float" office:value="0.890743">
                <text:p>0.8907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1691">
                <text:p>0.861691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7744">
                <text:p>0.7744</text:p>
              </table:table-cell>
              <table:table-cell office:value-type="float" office:value="0.845486">
                <text:p>0.845486</text:p>
              </table:table-cell>
              <table:table-cell office:value-type="float" office:value="0.861943">
                <text:p>0.861943</text:p>
              </table:table-cell>
              <table:table-cell office:value-type="float" office:value="0.870857">
                <text:p>0.870857</text:p>
              </table:table-cell>
              <table:table-cell office:value-type="float" office:value="0.872229">
                <text:p>0.87222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5029">
                <text:p>0.885029</text:p>
              </table:table-cell>
              <table:table-cell office:value-type="float" office:value="0.889371">
                <text:p>0.8893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5531">
                <text:p>0.865531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7088">
                <text:p>0.7088</text:p>
              </table:table-cell>
              <table:table-cell office:value-type="float" office:value="0.837486">
                <text:p>0.837486</text:p>
              </table:table-cell>
              <table:table-cell office:value-type="float" office:value="0.855543">
                <text:p>0.855543</text:p>
              </table:table-cell>
              <table:table-cell office:value-type="float" office:value="0.868343">
                <text:p>0.868343</text:p>
              </table:table-cell>
              <table:table-cell office:value-type="float" office:value="0.872">
                <text:p>0.872</text:p>
              </table:table-cell>
              <table:table-cell office:value-type="float" office:value="0.878857">
                <text:p>0.878857</text:p>
              </table:table-cell>
              <table:table-cell office:value-type="float" office:value="0.88">
                <text:p>0.88</text:p>
              </table:table-cell>
              <table:table-cell office:value-type="float" office:value="0.882514">
                <text:p>0.882514</text:p>
              </table:table-cell>
              <table:table-cell office:value-type="float" office:value="0.888">
                <text:p>0.888</text:p>
              </table:table-cell>
              <table:table-cell office:value-type="float" office:value="0.895771">
                <text:p>0.895771</text:p>
              </table:table-cell>
              <table:table-cell office:value-type="float" office:value="0.896">
                <text:p>0.896</text:p>
              </table:table-cell>
              <table:table-cell office:value-type="float" office:value="0.856731">
                <text:p>0.856731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718857">
                <text:p>0.718857</text:p>
              </table:table-cell>
              <table:table-cell office:value-type="float" office:value="0.836343">
                <text:p>0.836343</text:p>
              </table:table-cell>
              <table:table-cell office:value-type="float" office:value="0.855543">
                <text:p>0.855543</text:p>
              </table:table-cell>
              <table:table-cell office:value-type="float" office:value="0.866057">
                <text:p>0.866057</text:p>
              </table:table-cell>
              <table:table-cell office:value-type="float" office:value="0.872">
                <text:p>0.872</text:p>
              </table:table-cell>
              <table:table-cell office:value-type="float" office:value="0.875429">
                <text:p>0.875429</text:p>
              </table:table-cell>
              <table:table-cell office:value-type="float" office:value="0.88">
                <text:p>0.88</text:p>
              </table:table-cell>
              <table:table-cell office:value-type="float" office:value="0.8816">
                <text:p>0.8816</text:p>
              </table:table-cell>
              <table:table-cell office:value-type="float" office:value="0.888229">
                <text:p>0.8882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7006">
                <text:p>0.857006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732114">
                <text:p>0.732114</text:p>
              </table:table-cell>
              <table:table-cell office:value-type="float" office:value="0.842743">
                <text:p>0.842743</text:p>
              </table:table-cell>
              <table:table-cell office:value-type="float" office:value="0.8592">
                <text:p>0.8592</text:p>
              </table:table-cell>
              <table:table-cell office:value-type="float" office:value="0.869029">
                <text:p>0.869029</text:p>
              </table:table-cell>
              <table:table-cell office:value-type="float" office:value="0.872">
                <text:p>0.872</text:p>
              </table:table-cell>
              <table:table-cell office:value-type="float" office:value="0.879086">
                <text:p>0.879086</text:p>
              </table:table-cell>
              <table:table-cell office:value-type="float" office:value="0.88">
                <text:p>0.88</text:p>
              </table:table-cell>
              <table:table-cell office:value-type="float" office:value="0.880686">
                <text:p>0.880686</text:p>
              </table:table-cell>
              <table:table-cell office:value-type="float" office:value="0.888">
                <text:p>0.888</text:p>
              </table:table-cell>
              <table:table-cell office:value-type="float" office:value="0.895086">
                <text:p>0.895086</text:p>
              </table:table-cell>
              <table:table-cell office:value-type="float" office:value="0.896">
                <text:p>0.896</text:p>
              </table:table-cell>
              <table:table-cell office:value-type="float" office:value="0.859794">
                <text:p>0.859794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768457">
                <text:p>0.768457</text:p>
              </table:table-cell>
              <table:table-cell office:value-type="float" office:value="0.847771">
                <text:p>0.847771</text:p>
              </table:table-cell>
              <table:table-cell office:value-type="float" office:value="0.861029">
                <text:p>0.861029</text:p>
              </table:table-cell>
              <table:table-cell office:value-type="float" office:value="0.869486">
                <text:p>0.869486</text:p>
              </table:table-cell>
              <table:table-cell office:value-type="float" office:value="0.872">
                <text:p>0.872</text:p>
              </table:table-cell>
              <table:table-cell office:value-type="float" office:value="0.877943">
                <text:p>0.877943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7771">
                <text:p>0.887771</text:p>
              </table:table-cell>
              <table:table-cell office:value-type="float" office:value="0.8944">
                <text:p>0.8944</text:p>
              </table:table-cell>
              <table:table-cell office:value-type="float" office:value="0.896">
                <text:p>0.896</text:p>
              </table:table-cell>
              <table:table-cell office:value-type="float" office:value="0.863886">
                <text:p>0.863886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755429">
                <text:p>0.755429</text:p>
              </table:table-cell>
              <table:table-cell office:value-type="float" office:value="0.843429">
                <text:p>0.843429</text:p>
              </table:table-cell>
              <table:table-cell office:value-type="float" office:value="0.861029">
                <text:p>0.861029</text:p>
              </table:table-cell>
              <table:table-cell office:value-type="float" office:value="0.8704">
                <text:p>0.8704</text:p>
              </table:table-cell>
              <table:table-cell office:value-type="float" office:value="0.872">
                <text:p>0.872</text:p>
              </table:table-cell>
              <table:table-cell office:value-type="float" office:value="0.877486">
                <text:p>0.877486</text:p>
              </table:table-cell>
              <table:table-cell office:value-type="float" office:value="0.88">
                <text:p>0.88</text:p>
              </table:table-cell>
              <table:table-cell office:value-type="float" office:value="0.880686">
                <text:p>0.880686</text:p>
              </table:table-cell>
              <table:table-cell office:value-type="float" office:value="0.888">
                <text:p>0.888</text:p>
              </table:table-cell>
              <table:table-cell office:value-type="float" office:value="0.895086">
                <text:p>0.895086</text:p>
              </table:table-cell>
              <table:table-cell office:value-type="float" office:value="0.896">
                <text:p>0.896</text:p>
              </table:table-cell>
              <table:table-cell office:value-type="float" office:value="0.862354">
                <text:p>0.862354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752229">
                <text:p>0.752229</text:p>
              </table:table-cell>
              <table:table-cell office:value-type="float" office:value="0.848914">
                <text:p>0.848914</text:p>
              </table:table-cell>
              <table:table-cell office:value-type="float" office:value="0.864">
                <text:p>0.864</text:p>
              </table:table-cell>
              <table:table-cell office:value-type="float" office:value="0.871314">
                <text:p>0.871314</text:p>
              </table:table-cell>
              <table:table-cell office:value-type="float" office:value="0.872">
                <text:p>0.872</text:p>
              </table:table-cell>
              <table:table-cell office:value-type="float" office:value="0.879314">
                <text:p>0.879314</text:p>
              </table:table-cell>
              <table:table-cell office:value-type="float" office:value="0.88">
                <text:p>0.88</text:p>
              </table:table-cell>
              <table:table-cell office:value-type="float" office:value="0.880457">
                <text:p>0.880457</text:p>
              </table:table-cell>
              <table:table-cell office:value-type="float" office:value="0.888">
                <text:p>0.888</text:p>
              </table:table-cell>
              <table:table-cell office:value-type="float" office:value="0.894171">
                <text:p>0.894171</text:p>
              </table:table-cell>
              <table:table-cell office:value-type="float" office:value="0.896">
                <text:p>0.896</text:p>
              </table:table-cell>
              <table:table-cell office:value-type="float" office:value="0.86304">
                <text:p>0.86304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770971">
                <text:p>0.770971</text:p>
              </table:table-cell>
              <table:table-cell office:value-type="float" office:value="0.849371">
                <text:p>0.849371</text:p>
              </table:table-cell>
              <table:table-cell office:value-type="float" office:value="0.864">
                <text:p>0.864</text:p>
              </table:table-cell>
              <table:table-cell office:value-type="float" office:value="0.871771">
                <text:p>0.871771</text:p>
              </table:table-cell>
              <table:table-cell office:value-type="float" office:value="0.873829">
                <text:p>0.87382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2057">
                <text:p>0.882057</text:p>
              </table:table-cell>
              <table:table-cell office:value-type="float" office:value="0.888">
                <text:p>0.888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56">
                <text:p>0.865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763657">
                <text:p>0.763657</text:p>
              </table:table-cell>
              <table:table-cell office:value-type="float" office:value="0.855086">
                <text:p>0.855086</text:p>
              </table:table-cell>
              <table:table-cell office:value-type="float" office:value="0.866057">
                <text:p>0.866057</text:p>
              </table:table-cell>
              <table:table-cell office:value-type="float" office:value="0.872">
                <text:p>0.872</text:p>
              </table:table-cell>
              <table:table-cell office:value-type="float" office:value="0.874286">
                <text:p>0.87428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2971">
                <text:p>0.882971</text:p>
              </table:table-cell>
              <table:table-cell office:value-type="float" office:value="0.888">
                <text:p>0.888</text:p>
              </table:table-cell>
              <table:table-cell office:value-type="float" office:value="0.895543">
                <text:p>0.895543</text:p>
              </table:table-cell>
              <table:table-cell office:value-type="float" office:value="0.896">
                <text:p>0.896</text:p>
              </table:table-cell>
              <table:table-cell office:value-type="float" office:value="0.86576">
                <text:p>0.86576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770743">
                <text:p>0.770743</text:p>
              </table:table-cell>
              <table:table-cell office:value-type="float" office:value="0.855314">
                <text:p>0.855314</text:p>
              </table:table-cell>
              <table:table-cell office:value-type="float" office:value="0.865829">
                <text:p>0.865829</text:p>
              </table:table-cell>
              <table:table-cell office:value-type="float" office:value="0.872">
                <text:p>0.872</text:p>
              </table:table-cell>
              <table:table-cell office:value-type="float" office:value="0.874743">
                <text:p>0.874743</text:p>
              </table:table-cell>
              <table:table-cell office:value-type="float" office:value="0.88">
                <text:p>0.88</text:p>
              </table:table-cell>
              <table:table-cell office:value-type="float" office:value="0.880686">
                <text:p>0.880686</text:p>
              </table:table-cell>
              <table:table-cell office:value-type="float" office:value="0.888">
                <text:p>0.888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736">
                <text:p>0.86736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765029">
                <text:p>0.765029</text:p>
              </table:table-cell>
              <table:table-cell office:value-type="float" office:value="0.858514">
                <text:p>0.858514</text:p>
              </table:table-cell>
              <table:table-cell office:value-type="float" office:value="0.866971">
                <text:p>0.866971</text:p>
              </table:table-cell>
              <table:table-cell office:value-type="float" office:value="0.872">
                <text:p>0.872</text:p>
              </table:table-cell>
              <table:table-cell office:value-type="float" office:value="0.879314">
                <text:p>0.879314</text:p>
              </table:table-cell>
              <table:table-cell office:value-type="float" office:value="0.88">
                <text:p>0.88</text:p>
              </table:table-cell>
              <table:table-cell office:value-type="float" office:value="0.883429">
                <text:p>0.883429</text:p>
              </table:table-cell>
              <table:table-cell office:value-type="float" office:value="0.888">
                <text:p>0.888</text:p>
              </table:table-cell>
              <table:table-cell office:value-type="float" office:value="0.8928">
                <text:p>0.8928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8206">
                <text:p>0.868206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7728">
                <text:p>0.7728</text:p>
              </table:table-cell>
              <table:table-cell office:value-type="float" office:value="0.859886">
                <text:p>0.859886</text:p>
              </table:table-cell>
              <table:table-cell office:value-type="float" office:value="0.865829">
                <text:p>0.865829</text:p>
              </table:table-cell>
              <table:table-cell office:value-type="float" office:value="0.872">
                <text:p>0.872</text:p>
              </table:table-cell>
              <table:table-cell office:value-type="float" office:value="0.8784">
                <text:p>0.8784</text:p>
              </table:table-cell>
              <table:table-cell office:value-type="float" office:value="0.88">
                <text:p>0.88</text:p>
              </table:table-cell>
              <table:table-cell office:value-type="float" office:value="0.881143">
                <text:p>0.881143</text:p>
              </table:table-cell>
              <table:table-cell office:value-type="float" office:value="0.888">
                <text:p>0.888</text:p>
              </table:table-cell>
              <table:table-cell office:value-type="float" office:value="0.892571">
                <text:p>0.8925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8663">
                <text:p>0.868663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783314">
                <text:p>0.783314</text:p>
              </table:table-cell>
              <table:table-cell office:value-type="float" office:value="0.858743">
                <text:p>0.858743</text:p>
              </table:table-cell>
              <table:table-cell office:value-type="float" office:value="0.864914">
                <text:p>0.864914</text:p>
              </table:table-cell>
              <table:table-cell office:value-type="float" office:value="0.872">
                <text:p>0.872</text:p>
              </table:table-cell>
              <table:table-cell office:value-type="float" office:value="0.875429">
                <text:p>0.875429</text:p>
              </table:table-cell>
              <table:table-cell office:value-type="float" office:value="0.88">
                <text:p>0.88</text:p>
              </table:table-cell>
              <table:table-cell office:value-type="float" office:value="0.8816">
                <text:p>0.8816</text:p>
              </table:table-cell>
              <table:table-cell office:value-type="float" office:value="0.888">
                <text:p>0.888</text:p>
              </table:table-cell>
              <table:table-cell office:value-type="float" office:value="0.894857">
                <text:p>0.8948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9486">
                <text:p>0.869486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825371">
                <text:p>0.825371</text:p>
              </table:table-cell>
              <table:table-cell office:value-type="float" office:value="0.861257">
                <text:p>0.861257</text:p>
              </table:table-cell>
              <table:table-cell office:value-type="float" office:value="0.866971">
                <text:p>0.866971</text:p>
              </table:table-cell>
              <table:table-cell office:value-type="float" office:value="0.872">
                <text:p>0.872</text:p>
              </table:table-cell>
              <table:table-cell office:value-type="float" office:value="0.877486">
                <text:p>0.877486</text:p>
              </table:table-cell>
              <table:table-cell office:value-type="float" office:value="0.88">
                <text:p>0.88</text:p>
              </table:table-cell>
              <table:table-cell office:value-type="float" office:value="0.880914">
                <text:p>0.880914</text:p>
              </table:table-cell>
              <table:table-cell office:value-type="float" office:value="0.888">
                <text:p>0.888</text:p>
              </table:table-cell>
              <table:table-cell office:value-type="float" office:value="0.893029">
                <text:p>0.8930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4103">
                <text:p>0.874103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770514">
                <text:p>0.770514</text:p>
              </table:table-cell>
              <table:table-cell office:value-type="float" office:value="0.856457">
                <text:p>0.856457</text:p>
              </table:table-cell>
              <table:table-cell office:value-type="float" office:value="0.864686">
                <text:p>0.864686</text:p>
              </table:table-cell>
              <table:table-cell office:value-type="float" office:value="0.872">
                <text:p>0.872</text:p>
              </table:table-cell>
              <table:table-cell office:value-type="float" office:value="0.873829">
                <text:p>0.87382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6171">
                <text:p>0.886171</text:p>
              </table:table-cell>
              <table:table-cell office:value-type="float" office:value="0.8912">
                <text:p>0.8912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7086">
                <text:p>0.867086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762514">
                <text:p>0.762514</text:p>
              </table:table-cell>
              <table:table-cell office:value-type="float" office:value="0.858971">
                <text:p>0.858971</text:p>
              </table:table-cell>
              <table:table-cell office:value-type="float" office:value="0.868343">
                <text:p>0.868343</text:p>
              </table:table-cell>
              <table:table-cell office:value-type="float" office:value="0.872">
                <text:p>0.872</text:p>
              </table:table-cell>
              <table:table-cell office:value-type="float" office:value="0.877029">
                <text:p>0.87702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5486">
                <text:p>0.885486</text:p>
              </table:table-cell>
              <table:table-cell office:value-type="float" office:value="0.891886">
                <text:p>0.8918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7223">
                <text:p>0.867223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7568">
                <text:p>0.7568</text:p>
              </table:table-cell>
              <table:table-cell office:value-type="float" office:value="0.853714">
                <text:p>0.853714</text:p>
              </table:table-cell>
              <table:table-cell office:value-type="float" office:value="0.865371">
                <text:p>0.865371</text:p>
              </table:table-cell>
              <table:table-cell office:value-type="float" office:value="0.872">
                <text:p>0.872</text:p>
              </table:table-cell>
              <table:table-cell office:value-type="float" office:value="0.877714">
                <text:p>0.87771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6857">
                <text:p>0.886857</text:p>
              </table:table-cell>
              <table:table-cell office:value-type="float" office:value="0.8896">
                <text:p>0.8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5806">
                <text:p>0.865806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728914">
                <text:p>0.728914</text:p>
              </table:table-cell>
              <table:table-cell office:value-type="float" office:value="0.851886">
                <text:p>0.851886</text:p>
              </table:table-cell>
              <table:table-cell office:value-type="float" office:value="0.866286">
                <text:p>0.866286</text:p>
              </table:table-cell>
              <table:table-cell office:value-type="float" office:value="0.872">
                <text:p>0.872</text:p>
              </table:table-cell>
              <table:table-cell office:value-type="float" office:value="0.877943">
                <text:p>0.877943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5257">
                <text:p>0.885257</text:p>
              </table:table-cell>
              <table:table-cell office:value-type="float" office:value="0.889143">
                <text:p>0.8891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2743">
                <text:p>0.86274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764343">
                <text:p>0.764343</text:p>
              </table:table-cell>
              <table:table-cell office:value-type="float" office:value="0.853943">
                <text:p>0.853943</text:p>
              </table:table-cell>
              <table:table-cell office:value-type="float" office:value="0.864457">
                <text:p>0.864457</text:p>
              </table:table-cell>
              <table:table-cell office:value-type="float" office:value="0.872">
                <text:p>0.872</text:p>
              </table:table-cell>
              <table:table-cell office:value-type="float" office:value="0.874971">
                <text:p>0.874971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4343">
                <text:p>0.884343</text:p>
              </table:table-cell>
              <table:table-cell office:value-type="float" office:value="0.891657">
                <text:p>0.8916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6171">
                <text:p>0.866171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767771">
                <text:p>0.767771</text:p>
              </table:table-cell>
              <table:table-cell office:value-type="float" office:value="0.850971">
                <text:p>0.850971</text:p>
              </table:table-cell>
              <table:table-cell office:value-type="float" office:value="0.862857">
                <text:p>0.862857</text:p>
              </table:table-cell>
              <table:table-cell office:value-type="float" office:value="0.871314">
                <text:p>0.871314</text:p>
              </table:table-cell>
              <table:table-cell office:value-type="float" office:value="0.874971">
                <text:p>0.874971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64">
                <text:p>0.8864</text:p>
              </table:table-cell>
              <table:table-cell office:value-type="float" office:value="0.8912">
                <text:p>0.8912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6149">
                <text:p>0.866149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814629">
                <text:p>0.814629</text:p>
              </table:table-cell>
              <table:table-cell office:value-type="float" office:value="0.850743">
                <text:p>0.850743</text:p>
              </table:table-cell>
              <table:table-cell office:value-type="float" office:value="0.862629">
                <text:p>0.862629</text:p>
              </table:table-cell>
              <table:table-cell office:value-type="float" office:value="0.870857">
                <text:p>0.870857</text:p>
              </table:table-cell>
              <table:table-cell office:value-type="float" office:value="0.873371">
                <text:p>0.873371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2971">
                <text:p>0.882971</text:p>
              </table:table-cell>
              <table:table-cell office:value-type="float" office:value="0.890971">
                <text:p>0.8909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70217">
                <text:p>0.870217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727314">
                <text:p>0.727314</text:p>
              </table:table-cell>
              <table:table-cell office:value-type="float" office:value="0.845257">
                <text:p>0.845257</text:p>
              </table:table-cell>
              <table:table-cell office:value-type="float" office:value="0.858057">
                <text:p>0.858057</text:p>
              </table:table-cell>
              <table:table-cell office:value-type="float" office:value="0.866743">
                <text:p>0.866743</text:p>
              </table:table-cell>
              <table:table-cell office:value-type="float" office:value="0.872">
                <text:p>0.872</text:p>
              </table:table-cell>
              <table:table-cell office:value-type="float" office:value="0.877943">
                <text:p>0.877943</text:p>
              </table:table-cell>
              <table:table-cell office:value-type="float" office:value="0.88">
                <text:p>0.88</text:p>
              </table:table-cell>
              <table:table-cell office:value-type="float" office:value="0.882743">
                <text:p>0.882743</text:p>
              </table:table-cell>
              <table:table-cell office:value-type="float" office:value="0.889829">
                <text:p>0.8898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9589">
                <text:p>0.859589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731657">
                <text:p>0.731657</text:p>
              </table:table-cell>
              <table:table-cell office:value-type="float" office:value="0.847543">
                <text:p>0.847543</text:p>
              </table:table-cell>
              <table:table-cell office:value-type="float" office:value="0.861257">
                <text:p>0.861257</text:p>
              </table:table-cell>
              <table:table-cell office:value-type="float" office:value="0.869257">
                <text:p>0.869257</text:p>
              </table:table-cell>
              <table:table-cell office:value-type="float" office:value="0.872">
                <text:p>0.872</text:p>
              </table:table-cell>
              <table:table-cell office:value-type="float" office:value="0.879771">
                <text:p>0.879771</text:p>
              </table:table-cell>
              <table:table-cell office:value-type="float" office:value="0.88">
                <text:p>0.88</text:p>
              </table:table-cell>
              <table:table-cell office:value-type="float" office:value="0.887314">
                <text:p>0.887314</text:p>
              </table:table-cell>
              <table:table-cell office:value-type="float" office:value="0.891657">
                <text:p>0.8916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1646">
                <text:p>0.861646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731429">
                <text:p>0.731429</text:p>
              </table:table-cell>
              <table:table-cell office:value-type="float" office:value="0.846171">
                <text:p>0.846171</text:p>
              </table:table-cell>
              <table:table-cell office:value-type="float" office:value="0.863086">
                <text:p>0.863086</text:p>
              </table:table-cell>
              <table:table-cell office:value-type="float" office:value="0.872">
                <text:p>0.872</text:p>
              </table:table-cell>
              <table:table-cell office:value-type="float" office:value="0.873829">
                <text:p>0.873829</text:p>
              </table:table-cell>
              <table:table-cell office:value-type="float" office:value="0.88">
                <text:p>0.88</text:p>
              </table:table-cell>
              <table:table-cell office:value-type="float" office:value="0.881143">
                <text:p>0.881143</text:p>
              </table:table-cell>
              <table:table-cell office:value-type="float" office:value="0.888">
                <text:p>0.888</text:p>
              </table:table-cell>
              <table:table-cell office:value-type="float" office:value="0.893257">
                <text:p>0.8932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2491">
                <text:p>0.862491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754971">
                <text:p>0.754971</text:p>
              </table:table-cell>
              <table:table-cell office:value-type="float" office:value="0.853029">
                <text:p>0.853029</text:p>
              </table:table-cell>
              <table:table-cell office:value-type="float" office:value="0.864914">
                <text:p>0.864914</text:p>
              </table:table-cell>
              <table:table-cell office:value-type="float" office:value="0.872">
                <text:p>0.872</text:p>
              </table:table-cell>
              <table:table-cell office:value-type="float" office:value="0.874514">
                <text:p>0.874514</text:p>
              </table:table-cell>
              <table:table-cell office:value-type="float" office:value="0.88">
                <text:p>0.88</text:p>
              </table:table-cell>
              <table:table-cell office:value-type="float" office:value="0.8832">
                <text:p>0.8832</text:p>
              </table:table-cell>
              <table:table-cell office:value-type="float" office:value="0.888">
                <text:p>0.888</text:p>
              </table:table-cell>
              <table:table-cell office:value-type="float" office:value="0.893943">
                <text:p>0.8939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6057">
                <text:p>0.866057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701486">
                <text:p>0.701486</text:p>
              </table:table-cell>
              <table:table-cell office:value-type="float" office:value="0.843657">
                <text:p>0.843657</text:p>
              </table:table-cell>
              <table:table-cell office:value-type="float" office:value="0.864">
                <text:p>0.864</text:p>
              </table:table-cell>
              <table:table-cell office:value-type="float" office:value="0.871543">
                <text:p>0.871543</text:p>
              </table:table-cell>
              <table:table-cell office:value-type="float" office:value="0.872914">
                <text:p>0.87291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5943">
                <text:p>0.885943</text:p>
              </table:table-cell>
              <table:table-cell office:value-type="float" office:value="0.891657">
                <text:p>0.8916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872">
                <text:p>0.85872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723886">
                <text:p>0.723886</text:p>
              </table:table-cell>
              <table:table-cell office:value-type="float" office:value="0.845486">
                <text:p>0.845486</text:p>
              </table:table-cell>
              <table:table-cell office:value-type="float" office:value="0.863771">
                <text:p>0.863771</text:p>
              </table:table-cell>
              <table:table-cell office:value-type="float" office:value="0.870629">
                <text:p>0.870629</text:p>
              </table:table-cell>
              <table:table-cell office:value-type="float" office:value="0.872">
                <text:p>0.872</text:p>
              </table:table-cell>
              <table:table-cell office:value-type="float" office:value="0.879543">
                <text:p>0.879543</text:p>
              </table:table-cell>
              <table:table-cell office:value-type="float" office:value="0.88">
                <text:p>0.88</text:p>
              </table:table-cell>
              <table:table-cell office:value-type="float" office:value="0.886171">
                <text:p>0.886171</text:p>
              </table:table-cell>
              <table:table-cell office:value-type="float" office:value="0.890286">
                <text:p>0.8902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0777">
                <text:p>0.860777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720229">
                <text:p>0.720229</text:p>
              </table:table-cell>
              <table:table-cell office:value-type="float" office:value="0.847771">
                <text:p>0.847771</text:p>
              </table:table-cell>
              <table:table-cell office:value-type="float" office:value="0.862171">
                <text:p>0.862171</text:p>
              </table:table-cell>
              <table:table-cell office:value-type="float" office:value="0.869714">
                <text:p>0.869714</text:p>
              </table:table-cell>
              <table:table-cell office:value-type="float" office:value="0.872">
                <text:p>0.872</text:p>
              </table:table-cell>
              <table:table-cell office:value-type="float" office:value="0.879314">
                <text:p>0.879314</text:p>
              </table:table-cell>
              <table:table-cell office:value-type="float" office:value="0.88">
                <text:p>0.88</text:p>
              </table:table-cell>
              <table:table-cell office:value-type="float" office:value="0.886171">
                <text:p>0.886171</text:p>
              </table:table-cell>
              <table:table-cell office:value-type="float" office:value="0.891657">
                <text:p>0.8916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0503">
                <text:p>0.86050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760686">
                <text:p>0.760686</text:p>
              </table:table-cell>
              <table:table-cell office:value-type="float" office:value="0.856">
                <text:p>0.856</text:p>
              </table:table-cell>
              <table:table-cell office:value-type="float" office:value="0.868343">
                <text:p>0.868343</text:p>
              </table:table-cell>
              <table:table-cell office:value-type="float" office:value="0.872">
                <text:p>0.872</text:p>
              </table:table-cell>
              <table:table-cell office:value-type="float" office:value="0.874057">
                <text:p>0.874057</text:p>
              </table:table-cell>
              <table:table-cell office:value-type="float" office:value="0.88">
                <text:p>0.88</text:p>
              </table:table-cell>
              <table:table-cell office:value-type="float" office:value="0.880229">
                <text:p>0.880229</text:p>
              </table:table-cell>
              <table:table-cell office:value-type="float" office:value="0.888">
                <text:p>0.888</text:p>
              </table:table-cell>
              <table:table-cell office:value-type="float" office:value="0.891886">
                <text:p>0.8918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672">
                <text:p>0.86672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781257">
                <text:p>0.781257</text:p>
              </table:table-cell>
              <table:table-cell office:value-type="float" office:value="0.853257">
                <text:p>0.853257</text:p>
              </table:table-cell>
              <table:table-cell office:value-type="float" office:value="0.866743">
                <text:p>0.866743</text:p>
              </table:table-cell>
              <table:table-cell office:value-type="float" office:value="0.872">
                <text:p>0.872</text:p>
              </table:table-cell>
              <table:table-cell office:value-type="float" office:value="0.874286">
                <text:p>0.87428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5943">
                <text:p>0.885943</text:p>
              </table:table-cell>
              <table:table-cell office:value-type="float" office:value="0.891429">
                <text:p>0.8914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8091">
                <text:p>0.868091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741029">
                <text:p>0.741029</text:p>
              </table:table-cell>
              <table:table-cell office:value-type="float" office:value="0.852114">
                <text:p>0.852114</text:p>
              </table:table-cell>
              <table:table-cell office:value-type="float" office:value="0.866057">
                <text:p>0.866057</text:p>
              </table:table-cell>
              <table:table-cell office:value-type="float" office:value="0.872">
                <text:p>0.872</text:p>
              </table:table-cell>
              <table:table-cell office:value-type="float" office:value="0.8736">
                <text:p>0.873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64">
                <text:p>0.8864</text:p>
              </table:table-cell>
              <table:table-cell office:value-type="float" office:value="0.8896">
                <text:p>0.889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368">
                <text:p>0.86368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659657">
                <text:p>0.659657</text:p>
              </table:table-cell>
              <table:table-cell office:value-type="float" office:value="0.848229">
                <text:p>0.848229</text:p>
              </table:table-cell>
              <table:table-cell office:value-type="float" office:value="0.866514">
                <text:p>0.866514</text:p>
              </table:table-cell>
              <table:table-cell office:value-type="float" office:value="0.872">
                <text:p>0.872</text:p>
              </table:table-cell>
              <table:table-cell office:value-type="float" office:value="0.8752">
                <text:p>0.8752</text:p>
              </table:table-cell>
              <table:table-cell office:value-type="float" office:value="0.88">
                <text:p>0.88</text:p>
              </table:table-cell>
              <table:table-cell office:value-type="float" office:value="0.880229">
                <text:p>0.880229</text:p>
              </table:table-cell>
              <table:table-cell office:value-type="float" office:value="0.888">
                <text:p>0.888</text:p>
              </table:table-cell>
              <table:table-cell office:value-type="float" office:value="0.890057">
                <text:p>0.8900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5589">
                <text:p>0.855589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747429">
                <text:p>0.747429</text:p>
              </table:table-cell>
              <table:table-cell office:value-type="float" office:value="0.855543">
                <text:p>0.855543</text:p>
              </table:table-cell>
              <table:table-cell office:value-type="float" office:value="0.868571">
                <text:p>0.868571</text:p>
              </table:table-cell>
              <table:table-cell office:value-type="float" office:value="0.872">
                <text:p>0.872</text:p>
              </table:table-cell>
              <table:table-cell office:value-type="float" office:value="0.877714">
                <text:p>0.877714</text:p>
              </table:table-cell>
              <table:table-cell office:value-type="float" office:value="0.88">
                <text:p>0.88</text:p>
              </table:table-cell>
              <table:table-cell office:value-type="float" office:value="0.883429">
                <text:p>0.883429</text:p>
              </table:table-cell>
              <table:table-cell office:value-type="float" office:value="0.888">
                <text:p>0.888</text:p>
              </table:table-cell>
              <table:table-cell office:value-type="float" office:value="0.891886">
                <text:p>0.8918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6057">
                <text:p>0.866057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7344">
                <text:p>0.7344</text:p>
              </table:table-cell>
              <table:table-cell office:value-type="float" office:value="0.858286">
                <text:p>0.858286</text:p>
              </table:table-cell>
              <table:table-cell office:value-type="float" office:value="0.868343">
                <text:p>0.868343</text:p>
              </table:table-cell>
              <table:table-cell office:value-type="float" office:value="0.872">
                <text:p>0.872</text:p>
              </table:table-cell>
              <table:table-cell office:value-type="float" office:value="0.878629">
                <text:p>0.878629</text:p>
              </table:table-cell>
              <table:table-cell office:value-type="float" office:value="0.88">
                <text:p>0.88</text:p>
              </table:table-cell>
              <table:table-cell office:value-type="float" office:value="0.880457">
                <text:p>0.880457</text:p>
              </table:table-cell>
              <table:table-cell office:value-type="float" office:value="0.888">
                <text:p>0.888</text:p>
              </table:table-cell>
              <table:table-cell office:value-type="float" office:value="0.892571">
                <text:p>0.8925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4869">
                <text:p>0.864869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743086">
                <text:p>0.743086</text:p>
              </table:table-cell>
              <table:table-cell office:value-type="float" office:value="0.859657">
                <text:p>0.859657</text:p>
              </table:table-cell>
              <table:table-cell office:value-type="float" office:value="0.869714">
                <text:p>0.869714</text:p>
              </table:table-cell>
              <table:table-cell office:value-type="float" office:value="0.872">
                <text:p>0.872</text:p>
              </table:table-cell>
              <table:table-cell office:value-type="float" office:value="0.879086">
                <text:p>0.879086</text:p>
              </table:table-cell>
              <table:table-cell office:value-type="float" office:value="0.88">
                <text:p>0.88</text:p>
              </table:table-cell>
              <table:table-cell office:value-type="float" office:value="0.882514">
                <text:p>0.882514</text:p>
              </table:table-cell>
              <table:table-cell office:value-type="float" office:value="0.888">
                <text:p>0.888</text:p>
              </table:table-cell>
              <table:table-cell office:value-type="float" office:value="0.894171">
                <text:p>0.8941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6423">
                <text:p>0.866423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765486">
                <text:p>0.765486</text:p>
              </table:table-cell>
              <table:table-cell office:value-type="float" office:value="0.856686">
                <text:p>0.856686</text:p>
              </table:table-cell>
              <table:table-cell office:value-type="float" office:value="0.867429">
                <text:p>0.867429</text:p>
              </table:table-cell>
              <table:table-cell office:value-type="float" office:value="0.872">
                <text:p>0.872</text:p>
              </table:table-cell>
              <table:table-cell office:value-type="float" office:value="0.876114">
                <text:p>0.876114</text:p>
              </table:table-cell>
              <table:table-cell office:value-type="float" office:value="0.88">
                <text:p>0.88</text:p>
              </table:table-cell>
              <table:table-cell office:value-type="float" office:value="0.880457">
                <text:p>0.880457</text:p>
              </table:table-cell>
              <table:table-cell office:value-type="float" office:value="0.888">
                <text:p>0.888</text:p>
              </table:table-cell>
              <table:table-cell office:value-type="float" office:value="0.893943">
                <text:p>0.893943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7611">
                <text:p>0.867611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727543">
                <text:p>0.727543</text:p>
              </table:table-cell>
              <table:table-cell office:value-type="float" office:value="0.852114">
                <text:p>0.852114</text:p>
              </table:table-cell>
              <table:table-cell office:value-type="float" office:value="0.867657">
                <text:p>0.867657</text:p>
              </table:table-cell>
              <table:table-cell office:value-type="float" office:value="0.872">
                <text:p>0.872</text:p>
              </table:table-cell>
              <table:table-cell office:value-type="float" office:value="0.878171">
                <text:p>0.878171</text:p>
              </table:table-cell>
              <table:table-cell office:value-type="float" office:value="0.88">
                <text:p>0.88</text:p>
              </table:table-cell>
              <table:table-cell office:value-type="float" office:value="0.880229">
                <text:p>0.880229</text:p>
              </table:table-cell>
              <table:table-cell office:value-type="float" office:value="0.888">
                <text:p>0.888</text:p>
              </table:table-cell>
              <table:table-cell office:value-type="float" office:value="0.893486">
                <text:p>0.893486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352">
                <text:p>0.86352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728229">
                <text:p>0.728229</text:p>
              </table:table-cell>
              <table:table-cell office:value-type="float" office:value="0.847086">
                <text:p>0.847086</text:p>
              </table:table-cell>
              <table:table-cell office:value-type="float" office:value="0.865371">
                <text:p>0.865371</text:p>
              </table:table-cell>
              <table:table-cell office:value-type="float" office:value="0.872">
                <text:p>0.872</text:p>
              </table:table-cell>
              <table:table-cell office:value-type="float" office:value="0.876343">
                <text:p>0.876343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7771">
                <text:p>0.887771</text:p>
              </table:table-cell>
              <table:table-cell office:value-type="float" office:value="0.894171">
                <text:p>0.8941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2697">
                <text:p>0.86269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762286">
                <text:p>0.762286</text:p>
              </table:table-cell>
              <table:table-cell office:value-type="float" office:value="0.850971">
                <text:p>0.850971</text:p>
              </table:table-cell>
              <table:table-cell office:value-type="float" office:value="0.867429">
                <text:p>0.867429</text:p>
              </table:table-cell>
              <table:table-cell office:value-type="float" office:value="0.872">
                <text:p>0.872</text:p>
              </table:table-cell>
              <table:table-cell office:value-type="float" office:value="0.878857">
                <text:p>0.878857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5714">
                <text:p>0.885714</text:p>
              </table:table-cell>
              <table:table-cell office:value-type="float" office:value="0.893257">
                <text:p>0.8932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6651">
                <text:p>0.866651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769143">
                <text:p>0.769143</text:p>
              </table:table-cell>
              <table:table-cell office:value-type="float" office:value="0.853714">
                <text:p>0.853714</text:p>
              </table:table-cell>
              <table:table-cell office:value-type="float" office:value="0.868571">
                <text:p>0.868571</text:p>
              </table:table-cell>
              <table:table-cell office:value-type="float" office:value="0.872914">
                <text:p>0.87291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3657">
                <text:p>0.883657</text:p>
              </table:table-cell>
              <table:table-cell office:value-type="float" office:value="0.892571">
                <text:p>0.892571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7657">
                <text:p>0.867657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702171">
                <text:p>0.702171</text:p>
              </table:table-cell>
              <table:table-cell office:value-type="float" office:value="0.847543">
                <text:p>0.847543</text:p>
              </table:table-cell>
              <table:table-cell office:value-type="float" office:value="0.861943">
                <text:p>0.861943</text:p>
              </table:table-cell>
              <table:table-cell office:value-type="float" office:value="0.871771">
                <text:p>0.871771</text:p>
              </table:table-cell>
              <table:table-cell office:value-type="float" office:value="0.874514">
                <text:p>0.87451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3657">
                <text:p>0.883657</text:p>
              </table:table-cell>
              <table:table-cell office:value-type="float" office:value="0.892114">
                <text:p>0.8921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58971">
                <text:p>0.858971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731886">
                <text:p>0.731886</text:p>
              </table:table-cell>
              <table:table-cell office:value-type="float" office:value="0.845943">
                <text:p>0.845943</text:p>
              </table:table-cell>
              <table:table-cell office:value-type="float" office:value="0.8608">
                <text:p>0.8608</text:p>
              </table:table-cell>
              <table:table-cell office:value-type="float" office:value="0.869486">
                <text:p>0.869486</text:p>
              </table:table-cell>
              <table:table-cell office:value-type="float" office:value="0.872">
                <text:p>0.872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4343">
                <text:p>0.884343</text:p>
              </table:table-cell>
              <table:table-cell office:value-type="float" office:value="0.8912">
                <text:p>0.8912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1166">
                <text:p>0.861166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750629">
                <text:p>0.750629</text:p>
              </table:table-cell>
              <table:table-cell office:value-type="float" office:value="0.844114">
                <text:p>0.844114</text:p>
              </table:table-cell>
              <table:table-cell office:value-type="float" office:value="0.8592">
                <text:p>0.8592</text:p>
              </table:table-cell>
              <table:table-cell office:value-type="float" office:value="0.870171">
                <text:p>0.870171</text:p>
              </table:table-cell>
              <table:table-cell office:value-type="float" office:value="0.873829">
                <text:p>0.87382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6629">
                <text:p>0.886629</text:p>
              </table:table-cell>
              <table:table-cell office:value-type="float" office:value="0.891657">
                <text:p>0.8916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3223">
                <text:p>0.863223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778057">
                <text:p>0.778057</text:p>
              </table:table-cell>
              <table:table-cell office:value-type="float" office:value="0.850971">
                <text:p>0.850971</text:p>
              </table:table-cell>
              <table:table-cell office:value-type="float" office:value="0.864">
                <text:p>0.864</text:p>
              </table:table-cell>
              <table:table-cell office:value-type="float" office:value="0.872">
                <text:p>0.872</text:p>
              </table:table-cell>
              <table:table-cell office:value-type="float" office:value="0.873371">
                <text:p>0.873371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64">
                <text:p>0.8864</text:p>
              </table:table-cell>
              <table:table-cell office:value-type="float" office:value="0.892114">
                <text:p>0.8921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7291">
                <text:p>0.867291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785371">
                <text:p>0.785371</text:p>
              </table:table-cell>
              <table:table-cell office:value-type="float" office:value="0.855543">
                <text:p>0.855543</text:p>
              </table:table-cell>
              <table:table-cell office:value-type="float" office:value="0.865829">
                <text:p>0.865829</text:p>
              </table:table-cell>
              <table:table-cell office:value-type="float" office:value="0.872">
                <text:p>0.872</text:p>
              </table:table-cell>
              <table:table-cell office:value-type="float" office:value="0.874286">
                <text:p>0.87428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7543">
                <text:p>0.887543</text:p>
              </table:table-cell>
              <table:table-cell office:value-type="float" office:value="0.893714">
                <text:p>0.893714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9029">
                <text:p>0.869029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767771">
                <text:p>0.767771</text:p>
              </table:table-cell>
              <table:table-cell office:value-type="float" office:value="0.848914">
                <text:p>0.848914</text:p>
              </table:table-cell>
              <table:table-cell office:value-type="float" office:value="0.8624">
                <text:p>0.8624</text:p>
              </table:table-cell>
              <table:table-cell office:value-type="float" office:value="0.870857">
                <text:p>0.870857</text:p>
              </table:table-cell>
              <table:table-cell office:value-type="float" office:value="0.873143">
                <text:p>0.873143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5257">
                <text:p>0.885257</text:p>
              </table:table-cell>
              <table:table-cell office:value-type="float" office:value="0.8912">
                <text:p>0.8912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5554">
                <text:p>0.865554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7264">
                <text:p>0.7264</text:p>
              </table:table-cell>
              <table:table-cell office:value-type="float" office:value="0.849143">
                <text:p>0.849143</text:p>
              </table:table-cell>
              <table:table-cell office:value-type="float" office:value="0.862857">
                <text:p>0.862857</text:p>
              </table:table-cell>
              <table:table-cell office:value-type="float" office:value="0.871086">
                <text:p>0.871086</text:p>
              </table:table-cell>
              <table:table-cell office:value-type="float" office:value="0.872686">
                <text:p>0.87268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7086">
                <text:p>0.887086</text:p>
              </table:table-cell>
              <table:table-cell office:value-type="float" office:value="0.893257">
                <text:p>0.893257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61851">
                <text:p>0.861851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606171">
                <text:p>0.606171</text:p>
              </table:table-cell>
              <table:table-cell office:value-type="float" office:value="0.845257">
                <text:p>0.845257</text:p>
              </table:table-cell>
              <table:table-cell office:value-type="float" office:value="0.860571">
                <text:p>0.860571</text:p>
              </table:table-cell>
              <table:table-cell office:value-type="float" office:value="0.867886">
                <text:p>0.867886</text:p>
              </table:table-cell>
              <table:table-cell office:value-type="float" office:value="0.872">
                <text:p>0.872</text:p>
              </table:table-cell>
              <table:table-cell office:value-type="float" office:value="0.879771">
                <text:p>0.879771</text:p>
              </table:table-cell>
              <table:table-cell office:value-type="float" office:value="0.88">
                <text:p>0.88</text:p>
              </table:table-cell>
              <table:table-cell office:value-type="float" office:value="0.886171">
                <text:p>0.886171</text:p>
              </table:table-cell>
              <table:table-cell office:value-type="float" office:value="0.891429">
                <text:p>0.891429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848526">
                <text:p>0.848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